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1661in"/>
    </style:style>
    <style:style style:name="co2" style:family="table-column">
      <style:table-column-properties fo:break-before="auto" style:column-width="0.4075in"/>
    </style:style>
    <style:style style:name="co3" style:family="table-column">
      <style:table-column-properties fo:break-before="auto" style:column-width="0.1764in"/>
    </style:style>
    <style:style style:name="co4" style:family="table-column">
      <style:table-column-properties fo:break-before="auto" style:column-width="0.3083in"/>
    </style:style>
    <style:style style:name="co5" style:family="table-column">
      <style:table-column-properties fo:break-before="auto" style:column-width="0.1543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3965in"/>
    </style:style>
    <style:style style:name="co8" style:family="table-column">
      <style:table-column-properties fo:break-before="auto" style:column-width="0.66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3752in" fo:break-before="auto" style:use-optimal-row-height="false"/>
    </style:style>
    <style:style style:name="ro4" style:family="table-row">
      <style:table-row-properties style:row-height="0.156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Mario">
      <style:table-properties table:display="true" style:writing-mode="lr-tb"/>
    </style:style>
    <style:style style:name="ta2" style:family="table" style:master-page-name="PageStyle_5f_Spacey">
      <style:table-properties table:display="true" style:writing-mode="lr-tb"/>
    </style:style>
    <style:style style:name="ta3" style:family="table" style:master-page-name="PageStyle_5f_Superman">
      <style:table-properties table:display="true" style:writing-mode="lr-tb"/>
    </style:style>
    <style:style style:name="ta4" style:family="table" style:master-page-name="PageStyle_5f_Ghost">
      <style:table-properties table:display="true" style:writing-mode="lr-tb"/>
    </style:style>
    <style:style style:name="ta5" style:family="table" style:master-page-name="PageStyle_5f_Cherry">
      <style:table-properties table:display="true" style:writing-mode="lr-tb"/>
    </style:style>
    <style:style style:name="ta6" style:family="table" style:master-page-name="PageStyle_5f_Gay">
      <style:table-properties table:display="true" style:writing-mode="lr-tb"/>
    </style:style>
    <style:style style:name="ta7" style:family="table" style:master-page-name="PageStyle_5f_Eggplant">
      <style:table-properties table:display="true" style:writing-mode="lr-tb"/>
    </style:style>
    <style:style style:name="ta8" style:family="table" style:master-page-name="PageStyle_5f_Cherry_20__28_2_29_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0">
      <style:table-cell-properties fo:background-color="#80808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5000"/>
        </loext:background-complex-color>
      </style:table-cell-properties>
      <style:paragraph-properties css3t:text-justify="auto" fo:margin-left="0in" style:writing-mode="page"/>
    </style:style>
    <style:style style:name="ce3" style:family="table-cell" style:parent-style-name="Default" style:data-style-name="N0">
      <style:table-cell-properties fo:background-color="#40404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1" loext:color-type="theme">
          <loext:transformation loext:type="lummod" loext:value="7501"/>
          <loext:transformation loext:type="lumoff" loext:value="2499"/>
        </loext:background-complex-color>
      </style:table-cell-properties>
      <style:paragraph-properties fo:text-align="center" css3t:text-justify="auto" fo:margin-left="0in" style:writing-mode="page"/>
      <style:map style:condition="cell-content()=&quot;w&quot;" style:apply-style-name="ConditionalStyle_5f_1" style:base-cell-address="Mario.B3"/>
      <style:map style:condition="cell-content()=&quot;a&quot;" style:apply-style-name="ConditionalStyle_5f_2" style:base-cell-address="Mario.B3"/>
      <style:map style:condition="cell-content()=&quot;p&quot;" style:apply-style-name="ConditionalStyle_5f_3" style:base-cell-address="Mario.B3"/>
      <style:map style:condition="cell-content()=&quot;b&quot;" style:apply-style-name="ConditionalStyle_5f_4" style:base-cell-address="Mario.B3"/>
      <style:map style:condition="cell-content()=&quot;y&quot;" style:apply-style-name="ConditionalStyle_5f_5" style:base-cell-address="Mario.B3"/>
      <style:map style:condition="cell-content()=&quot;r&quot;" style:apply-style-name="ConditionalStyle_5f_6" style:base-cell-address="Mario.B3"/>
      <style:map style:condition="cell-content()=&quot;g&quot;" style:apply-style-name="ConditionalStyle_5f_7" style:base-cell-address="Mario.B3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 style:data-style-name="N0">
      <style:table-cell-properties fo:background-color="#40404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1" loext:color-type="theme">
          <loext:transformation loext:type="lummod" loext:value="7501"/>
          <loext:transformation loext:type="lumoff" loext:value="2499"/>
        </loext:background-complex-color>
      </style:table-cell-properties>
      <style:paragraph-properties fo:text-align="center" css3t:text-justify="auto" fo:margin-left="0in" style:writing-mode="page"/>
      <style:map style:condition="cell-content()=&quot;w&quot;" style:apply-style-name="ConditionalStyle_5f_8" style:base-cell-address="Spacey.B3"/>
      <style:map style:condition="cell-content()=&quot;a&quot;" style:apply-style-name="ConditionalStyle_5f_9" style:base-cell-address="Spacey.B3"/>
      <style:map style:condition="cell-content()=&quot;p&quot;" style:apply-style-name="ConditionalStyle_5f_10" style:base-cell-address="Spacey.B3"/>
      <style:map style:condition="cell-content()=&quot;b&quot;" style:apply-style-name="ConditionalStyle_5f_11" style:base-cell-address="Spacey.B3"/>
      <style:map style:condition="cell-content()=&quot;y&quot;" style:apply-style-name="ConditionalStyle_5f_12" style:base-cell-address="Spacey.B3"/>
      <style:map style:condition="cell-content()=&quot;r&quot;" style:apply-style-name="ConditionalStyle_5f_13" style:base-cell-address="Spacey.B3"/>
      <style:map style:condition="cell-content()=&quot;g&quot;" style:apply-style-name="ConditionalStyle_5f_14" style:base-cell-address="Spacey.B3"/>
    </style:style>
    <style:style style:name="ce7" style:family="table-cell" style:parent-style-name="Default" style:data-style-name="N0">
      <style:table-cell-properties fo:background-color="#40404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1" loext:color-type="theme">
          <loext:transformation loext:type="lummod" loext:value="7501"/>
          <loext:transformation loext:type="lumoff" loext:value="2499"/>
        </loext:background-complex-color>
      </style:table-cell-properties>
      <style:paragraph-properties fo:text-align="center" css3t:text-justify="auto" fo:margin-left="0in" style:writing-mode="page"/>
      <style:map style:condition="cell-content()=&quot;w&quot;" style:apply-style-name="ConditionalStyle_5f_15" style:base-cell-address="Superman.B3"/>
      <style:map style:condition="cell-content()=&quot;a&quot;" style:apply-style-name="ConditionalStyle_5f_16" style:base-cell-address="Superman.B3"/>
      <style:map style:condition="cell-content()=&quot;p&quot;" style:apply-style-name="ConditionalStyle_5f_17" style:base-cell-address="Superman.B3"/>
      <style:map style:condition="cell-content()=&quot;b&quot;" style:apply-style-name="ConditionalStyle_5f_18" style:base-cell-address="Superman.B3"/>
      <style:map style:condition="cell-content()=&quot;y&quot;" style:apply-style-name="ConditionalStyle_5f_19" style:base-cell-address="Superman.B3"/>
      <style:map style:condition="cell-content()=&quot;r&quot;" style:apply-style-name="ConditionalStyle_5f_20" style:base-cell-address="Superman.B3"/>
      <style:map style:condition="cell-content()=&quot;g&quot;" style:apply-style-name="ConditionalStyle_5f_21" style:base-cell-address="Superman.B3"/>
    </style:style>
    <style:style style:name="ce8" style:family="table-cell" style:parent-style-name="Default" style:data-style-name="N0">
      <style:table-cell-properties fo:background-color="#40404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1" loext:color-type="theme">
          <loext:transformation loext:type="lummod" loext:value="7501"/>
          <loext:transformation loext:type="lumoff" loext:value="2499"/>
        </loext:background-complex-color>
      </style:table-cell-properties>
      <style:paragraph-properties fo:text-align="center" css3t:text-justify="auto" fo:margin-left="0in" style:writing-mode="page"/>
      <style:map style:condition="cell-content()=&quot;w&quot;" style:apply-style-name="ConditionalStyle_5f_22" style:base-cell-address="Ghost.B3"/>
      <style:map style:condition="cell-content()=&quot;a&quot;" style:apply-style-name="ConditionalStyle_5f_23" style:base-cell-address="Ghost.B3"/>
      <style:map style:condition="cell-content()=&quot;p&quot;" style:apply-style-name="ConditionalStyle_5f_24" style:base-cell-address="Ghost.B3"/>
      <style:map style:condition="cell-content()=&quot;b&quot;" style:apply-style-name="ConditionalStyle_5f_25" style:base-cell-address="Ghost.B3"/>
      <style:map style:condition="cell-content()=&quot;y&quot;" style:apply-style-name="ConditionalStyle_5f_26" style:base-cell-address="Ghost.B3"/>
      <style:map style:condition="cell-content()=&quot;r&quot;" style:apply-style-name="ConditionalStyle_5f_27" style:base-cell-address="Ghost.B3"/>
      <style:map style:condition="cell-content()=&quot;g&quot;" style:apply-style-name="ConditionalStyle_5f_28" style:base-cell-address="Ghost.B3"/>
    </style:style>
    <style:style style:name="ce9" style:family="table-cell" style:parent-style-name="Default" style:data-style-name="N0">
      <style:table-cell-properties fo:background-color="#40404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1" loext:color-type="theme">
          <loext:transformation loext:type="lummod" loext:value="7501"/>
          <loext:transformation loext:type="lumoff" loext:value="2499"/>
        </loext:background-complex-color>
      </style:table-cell-properties>
      <style:paragraph-properties fo:text-align="center" css3t:text-justify="auto" fo:margin-left="0in" style:writing-mode="page"/>
      <style:map style:condition="cell-content()=&quot;w&quot;" style:apply-style-name="ConditionalStyle_5f_29" style:base-cell-address="Cherry.B3"/>
      <style:map style:condition="cell-content()=&quot;a&quot;" style:apply-style-name="ConditionalStyle_5f_30" style:base-cell-address="Cherry.B3"/>
      <style:map style:condition="cell-content()=&quot;p&quot;" style:apply-style-name="ConditionalStyle_5f_31" style:base-cell-address="Cherry.B3"/>
      <style:map style:condition="cell-content()=&quot;b&quot;" style:apply-style-name="ConditionalStyle_5f_32" style:base-cell-address="Cherry.B3"/>
      <style:map style:condition="cell-content()=&quot;y&quot;" style:apply-style-name="ConditionalStyle_5f_33" style:base-cell-address="Cherry.B3"/>
      <style:map style:condition="cell-content()=&quot;r&quot;" style:apply-style-name="ConditionalStyle_5f_34" style:base-cell-address="Cherry.B3"/>
      <style:map style:condition="cell-content()=&quot;g&quot;" style:apply-style-name="ConditionalStyle_5f_35" style:base-cell-address="Cherry.B3"/>
    </style:style>
    <style:style style:name="ce10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&quot;w&quot;" style:apply-style-name="ConditionalStyle_5f_36" style:base-cell-address="Gay.B3"/>
      <style:map style:condition="cell-content()=&quot;a&quot;" style:apply-style-name="ConditionalStyle_5f_37" style:base-cell-address="Gay.B3"/>
      <style:map style:condition="cell-content()=&quot;p&quot;" style:apply-style-name="ConditionalStyle_5f_38" style:base-cell-address="Gay.B3"/>
      <style:map style:condition="cell-content()=&quot;b&quot;" style:apply-style-name="ConditionalStyle_5f_39" style:base-cell-address="Gay.B3"/>
      <style:map style:condition="cell-content()=&quot;y&quot;" style:apply-style-name="ConditionalStyle_5f_40" style:base-cell-address="Gay.B3"/>
      <style:map style:condition="cell-content()=&quot;r&quot;" style:apply-style-name="ConditionalStyle_5f_41" style:base-cell-address="Gay.B3"/>
      <style:map style:condition="cell-content()=&quot;g&quot;" style:apply-style-name="ConditionalStyle_5f_42" style:base-cell-address="Gay.B3"/>
    </style:style>
    <style:style style:name="ce11" style:family="table-cell" style:parent-style-name="Default" style:data-style-name="N0">
      <style:table-cell-properties fo:background-color="#40404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1" loext:color-type="theme">
          <loext:transformation loext:type="lummod" loext:value="7501"/>
          <loext:transformation loext:type="lumoff" loext:value="2499"/>
        </loext:background-complex-color>
      </style:table-cell-properties>
      <style:paragraph-properties fo:text-align="center" css3t:text-justify="auto" fo:margin-left="0in" style:writing-mode="page"/>
      <style:map style:condition="cell-content()=&quot;w&quot;" style:apply-style-name="ConditionalStyle_5f_43" style:base-cell-address="Eggplant.B3"/>
      <style:map style:condition="cell-content()=&quot;a&quot;" style:apply-style-name="ConditionalStyle_5f_44" style:base-cell-address="Eggplant.B3"/>
      <style:map style:condition="cell-content()=&quot;p&quot;" style:apply-style-name="ConditionalStyle_5f_45" style:base-cell-address="Eggplant.B3"/>
      <style:map style:condition="cell-content()=&quot;b&quot;" style:apply-style-name="ConditionalStyle_5f_46" style:base-cell-address="Eggplant.B3"/>
      <style:map style:condition="cell-content()=&quot;y&quot;" style:apply-style-name="ConditionalStyle_5f_47" style:base-cell-address="Eggplant.B3"/>
      <style:map style:condition="cell-content()=&quot;r&quot;" style:apply-style-name="ConditionalStyle_5f_48" style:base-cell-address="Eggplant.B3"/>
      <style:map style:condition="cell-content()=&quot;g&quot;" style:apply-style-name="ConditionalStyle_5f_49" style:base-cell-address="Eggplant.B3"/>
    </style:style>
    <style:style style:name="ce12" style:family="table-cell" style:parent-style-name="Default" style:data-style-name="N0">
      <style:table-cell-properties fo:background-color="#40404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1" loext:color-type="theme">
          <loext:transformation loext:type="lummod" loext:value="7501"/>
          <loext:transformation loext:type="lumoff" loext:value="2499"/>
        </loext:background-complex-color>
      </style:table-cell-properties>
      <style:paragraph-properties fo:text-align="center" css3t:text-justify="auto" fo:margin-left="0in" style:writing-mode="page"/>
      <style:map style:condition="cell-content()=&quot;w&quot;" style:apply-style-name="ConditionalStyle_5f_50" style:base-cell-address="'Cherry (2)'.B3"/>
      <style:map style:condition="cell-content()=&quot;a&quot;" style:apply-style-name="ConditionalStyle_5f_51" style:base-cell-address="'Cherry (2)'.B3"/>
      <style:map style:condition="cell-content()=&quot;p&quot;" style:apply-style-name="ConditionalStyle_5f_52" style:base-cell-address="'Cherry (2)'.B3"/>
      <style:map style:condition="cell-content()=&quot;b&quot;" style:apply-style-name="ConditionalStyle_5f_53" style:base-cell-address="'Cherry (2)'.B3"/>
      <style:map style:condition="cell-content()=&quot;y&quot;" style:apply-style-name="ConditionalStyle_5f_54" style:base-cell-address="'Cherry (2)'.B3"/>
      <style:map style:condition="cell-content()=&quot;r&quot;" style:apply-style-name="ConditionalStyle_5f_55" style:base-cell-address="'Cherry (2)'.B3"/>
      <style:map style:condition="cell-content()=&quot;g&quot;" style:apply-style-name="ConditionalStyle_5f_56" style:base-cell-address="'Cherry (2)'.B3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rio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default-cell-style-name="ce1"/>
        <table:table-column table:style-name="co5" table:number-columns-repeated="8" table:default-cell-style-name="ce1"/>
        <table:table-column table:style-name="co7" table:default-cell-style-name="ce1"/>
        <table:table-column table:style-name="co5" table:number-columns-repeated="8" table:default-cell-style-name="ce1"/>
        <table:table-column table:style-name="co8" table:number-columns-repeated="16347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2" table:number-columns-repeated="10"/>
          <table:table-cell/>
          <table:table-cell table:style-name="ce4" office:value-type="string" calcext:value-type="string" table:number-columns-spanned="8" table:number-rows-spanned="1">
            <text:p>RED</text:p>
          </table:table-cell>
          <table:covered-table-cell table:number-columns-repeated="7" table:style-name="ce4"/>
          <table:table-cell/>
          <table:table-cell table:style-name="ce4" office:value-type="string" calcext:value-type="string" table:number-columns-spanned="8" table:number-rows-spanned="1">
            <text:p>GREEN</text:p>
          </table:table-cell>
          <table:covered-table-cell table:number-columns-repeated="7" table:style-name="ce4"/>
          <table:table-cell/>
          <table:table-cell table:style-name="ce4" office:value-type="string" calcext:value-type="string" table:number-columns-spanned="8" table:number-rows-spanned="1">
            <text:p>BLUE</text:p>
          </table:table-cell>
          <table:covered-table-cell table:number-columns-repeated="7" table:style-name="ce4"/>
          <table:table-cell table:number-columns-repeated="16347"/>
        </table:table-row>
        <table:table-row table:style-name="ro3">
          <table:table-cell table:style-name="ce2"/>
          <table:table-cell table:style-name="ce3" table:number-columns-repeated="2"/>
          <table:table-cell table:number-columns-repeated="4" table:style-name="ce3" office:value-type="string" calcext:value-type="string">
            <text:p>b</text:p>
          </table:table-cell>
          <table:table-cell table:style-name="ce3" table:number-columns-repeated="2"/>
          <table:table-cell table:style-name="ce2"/>
          <table:table-cell/>
          <table:table-cell table:style-name="ce5" table:formula="of:=IF(OR(IF([.B3]=&quot;r&quot;;1;0);IF([.B3]=&quot;y&quot;;1;0);IF([.B3]=&quot;p&quot;;1;0);IF([.B3]=&quot;w&quot;;1;0));1;0)" office:value-type="float" office:value="0" calcext:value-type="float">
            <text:p>0</text:p>
          </table:table-cell>
          <table:table-cell table:style-name="ce5" table:formula="of:=IF(OR(IF([.C3]=&quot;r&quot;;1;0);IF([.C3]=&quot;y&quot;;1;0);IF([.C3]=&quot;p&quot;;1;0);IF([.C3]=&quot;w&quot;;1;0));1;0)" office:value-type="float" office:value="0" calcext:value-type="float">
            <text:p>0</text:p>
          </table:table-cell>
          <table:table-cell table:style-name="ce5" table:formula="of:=IF(OR(IF([.D3]=&quot;r&quot;;1;0);IF([.D3]=&quot;y&quot;;1;0);IF([.D3]=&quot;p&quot;;1;0);IF([.D3]=&quot;w&quot;;1;0));1;0)" office:value-type="float" office:value="0" calcext:value-type="float">
            <text:p>0</text:p>
          </table:table-cell>
          <table:table-cell table:style-name="ce5" table:formula="of:=IF(OR(IF([.E3]=&quot;r&quot;;1;0);IF([.E3]=&quot;y&quot;;1;0);IF([.E3]=&quot;p&quot;;1;0);IF([.E3]=&quot;w&quot;;1;0));1;0)" office:value-type="float" office:value="0" calcext:value-type="float">
            <text:p>0</text:p>
          </table:table-cell>
          <table:table-cell table:style-name="ce5" table:formula="of:=IF(OR(IF([.F3]=&quot;r&quot;;1;0);IF([.F3]=&quot;y&quot;;1;0);IF([.F3]=&quot;p&quot;;1;0);IF([.F3]=&quot;w&quot;;1;0));1;0)" office:value-type="float" office:value="0" calcext:value-type="float">
            <text:p>0</text:p>
          </table:table-cell>
          <table:table-cell table:style-name="ce5" table:formula="of:=IF(OR(IF([.G3]=&quot;r&quot;;1;0);IF([.G3]=&quot;y&quot;;1;0);IF([.G3]=&quot;p&quot;;1;0);IF([.G3]=&quot;w&quot;;1;0));1;0)" office:value-type="float" office:value="0" calcext:value-type="float">
            <text:p>0</text:p>
          </table:table-cell>
          <table:table-cell table:style-name="ce5" table:formula="of:=IF(OR(IF([.H3]=&quot;r&quot;;1;0);IF([.H3]=&quot;y&quot;;1;0);IF([.H3]=&quot;p&quot;;1;0);IF([.H3]=&quot;w&quot;;1;0));1;0)" office:value-type="float" office:value="0" calcext:value-type="float">
            <text:p>0</text:p>
          </table:table-cell>
          <table:table-cell table:style-name="ce5" table:formula="of:=IF(OR(IF([.I3]=&quot;r&quot;;1;0);IF([.I3]=&quot;y&quot;;1;0);IF([.I3]=&quot;p&quot;;1;0);IF([.I3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3]=&quot;g&quot;;1;0);IF([.B3]=&quot;y&quot;;1;0);IF([.B3]=&quot;a&quot;;1;0);IF([.B3]=&quot;w&quot;;1;0));1;0)" office:value-type="float" office:value="0" calcext:value-type="float">
            <text:p>0</text:p>
          </table:table-cell>
          <table:table-cell table:style-name="ce5" table:formula="of:=IF(OR(IF([.C3]=&quot;g&quot;;1;0);IF([.C3]=&quot;y&quot;;1;0);IF([.C3]=&quot;a&quot;;1;0);IF([.C3]=&quot;w&quot;;1;0));1;0)" office:value-type="float" office:value="0" calcext:value-type="float">
            <text:p>0</text:p>
          </table:table-cell>
          <table:table-cell table:style-name="ce5" table:formula="of:=IF(OR(IF([.D3]=&quot;g&quot;;1;0);IF([.D3]=&quot;y&quot;;1;0);IF([.D3]=&quot;a&quot;;1;0);IF([.D3]=&quot;w&quot;;1;0));1;0)" office:value-type="float" office:value="0" calcext:value-type="float">
            <text:p>0</text:p>
          </table:table-cell>
          <table:table-cell table:style-name="ce5" table:formula="of:=IF(OR(IF([.E3]=&quot;g&quot;;1;0);IF([.E3]=&quot;y&quot;;1;0);IF([.E3]=&quot;a&quot;;1;0);IF([.E3]=&quot;w&quot;;1;0));1;0)" office:value-type="float" office:value="0" calcext:value-type="float">
            <text:p>0</text:p>
          </table:table-cell>
          <table:table-cell table:style-name="ce5" table:formula="of:=IF(OR(IF([.F3]=&quot;g&quot;;1;0);IF([.F3]=&quot;y&quot;;1;0);IF([.F3]=&quot;a&quot;;1;0);IF([.F3]=&quot;w&quot;;1;0));1;0)" office:value-type="float" office:value="0" calcext:value-type="float">
            <text:p>0</text:p>
          </table:table-cell>
          <table:table-cell table:style-name="ce5" table:formula="of:=IF(OR(IF([.G3]=&quot;g&quot;;1;0);IF([.G3]=&quot;y&quot;;1;0);IF([.G3]=&quot;a&quot;;1;0);IF([.G3]=&quot;w&quot;;1;0));1;0)" office:value-type="float" office:value="0" calcext:value-type="float">
            <text:p>0</text:p>
          </table:table-cell>
          <table:table-cell table:style-name="ce5" table:formula="of:=IF(OR(IF([.H3]=&quot;g&quot;;1;0);IF([.H3]=&quot;y&quot;;1;0);IF([.H3]=&quot;a&quot;;1;0);IF([.H3]=&quot;w&quot;;1;0));1;0)" office:value-type="float" office:value="0" calcext:value-type="float">
            <text:p>0</text:p>
          </table:table-cell>
          <table:table-cell table:style-name="ce5" table:formula="of:=IF(OR(IF([.I3]=&quot;g&quot;;1;0);IF([.I3]=&quot;y&quot;;1;0);IF([.I3]=&quot;a&quot;;1;0);IF([.I3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3]=&quot;b&quot;;1;0);IF([.B3]=&quot;p&quot;;1;0);IF([.B3]=&quot;a&quot;;1;0);IF([.B3]=&quot;w&quot;;1;0));1;0)" office:value-type="float" office:value="0" calcext:value-type="float">
            <text:p>0</text:p>
          </table:table-cell>
          <table:table-cell table:style-name="ce5" table:formula="of:=IF(OR(IF([.C3]=&quot;b&quot;;1;0);IF([.C3]=&quot;p&quot;;1;0);IF([.C3]=&quot;a&quot;;1;0);IF([.C3]=&quot;w&quot;;1;0));1;0)" office:value-type="float" office:value="0" calcext:value-type="float">
            <text:p>0</text:p>
          </table:table-cell>
          <table:table-cell table:style-name="ce5" table:formula="of:=IF(OR(IF([.D3]=&quot;b&quot;;1;0);IF([.D3]=&quot;p&quot;;1;0);IF([.D3]=&quot;a&quot;;1;0);IF([.D3]=&quot;w&quot;;1;0));1;0)" office:value-type="float" office:value="1" calcext:value-type="float">
            <text:p>1</text:p>
          </table:table-cell>
          <table:table-cell table:style-name="ce5" table:formula="of:=IF(OR(IF([.E3]=&quot;b&quot;;1;0);IF([.E3]=&quot;p&quot;;1;0);IF([.E3]=&quot;a&quot;;1;0);IF([.E3]=&quot;w&quot;;1;0));1;0)" office:value-type="float" office:value="1" calcext:value-type="float">
            <text:p>1</text:p>
          </table:table-cell>
          <table:table-cell table:style-name="ce5" table:formula="of:=IF(OR(IF([.F3]=&quot;b&quot;;1;0);IF([.F3]=&quot;p&quot;;1;0);IF([.F3]=&quot;a&quot;;1;0);IF([.F3]=&quot;w&quot;;1;0));1;0)" office:value-type="float" office:value="1" calcext:value-type="float">
            <text:p>1</text:p>
          </table:table-cell>
          <table:table-cell table:style-name="ce5" table:formula="of:=IF(OR(IF([.G3]=&quot;b&quot;;1;0);IF([.G3]=&quot;p&quot;;1;0);IF([.G3]=&quot;a&quot;;1;0);IF([.G3]=&quot;w&quot;;1;0));1;0)" office:value-type="float" office:value="1" calcext:value-type="float">
            <text:p>1</text:p>
          </table:table-cell>
          <table:table-cell table:style-name="ce5" table:formula="of:=IF(OR(IF([.H3]=&quot;b&quot;;1;0);IF([.H3]=&quot;p&quot;;1;0);IF([.H3]=&quot;a&quot;;1;0);IF([.H3]=&quot;w&quot;;1;0));1;0)" office:value-type="float" office:value="0" calcext:value-type="float">
            <text:p>0</text:p>
          </table:table-cell>
          <table:table-cell table:style-name="ce5" table:formula="of:=IF(OR(IF([.I3]=&quot;b&quot;;1;0);IF([.I3]=&quot;p&quot;;1;0);IF([.I3]=&quot;a&quot;;1;0);IF([.I3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3" table:number-columns-repeated="2"/>
          <table:table-cell table:number-columns-repeated="3" table:style-name="ce3" office:value-type="string" calcext:value-type="string">
            <text:p>b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2"/>
          <table:table-cell/>
          <table:table-cell table:style-name="ce5" table:formula="of:=IF(OR(IF([.B4]=&quot;r&quot;;1;0);IF([.B4]=&quot;y&quot;;1;0);IF([.B4]=&quot;p&quot;;1;0);IF([.B4]=&quot;w&quot;;1;0));1;0)" office:value-type="float" office:value="0" calcext:value-type="float">
            <text:p>0</text:p>
          </table:table-cell>
          <table:table-cell table:style-name="ce5" table:formula="of:=IF(OR(IF([.C4]=&quot;r&quot;;1;0);IF([.C4]=&quot;y&quot;;1;0);IF([.C4]=&quot;p&quot;;1;0);IF([.C4]=&quot;w&quot;;1;0));1;0)" office:value-type="float" office:value="0" calcext:value-type="float">
            <text:p>0</text:p>
          </table:table-cell>
          <table:table-cell table:style-name="ce5" table:formula="of:=IF(OR(IF([.D4]=&quot;r&quot;;1;0);IF([.D4]=&quot;y&quot;;1;0);IF([.D4]=&quot;p&quot;;1;0);IF([.D4]=&quot;w&quot;;1;0));1;0)" office:value-type="float" office:value="0" calcext:value-type="float">
            <text:p>0</text:p>
          </table:table-cell>
          <table:table-cell table:style-name="ce5" table:formula="of:=IF(OR(IF([.E4]=&quot;r&quot;;1;0);IF([.E4]=&quot;y&quot;;1;0);IF([.E4]=&quot;p&quot;;1;0);IF([.E4]=&quot;w&quot;;1;0));1;0)" office:value-type="float" office:value="0" calcext:value-type="float">
            <text:p>0</text:p>
          </table:table-cell>
          <table:table-cell table:style-name="ce5" table:formula="of:=IF(OR(IF([.F4]=&quot;r&quot;;1;0);IF([.F4]=&quot;y&quot;;1;0);IF([.F4]=&quot;p&quot;;1;0);IF([.F4]=&quot;w&quot;;1;0));1;0)" office:value-type="float" office:value="0" calcext:value-type="float">
            <text:p>0</text:p>
          </table:table-cell>
          <table:table-cell table:style-name="ce5" table:formula="of:=IF(OR(IF([.G4]=&quot;r&quot;;1;0);IF([.G4]=&quot;y&quot;;1;0);IF([.G4]=&quot;p&quot;;1;0);IF([.G4]=&quot;w&quot;;1;0));1;0)" office:value-type="float" office:value="1" calcext:value-type="float">
            <text:p>1</text:p>
          </table:table-cell>
          <table:table-cell table:style-name="ce5" table:formula="of:=IF(OR(IF([.H4]=&quot;r&quot;;1;0);IF([.H4]=&quot;y&quot;;1;0);IF([.H4]=&quot;p&quot;;1;0);IF([.H4]=&quot;w&quot;;1;0));1;0)" office:value-type="float" office:value="0" calcext:value-type="float">
            <text:p>0</text:p>
          </table:table-cell>
          <table:table-cell table:style-name="ce5" table:formula="of:=IF(OR(IF([.I4]=&quot;r&quot;;1;0);IF([.I4]=&quot;y&quot;;1;0);IF([.I4]=&quot;p&quot;;1;0);IF([.I4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4]=&quot;g&quot;;1;0);IF([.B4]=&quot;y&quot;;1;0);IF([.B4]=&quot;a&quot;;1;0);IF([.B4]=&quot;w&quot;;1;0));1;0)" office:value-type="float" office:value="0" calcext:value-type="float">
            <text:p>0</text:p>
          </table:table-cell>
          <table:table-cell table:style-name="ce5" table:formula="of:=IF(OR(IF([.C4]=&quot;g&quot;;1;0);IF([.C4]=&quot;y&quot;;1;0);IF([.C4]=&quot;a&quot;;1;0);IF([.C4]=&quot;w&quot;;1;0));1;0)" office:value-type="float" office:value="0" calcext:value-type="float">
            <text:p>0</text:p>
          </table:table-cell>
          <table:table-cell table:style-name="ce5" table:formula="of:=IF(OR(IF([.D4]=&quot;g&quot;;1;0);IF([.D4]=&quot;y&quot;;1;0);IF([.D4]=&quot;a&quot;;1;0);IF([.D4]=&quot;w&quot;;1;0));1;0)" office:value-type="float" office:value="0" calcext:value-type="float">
            <text:p>0</text:p>
          </table:table-cell>
          <table:table-cell table:style-name="ce5" table:formula="of:=IF(OR(IF([.E4]=&quot;g&quot;;1;0);IF([.E4]=&quot;y&quot;;1;0);IF([.E4]=&quot;a&quot;;1;0);IF([.E4]=&quot;w&quot;;1;0));1;0)" office:value-type="float" office:value="0" calcext:value-type="float">
            <text:p>0</text:p>
          </table:table-cell>
          <table:table-cell table:style-name="ce5" table:formula="of:=IF(OR(IF([.F4]=&quot;g&quot;;1;0);IF([.F4]=&quot;y&quot;;1;0);IF([.F4]=&quot;a&quot;;1;0);IF([.F4]=&quot;w&quot;;1;0));1;0)" office:value-type="float" office:value="0" calcext:value-type="float">
            <text:p>0</text:p>
          </table:table-cell>
          <table:table-cell table:style-name="ce5" table:formula="of:=IF(OR(IF([.G4]=&quot;g&quot;;1;0);IF([.G4]=&quot;y&quot;;1;0);IF([.G4]=&quot;a&quot;;1;0);IF([.G4]=&quot;w&quot;;1;0));1;0)" office:value-type="float" office:value="1" calcext:value-type="float">
            <text:p>1</text:p>
          </table:table-cell>
          <table:table-cell table:style-name="ce5" table:formula="of:=IF(OR(IF([.H4]=&quot;g&quot;;1;0);IF([.H4]=&quot;y&quot;;1;0);IF([.H4]=&quot;a&quot;;1;0);IF([.H4]=&quot;w&quot;;1;0));1;0)" office:value-type="float" office:value="0" calcext:value-type="float">
            <text:p>0</text:p>
          </table:table-cell>
          <table:table-cell table:style-name="ce5" table:formula="of:=IF(OR(IF([.I4]=&quot;g&quot;;1;0);IF([.I4]=&quot;y&quot;;1;0);IF([.I4]=&quot;a&quot;;1;0);IF([.I4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4]=&quot;b&quot;;1;0);IF([.B4]=&quot;p&quot;;1;0);IF([.B4]=&quot;a&quot;;1;0);IF([.B4]=&quot;w&quot;;1;0));1;0)" office:value-type="float" office:value="0" calcext:value-type="float">
            <text:p>0</text:p>
          </table:table-cell>
          <table:table-cell table:style-name="ce5" table:formula="of:=IF(OR(IF([.C4]=&quot;b&quot;;1;0);IF([.C4]=&quot;p&quot;;1;0);IF([.C4]=&quot;a&quot;;1;0);IF([.C4]=&quot;w&quot;;1;0));1;0)" office:value-type="float" office:value="0" calcext:value-type="float">
            <text:p>0</text:p>
          </table:table-cell>
          <table:table-cell table:style-name="ce5" table:formula="of:=IF(OR(IF([.D4]=&quot;b&quot;;1;0);IF([.D4]=&quot;p&quot;;1;0);IF([.D4]=&quot;a&quot;;1;0);IF([.D4]=&quot;w&quot;;1;0));1;0)" office:value-type="float" office:value="1" calcext:value-type="float">
            <text:p>1</text:p>
          </table:table-cell>
          <table:table-cell table:style-name="ce5" table:formula="of:=IF(OR(IF([.E4]=&quot;b&quot;;1;0);IF([.E4]=&quot;p&quot;;1;0);IF([.E4]=&quot;a&quot;;1;0);IF([.E4]=&quot;w&quot;;1;0));1;0)" office:value-type="float" office:value="1" calcext:value-type="float">
            <text:p>1</text:p>
          </table:table-cell>
          <table:table-cell table:style-name="ce5" table:formula="of:=IF(OR(IF([.F4]=&quot;b&quot;;1;0);IF([.F4]=&quot;p&quot;;1;0);IF([.F4]=&quot;a&quot;;1;0);IF([.F4]=&quot;w&quot;;1;0));1;0)" office:value-type="float" office:value="1" calcext:value-type="float">
            <text:p>1</text:p>
          </table:table-cell>
          <table:table-cell table:style-name="ce5" table:formula="of:=IF(OR(IF([.G4]=&quot;b&quot;;1;0);IF([.G4]=&quot;p&quot;;1;0);IF([.G4]=&quot;a&quot;;1;0);IF([.G4]=&quot;w&quot;;1;0));1;0)" office:value-type="float" office:value="1" calcext:value-type="float">
            <text:p>1</text:p>
          </table:table-cell>
          <table:table-cell table:style-name="ce5" table:formula="of:=IF(OR(IF([.H4]=&quot;b&quot;;1;0);IF([.H4]=&quot;p&quot;;1;0);IF([.H4]=&quot;a&quot;;1;0);IF([.H4]=&quot;w&quot;;1;0));1;0)" office:value-type="float" office:value="1" calcext:value-type="float">
            <text:p>1</text:p>
          </table:table-cell>
          <table:table-cell table:style-name="ce5" table:formula="of:=IF(OR(IF([.I4]=&quot;b&quot;;1;0);IF([.I4]=&quot;p&quot;;1;0);IF([.I4]=&quot;a&quot;;1;0);IF([.I4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table:style-name="ce2"/>
          <table:table-cell/>
          <table:table-cell table:style-name="ce5" table:formula="of:=IF(OR(IF([.B5]=&quot;r&quot;;1;0);IF([.B5]=&quot;y&quot;;1;0);IF([.B5]=&quot;p&quot;;1;0);IF([.B5]=&quot;w&quot;;1;0));1;0)" office:value-type="float" office:value="0" calcext:value-type="float">
            <text:p>0</text:p>
          </table:table-cell>
          <table:table-cell table:style-name="ce5" table:formula="of:=IF(OR(IF([.C5]=&quot;r&quot;;1;0);IF([.C5]=&quot;y&quot;;1;0);IF([.C5]=&quot;p&quot;;1;0);IF([.C5]=&quot;w&quot;;1;0));1;0)" office:value-type="float" office:value="0" calcext:value-type="float">
            <text:p>0</text:p>
          </table:table-cell>
          <table:table-cell table:style-name="ce5" table:formula="of:=IF(OR(IF([.D5]=&quot;r&quot;;1;0);IF([.D5]=&quot;y&quot;;1;0);IF([.D5]=&quot;p&quot;;1;0);IF([.D5]=&quot;w&quot;;1;0));1;0)" office:value-type="float" office:value="1" calcext:value-type="float">
            <text:p>1</text:p>
          </table:table-cell>
          <table:table-cell table:style-name="ce5" table:formula="of:=IF(OR(IF([.E5]=&quot;r&quot;;1;0);IF([.E5]=&quot;y&quot;;1;0);IF([.E5]=&quot;p&quot;;1;0);IF([.E5]=&quot;w&quot;;1;0));1;0)" office:value-type="float" office:value="0" calcext:value-type="float">
            <text:p>0</text:p>
          </table:table-cell>
          <table:table-cell table:style-name="ce5" table:formula="of:=IF(OR(IF([.F5]=&quot;r&quot;;1;0);IF([.F5]=&quot;y&quot;;1;0);IF([.F5]=&quot;p&quot;;1;0);IF([.F5]=&quot;w&quot;;1;0));1;0)" office:value-type="float" office:value="1" calcext:value-type="float">
            <text:p>1</text:p>
          </table:table-cell>
          <table:table-cell table:style-name="ce5" table:formula="of:=IF(OR(IF([.G5]=&quot;r&quot;;1;0);IF([.G5]=&quot;y&quot;;1;0);IF([.G5]=&quot;p&quot;;1;0);IF([.G5]=&quot;w&quot;;1;0));1;0)" office:value-type="float" office:value="0" calcext:value-type="float">
            <text:p>0</text:p>
          </table:table-cell>
          <table:table-cell table:style-name="ce5" table:formula="of:=IF(OR(IF([.H5]=&quot;r&quot;;1;0);IF([.H5]=&quot;y&quot;;1;0);IF([.H5]=&quot;p&quot;;1;0);IF([.H5]=&quot;w&quot;;1;0));1;0)" office:value-type="float" office:value="0" calcext:value-type="float">
            <text:p>0</text:p>
          </table:table-cell>
          <table:table-cell table:style-name="ce5" table:formula="of:=IF(OR(IF([.I5]=&quot;r&quot;;1;0);IF([.I5]=&quot;y&quot;;1;0);IF([.I5]=&quot;p&quot;;1;0);IF([.I5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5]=&quot;g&quot;;1;0);IF([.B5]=&quot;y&quot;;1;0);IF([.B5]=&quot;a&quot;;1;0);IF([.B5]=&quot;w&quot;;1;0));1;0)" office:value-type="float" office:value="0" calcext:value-type="float">
            <text:p>0</text:p>
          </table:table-cell>
          <table:table-cell table:style-name="ce5" table:formula="of:=IF(OR(IF([.C5]=&quot;g&quot;;1;0);IF([.C5]=&quot;y&quot;;1;0);IF([.C5]=&quot;a&quot;;1;0);IF([.C5]=&quot;w&quot;;1;0));1;0)" office:value-type="float" office:value="0" calcext:value-type="float">
            <text:p>0</text:p>
          </table:table-cell>
          <table:table-cell table:style-name="ce5" table:formula="of:=IF(OR(IF([.D5]=&quot;g&quot;;1;0);IF([.D5]=&quot;y&quot;;1;0);IF([.D5]=&quot;a&quot;;1;0);IF([.D5]=&quot;w&quot;;1;0));1;0)" office:value-type="float" office:value="1" calcext:value-type="float">
            <text:p>1</text:p>
          </table:table-cell>
          <table:table-cell table:style-name="ce5" table:formula="of:=IF(OR(IF([.E5]=&quot;g&quot;;1;0);IF([.E5]=&quot;y&quot;;1;0);IF([.E5]=&quot;a&quot;;1;0);IF([.E5]=&quot;w&quot;;1;0));1;0)" office:value-type="float" office:value="1" calcext:value-type="float">
            <text:p>1</text:p>
          </table:table-cell>
          <table:table-cell table:style-name="ce5" table:formula="of:=IF(OR(IF([.F5]=&quot;g&quot;;1;0);IF([.F5]=&quot;y&quot;;1;0);IF([.F5]=&quot;a&quot;;1;0);IF([.F5]=&quot;w&quot;;1;0));1;0)" office:value-type="float" office:value="1" calcext:value-type="float">
            <text:p>1</text:p>
          </table:table-cell>
          <table:table-cell table:style-name="ce5" table:formula="of:=IF(OR(IF([.G5]=&quot;g&quot;;1;0);IF([.G5]=&quot;y&quot;;1;0);IF([.G5]=&quot;a&quot;;1;0);IF([.G5]=&quot;w&quot;;1;0));1;0)" office:value-type="float" office:value="1" calcext:value-type="float">
            <text:p>1</text:p>
          </table:table-cell>
          <table:table-cell table:style-name="ce5" table:formula="of:=IF(OR(IF([.H5]=&quot;g&quot;;1;0);IF([.H5]=&quot;y&quot;;1;0);IF([.H5]=&quot;a&quot;;1;0);IF([.H5]=&quot;w&quot;;1;0));1;0)" office:value-type="float" office:value="0" calcext:value-type="float">
            <text:p>0</text:p>
          </table:table-cell>
          <table:table-cell table:style-name="ce5" table:formula="of:=IF(OR(IF([.I5]=&quot;g&quot;;1;0);IF([.I5]=&quot;y&quot;;1;0);IF([.I5]=&quot;a&quot;;1;0);IF([.I5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5]=&quot;b&quot;;1;0);IF([.B5]=&quot;p&quot;;1;0);IF([.B5]=&quot;a&quot;;1;0);IF([.B5]=&quot;w&quot;;1;0));1;0)" office:value-type="float" office:value="0" calcext:value-type="float">
            <text:p>0</text:p>
          </table:table-cell>
          <table:table-cell table:style-name="ce5" table:formula="of:=IF(OR(IF([.C5]=&quot;b&quot;;1;0);IF([.C5]=&quot;p&quot;;1;0);IF([.C5]=&quot;a&quot;;1;0);IF([.C5]=&quot;w&quot;;1;0));1;0)" office:value-type="float" office:value="0" calcext:value-type="float">
            <text:p>0</text:p>
          </table:table-cell>
          <table:table-cell table:style-name="ce5" table:formula="of:=IF(OR(IF([.D5]=&quot;b&quot;;1;0);IF([.D5]=&quot;p&quot;;1;0);IF([.D5]=&quot;a&quot;;1;0);IF([.D5]=&quot;w&quot;;1;0));1;0)" office:value-type="float" office:value="0" calcext:value-type="float">
            <text:p>0</text:p>
          </table:table-cell>
          <table:table-cell table:style-name="ce5" table:formula="of:=IF(OR(IF([.E5]=&quot;b&quot;;1;0);IF([.E5]=&quot;p&quot;;1;0);IF([.E5]=&quot;a&quot;;1;0);IF([.E5]=&quot;w&quot;;1;0));1;0)" office:value-type="float" office:value="1" calcext:value-type="float">
            <text:p>1</text:p>
          </table:table-cell>
          <table:table-cell table:style-name="ce5" table:formula="of:=IF(OR(IF([.F5]=&quot;b&quot;;1;0);IF([.F5]=&quot;p&quot;;1;0);IF([.F5]=&quot;a&quot;;1;0);IF([.F5]=&quot;w&quot;;1;0));1;0)" office:value-type="float" office:value="0" calcext:value-type="float">
            <text:p>0</text:p>
          </table:table-cell>
          <table:table-cell table:style-name="ce5" table:formula="of:=IF(OR(IF([.G5]=&quot;b&quot;;1;0);IF([.G5]=&quot;p&quot;;1;0);IF([.G5]=&quot;a&quot;;1;0);IF([.G5]=&quot;w&quot;;1;0));1;0)" office:value-type="float" office:value="1" calcext:value-type="float">
            <text:p>1</text:p>
          </table:table-cell>
          <table:table-cell table:style-name="ce5" table:formula="of:=IF(OR(IF([.H5]=&quot;b&quot;;1;0);IF([.H5]=&quot;p&quot;;1;0);IF([.H5]=&quot;a&quot;;1;0);IF([.H5]=&quot;w&quot;;1;0));1;0)" office:value-type="float" office:value="0" calcext:value-type="float">
            <text:p>0</text:p>
          </table:table-cell>
          <table:table-cell table:style-name="ce5" table:formula="of:=IF(OR(IF([.I5]=&quot;b&quot;;1;0);IF([.I5]=&quot;p&quot;;1;0);IF([.I5]=&quot;a&quot;;1;0);IF([.I5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3" table:number-columns-repeated="2"/>
          <table:table-cell table:number-columns-repeated="2" table:style-name="ce3" office:value-type="string" calcext:value-type="string">
            <text:p>y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2"/>
          <table:table-cell/>
          <table:table-cell table:style-name="ce5" table:formula="of:=IF(OR(IF([.B6]=&quot;r&quot;;1;0);IF([.B6]=&quot;y&quot;;1;0);IF([.B6]=&quot;p&quot;;1;0);IF([.B6]=&quot;w&quot;;1;0));1;0)" office:value-type="float" office:value="0" calcext:value-type="float">
            <text:p>0</text:p>
          </table:table-cell>
          <table:table-cell table:style-name="ce5" table:formula="of:=IF(OR(IF([.C6]=&quot;r&quot;;1;0);IF([.C6]=&quot;y&quot;;1;0);IF([.C6]=&quot;p&quot;;1;0);IF([.C6]=&quot;w&quot;;1;0));1;0)" office:value-type="float" office:value="0" calcext:value-type="float">
            <text:p>0</text:p>
          </table:table-cell>
          <table:table-cell table:style-name="ce5" table:formula="of:=IF(OR(IF([.D6]=&quot;r&quot;;1;0);IF([.D6]=&quot;y&quot;;1;0);IF([.D6]=&quot;p&quot;;1;0);IF([.D6]=&quot;w&quot;;1;0));1;0)" office:value-type="float" office:value="1" calcext:value-type="float">
            <text:p>1</text:p>
          </table:table-cell>
          <table:table-cell table:style-name="ce5" table:formula="of:=IF(OR(IF([.E6]=&quot;r&quot;;1;0);IF([.E6]=&quot;y&quot;;1;0);IF([.E6]=&quot;p&quot;;1;0);IF([.E6]=&quot;w&quot;;1;0));1;0)" office:value-type="float" office:value="1" calcext:value-type="float">
            <text:p>1</text:p>
          </table:table-cell>
          <table:table-cell table:style-name="ce5" table:formula="of:=IF(OR(IF([.F6]=&quot;r&quot;;1;0);IF([.F6]=&quot;y&quot;;1;0);IF([.F6]=&quot;p&quot;;1;0);IF([.F6]=&quot;w&quot;;1;0));1;0)" office:value-type="float" office:value="1" calcext:value-type="float">
            <text:p>1</text:p>
          </table:table-cell>
          <table:table-cell table:style-name="ce5" table:formula="of:=IF(OR(IF([.G6]=&quot;r&quot;;1;0);IF([.G6]=&quot;y&quot;;1;0);IF([.G6]=&quot;p&quot;;1;0);IF([.G6]=&quot;w&quot;;1;0));1;0)" office:value-type="float" office:value="1" calcext:value-type="float">
            <text:p>1</text:p>
          </table:table-cell>
          <table:table-cell table:style-name="ce5" table:formula="of:=IF(OR(IF([.H6]=&quot;r&quot;;1;0);IF([.H6]=&quot;y&quot;;1;0);IF([.H6]=&quot;p&quot;;1;0);IF([.H6]=&quot;w&quot;;1;0));1;0)" office:value-type="float" office:value="0" calcext:value-type="float">
            <text:p>0</text:p>
          </table:table-cell>
          <table:table-cell table:style-name="ce5" table:formula="of:=IF(OR(IF([.I6]=&quot;r&quot;;1;0);IF([.I6]=&quot;y&quot;;1;0);IF([.I6]=&quot;p&quot;;1;0);IF([.I6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6]=&quot;g&quot;;1;0);IF([.B6]=&quot;y&quot;;1;0);IF([.B6]=&quot;a&quot;;1;0);IF([.B6]=&quot;w&quot;;1;0));1;0)" office:value-type="float" office:value="0" calcext:value-type="float">
            <text:p>0</text:p>
          </table:table-cell>
          <table:table-cell table:style-name="ce5" table:formula="of:=IF(OR(IF([.C6]=&quot;g&quot;;1;0);IF([.C6]=&quot;y&quot;;1;0);IF([.C6]=&quot;a&quot;;1;0);IF([.C6]=&quot;w&quot;;1;0));1;0)" office:value-type="float" office:value="0" calcext:value-type="float">
            <text:p>0</text:p>
          </table:table-cell>
          <table:table-cell table:style-name="ce5" table:formula="of:=IF(OR(IF([.D6]=&quot;g&quot;;1;0);IF([.D6]=&quot;y&quot;;1;0);IF([.D6]=&quot;a&quot;;1;0);IF([.D6]=&quot;w&quot;;1;0));1;0)" office:value-type="float" office:value="1" calcext:value-type="float">
            <text:p>1</text:p>
          </table:table-cell>
          <table:table-cell table:style-name="ce5" table:formula="of:=IF(OR(IF([.E6]=&quot;g&quot;;1;0);IF([.E6]=&quot;y&quot;;1;0);IF([.E6]=&quot;a&quot;;1;0);IF([.E6]=&quot;w&quot;;1;0));1;0)" office:value-type="float" office:value="1" calcext:value-type="float">
            <text:p>1</text:p>
          </table:table-cell>
          <table:table-cell table:style-name="ce5" table:formula="of:=IF(OR(IF([.F6]=&quot;g&quot;;1;0);IF([.F6]=&quot;y&quot;;1;0);IF([.F6]=&quot;a&quot;;1;0);IF([.F6]=&quot;w&quot;;1;0));1;0)" office:value-type="float" office:value="0" calcext:value-type="float">
            <text:p>0</text:p>
          </table:table-cell>
          <table:table-cell table:style-name="ce5" table:formula="of:=IF(OR(IF([.G6]=&quot;g&quot;;1;0);IF([.G6]=&quot;y&quot;;1;0);IF([.G6]=&quot;a&quot;;1;0);IF([.G6]=&quot;w&quot;;1;0));1;0)" office:value-type="float" office:value="1" calcext:value-type="float">
            <text:p>1</text:p>
          </table:table-cell>
          <table:table-cell table:style-name="ce5" table:formula="of:=IF(OR(IF([.H6]=&quot;g&quot;;1;0);IF([.H6]=&quot;y&quot;;1;0);IF([.H6]=&quot;a&quot;;1;0);IF([.H6]=&quot;w&quot;;1;0));1;0)" office:value-type="float" office:value="0" calcext:value-type="float">
            <text:p>0</text:p>
          </table:table-cell>
          <table:table-cell table:style-name="ce5" table:formula="of:=IF(OR(IF([.I6]=&quot;g&quot;;1;0);IF([.I6]=&quot;y&quot;;1;0);IF([.I6]=&quot;a&quot;;1;0);IF([.I6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6]=&quot;b&quot;;1;0);IF([.B6]=&quot;p&quot;;1;0);IF([.B6]=&quot;a&quot;;1;0);IF([.B6]=&quot;w&quot;;1;0));1;0)" office:value-type="float" office:value="0" calcext:value-type="float">
            <text:p>0</text:p>
          </table:table-cell>
          <table:table-cell table:style-name="ce5" table:formula="of:=IF(OR(IF([.C6]=&quot;b&quot;;1;0);IF([.C6]=&quot;p&quot;;1;0);IF([.C6]=&quot;a&quot;;1;0);IF([.C6]=&quot;w&quot;;1;0));1;0)" office:value-type="float" office:value="0" calcext:value-type="float">
            <text:p>0</text:p>
          </table:table-cell>
          <table:table-cell table:style-name="ce5" table:formula="of:=IF(OR(IF([.D6]=&quot;b&quot;;1;0);IF([.D6]=&quot;p&quot;;1;0);IF([.D6]=&quot;a&quot;;1;0);IF([.D6]=&quot;w&quot;;1;0));1;0)" office:value-type="float" office:value="0" calcext:value-type="float">
            <text:p>0</text:p>
          </table:table-cell>
          <table:table-cell table:style-name="ce5" table:formula="of:=IF(OR(IF([.E6]=&quot;b&quot;;1;0);IF([.E6]=&quot;p&quot;;1;0);IF([.E6]=&quot;a&quot;;1;0);IF([.E6]=&quot;w&quot;;1;0));1;0)" office:value-type="float" office:value="0" calcext:value-type="float">
            <text:p>0</text:p>
          </table:table-cell>
          <table:table-cell table:style-name="ce5" table:formula="of:=IF(OR(IF([.F6]=&quot;b&quot;;1;0);IF([.F6]=&quot;p&quot;;1;0);IF([.F6]=&quot;a&quot;;1;0);IF([.F6]=&quot;w&quot;;1;0));1;0)" office:value-type="float" office:value="1" calcext:value-type="float">
            <text:p>1</text:p>
          </table:table-cell>
          <table:table-cell table:style-name="ce5" table:formula="of:=IF(OR(IF([.G6]=&quot;b&quot;;1;0);IF([.G6]=&quot;p&quot;;1;0);IF([.G6]=&quot;a&quot;;1;0);IF([.G6]=&quot;w&quot;;1;0));1;0)" office:value-type="float" office:value="0" calcext:value-type="float">
            <text:p>0</text:p>
          </table:table-cell>
          <table:table-cell table:style-name="ce5" table:formula="of:=IF(OR(IF([.H6]=&quot;b&quot;;1;0);IF([.H6]=&quot;p&quot;;1;0);IF([.H6]=&quot;a&quot;;1;0);IF([.H6]=&quot;w&quot;;1;0));1;0)" office:value-type="float" office:value="0" calcext:value-type="float">
            <text:p>0</text:p>
          </table:table-cell>
          <table:table-cell table:style-name="ce5" table:formula="of:=IF(OR(IF([.I6]=&quot;b&quot;;1;0);IF([.I6]=&quot;p&quot;;1;0);IF([.I6]=&quot;a&quot;;1;0);IF([.I6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r</text:p>
          </table:table-cell>
          <table:table-cell table:number-columns-repeated="2" table:style-name="ce3" office:value-type="string" calcext:value-type="string">
            <text:p>b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y</text:p>
          </table:table-cell>
          <table:table-cell table:style-name="ce2"/>
          <table:table-cell/>
          <table:table-cell table:style-name="ce5" table:formula="of:=IF(OR(IF([.B7]=&quot;r&quot;;1;0);IF([.B7]=&quot;y&quot;;1;0);IF([.B7]=&quot;p&quot;;1;0);IF([.B7]=&quot;w&quot;;1;0));1;0)" office:value-type="float" office:value="1" calcext:value-type="float">
            <text:p>1</text:p>
          </table:table-cell>
          <table:table-cell table:style-name="ce5" table:formula="of:=IF(OR(IF([.C7]=&quot;r&quot;;1;0);IF([.C7]=&quot;y&quot;;1;0);IF([.C7]=&quot;p&quot;;1;0);IF([.C7]=&quot;w&quot;;1;0));1;0)" office:value-type="float" office:value="0" calcext:value-type="float">
            <text:p>0</text:p>
          </table:table-cell>
          <table:table-cell table:style-name="ce5" table:formula="of:=IF(OR(IF([.D7]=&quot;r&quot;;1;0);IF([.D7]=&quot;y&quot;;1;0);IF([.D7]=&quot;p&quot;;1;0);IF([.D7]=&quot;w&quot;;1;0));1;0)" office:value-type="float" office:value="1" calcext:value-type="float">
            <text:p>1</text:p>
          </table:table-cell>
          <table:table-cell table:style-name="ce5" table:formula="of:=IF(OR(IF([.E7]=&quot;r&quot;;1;0);IF([.E7]=&quot;y&quot;;1;0);IF([.E7]=&quot;p&quot;;1;0);IF([.E7]=&quot;w&quot;;1;0));1;0)" office:value-type="float" office:value="0" calcext:value-type="float">
            <text:p>0</text:p>
          </table:table-cell>
          <table:table-cell table:style-name="ce5" table:formula="of:=IF(OR(IF([.F7]=&quot;r&quot;;1;0);IF([.F7]=&quot;y&quot;;1;0);IF([.F7]=&quot;p&quot;;1;0);IF([.F7]=&quot;w&quot;;1;0));1;0)" office:value-type="float" office:value="0" calcext:value-type="float">
            <text:p>0</text:p>
          </table:table-cell>
          <table:table-cell table:style-name="ce5" table:formula="of:=IF(OR(IF([.G7]=&quot;r&quot;;1;0);IF([.G7]=&quot;y&quot;;1;0);IF([.G7]=&quot;p&quot;;1;0);IF([.G7]=&quot;w&quot;;1;0));1;0)" office:value-type="float" office:value="1" calcext:value-type="float">
            <text:p>1</text:p>
          </table:table-cell>
          <table:table-cell table:style-name="ce5" table:formula="of:=IF(OR(IF([.H7]=&quot;r&quot;;1;0);IF([.H7]=&quot;y&quot;;1;0);IF([.H7]=&quot;p&quot;;1;0);IF([.H7]=&quot;w&quot;;1;0));1;0)" office:value-type="float" office:value="0" calcext:value-type="float">
            <text:p>0</text:p>
          </table:table-cell>
          <table:table-cell table:style-name="ce5" table:formula="of:=IF(OR(IF([.I7]=&quot;r&quot;;1;0);IF([.I7]=&quot;y&quot;;1;0);IF([.I7]=&quot;p&quot;;1;0);IF([.I7]=&quot;w&quot;;1;0));1;0)" office:value-type="float" office:value="1" calcext:value-type="float">
            <text:p>1</text:p>
          </table:table-cell>
          <table:table-cell table:style-name="ce5"/>
          <table:table-cell table:style-name="ce5" table:formula="of:=IF(OR(IF([.B7]=&quot;g&quot;;1;0);IF([.B7]=&quot;y&quot;;1;0);IF([.B7]=&quot;a&quot;;1;0);IF([.B7]=&quot;w&quot;;1;0));1;0)" office:value-type="float" office:value="1" calcext:value-type="float">
            <text:p>1</text:p>
          </table:table-cell>
          <table:table-cell table:style-name="ce5" table:formula="of:=IF(OR(IF([.C7]=&quot;g&quot;;1;0);IF([.C7]=&quot;y&quot;;1;0);IF([.C7]=&quot;a&quot;;1;0);IF([.C7]=&quot;w&quot;;1;0));1;0)" office:value-type="float" office:value="0" calcext:value-type="float">
            <text:p>0</text:p>
          </table:table-cell>
          <table:table-cell table:style-name="ce5" table:formula="of:=IF(OR(IF([.D7]=&quot;g&quot;;1;0);IF([.D7]=&quot;y&quot;;1;0);IF([.D7]=&quot;a&quot;;1;0);IF([.D7]=&quot;w&quot;;1;0));1;0)" office:value-type="float" office:value="0" calcext:value-type="float">
            <text:p>0</text:p>
          </table:table-cell>
          <table:table-cell table:style-name="ce5" table:formula="of:=IF(OR(IF([.E7]=&quot;g&quot;;1;0);IF([.E7]=&quot;y&quot;;1;0);IF([.E7]=&quot;a&quot;;1;0);IF([.E7]=&quot;w&quot;;1;0));1;0)" office:value-type="float" office:value="0" calcext:value-type="float">
            <text:p>0</text:p>
          </table:table-cell>
          <table:table-cell table:style-name="ce5" table:formula="of:=IF(OR(IF([.F7]=&quot;g&quot;;1;0);IF([.F7]=&quot;y&quot;;1;0);IF([.F7]=&quot;a&quot;;1;0);IF([.F7]=&quot;w&quot;;1;0));1;0)" office:value-type="float" office:value="0" calcext:value-type="float">
            <text:p>0</text:p>
          </table:table-cell>
          <table:table-cell table:style-name="ce5" table:formula="of:=IF(OR(IF([.G7]=&quot;g&quot;;1;0);IF([.G7]=&quot;y&quot;;1;0);IF([.G7]=&quot;a&quot;;1;0);IF([.G7]=&quot;w&quot;;1;0));1;0)" office:value-type="float" office:value="0" calcext:value-type="float">
            <text:p>0</text:p>
          </table:table-cell>
          <table:table-cell table:style-name="ce5" table:formula="of:=IF(OR(IF([.H7]=&quot;g&quot;;1;0);IF([.H7]=&quot;y&quot;;1;0);IF([.H7]=&quot;a&quot;;1;0);IF([.H7]=&quot;w&quot;;1;0));1;0)" office:value-type="float" office:value="0" calcext:value-type="float">
            <text:p>0</text:p>
          </table:table-cell>
          <table:table-cell table:style-name="ce5" table:formula="of:=IF(OR(IF([.I7]=&quot;g&quot;;1;0);IF([.I7]=&quot;y&quot;;1;0);IF([.I7]=&quot;a&quot;;1;0);IF([.I7]=&quot;w&quot;;1;0));1;0)" office:value-type="float" office:value="1" calcext:value-type="float">
            <text:p>1</text:p>
          </table:table-cell>
          <table:table-cell table:style-name="ce5"/>
          <table:table-cell table:style-name="ce5" table:formula="of:=IF(OR(IF([.B7]=&quot;b&quot;;1;0);IF([.B7]=&quot;p&quot;;1;0);IF([.B7]=&quot;a&quot;;1;0);IF([.B7]=&quot;w&quot;;1;0));1;0)" office:value-type="float" office:value="0" calcext:value-type="float">
            <text:p>0</text:p>
          </table:table-cell>
          <table:table-cell table:style-name="ce5" table:formula="of:=IF(OR(IF([.C7]=&quot;b&quot;;1;0);IF([.C7]=&quot;p&quot;;1;0);IF([.C7]=&quot;a&quot;;1;0);IF([.C7]=&quot;w&quot;;1;0));1;0)" office:value-type="float" office:value="1" calcext:value-type="float">
            <text:p>1</text:p>
          </table:table-cell>
          <table:table-cell table:style-name="ce5" table:formula="of:=IF(OR(IF([.D7]=&quot;b&quot;;1;0);IF([.D7]=&quot;p&quot;;1;0);IF([.D7]=&quot;a&quot;;1;0);IF([.D7]=&quot;w&quot;;1;0));1;0)" office:value-type="float" office:value="0" calcext:value-type="float">
            <text:p>0</text:p>
          </table:table-cell>
          <table:table-cell table:style-name="ce5" table:formula="of:=IF(OR(IF([.E7]=&quot;b&quot;;1;0);IF([.E7]=&quot;p&quot;;1;0);IF([.E7]=&quot;a&quot;;1;0);IF([.E7]=&quot;w&quot;;1;0));1;0)" office:value-type="float" office:value="1" calcext:value-type="float">
            <text:p>1</text:p>
          </table:table-cell>
          <table:table-cell table:style-name="ce5" table:formula="of:=IF(OR(IF([.F7]=&quot;b&quot;;1;0);IF([.F7]=&quot;p&quot;;1;0);IF([.F7]=&quot;a&quot;;1;0);IF([.F7]=&quot;w&quot;;1;0));1;0)" office:value-type="float" office:value="1" calcext:value-type="float">
            <text:p>1</text:p>
          </table:table-cell>
          <table:table-cell table:style-name="ce5" table:formula="of:=IF(OR(IF([.G7]=&quot;b&quot;;1;0);IF([.G7]=&quot;p&quot;;1;0);IF([.G7]=&quot;a&quot;;1;0);IF([.G7]=&quot;w&quot;;1;0));1;0)" office:value-type="float" office:value="0" calcext:value-type="float">
            <text:p>0</text:p>
          </table:table-cell>
          <table:table-cell table:style-name="ce5" table:formula="of:=IF(OR(IF([.H7]=&quot;b&quot;;1;0);IF([.H7]=&quot;p&quot;;1;0);IF([.H7]=&quot;a&quot;;1;0);IF([.H7]=&quot;w&quot;;1;0));1;0)" office:value-type="float" office:value="1" calcext:value-type="float">
            <text:p>1</text:p>
          </table:table-cell>
          <table:table-cell table:style-name="ce5" table:formula="of:=IF(OR(IF([.I7]=&quot;b&quot;;1;0);IF([.I7]=&quot;p&quot;;1;0);IF([.I7]=&quot;a&quot;;1;0);IF([.I7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3" table:number-columns-repeated="2"/>
          <table:table-cell table:number-columns-repeated="4" table:style-name="ce3" office:value-type="string" calcext:value-type="string">
            <text:p>r</text:p>
          </table:table-cell>
          <table:table-cell table:style-name="ce3" table:number-columns-repeated="2"/>
          <table:table-cell table:style-name="ce2"/>
          <table:table-cell/>
          <table:table-cell table:style-name="ce5" table:formula="of:=IF(OR(IF([.B8]=&quot;r&quot;;1;0);IF([.B8]=&quot;y&quot;;1;0);IF([.B8]=&quot;p&quot;;1;0);IF([.B8]=&quot;w&quot;;1;0));1;0)" office:value-type="float" office:value="0" calcext:value-type="float">
            <text:p>0</text:p>
          </table:table-cell>
          <table:table-cell table:style-name="ce5" table:formula="of:=IF(OR(IF([.C8]=&quot;r&quot;;1;0);IF([.C8]=&quot;y&quot;;1;0);IF([.C8]=&quot;p&quot;;1;0);IF([.C8]=&quot;w&quot;;1;0));1;0)" office:value-type="float" office:value="0" calcext:value-type="float">
            <text:p>0</text:p>
          </table:table-cell>
          <table:table-cell table:style-name="ce5" table:formula="of:=IF(OR(IF([.D8]=&quot;r&quot;;1;0);IF([.D8]=&quot;y&quot;;1;0);IF([.D8]=&quot;p&quot;;1;0);IF([.D8]=&quot;w&quot;;1;0));1;0)" office:value-type="float" office:value="1" calcext:value-type="float">
            <text:p>1</text:p>
          </table:table-cell>
          <table:table-cell table:style-name="ce5" table:formula="of:=IF(OR(IF([.E8]=&quot;r&quot;;1;0);IF([.E8]=&quot;y&quot;;1;0);IF([.E8]=&quot;p&quot;;1;0);IF([.E8]=&quot;w&quot;;1;0));1;0)" office:value-type="float" office:value="1" calcext:value-type="float">
            <text:p>1</text:p>
          </table:table-cell>
          <table:table-cell table:style-name="ce5" table:formula="of:=IF(OR(IF([.F8]=&quot;r&quot;;1;0);IF([.F8]=&quot;y&quot;;1;0);IF([.F8]=&quot;p&quot;;1;0);IF([.F8]=&quot;w&quot;;1;0));1;0)" office:value-type="float" office:value="1" calcext:value-type="float">
            <text:p>1</text:p>
          </table:table-cell>
          <table:table-cell table:style-name="ce5" table:formula="of:=IF(OR(IF([.G8]=&quot;r&quot;;1;0);IF([.G8]=&quot;y&quot;;1;0);IF([.G8]=&quot;p&quot;;1;0);IF([.G8]=&quot;w&quot;;1;0));1;0)" office:value-type="float" office:value="1" calcext:value-type="float">
            <text:p>1</text:p>
          </table:table-cell>
          <table:table-cell table:style-name="ce5" table:formula="of:=IF(OR(IF([.H8]=&quot;r&quot;;1;0);IF([.H8]=&quot;y&quot;;1;0);IF([.H8]=&quot;p&quot;;1;0);IF([.H8]=&quot;w&quot;;1;0));1;0)" office:value-type="float" office:value="0" calcext:value-type="float">
            <text:p>0</text:p>
          </table:table-cell>
          <table:table-cell table:style-name="ce5" table:formula="of:=IF(OR(IF([.I8]=&quot;r&quot;;1;0);IF([.I8]=&quot;y&quot;;1;0);IF([.I8]=&quot;p&quot;;1;0);IF([.I8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8]=&quot;g&quot;;1;0);IF([.B8]=&quot;y&quot;;1;0);IF([.B8]=&quot;a&quot;;1;0);IF([.B8]=&quot;w&quot;;1;0));1;0)" office:value-type="float" office:value="0" calcext:value-type="float">
            <text:p>0</text:p>
          </table:table-cell>
          <table:table-cell table:style-name="ce5" table:formula="of:=IF(OR(IF([.C8]=&quot;g&quot;;1;0);IF([.C8]=&quot;y&quot;;1;0);IF([.C8]=&quot;a&quot;;1;0);IF([.C8]=&quot;w&quot;;1;0));1;0)" office:value-type="float" office:value="0" calcext:value-type="float">
            <text:p>0</text:p>
          </table:table-cell>
          <table:table-cell table:style-name="ce5" table:formula="of:=IF(OR(IF([.D8]=&quot;g&quot;;1;0);IF([.D8]=&quot;y&quot;;1;0);IF([.D8]=&quot;a&quot;;1;0);IF([.D8]=&quot;w&quot;;1;0));1;0)" office:value-type="float" office:value="0" calcext:value-type="float">
            <text:p>0</text:p>
          </table:table-cell>
          <table:table-cell table:style-name="ce5" table:formula="of:=IF(OR(IF([.E8]=&quot;g&quot;;1;0);IF([.E8]=&quot;y&quot;;1;0);IF([.E8]=&quot;a&quot;;1;0);IF([.E8]=&quot;w&quot;;1;0));1;0)" office:value-type="float" office:value="0" calcext:value-type="float">
            <text:p>0</text:p>
          </table:table-cell>
          <table:table-cell table:style-name="ce5" table:formula="of:=IF(OR(IF([.F8]=&quot;g&quot;;1;0);IF([.F8]=&quot;y&quot;;1;0);IF([.F8]=&quot;a&quot;;1;0);IF([.F8]=&quot;w&quot;;1;0));1;0)" office:value-type="float" office:value="0" calcext:value-type="float">
            <text:p>0</text:p>
          </table:table-cell>
          <table:table-cell table:style-name="ce5" table:formula="of:=IF(OR(IF([.G8]=&quot;g&quot;;1;0);IF([.G8]=&quot;y&quot;;1;0);IF([.G8]=&quot;a&quot;;1;0);IF([.G8]=&quot;w&quot;;1;0));1;0)" office:value-type="float" office:value="0" calcext:value-type="float">
            <text:p>0</text:p>
          </table:table-cell>
          <table:table-cell table:style-name="ce5" table:formula="of:=IF(OR(IF([.H8]=&quot;g&quot;;1;0);IF([.H8]=&quot;y&quot;;1;0);IF([.H8]=&quot;a&quot;;1;0);IF([.H8]=&quot;w&quot;;1;0));1;0)" office:value-type="float" office:value="0" calcext:value-type="float">
            <text:p>0</text:p>
          </table:table-cell>
          <table:table-cell table:style-name="ce5" table:formula="of:=IF(OR(IF([.I8]=&quot;g&quot;;1;0);IF([.I8]=&quot;y&quot;;1;0);IF([.I8]=&quot;a&quot;;1;0);IF([.I8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8]=&quot;b&quot;;1;0);IF([.B8]=&quot;p&quot;;1;0);IF([.B8]=&quot;a&quot;;1;0);IF([.B8]=&quot;w&quot;;1;0));1;0)" office:value-type="float" office:value="0" calcext:value-type="float">
            <text:p>0</text:p>
          </table:table-cell>
          <table:table-cell table:style-name="ce5" table:formula="of:=IF(OR(IF([.C8]=&quot;b&quot;;1;0);IF([.C8]=&quot;p&quot;;1;0);IF([.C8]=&quot;a&quot;;1;0);IF([.C8]=&quot;w&quot;;1;0));1;0)" office:value-type="float" office:value="0" calcext:value-type="float">
            <text:p>0</text:p>
          </table:table-cell>
          <table:table-cell table:style-name="ce5" table:formula="of:=IF(OR(IF([.D8]=&quot;b&quot;;1;0);IF([.D8]=&quot;p&quot;;1;0);IF([.D8]=&quot;a&quot;;1;0);IF([.D8]=&quot;w&quot;;1;0));1;0)" office:value-type="float" office:value="0" calcext:value-type="float">
            <text:p>0</text:p>
          </table:table-cell>
          <table:table-cell table:style-name="ce5" table:formula="of:=IF(OR(IF([.E8]=&quot;b&quot;;1;0);IF([.E8]=&quot;p&quot;;1;0);IF([.E8]=&quot;a&quot;;1;0);IF([.E8]=&quot;w&quot;;1;0));1;0)" office:value-type="float" office:value="0" calcext:value-type="float">
            <text:p>0</text:p>
          </table:table-cell>
          <table:table-cell table:style-name="ce5" table:formula="of:=IF(OR(IF([.F8]=&quot;b&quot;;1;0);IF([.F8]=&quot;p&quot;;1;0);IF([.F8]=&quot;a&quot;;1;0);IF([.F8]=&quot;w&quot;;1;0));1;0)" office:value-type="float" office:value="0" calcext:value-type="float">
            <text:p>0</text:p>
          </table:table-cell>
          <table:table-cell table:style-name="ce5" table:formula="of:=IF(OR(IF([.G8]=&quot;b&quot;;1;0);IF([.G8]=&quot;p&quot;;1;0);IF([.G8]=&quot;a&quot;;1;0);IF([.G8]=&quot;w&quot;;1;0));1;0)" office:value-type="float" office:value="0" calcext:value-type="float">
            <text:p>0</text:p>
          </table:table-cell>
          <table:table-cell table:style-name="ce5" table:formula="of:=IF(OR(IF([.H8]=&quot;b&quot;;1;0);IF([.H8]=&quot;p&quot;;1;0);IF([.H8]=&quot;a&quot;;1;0);IF([.H8]=&quot;w&quot;;1;0));1;0)" office:value-type="float" office:value="0" calcext:value-type="float">
            <text:p>0</text:p>
          </table:table-cell>
          <table:table-cell table:style-name="ce5" table:formula="of:=IF(OR(IF([.I8]=&quot;b&quot;;1;0);IF([.I8]=&quot;p&quot;;1;0);IF([.I8]=&quot;a&quot;;1;0);IF([.I8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3" table:number-columns-repeated="2"/>
          <table:table-cell table:number-columns-repeated="4" table:style-name="ce3" office:value-type="string" calcext:value-type="string">
            <text:p>r</text:p>
          </table:table-cell>
          <table:table-cell table:style-name="ce3" table:number-columns-repeated="2"/>
          <table:table-cell table:style-name="ce2"/>
          <table:table-cell/>
          <table:table-cell table:style-name="ce5" table:formula="of:=IF(OR(IF([.B9]=&quot;r&quot;;1;0);IF([.B9]=&quot;y&quot;;1;0);IF([.B9]=&quot;p&quot;;1;0);IF([.B9]=&quot;w&quot;;1;0));1;0)" office:value-type="float" office:value="0" calcext:value-type="float">
            <text:p>0</text:p>
          </table:table-cell>
          <table:table-cell table:style-name="ce5" table:formula="of:=IF(OR(IF([.C9]=&quot;r&quot;;1;0);IF([.C9]=&quot;y&quot;;1;0);IF([.C9]=&quot;p&quot;;1;0);IF([.C9]=&quot;w&quot;;1;0));1;0)" office:value-type="float" office:value="0" calcext:value-type="float">
            <text:p>0</text:p>
          </table:table-cell>
          <table:table-cell table:style-name="ce5" table:formula="of:=IF(OR(IF([.D9]=&quot;r&quot;;1;0);IF([.D9]=&quot;y&quot;;1;0);IF([.D9]=&quot;p&quot;;1;0);IF([.D9]=&quot;w&quot;;1;0));1;0)" office:value-type="float" office:value="1" calcext:value-type="float">
            <text:p>1</text:p>
          </table:table-cell>
          <table:table-cell table:style-name="ce5" table:formula="of:=IF(OR(IF([.E9]=&quot;r&quot;;1;0);IF([.E9]=&quot;y&quot;;1;0);IF([.E9]=&quot;p&quot;;1;0);IF([.E9]=&quot;w&quot;;1;0));1;0)" office:value-type="float" office:value="1" calcext:value-type="float">
            <text:p>1</text:p>
          </table:table-cell>
          <table:table-cell table:style-name="ce5" table:formula="of:=IF(OR(IF([.F9]=&quot;r&quot;;1;0);IF([.F9]=&quot;y&quot;;1;0);IF([.F9]=&quot;p&quot;;1;0);IF([.F9]=&quot;w&quot;;1;0));1;0)" office:value-type="float" office:value="1" calcext:value-type="float">
            <text:p>1</text:p>
          </table:table-cell>
          <table:table-cell table:style-name="ce5" table:formula="of:=IF(OR(IF([.G9]=&quot;r&quot;;1;0);IF([.G9]=&quot;y&quot;;1;0);IF([.G9]=&quot;p&quot;;1;0);IF([.G9]=&quot;w&quot;;1;0));1;0)" office:value-type="float" office:value="1" calcext:value-type="float">
            <text:p>1</text:p>
          </table:table-cell>
          <table:table-cell table:style-name="ce5" table:formula="of:=IF(OR(IF([.H9]=&quot;r&quot;;1;0);IF([.H9]=&quot;y&quot;;1;0);IF([.H9]=&quot;p&quot;;1;0);IF([.H9]=&quot;w&quot;;1;0));1;0)" office:value-type="float" office:value="0" calcext:value-type="float">
            <text:p>0</text:p>
          </table:table-cell>
          <table:table-cell table:style-name="ce5" table:formula="of:=IF(OR(IF([.I9]=&quot;r&quot;;1;0);IF([.I9]=&quot;y&quot;;1;0);IF([.I9]=&quot;p&quot;;1;0);IF([.I9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9]=&quot;g&quot;;1;0);IF([.B9]=&quot;y&quot;;1;0);IF([.B9]=&quot;a&quot;;1;0);IF([.B9]=&quot;w&quot;;1;0));1;0)" office:value-type="float" office:value="0" calcext:value-type="float">
            <text:p>0</text:p>
          </table:table-cell>
          <table:table-cell table:style-name="ce5" table:formula="of:=IF(OR(IF([.C9]=&quot;g&quot;;1;0);IF([.C9]=&quot;y&quot;;1;0);IF([.C9]=&quot;a&quot;;1;0);IF([.C9]=&quot;w&quot;;1;0));1;0)" office:value-type="float" office:value="0" calcext:value-type="float">
            <text:p>0</text:p>
          </table:table-cell>
          <table:table-cell table:style-name="ce5" table:formula="of:=IF(OR(IF([.D9]=&quot;g&quot;;1;0);IF([.D9]=&quot;y&quot;;1;0);IF([.D9]=&quot;a&quot;;1;0);IF([.D9]=&quot;w&quot;;1;0));1;0)" office:value-type="float" office:value="0" calcext:value-type="float">
            <text:p>0</text:p>
          </table:table-cell>
          <table:table-cell table:style-name="ce5" table:formula="of:=IF(OR(IF([.E9]=&quot;g&quot;;1;0);IF([.E9]=&quot;y&quot;;1;0);IF([.E9]=&quot;a&quot;;1;0);IF([.E9]=&quot;w&quot;;1;0));1;0)" office:value-type="float" office:value="0" calcext:value-type="float">
            <text:p>0</text:p>
          </table:table-cell>
          <table:table-cell table:style-name="ce5" table:formula="of:=IF(OR(IF([.F9]=&quot;g&quot;;1;0);IF([.F9]=&quot;y&quot;;1;0);IF([.F9]=&quot;a&quot;;1;0);IF([.F9]=&quot;w&quot;;1;0));1;0)" office:value-type="float" office:value="0" calcext:value-type="float">
            <text:p>0</text:p>
          </table:table-cell>
          <table:table-cell table:style-name="ce5" table:formula="of:=IF(OR(IF([.G9]=&quot;g&quot;;1;0);IF([.G9]=&quot;y&quot;;1;0);IF([.G9]=&quot;a&quot;;1;0);IF([.G9]=&quot;w&quot;;1;0));1;0)" office:value-type="float" office:value="0" calcext:value-type="float">
            <text:p>0</text:p>
          </table:table-cell>
          <table:table-cell table:style-name="ce5" table:formula="of:=IF(OR(IF([.H9]=&quot;g&quot;;1;0);IF([.H9]=&quot;y&quot;;1;0);IF([.H9]=&quot;a&quot;;1;0);IF([.H9]=&quot;w&quot;;1;0));1;0)" office:value-type="float" office:value="0" calcext:value-type="float">
            <text:p>0</text:p>
          </table:table-cell>
          <table:table-cell table:style-name="ce5" table:formula="of:=IF(OR(IF([.I9]=&quot;g&quot;;1;0);IF([.I9]=&quot;y&quot;;1;0);IF([.I9]=&quot;a&quot;;1;0);IF([.I9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9]=&quot;b&quot;;1;0);IF([.B9]=&quot;p&quot;;1;0);IF([.B9]=&quot;a&quot;;1;0);IF([.B9]=&quot;w&quot;;1;0));1;0)" office:value-type="float" office:value="0" calcext:value-type="float">
            <text:p>0</text:p>
          </table:table-cell>
          <table:table-cell table:style-name="ce5" table:formula="of:=IF(OR(IF([.C9]=&quot;b&quot;;1;0);IF([.C9]=&quot;p&quot;;1;0);IF([.C9]=&quot;a&quot;;1;0);IF([.C9]=&quot;w&quot;;1;0));1;0)" office:value-type="float" office:value="0" calcext:value-type="float">
            <text:p>0</text:p>
          </table:table-cell>
          <table:table-cell table:style-name="ce5" table:formula="of:=IF(OR(IF([.D9]=&quot;b&quot;;1;0);IF([.D9]=&quot;p&quot;;1;0);IF([.D9]=&quot;a&quot;;1;0);IF([.D9]=&quot;w&quot;;1;0));1;0)" office:value-type="float" office:value="0" calcext:value-type="float">
            <text:p>0</text:p>
          </table:table-cell>
          <table:table-cell table:style-name="ce5" table:formula="of:=IF(OR(IF([.E9]=&quot;b&quot;;1;0);IF([.E9]=&quot;p&quot;;1;0);IF([.E9]=&quot;a&quot;;1;0);IF([.E9]=&quot;w&quot;;1;0));1;0)" office:value-type="float" office:value="0" calcext:value-type="float">
            <text:p>0</text:p>
          </table:table-cell>
          <table:table-cell table:style-name="ce5" table:formula="of:=IF(OR(IF([.F9]=&quot;b&quot;;1;0);IF([.F9]=&quot;p&quot;;1;0);IF([.F9]=&quot;a&quot;;1;0);IF([.F9]=&quot;w&quot;;1;0));1;0)" office:value-type="float" office:value="0" calcext:value-type="float">
            <text:p>0</text:p>
          </table:table-cell>
          <table:table-cell table:style-name="ce5" table:formula="of:=IF(OR(IF([.G9]=&quot;b&quot;;1;0);IF([.G9]=&quot;p&quot;;1;0);IF([.G9]=&quot;a&quot;;1;0);IF([.G9]=&quot;w&quot;;1;0));1;0)" office:value-type="float" office:value="0" calcext:value-type="float">
            <text:p>0</text:p>
          </table:table-cell>
          <table:table-cell table:style-name="ce5" table:formula="of:=IF(OR(IF([.H9]=&quot;b&quot;;1;0);IF([.H9]=&quot;p&quot;;1;0);IF([.H9]=&quot;a&quot;;1;0);IF([.H9]=&quot;w&quot;;1;0));1;0)" office:value-type="float" office:value="0" calcext:value-type="float">
            <text:p>0</text:p>
          </table:table-cell>
          <table:table-cell table:style-name="ce5" table:formula="of:=IF(OR(IF([.I9]=&quot;b&quot;;1;0);IF([.I9]=&quot;p&quot;;1;0);IF([.I9]=&quot;a&quot;;1;0);IF([.I9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3" table:number-columns-repeated="2"/>
          <table:table-cell table:style-name="ce3" office:value-type="string" calcext:value-type="string">
            <text:p>p</text:p>
          </table:table-cell>
          <table:table-cell table:style-name="ce3" table:number-columns-repeated="2"/>
          <table:table-cell table:style-name="ce3" office:value-type="string" calcext:value-type="string">
            <text:p>p</text:p>
          </table:table-cell>
          <table:table-cell table:style-name="ce3" table:number-columns-repeated="2"/>
          <table:table-cell table:style-name="ce2"/>
          <table:table-cell/>
          <table:table-cell table:style-name="ce5" table:formula="of:=IF(OR(IF([.B10]=&quot;r&quot;;1;0);IF([.B10]=&quot;y&quot;;1;0);IF([.B10]=&quot;p&quot;;1;0);IF([.B10]=&quot;w&quot;;1;0));1;0)" office:value-type="float" office:value="0" calcext:value-type="float">
            <text:p>0</text:p>
          </table:table-cell>
          <table:table-cell table:style-name="ce5" table:formula="of:=IF(OR(IF([.C10]=&quot;r&quot;;1;0);IF([.C10]=&quot;y&quot;;1;0);IF([.C10]=&quot;p&quot;;1;0);IF([.C10]=&quot;w&quot;;1;0));1;0)" office:value-type="float" office:value="0" calcext:value-type="float">
            <text:p>0</text:p>
          </table:table-cell>
          <table:table-cell table:style-name="ce5" table:formula="of:=IF(OR(IF([.D10]=&quot;r&quot;;1;0);IF([.D10]=&quot;y&quot;;1;0);IF([.D10]=&quot;p&quot;;1;0);IF([.D10]=&quot;w&quot;;1;0));1;0)" office:value-type="float" office:value="1" calcext:value-type="float">
            <text:p>1</text:p>
          </table:table-cell>
          <table:table-cell table:style-name="ce5" table:formula="of:=IF(OR(IF([.E10]=&quot;r&quot;;1;0);IF([.E10]=&quot;y&quot;;1;0);IF([.E10]=&quot;p&quot;;1;0);IF([.E10]=&quot;w&quot;;1;0));1;0)" office:value-type="float" office:value="0" calcext:value-type="float">
            <text:p>0</text:p>
          </table:table-cell>
          <table:table-cell table:style-name="ce5" table:formula="of:=IF(OR(IF([.F10]=&quot;r&quot;;1;0);IF([.F10]=&quot;y&quot;;1;0);IF([.F10]=&quot;p&quot;;1;0);IF([.F10]=&quot;w&quot;;1;0));1;0)" office:value-type="float" office:value="0" calcext:value-type="float">
            <text:p>0</text:p>
          </table:table-cell>
          <table:table-cell table:style-name="ce5" table:formula="of:=IF(OR(IF([.G10]=&quot;r&quot;;1;0);IF([.G10]=&quot;y&quot;;1;0);IF([.G10]=&quot;p&quot;;1;0);IF([.G10]=&quot;w&quot;;1;0));1;0)" office:value-type="float" office:value="1" calcext:value-type="float">
            <text:p>1</text:p>
          </table:table-cell>
          <table:table-cell table:style-name="ce5" table:formula="of:=IF(OR(IF([.H10]=&quot;r&quot;;1;0);IF([.H10]=&quot;y&quot;;1;0);IF([.H10]=&quot;p&quot;;1;0);IF([.H10]=&quot;w&quot;;1;0));1;0)" office:value-type="float" office:value="0" calcext:value-type="float">
            <text:p>0</text:p>
          </table:table-cell>
          <table:table-cell table:style-name="ce5" table:formula="of:=IF(OR(IF([.I10]=&quot;r&quot;;1;0);IF([.I10]=&quot;y&quot;;1;0);IF([.I10]=&quot;p&quot;;1;0);IF([.I10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10]=&quot;g&quot;;1;0);IF([.B10]=&quot;y&quot;;1;0);IF([.B10]=&quot;a&quot;;1;0);IF([.B10]=&quot;w&quot;;1;0));1;0)" office:value-type="float" office:value="0" calcext:value-type="float">
            <text:p>0</text:p>
          </table:table-cell>
          <table:table-cell table:style-name="ce5" table:formula="of:=IF(OR(IF([.C10]=&quot;g&quot;;1;0);IF([.C10]=&quot;y&quot;;1;0);IF([.C10]=&quot;a&quot;;1;0);IF([.C10]=&quot;w&quot;;1;0));1;0)" office:value-type="float" office:value="0" calcext:value-type="float">
            <text:p>0</text:p>
          </table:table-cell>
          <table:table-cell table:style-name="ce5" table:formula="of:=IF(OR(IF([.D10]=&quot;g&quot;;1;0);IF([.D10]=&quot;y&quot;;1;0);IF([.D10]=&quot;a&quot;;1;0);IF([.D10]=&quot;w&quot;;1;0));1;0)" office:value-type="float" office:value="0" calcext:value-type="float">
            <text:p>0</text:p>
          </table:table-cell>
          <table:table-cell table:style-name="ce5" table:formula="of:=IF(OR(IF([.E10]=&quot;g&quot;;1;0);IF([.E10]=&quot;y&quot;;1;0);IF([.E10]=&quot;a&quot;;1;0);IF([.E10]=&quot;w&quot;;1;0));1;0)" office:value-type="float" office:value="0" calcext:value-type="float">
            <text:p>0</text:p>
          </table:table-cell>
          <table:table-cell table:style-name="ce5" table:formula="of:=IF(OR(IF([.F10]=&quot;g&quot;;1;0);IF([.F10]=&quot;y&quot;;1;0);IF([.F10]=&quot;a&quot;;1;0);IF([.F10]=&quot;w&quot;;1;0));1;0)" office:value-type="float" office:value="0" calcext:value-type="float">
            <text:p>0</text:p>
          </table:table-cell>
          <table:table-cell table:style-name="ce5" table:formula="of:=IF(OR(IF([.G10]=&quot;g&quot;;1;0);IF([.G10]=&quot;y&quot;;1;0);IF([.G10]=&quot;a&quot;;1;0);IF([.G10]=&quot;w&quot;;1;0));1;0)" office:value-type="float" office:value="0" calcext:value-type="float">
            <text:p>0</text:p>
          </table:table-cell>
          <table:table-cell table:style-name="ce5" table:formula="of:=IF(OR(IF([.H10]=&quot;g&quot;;1;0);IF([.H10]=&quot;y&quot;;1;0);IF([.H10]=&quot;a&quot;;1;0);IF([.H10]=&quot;w&quot;;1;0));1;0)" office:value-type="float" office:value="0" calcext:value-type="float">
            <text:p>0</text:p>
          </table:table-cell>
          <table:table-cell table:style-name="ce5" table:formula="of:=IF(OR(IF([.I10]=&quot;g&quot;;1;0);IF([.I10]=&quot;y&quot;;1;0);IF([.I10]=&quot;a&quot;;1;0);IF([.I10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10]=&quot;b&quot;;1;0);IF([.B10]=&quot;p&quot;;1;0);IF([.B10]=&quot;a&quot;;1;0);IF([.B10]=&quot;w&quot;;1;0));1;0)" office:value-type="float" office:value="0" calcext:value-type="float">
            <text:p>0</text:p>
          </table:table-cell>
          <table:table-cell table:style-name="ce5" table:formula="of:=IF(OR(IF([.C10]=&quot;b&quot;;1;0);IF([.C10]=&quot;p&quot;;1;0);IF([.C10]=&quot;a&quot;;1;0);IF([.C10]=&quot;w&quot;;1;0));1;0)" office:value-type="float" office:value="0" calcext:value-type="float">
            <text:p>0</text:p>
          </table:table-cell>
          <table:table-cell table:style-name="ce5" table:formula="of:=IF(OR(IF([.D10]=&quot;b&quot;;1;0);IF([.D10]=&quot;p&quot;;1;0);IF([.D10]=&quot;a&quot;;1;0);IF([.D10]=&quot;w&quot;;1;0));1;0)" office:value-type="float" office:value="1" calcext:value-type="float">
            <text:p>1</text:p>
          </table:table-cell>
          <table:table-cell table:style-name="ce5" table:formula="of:=IF(OR(IF([.E10]=&quot;b&quot;;1;0);IF([.E10]=&quot;p&quot;;1;0);IF([.E10]=&quot;a&quot;;1;0);IF([.E10]=&quot;w&quot;;1;0));1;0)" office:value-type="float" office:value="0" calcext:value-type="float">
            <text:p>0</text:p>
          </table:table-cell>
          <table:table-cell table:style-name="ce5" table:formula="of:=IF(OR(IF([.F10]=&quot;b&quot;;1;0);IF([.F10]=&quot;p&quot;;1;0);IF([.F10]=&quot;a&quot;;1;0);IF([.F10]=&quot;w&quot;;1;0));1;0)" office:value-type="float" office:value="0" calcext:value-type="float">
            <text:p>0</text:p>
          </table:table-cell>
          <table:table-cell table:style-name="ce5" table:formula="of:=IF(OR(IF([.G10]=&quot;b&quot;;1;0);IF([.G10]=&quot;p&quot;;1;0);IF([.G10]=&quot;a&quot;;1;0);IF([.G10]=&quot;w&quot;;1;0));1;0)" office:value-type="float" office:value="1" calcext:value-type="float">
            <text:p>1</text:p>
          </table:table-cell>
          <table:table-cell table:style-name="ce5" table:formula="of:=IF(OR(IF([.H10]=&quot;b&quot;;1;0);IF([.H10]=&quot;p&quot;;1;0);IF([.H10]=&quot;a&quot;;1;0);IF([.H10]=&quot;w&quot;;1;0));1;0)" office:value-type="float" office:value="0" calcext:value-type="float">
            <text:p>0</text:p>
          </table:table-cell>
          <table:table-cell table:style-name="ce5" table:formula="of:=IF(OR(IF([.I10]=&quot;b&quot;;1;0);IF([.I10]=&quot;p&quot;;1;0);IF([.I10]=&quot;a&quot;;1;0);IF([.I10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4">
          <table:table-cell table:style-name="ce2" table:number-columns-repeated="10"/>
          <table:table-cell table:number-columns-repeated="16374"/>
        </table:table-row>
        <table:table-row table:style-name="ro4">
          <table:table-cell table:number-columns-repeated="16384"/>
        </table:table-row>
        <table:table-row table:style-name="ro1">
          <table:table-cell/>
          <table:table-cell table:formula="of:=&quot;    .dw &quot;&amp;[.L13]&amp;&quot;, &quot;&amp;[.L14]&amp;&quot;, &quot;&amp;[.L15]&amp;&quot;, &quot;&amp;[.L16]&amp;&quot;, &quot;&amp;[.L17]&amp;&quot;, &quot;&amp;[.L18]&amp;&quot;, &quot;&amp;[.L19]&amp;&quot;, &quot;&amp;[.L20]" office:value-type="string" office:string-value="    .dw $00, $04, $28, $3C, $A5, $3C, $3C, $24" calcext:value-type="string">
            <text:p><text:s text:c="4"/>.dw $00, $04, $28, $3C, $A5, $3C, $3C, $24</text:p>
          </table:table-cell>
          <table:table-cell table:number-columns-repeated="9"/>
          <table:table-cell table:style-name="ce4" table:formula="of:=&quot;$&quot;&amp;BIN2HEX([.L3]&amp;[.M3]&amp;[.N3]&amp;[.O3]&amp;[.P3]&amp;[.Q3]&amp;[.R3]&amp;[.S3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U3]&amp;[.V3]&amp;[.W3]&amp;[.X3]&amp;[.Y3]&amp;[.Z3]&amp;[.AA3]&amp;[.AB3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AD3]&amp;[.AE3]&amp;[.AF3]&amp;[.AG3]&amp;[.AH3]&amp;[.AI3]&amp;[.AJ3]&amp;[.AK3];2)" office:value-type="string" office:string-value="$3C" calcext:value-type="string" table:number-columns-spanned="8" table:number-rows-spanned="1">
            <text:p>$3C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/>
          <table:table-cell table:formula="of:=&quot;    .dw &quot;&amp;[.U13]&amp;&quot;, &quot;&amp;[.U14]&amp;&quot;, &quot;&amp;[.U15]&amp;&quot;, &quot;&amp;[.U16]&amp;&quot;, &quot;&amp;[.U17]&amp;&quot;, &quot;&amp;[.U18]&amp;&quot;, &quot;&amp;[.U19]&amp;&quot;, &quot;&amp;[.U20]" office:value-type="string" office:string-value="    .dw $00, $04, $3C, $34, $81, $00, $00, $00" calcext:value-type="string">
            <text:p><text:s text:c="4"/>.dw $00, $04, $3C, $34, $81, $00, $00, $00</text:p>
          </table:table-cell>
          <table:table-cell table:number-columns-repeated="9"/>
          <table:table-cell table:style-name="ce4" table:formula="of:=&quot;$&quot;&amp;BIN2HEX([.L4]&amp;[.M4]&amp;[.N4]&amp;[.O4]&amp;[.P4]&amp;[.Q4]&amp;[.R4]&amp;[.S4];2)" office:value-type="string" office:string-value="$04" calcext:value-type="string" table:number-columns-spanned="8" table:number-rows-spanned="1">
            <text:p>$04</text:p>
          </table:table-cell>
          <table:covered-table-cell table:number-columns-repeated="7" table:style-name="ce4"/>
          <table:table-cell/>
          <table:table-cell table:style-name="ce4" table:formula="of:=&quot;$&quot;&amp;BIN2HEX([.U4]&amp;[.V4]&amp;[.W4]&amp;[.X4]&amp;[.Y4]&amp;[.Z4]&amp;[.AA4]&amp;[.AB4];2)" office:value-type="string" office:string-value="$04" calcext:value-type="string" table:number-columns-spanned="8" table:number-rows-spanned="1">
            <text:p>$04</text:p>
          </table:table-cell>
          <table:covered-table-cell table:number-columns-repeated="7" table:style-name="ce4"/>
          <table:table-cell/>
          <table:table-cell table:style-name="ce4" table:formula="of:=&quot;$&quot;&amp;BIN2HEX([.AD4]&amp;[.AE4]&amp;[.AF4]&amp;[.AG4]&amp;[.AH4]&amp;[.AI4]&amp;[.AJ4]&amp;[.AK4];2)" office:value-type="string" office:string-value="$3E" calcext:value-type="string" table:number-columns-spanned="8" table:number-rows-spanned="1">
            <text:p>$3E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/>
          <table:table-cell table:formula="of:=&quot;    .dw &quot;&amp;[.AD13]&amp;&quot;, &quot;&amp;[.AD14]&amp;&quot;, &quot;&amp;[.AD15]&amp;&quot;, &quot;&amp;[.AD16]&amp;&quot;, &quot;&amp;[.AD17]&amp;&quot;, &quot;&amp;[.AD18]&amp;&quot;, &quot;&amp;[.AD19]&amp;&quot;, &quot;&amp;[.AD20]" office:value-type="string" office:string-value="    .dw $3C, $3E, $14, $08, $5A, $00, $00, $24" calcext:value-type="string">
            <text:p><text:s text:c="4"/>.dw $3C, $3E, $14, $08, $5A, $00, $00, $24</text:p>
          </table:table-cell>
          <table:table-cell table:number-columns-repeated="9"/>
          <table:table-cell table:style-name="ce4" table:formula="of:=&quot;$&quot;&amp;BIN2HEX([.L5]&amp;[.M5]&amp;[.N5]&amp;[.O5]&amp;[.P5]&amp;[.Q5]&amp;[.R5]&amp;[.S5];2)" office:value-type="string" office:string-value="$28" calcext:value-type="string" table:number-columns-spanned="8" table:number-rows-spanned="1">
            <text:p>$28</text:p>
          </table:table-cell>
          <table:covered-table-cell table:number-columns-repeated="7" table:style-name="ce4"/>
          <table:table-cell/>
          <table:table-cell table:style-name="ce4" table:formula="of:=&quot;$&quot;&amp;BIN2HEX([.U5]&amp;[.V5]&amp;[.W5]&amp;[.X5]&amp;[.Y5]&amp;[.Z5]&amp;[.AA5]&amp;[.AB5];2)" office:value-type="string" office:string-value="$3C" calcext:value-type="string" table:number-columns-spanned="8" table:number-rows-spanned="1">
            <text:p>$3C</text:p>
          </table:table-cell>
          <table:covered-table-cell table:number-columns-repeated="7" table:style-name="ce4"/>
          <table:table-cell/>
          <table:table-cell table:style-name="ce4" table:formula="of:=&quot;$&quot;&amp;BIN2HEX([.AD5]&amp;[.AE5]&amp;[.AF5]&amp;[.AG5]&amp;[.AH5]&amp;[.AI5]&amp;[.AJ5]&amp;[.AK5];2)" office:value-type="string" office:string-value="$14" calcext:value-type="string" table:number-columns-spanned="8" table:number-rows-spanned="1">
            <text:p>$14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6]&amp;[.M6]&amp;[.N6]&amp;[.O6]&amp;[.P6]&amp;[.Q6]&amp;[.R6]&amp;[.S6];2)" office:value-type="string" office:string-value="$3C" calcext:value-type="string" table:number-columns-spanned="8" table:number-rows-spanned="1">
            <text:p>$3C</text:p>
          </table:table-cell>
          <table:covered-table-cell table:number-columns-repeated="7" table:style-name="ce4"/>
          <table:table-cell/>
          <table:table-cell table:style-name="ce4" table:formula="of:=&quot;$&quot;&amp;BIN2HEX([.U6]&amp;[.V6]&amp;[.W6]&amp;[.X6]&amp;[.Y6]&amp;[.Z6]&amp;[.AA6]&amp;[.AB6];2)" office:value-type="string" office:string-value="$34" calcext:value-type="string" table:number-columns-spanned="8" table:number-rows-spanned="1">
            <text:p>$34</text:p>
          </table:table-cell>
          <table:covered-table-cell table:number-columns-repeated="7" table:style-name="ce4"/>
          <table:table-cell/>
          <table:table-cell table:style-name="ce4" table:formula="of:=&quot;$&quot;&amp;BIN2HEX([.AD6]&amp;[.AE6]&amp;[.AF6]&amp;[.AG6]&amp;[.AH6]&amp;[.AI6]&amp;[.AJ6]&amp;[.AK6];2)" office:value-type="string" office:string-value="$08" calcext:value-type="string" table:number-columns-spanned="8" table:number-rows-spanned="1">
            <text:p>$08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7]&amp;[.M7]&amp;[.N7]&amp;[.O7]&amp;[.P7]&amp;[.Q7]&amp;[.R7]&amp;[.S7];2)" office:value-type="string" office:string-value="$A5" calcext:value-type="string" table:number-columns-spanned="8" table:number-rows-spanned="1">
            <text:p>$A5</text:p>
          </table:table-cell>
          <table:covered-table-cell table:number-columns-repeated="7" table:style-name="ce4"/>
          <table:table-cell/>
          <table:table-cell table:style-name="ce4" table:formula="of:=&quot;$&quot;&amp;BIN2HEX([.U7]&amp;[.V7]&amp;[.W7]&amp;[.X7]&amp;[.Y7]&amp;[.Z7]&amp;[.AA7]&amp;[.AB7];2)" office:value-type="string" office:string-value="$81" calcext:value-type="string" table:number-columns-spanned="8" table:number-rows-spanned="1">
            <text:p>$81</text:p>
          </table:table-cell>
          <table:covered-table-cell table:number-columns-repeated="7" table:style-name="ce4"/>
          <table:table-cell/>
          <table:table-cell table:style-name="ce4" table:formula="of:=&quot;$&quot;&amp;BIN2HEX([.AD7]&amp;[.AE7]&amp;[.AF7]&amp;[.AG7]&amp;[.AH7]&amp;[.AI7]&amp;[.AJ7]&amp;[.AK7];2)" office:value-type="string" office:string-value="$5A" calcext:value-type="string" table:number-columns-spanned="8" table:number-rows-spanned="1">
            <text:p>$5A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8]&amp;[.M8]&amp;[.N8]&amp;[.O8]&amp;[.P8]&amp;[.Q8]&amp;[.R8]&amp;[.S8];2)" office:value-type="string" office:string-value="$3C" calcext:value-type="string" table:number-columns-spanned="8" table:number-rows-spanned="1">
            <text:p>$3C</text:p>
          </table:table-cell>
          <table:covered-table-cell table:number-columns-repeated="7" table:style-name="ce4"/>
          <table:table-cell/>
          <table:table-cell table:style-name="ce4" table:formula="of:=&quot;$&quot;&amp;BIN2HEX([.U8]&amp;[.V8]&amp;[.W8]&amp;[.X8]&amp;[.Y8]&amp;[.Z8]&amp;[.AA8]&amp;[.AB8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AD8]&amp;[.AE8]&amp;[.AF8]&amp;[.AG8]&amp;[.AH8]&amp;[.AI8]&amp;[.AJ8]&amp;[.AK8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9]&amp;[.M9]&amp;[.N9]&amp;[.O9]&amp;[.P9]&amp;[.Q9]&amp;[.R9]&amp;[.S9];2)" office:value-type="string" office:string-value="$3C" calcext:value-type="string" table:number-columns-spanned="8" table:number-rows-spanned="1">
            <text:p>$3C</text:p>
          </table:table-cell>
          <table:covered-table-cell table:number-columns-repeated="7" table:style-name="ce4"/>
          <table:table-cell/>
          <table:table-cell table:style-name="ce4" table:formula="of:=&quot;$&quot;&amp;BIN2HEX([.U9]&amp;[.V9]&amp;[.W9]&amp;[.X9]&amp;[.Y9]&amp;[.Z9]&amp;[.AA9]&amp;[.AB9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AD9]&amp;[.AE9]&amp;[.AF9]&amp;[.AG9]&amp;[.AH9]&amp;[.AI9]&amp;[.AJ9]&amp;[.AK9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10]&amp;[.M10]&amp;[.N10]&amp;[.O10]&amp;[.P10]&amp;[.Q10]&amp;[.R10]&amp;[.S10];2)" office:value-type="string" office:string-value="$24" calcext:value-type="string" table:number-columns-spanned="8" table:number-rows-spanned="1">
            <text:p>$24</text:p>
          </table:table-cell>
          <table:covered-table-cell table:number-columns-repeated="7" table:style-name="ce4"/>
          <table:table-cell/>
          <table:table-cell table:style-name="ce4" table:formula="of:=&quot;$&quot;&amp;BIN2HEX([.U10]&amp;[.V10]&amp;[.W10]&amp;[.X10]&amp;[.Y10]&amp;[.Z10]&amp;[.AA10]&amp;[.AB10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AD10]&amp;[.AE10]&amp;[.AF10]&amp;[.AG10]&amp;[.AH10]&amp;[.AI10]&amp;[.AJ10]&amp;[.AK10];2)" office:value-type="string" office:string-value="$24" calcext:value-type="string" table:number-columns-spanned="8" table:number-rows-spanned="1">
            <text:p>$24</text:p>
          </table:table-cell>
          <table:covered-table-cell table:number-columns-repeated="7" table:style-name="ce4"/>
          <table:table-cell table:number-columns-repeated="16347"/>
        </table:table-row>
        <table:table-row table:style-name="ro5" table:number-rows-repeated="1048555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Mario.B3:Mario.I10">
            <calcext:condition calcext:apply-style-name="ConditionalStyle_1" calcext:value="=&quot;w&quot;" calcext:base-cell-address="Mario.B3"/>
            <calcext:condition calcext:apply-style-name="ConditionalStyle_2" calcext:value="=&quot;a&quot;" calcext:base-cell-address="Mario.B3"/>
            <calcext:condition calcext:apply-style-name="ConditionalStyle_3" calcext:value="=&quot;p&quot;" calcext:base-cell-address="Mario.B3"/>
            <calcext:condition calcext:apply-style-name="ConditionalStyle_4" calcext:value="=&quot;b&quot;" calcext:base-cell-address="Mario.B3"/>
            <calcext:condition calcext:apply-style-name="ConditionalStyle_5" calcext:value="=&quot;y&quot;" calcext:base-cell-address="Mario.B3"/>
            <calcext:condition calcext:apply-style-name="ConditionalStyle_6" calcext:value="=&quot;r&quot;" calcext:base-cell-address="Mario.B3"/>
            <calcext:condition calcext:apply-style-name="ConditionalStyle_7" calcext:value="=&quot;g&quot;" calcext:base-cell-address="Mario.B3"/>
          </calcext:conditional-format>
        </calcext:conditional-formats>
      </table:table>
      <table:table table:name="Spacey" table:style-name="ta2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default-cell-style-name="ce1"/>
        <table:table-column table:style-name="co5" table:number-columns-repeated="8" table:default-cell-style-name="ce1"/>
        <table:table-column table:style-name="co7" table:default-cell-style-name="ce1"/>
        <table:table-column table:style-name="co5" table:number-columns-repeated="8" table:default-cell-style-name="ce1"/>
        <table:table-column table:style-name="co8" table:number-columns-repeated="16347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2" table:number-columns-repeated="10"/>
          <table:table-cell/>
          <table:table-cell table:style-name="ce4" office:value-type="string" calcext:value-type="string" table:number-columns-spanned="8" table:number-rows-spanned="1">
            <text:p>RED</text:p>
          </table:table-cell>
          <table:covered-table-cell table:number-columns-repeated="7" table:style-name="ce4"/>
          <table:table-cell/>
          <table:table-cell table:style-name="ce4" office:value-type="string" calcext:value-type="string" table:number-columns-spanned="8" table:number-rows-spanned="1">
            <text:p>GREEN</text:p>
          </table:table-cell>
          <table:covered-table-cell table:number-columns-repeated="7" table:style-name="ce4"/>
          <table:table-cell/>
          <table:table-cell table:style-name="ce4" office:value-type="string" calcext:value-type="string" table:number-columns-spanned="8" table:number-rows-spanned="1">
            <text:p>BLUE</text:p>
          </table:table-cell>
          <table:covered-table-cell table:number-columns-repeated="7" table:style-name="ce4"/>
          <table:table-cell table:number-columns-repeated="16347"/>
        </table:table-row>
        <table:table-row table:style-name="ro3">
          <table:table-cell table:style-name="ce2"/>
          <table:table-cell table:style-name="ce6" table:number-columns-repeated="2"/>
          <table:table-cell table:style-name="ce6" office:value-type="string" calcext:value-type="string">
            <text:p>g</text:p>
          </table:table-cell>
          <table:table-cell table:style-name="ce6" table:number-columns-repeated="2"/>
          <table:table-cell table:style-name="ce6" office:value-type="string" calcext:value-type="string">
            <text:p>g</text:p>
          </table:table-cell>
          <table:table-cell table:style-name="ce6" table:number-columns-repeated="2"/>
          <table:table-cell table:style-name="ce2"/>
          <table:table-cell/>
          <table:table-cell table:style-name="ce5" table:formula="of:=IF(OR(IF([.B3]=&quot;r&quot;;1;0);IF([.B3]=&quot;y&quot;;1;0);IF([.B3]=&quot;p&quot;;1;0);IF([.B3]=&quot;w&quot;;1;0));1;0)" office:value-type="float" office:value="0" calcext:value-type="float">
            <text:p>0</text:p>
          </table:table-cell>
          <table:table-cell table:style-name="ce5" table:formula="of:=IF(OR(IF([.C3]=&quot;r&quot;;1;0);IF([.C3]=&quot;y&quot;;1;0);IF([.C3]=&quot;p&quot;;1;0);IF([.C3]=&quot;w&quot;;1;0));1;0)" office:value-type="float" office:value="0" calcext:value-type="float">
            <text:p>0</text:p>
          </table:table-cell>
          <table:table-cell table:style-name="ce5" table:formula="of:=IF(OR(IF([.D3]=&quot;r&quot;;1;0);IF([.D3]=&quot;y&quot;;1;0);IF([.D3]=&quot;p&quot;;1;0);IF([.D3]=&quot;w&quot;;1;0));1;0)" office:value-type="float" office:value="0" calcext:value-type="float">
            <text:p>0</text:p>
          </table:table-cell>
          <table:table-cell table:style-name="ce5" table:formula="of:=IF(OR(IF([.E3]=&quot;r&quot;;1;0);IF([.E3]=&quot;y&quot;;1;0);IF([.E3]=&quot;p&quot;;1;0);IF([.E3]=&quot;w&quot;;1;0));1;0)" office:value-type="float" office:value="0" calcext:value-type="float">
            <text:p>0</text:p>
          </table:table-cell>
          <table:table-cell table:style-name="ce5" table:formula="of:=IF(OR(IF([.F3]=&quot;r&quot;;1;0);IF([.F3]=&quot;y&quot;;1;0);IF([.F3]=&quot;p&quot;;1;0);IF([.F3]=&quot;w&quot;;1;0));1;0)" office:value-type="float" office:value="0" calcext:value-type="float">
            <text:p>0</text:p>
          </table:table-cell>
          <table:table-cell table:style-name="ce5" table:formula="of:=IF(OR(IF([.G3]=&quot;r&quot;;1;0);IF([.G3]=&quot;y&quot;;1;0);IF([.G3]=&quot;p&quot;;1;0);IF([.G3]=&quot;w&quot;;1;0));1;0)" office:value-type="float" office:value="0" calcext:value-type="float">
            <text:p>0</text:p>
          </table:table-cell>
          <table:table-cell table:style-name="ce5" table:formula="of:=IF(OR(IF([.H3]=&quot;r&quot;;1;0);IF([.H3]=&quot;y&quot;;1;0);IF([.H3]=&quot;p&quot;;1;0);IF([.H3]=&quot;w&quot;;1;0));1;0)" office:value-type="float" office:value="0" calcext:value-type="float">
            <text:p>0</text:p>
          </table:table-cell>
          <table:table-cell table:style-name="ce5" table:formula="of:=IF(OR(IF([.I3]=&quot;r&quot;;1;0);IF([.I3]=&quot;y&quot;;1;0);IF([.I3]=&quot;p&quot;;1;0);IF([.I3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3]=&quot;g&quot;;1;0);IF([.B3]=&quot;y&quot;;1;0);IF([.B3]=&quot;a&quot;;1;0);IF([.B3]=&quot;w&quot;;1;0));1;0)" office:value-type="float" office:value="0" calcext:value-type="float">
            <text:p>0</text:p>
          </table:table-cell>
          <table:table-cell table:style-name="ce5" table:formula="of:=IF(OR(IF([.C3]=&quot;g&quot;;1;0);IF([.C3]=&quot;y&quot;;1;0);IF([.C3]=&quot;a&quot;;1;0);IF([.C3]=&quot;w&quot;;1;0));1;0)" office:value-type="float" office:value="0" calcext:value-type="float">
            <text:p>0</text:p>
          </table:table-cell>
          <table:table-cell table:style-name="ce5" table:formula="of:=IF(OR(IF([.D3]=&quot;g&quot;;1;0);IF([.D3]=&quot;y&quot;;1;0);IF([.D3]=&quot;a&quot;;1;0);IF([.D3]=&quot;w&quot;;1;0));1;0)" office:value-type="float" office:value="1" calcext:value-type="float">
            <text:p>1</text:p>
          </table:table-cell>
          <table:table-cell table:style-name="ce5" table:formula="of:=IF(OR(IF([.E3]=&quot;g&quot;;1;0);IF([.E3]=&quot;y&quot;;1;0);IF([.E3]=&quot;a&quot;;1;0);IF([.E3]=&quot;w&quot;;1;0));1;0)" office:value-type="float" office:value="0" calcext:value-type="float">
            <text:p>0</text:p>
          </table:table-cell>
          <table:table-cell table:style-name="ce5" table:formula="of:=IF(OR(IF([.F3]=&quot;g&quot;;1;0);IF([.F3]=&quot;y&quot;;1;0);IF([.F3]=&quot;a&quot;;1;0);IF([.F3]=&quot;w&quot;;1;0));1;0)" office:value-type="float" office:value="0" calcext:value-type="float">
            <text:p>0</text:p>
          </table:table-cell>
          <table:table-cell table:style-name="ce5" table:formula="of:=IF(OR(IF([.G3]=&quot;g&quot;;1;0);IF([.G3]=&quot;y&quot;;1;0);IF([.G3]=&quot;a&quot;;1;0);IF([.G3]=&quot;w&quot;;1;0));1;0)" office:value-type="float" office:value="1" calcext:value-type="float">
            <text:p>1</text:p>
          </table:table-cell>
          <table:table-cell table:style-name="ce5" table:formula="of:=IF(OR(IF([.H3]=&quot;g&quot;;1;0);IF([.H3]=&quot;y&quot;;1;0);IF([.H3]=&quot;a&quot;;1;0);IF([.H3]=&quot;w&quot;;1;0));1;0)" office:value-type="float" office:value="0" calcext:value-type="float">
            <text:p>0</text:p>
          </table:table-cell>
          <table:table-cell table:style-name="ce5" table:formula="of:=IF(OR(IF([.I3]=&quot;g&quot;;1;0);IF([.I3]=&quot;y&quot;;1;0);IF([.I3]=&quot;a&quot;;1;0);IF([.I3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3]=&quot;b&quot;;1;0);IF([.B3]=&quot;p&quot;;1;0);IF([.B3]=&quot;a&quot;;1;0);IF([.B3]=&quot;w&quot;;1;0));1;0)" office:value-type="float" office:value="0" calcext:value-type="float">
            <text:p>0</text:p>
          </table:table-cell>
          <table:table-cell table:style-name="ce5" table:formula="of:=IF(OR(IF([.C3]=&quot;b&quot;;1;0);IF([.C3]=&quot;p&quot;;1;0);IF([.C3]=&quot;a&quot;;1;0);IF([.C3]=&quot;w&quot;;1;0));1;0)" office:value-type="float" office:value="0" calcext:value-type="float">
            <text:p>0</text:p>
          </table:table-cell>
          <table:table-cell table:style-name="ce5" table:formula="of:=IF(OR(IF([.D3]=&quot;b&quot;;1;0);IF([.D3]=&quot;p&quot;;1;0);IF([.D3]=&quot;a&quot;;1;0);IF([.D3]=&quot;w&quot;;1;0));1;0)" office:value-type="float" office:value="0" calcext:value-type="float">
            <text:p>0</text:p>
          </table:table-cell>
          <table:table-cell table:style-name="ce5" table:formula="of:=IF(OR(IF([.E3]=&quot;b&quot;;1;0);IF([.E3]=&quot;p&quot;;1;0);IF([.E3]=&quot;a&quot;;1;0);IF([.E3]=&quot;w&quot;;1;0));1;0)" office:value-type="float" office:value="0" calcext:value-type="float">
            <text:p>0</text:p>
          </table:table-cell>
          <table:table-cell table:style-name="ce5" table:formula="of:=IF(OR(IF([.F3]=&quot;b&quot;;1;0);IF([.F3]=&quot;p&quot;;1;0);IF([.F3]=&quot;a&quot;;1;0);IF([.F3]=&quot;w&quot;;1;0));1;0)" office:value-type="float" office:value="0" calcext:value-type="float">
            <text:p>0</text:p>
          </table:table-cell>
          <table:table-cell table:style-name="ce5" table:formula="of:=IF(OR(IF([.G3]=&quot;b&quot;;1;0);IF([.G3]=&quot;p&quot;;1;0);IF([.G3]=&quot;a&quot;;1;0);IF([.G3]=&quot;w&quot;;1;0));1;0)" office:value-type="float" office:value="0" calcext:value-type="float">
            <text:p>0</text:p>
          </table:table-cell>
          <table:table-cell table:style-name="ce5" table:formula="of:=IF(OR(IF([.H3]=&quot;b&quot;;1;0);IF([.H3]=&quot;p&quot;;1;0);IF([.H3]=&quot;a&quot;;1;0);IF([.H3]=&quot;w&quot;;1;0));1;0)" office:value-type="float" office:value="0" calcext:value-type="float">
            <text:p>0</text:p>
          </table:table-cell>
          <table:table-cell table:style-name="ce5" table:formula="of:=IF(OR(IF([.I3]=&quot;b&quot;;1;0);IF([.I3]=&quot;p&quot;;1;0);IF([.I3]=&quot;a&quot;;1;0);IF([.I3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6"/>
          <table:table-cell table:number-columns-repeated="6" table:style-name="ce6" office:value-type="string" calcext:value-type="string">
            <text:p>g</text:p>
          </table:table-cell>
          <table:table-cell table:style-name="ce6"/>
          <table:table-cell table:style-name="ce2"/>
          <table:table-cell/>
          <table:table-cell table:style-name="ce5" table:formula="of:=IF(OR(IF([.B4]=&quot;r&quot;;1;0);IF([.B4]=&quot;y&quot;;1;0);IF([.B4]=&quot;p&quot;;1;0);IF([.B4]=&quot;w&quot;;1;0));1;0)" office:value-type="float" office:value="0" calcext:value-type="float">
            <text:p>0</text:p>
          </table:table-cell>
          <table:table-cell table:style-name="ce5" table:formula="of:=IF(OR(IF([.C4]=&quot;r&quot;;1;0);IF([.C4]=&quot;y&quot;;1;0);IF([.C4]=&quot;p&quot;;1;0);IF([.C4]=&quot;w&quot;;1;0));1;0)" office:value-type="float" office:value="0" calcext:value-type="float">
            <text:p>0</text:p>
          </table:table-cell>
          <table:table-cell table:style-name="ce5" table:formula="of:=IF(OR(IF([.D4]=&quot;r&quot;;1;0);IF([.D4]=&quot;y&quot;;1;0);IF([.D4]=&quot;p&quot;;1;0);IF([.D4]=&quot;w&quot;;1;0));1;0)" office:value-type="float" office:value="0" calcext:value-type="float">
            <text:p>0</text:p>
          </table:table-cell>
          <table:table-cell table:style-name="ce5" table:formula="of:=IF(OR(IF([.E4]=&quot;r&quot;;1;0);IF([.E4]=&quot;y&quot;;1;0);IF([.E4]=&quot;p&quot;;1;0);IF([.E4]=&quot;w&quot;;1;0));1;0)" office:value-type="float" office:value="0" calcext:value-type="float">
            <text:p>0</text:p>
          </table:table-cell>
          <table:table-cell table:style-name="ce5" table:formula="of:=IF(OR(IF([.F4]=&quot;r&quot;;1;0);IF([.F4]=&quot;y&quot;;1;0);IF([.F4]=&quot;p&quot;;1;0);IF([.F4]=&quot;w&quot;;1;0));1;0)" office:value-type="float" office:value="0" calcext:value-type="float">
            <text:p>0</text:p>
          </table:table-cell>
          <table:table-cell table:style-name="ce5" table:formula="of:=IF(OR(IF([.G4]=&quot;r&quot;;1;0);IF([.G4]=&quot;y&quot;;1;0);IF([.G4]=&quot;p&quot;;1;0);IF([.G4]=&quot;w&quot;;1;0));1;0)" office:value-type="float" office:value="0" calcext:value-type="float">
            <text:p>0</text:p>
          </table:table-cell>
          <table:table-cell table:style-name="ce5" table:formula="of:=IF(OR(IF([.H4]=&quot;r&quot;;1;0);IF([.H4]=&quot;y&quot;;1;0);IF([.H4]=&quot;p&quot;;1;0);IF([.H4]=&quot;w&quot;;1;0));1;0)" office:value-type="float" office:value="0" calcext:value-type="float">
            <text:p>0</text:p>
          </table:table-cell>
          <table:table-cell table:style-name="ce5" table:formula="of:=IF(OR(IF([.I4]=&quot;r&quot;;1;0);IF([.I4]=&quot;y&quot;;1;0);IF([.I4]=&quot;p&quot;;1;0);IF([.I4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4]=&quot;g&quot;;1;0);IF([.B4]=&quot;y&quot;;1;0);IF([.B4]=&quot;a&quot;;1;0);IF([.B4]=&quot;w&quot;;1;0));1;0)" office:value-type="float" office:value="0" calcext:value-type="float">
            <text:p>0</text:p>
          </table:table-cell>
          <table:table-cell table:style-name="ce5" table:formula="of:=IF(OR(IF([.C4]=&quot;g&quot;;1;0);IF([.C4]=&quot;y&quot;;1;0);IF([.C4]=&quot;a&quot;;1;0);IF([.C4]=&quot;w&quot;;1;0));1;0)" office:value-type="float" office:value="1" calcext:value-type="float">
            <text:p>1</text:p>
          </table:table-cell>
          <table:table-cell table:style-name="ce5" table:formula="of:=IF(OR(IF([.D4]=&quot;g&quot;;1;0);IF([.D4]=&quot;y&quot;;1;0);IF([.D4]=&quot;a&quot;;1;0);IF([.D4]=&quot;w&quot;;1;0));1;0)" office:value-type="float" office:value="1" calcext:value-type="float">
            <text:p>1</text:p>
          </table:table-cell>
          <table:table-cell table:style-name="ce5" table:formula="of:=IF(OR(IF([.E4]=&quot;g&quot;;1;0);IF([.E4]=&quot;y&quot;;1;0);IF([.E4]=&quot;a&quot;;1;0);IF([.E4]=&quot;w&quot;;1;0));1;0)" office:value-type="float" office:value="1" calcext:value-type="float">
            <text:p>1</text:p>
          </table:table-cell>
          <table:table-cell table:style-name="ce5" table:formula="of:=IF(OR(IF([.F4]=&quot;g&quot;;1;0);IF([.F4]=&quot;y&quot;;1;0);IF([.F4]=&quot;a&quot;;1;0);IF([.F4]=&quot;w&quot;;1;0));1;0)" office:value-type="float" office:value="1" calcext:value-type="float">
            <text:p>1</text:p>
          </table:table-cell>
          <table:table-cell table:style-name="ce5" table:formula="of:=IF(OR(IF([.G4]=&quot;g&quot;;1;0);IF([.G4]=&quot;y&quot;;1;0);IF([.G4]=&quot;a&quot;;1;0);IF([.G4]=&quot;w&quot;;1;0));1;0)" office:value-type="float" office:value="1" calcext:value-type="float">
            <text:p>1</text:p>
          </table:table-cell>
          <table:table-cell table:style-name="ce5" table:formula="of:=IF(OR(IF([.H4]=&quot;g&quot;;1;0);IF([.H4]=&quot;y&quot;;1;0);IF([.H4]=&quot;a&quot;;1;0);IF([.H4]=&quot;w&quot;;1;0));1;0)" office:value-type="float" office:value="1" calcext:value-type="float">
            <text:p>1</text:p>
          </table:table-cell>
          <table:table-cell table:style-name="ce5" table:formula="of:=IF(OR(IF([.I4]=&quot;g&quot;;1;0);IF([.I4]=&quot;y&quot;;1;0);IF([.I4]=&quot;a&quot;;1;0);IF([.I4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4]=&quot;b&quot;;1;0);IF([.B4]=&quot;p&quot;;1;0);IF([.B4]=&quot;a&quot;;1;0);IF([.B4]=&quot;w&quot;;1;0));1;0)" office:value-type="float" office:value="0" calcext:value-type="float">
            <text:p>0</text:p>
          </table:table-cell>
          <table:table-cell table:style-name="ce5" table:formula="of:=IF(OR(IF([.C4]=&quot;b&quot;;1;0);IF([.C4]=&quot;p&quot;;1;0);IF([.C4]=&quot;a&quot;;1;0);IF([.C4]=&quot;w&quot;;1;0));1;0)" office:value-type="float" office:value="0" calcext:value-type="float">
            <text:p>0</text:p>
          </table:table-cell>
          <table:table-cell table:style-name="ce5" table:formula="of:=IF(OR(IF([.D4]=&quot;b&quot;;1;0);IF([.D4]=&quot;p&quot;;1;0);IF([.D4]=&quot;a&quot;;1;0);IF([.D4]=&quot;w&quot;;1;0));1;0)" office:value-type="float" office:value="0" calcext:value-type="float">
            <text:p>0</text:p>
          </table:table-cell>
          <table:table-cell table:style-name="ce5" table:formula="of:=IF(OR(IF([.E4]=&quot;b&quot;;1;0);IF([.E4]=&quot;p&quot;;1;0);IF([.E4]=&quot;a&quot;;1;0);IF([.E4]=&quot;w&quot;;1;0));1;0)" office:value-type="float" office:value="0" calcext:value-type="float">
            <text:p>0</text:p>
          </table:table-cell>
          <table:table-cell table:style-name="ce5" table:formula="of:=IF(OR(IF([.F4]=&quot;b&quot;;1;0);IF([.F4]=&quot;p&quot;;1;0);IF([.F4]=&quot;a&quot;;1;0);IF([.F4]=&quot;w&quot;;1;0));1;0)" office:value-type="float" office:value="0" calcext:value-type="float">
            <text:p>0</text:p>
          </table:table-cell>
          <table:table-cell table:style-name="ce5" table:formula="of:=IF(OR(IF([.G4]=&quot;b&quot;;1;0);IF([.G4]=&quot;p&quot;;1;0);IF([.G4]=&quot;a&quot;;1;0);IF([.G4]=&quot;w&quot;;1;0));1;0)" office:value-type="float" office:value="0" calcext:value-type="float">
            <text:p>0</text:p>
          </table:table-cell>
          <table:table-cell table:style-name="ce5" table:formula="of:=IF(OR(IF([.H4]=&quot;b&quot;;1;0);IF([.H4]=&quot;p&quot;;1;0);IF([.H4]=&quot;a&quot;;1;0);IF([.H4]=&quot;w&quot;;1;0));1;0)" office:value-type="float" office:value="0" calcext:value-type="float">
            <text:p>0</text:p>
          </table:table-cell>
          <table:table-cell table:style-name="ce5" table:formula="of:=IF(OR(IF([.I4]=&quot;b&quot;;1;0);IF([.I4]=&quot;p&quot;;1;0);IF([.I4]=&quot;a&quot;;1;0);IF([.I4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number-columns-repeated="8" table:style-name="ce6" office:value-type="string" calcext:value-type="string">
            <text:p>g</text:p>
          </table:table-cell>
          <table:table-cell table:style-name="ce2"/>
          <table:table-cell/>
          <table:table-cell table:style-name="ce5" table:formula="of:=IF(OR(IF([.B5]=&quot;r&quot;;1;0);IF([.B5]=&quot;y&quot;;1;0);IF([.B5]=&quot;p&quot;;1;0);IF([.B5]=&quot;w&quot;;1;0));1;0)" office:value-type="float" office:value="0" calcext:value-type="float">
            <text:p>0</text:p>
          </table:table-cell>
          <table:table-cell table:style-name="ce5" table:formula="of:=IF(OR(IF([.C5]=&quot;r&quot;;1;0);IF([.C5]=&quot;y&quot;;1;0);IF([.C5]=&quot;p&quot;;1;0);IF([.C5]=&quot;w&quot;;1;0));1;0)" office:value-type="float" office:value="0" calcext:value-type="float">
            <text:p>0</text:p>
          </table:table-cell>
          <table:table-cell table:style-name="ce5" table:formula="of:=IF(OR(IF([.D5]=&quot;r&quot;;1;0);IF([.D5]=&quot;y&quot;;1;0);IF([.D5]=&quot;p&quot;;1;0);IF([.D5]=&quot;w&quot;;1;0));1;0)" office:value-type="float" office:value="0" calcext:value-type="float">
            <text:p>0</text:p>
          </table:table-cell>
          <table:table-cell table:style-name="ce5" table:formula="of:=IF(OR(IF([.E5]=&quot;r&quot;;1;0);IF([.E5]=&quot;y&quot;;1;0);IF([.E5]=&quot;p&quot;;1;0);IF([.E5]=&quot;w&quot;;1;0));1;0)" office:value-type="float" office:value="0" calcext:value-type="float">
            <text:p>0</text:p>
          </table:table-cell>
          <table:table-cell table:style-name="ce5" table:formula="of:=IF(OR(IF([.F5]=&quot;r&quot;;1;0);IF([.F5]=&quot;y&quot;;1;0);IF([.F5]=&quot;p&quot;;1;0);IF([.F5]=&quot;w&quot;;1;0));1;0)" office:value-type="float" office:value="0" calcext:value-type="float">
            <text:p>0</text:p>
          </table:table-cell>
          <table:table-cell table:style-name="ce5" table:formula="of:=IF(OR(IF([.G5]=&quot;r&quot;;1;0);IF([.G5]=&quot;y&quot;;1;0);IF([.G5]=&quot;p&quot;;1;0);IF([.G5]=&quot;w&quot;;1;0));1;0)" office:value-type="float" office:value="0" calcext:value-type="float">
            <text:p>0</text:p>
          </table:table-cell>
          <table:table-cell table:style-name="ce5" table:formula="of:=IF(OR(IF([.H5]=&quot;r&quot;;1;0);IF([.H5]=&quot;y&quot;;1;0);IF([.H5]=&quot;p&quot;;1;0);IF([.H5]=&quot;w&quot;;1;0));1;0)" office:value-type="float" office:value="0" calcext:value-type="float">
            <text:p>0</text:p>
          </table:table-cell>
          <table:table-cell table:style-name="ce5" table:formula="of:=IF(OR(IF([.I5]=&quot;r&quot;;1;0);IF([.I5]=&quot;y&quot;;1;0);IF([.I5]=&quot;p&quot;;1;0);IF([.I5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5]=&quot;g&quot;;1;0);IF([.B5]=&quot;y&quot;;1;0);IF([.B5]=&quot;a&quot;;1;0);IF([.B5]=&quot;w&quot;;1;0));1;0)" office:value-type="float" office:value="1" calcext:value-type="float">
            <text:p>1</text:p>
          </table:table-cell>
          <table:table-cell table:style-name="ce5" table:formula="of:=IF(OR(IF([.C5]=&quot;g&quot;;1;0);IF([.C5]=&quot;y&quot;;1;0);IF([.C5]=&quot;a&quot;;1;0);IF([.C5]=&quot;w&quot;;1;0));1;0)" office:value-type="float" office:value="1" calcext:value-type="float">
            <text:p>1</text:p>
          </table:table-cell>
          <table:table-cell table:style-name="ce5" table:formula="of:=IF(OR(IF([.D5]=&quot;g&quot;;1;0);IF([.D5]=&quot;y&quot;;1;0);IF([.D5]=&quot;a&quot;;1;0);IF([.D5]=&quot;w&quot;;1;0));1;0)" office:value-type="float" office:value="1" calcext:value-type="float">
            <text:p>1</text:p>
          </table:table-cell>
          <table:table-cell table:style-name="ce5" table:formula="of:=IF(OR(IF([.E5]=&quot;g&quot;;1;0);IF([.E5]=&quot;y&quot;;1;0);IF([.E5]=&quot;a&quot;;1;0);IF([.E5]=&quot;w&quot;;1;0));1;0)" office:value-type="float" office:value="1" calcext:value-type="float">
            <text:p>1</text:p>
          </table:table-cell>
          <table:table-cell table:style-name="ce5" table:formula="of:=IF(OR(IF([.F5]=&quot;g&quot;;1;0);IF([.F5]=&quot;y&quot;;1;0);IF([.F5]=&quot;a&quot;;1;0);IF([.F5]=&quot;w&quot;;1;0));1;0)" office:value-type="float" office:value="1" calcext:value-type="float">
            <text:p>1</text:p>
          </table:table-cell>
          <table:table-cell table:style-name="ce5" table:formula="of:=IF(OR(IF([.G5]=&quot;g&quot;;1;0);IF([.G5]=&quot;y&quot;;1;0);IF([.G5]=&quot;a&quot;;1;0);IF([.G5]=&quot;w&quot;;1;0));1;0)" office:value-type="float" office:value="1" calcext:value-type="float">
            <text:p>1</text:p>
          </table:table-cell>
          <table:table-cell table:style-name="ce5" table:formula="of:=IF(OR(IF([.H5]=&quot;g&quot;;1;0);IF([.H5]=&quot;y&quot;;1;0);IF([.H5]=&quot;a&quot;;1;0);IF([.H5]=&quot;w&quot;;1;0));1;0)" office:value-type="float" office:value="1" calcext:value-type="float">
            <text:p>1</text:p>
          </table:table-cell>
          <table:table-cell table:style-name="ce5" table:formula="of:=IF(OR(IF([.I5]=&quot;g&quot;;1;0);IF([.I5]=&quot;y&quot;;1;0);IF([.I5]=&quot;a&quot;;1;0);IF([.I5]=&quot;w&quot;;1;0));1;0)" office:value-type="float" office:value="1" calcext:value-type="float">
            <text:p>1</text:p>
          </table:table-cell>
          <table:table-cell table:style-name="ce5"/>
          <table:table-cell table:style-name="ce5" table:formula="of:=IF(OR(IF([.B5]=&quot;b&quot;;1;0);IF([.B5]=&quot;p&quot;;1;0);IF([.B5]=&quot;a&quot;;1;0);IF([.B5]=&quot;w&quot;;1;0));1;0)" office:value-type="float" office:value="0" calcext:value-type="float">
            <text:p>0</text:p>
          </table:table-cell>
          <table:table-cell table:style-name="ce5" table:formula="of:=IF(OR(IF([.C5]=&quot;b&quot;;1;0);IF([.C5]=&quot;p&quot;;1;0);IF([.C5]=&quot;a&quot;;1;0);IF([.C5]=&quot;w&quot;;1;0));1;0)" office:value-type="float" office:value="0" calcext:value-type="float">
            <text:p>0</text:p>
          </table:table-cell>
          <table:table-cell table:style-name="ce5" table:formula="of:=IF(OR(IF([.D5]=&quot;b&quot;;1;0);IF([.D5]=&quot;p&quot;;1;0);IF([.D5]=&quot;a&quot;;1;0);IF([.D5]=&quot;w&quot;;1;0));1;0)" office:value-type="float" office:value="0" calcext:value-type="float">
            <text:p>0</text:p>
          </table:table-cell>
          <table:table-cell table:style-name="ce5" table:formula="of:=IF(OR(IF([.E5]=&quot;b&quot;;1;0);IF([.E5]=&quot;p&quot;;1;0);IF([.E5]=&quot;a&quot;;1;0);IF([.E5]=&quot;w&quot;;1;0));1;0)" office:value-type="float" office:value="0" calcext:value-type="float">
            <text:p>0</text:p>
          </table:table-cell>
          <table:table-cell table:style-name="ce5" table:formula="of:=IF(OR(IF([.F5]=&quot;b&quot;;1;0);IF([.F5]=&quot;p&quot;;1;0);IF([.F5]=&quot;a&quot;;1;0);IF([.F5]=&quot;w&quot;;1;0));1;0)" office:value-type="float" office:value="0" calcext:value-type="float">
            <text:p>0</text:p>
          </table:table-cell>
          <table:table-cell table:style-name="ce5" table:formula="of:=IF(OR(IF([.G5]=&quot;b&quot;;1;0);IF([.G5]=&quot;p&quot;;1;0);IF([.G5]=&quot;a&quot;;1;0);IF([.G5]=&quot;w&quot;;1;0));1;0)" office:value-type="float" office:value="0" calcext:value-type="float">
            <text:p>0</text:p>
          </table:table-cell>
          <table:table-cell table:style-name="ce5" table:formula="of:=IF(OR(IF([.H5]=&quot;b&quot;;1;0);IF([.H5]=&quot;p&quot;;1;0);IF([.H5]=&quot;a&quot;;1;0);IF([.H5]=&quot;w&quot;;1;0));1;0)" office:value-type="float" office:value="0" calcext:value-type="float">
            <text:p>0</text:p>
          </table:table-cell>
          <table:table-cell table:style-name="ce5" table:formula="of:=IF(OR(IF([.I5]=&quot;b&quot;;1;0);IF([.I5]=&quot;p&quot;;1;0);IF([.I5]=&quot;a&quot;;1;0);IF([.I5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number-columns-repeated="2" table:style-name="ce6" office:value-type="string" calcext:value-type="string">
            <text:p>g</text:p>
          </table:table-cell>
          <table:table-cell table:style-name="ce6" office:value-type="string" calcext:value-type="string">
            <text:p>r</text:p>
          </table:table-cell>
          <table:table-cell table:number-columns-repeated="2" table:style-name="ce6" office:value-type="string" calcext:value-type="string">
            <text:p>g</text:p>
          </table:table-cell>
          <table:table-cell table:style-name="ce6" office:value-type="string" calcext:value-type="string">
            <text:p>r</text:p>
          </table:table-cell>
          <table:table-cell table:number-columns-repeated="2" table:style-name="ce6" office:value-type="string" calcext:value-type="string">
            <text:p>g</text:p>
          </table:table-cell>
          <table:table-cell table:style-name="ce2"/>
          <table:table-cell/>
          <table:table-cell table:style-name="ce5" table:formula="of:=IF(OR(IF([.B6]=&quot;r&quot;;1;0);IF([.B6]=&quot;y&quot;;1;0);IF([.B6]=&quot;p&quot;;1;0);IF([.B6]=&quot;w&quot;;1;0));1;0)" office:value-type="float" office:value="0" calcext:value-type="float">
            <text:p>0</text:p>
          </table:table-cell>
          <table:table-cell table:style-name="ce5" table:formula="of:=IF(OR(IF([.C6]=&quot;r&quot;;1;0);IF([.C6]=&quot;y&quot;;1;0);IF([.C6]=&quot;p&quot;;1;0);IF([.C6]=&quot;w&quot;;1;0));1;0)" office:value-type="float" office:value="0" calcext:value-type="float">
            <text:p>0</text:p>
          </table:table-cell>
          <table:table-cell table:style-name="ce5" table:formula="of:=IF(OR(IF([.D6]=&quot;r&quot;;1;0);IF([.D6]=&quot;y&quot;;1;0);IF([.D6]=&quot;p&quot;;1;0);IF([.D6]=&quot;w&quot;;1;0));1;0)" office:value-type="float" office:value="1" calcext:value-type="float">
            <text:p>1</text:p>
          </table:table-cell>
          <table:table-cell table:style-name="ce5" table:formula="of:=IF(OR(IF([.E6]=&quot;r&quot;;1;0);IF([.E6]=&quot;y&quot;;1;0);IF([.E6]=&quot;p&quot;;1;0);IF([.E6]=&quot;w&quot;;1;0));1;0)" office:value-type="float" office:value="0" calcext:value-type="float">
            <text:p>0</text:p>
          </table:table-cell>
          <table:table-cell table:style-name="ce5" table:formula="of:=IF(OR(IF([.F6]=&quot;r&quot;;1;0);IF([.F6]=&quot;y&quot;;1;0);IF([.F6]=&quot;p&quot;;1;0);IF([.F6]=&quot;w&quot;;1;0));1;0)" office:value-type="float" office:value="0" calcext:value-type="float">
            <text:p>0</text:p>
          </table:table-cell>
          <table:table-cell table:style-name="ce5" table:formula="of:=IF(OR(IF([.G6]=&quot;r&quot;;1;0);IF([.G6]=&quot;y&quot;;1;0);IF([.G6]=&quot;p&quot;;1;0);IF([.G6]=&quot;w&quot;;1;0));1;0)" office:value-type="float" office:value="1" calcext:value-type="float">
            <text:p>1</text:p>
          </table:table-cell>
          <table:table-cell table:style-name="ce5" table:formula="of:=IF(OR(IF([.H6]=&quot;r&quot;;1;0);IF([.H6]=&quot;y&quot;;1;0);IF([.H6]=&quot;p&quot;;1;0);IF([.H6]=&quot;w&quot;;1;0));1;0)" office:value-type="float" office:value="0" calcext:value-type="float">
            <text:p>0</text:p>
          </table:table-cell>
          <table:table-cell table:style-name="ce5" table:formula="of:=IF(OR(IF([.I6]=&quot;r&quot;;1;0);IF([.I6]=&quot;y&quot;;1;0);IF([.I6]=&quot;p&quot;;1;0);IF([.I6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6]=&quot;g&quot;;1;0);IF([.B6]=&quot;y&quot;;1;0);IF([.B6]=&quot;a&quot;;1;0);IF([.B6]=&quot;w&quot;;1;0));1;0)" office:value-type="float" office:value="1" calcext:value-type="float">
            <text:p>1</text:p>
          </table:table-cell>
          <table:table-cell table:style-name="ce5" table:formula="of:=IF(OR(IF([.C6]=&quot;g&quot;;1;0);IF([.C6]=&quot;y&quot;;1;0);IF([.C6]=&quot;a&quot;;1;0);IF([.C6]=&quot;w&quot;;1;0));1;0)" office:value-type="float" office:value="1" calcext:value-type="float">
            <text:p>1</text:p>
          </table:table-cell>
          <table:table-cell table:style-name="ce5" table:formula="of:=IF(OR(IF([.D6]=&quot;g&quot;;1;0);IF([.D6]=&quot;y&quot;;1;0);IF([.D6]=&quot;a&quot;;1;0);IF([.D6]=&quot;w&quot;;1;0));1;0)" office:value-type="float" office:value="0" calcext:value-type="float">
            <text:p>0</text:p>
          </table:table-cell>
          <table:table-cell table:style-name="ce5" table:formula="of:=IF(OR(IF([.E6]=&quot;g&quot;;1;0);IF([.E6]=&quot;y&quot;;1;0);IF([.E6]=&quot;a&quot;;1;0);IF([.E6]=&quot;w&quot;;1;0));1;0)" office:value-type="float" office:value="1" calcext:value-type="float">
            <text:p>1</text:p>
          </table:table-cell>
          <table:table-cell table:style-name="ce5" table:formula="of:=IF(OR(IF([.F6]=&quot;g&quot;;1;0);IF([.F6]=&quot;y&quot;;1;0);IF([.F6]=&quot;a&quot;;1;0);IF([.F6]=&quot;w&quot;;1;0));1;0)" office:value-type="float" office:value="1" calcext:value-type="float">
            <text:p>1</text:p>
          </table:table-cell>
          <table:table-cell table:style-name="ce5" table:formula="of:=IF(OR(IF([.G6]=&quot;g&quot;;1;0);IF([.G6]=&quot;y&quot;;1;0);IF([.G6]=&quot;a&quot;;1;0);IF([.G6]=&quot;w&quot;;1;0));1;0)" office:value-type="float" office:value="0" calcext:value-type="float">
            <text:p>0</text:p>
          </table:table-cell>
          <table:table-cell table:style-name="ce5" table:formula="of:=IF(OR(IF([.H6]=&quot;g&quot;;1;0);IF([.H6]=&quot;y&quot;;1;0);IF([.H6]=&quot;a&quot;;1;0);IF([.H6]=&quot;w&quot;;1;0));1;0)" office:value-type="float" office:value="1" calcext:value-type="float">
            <text:p>1</text:p>
          </table:table-cell>
          <table:table-cell table:style-name="ce5" table:formula="of:=IF(OR(IF([.I6]=&quot;g&quot;;1;0);IF([.I6]=&quot;y&quot;;1;0);IF([.I6]=&quot;a&quot;;1;0);IF([.I6]=&quot;w&quot;;1;0));1;0)" office:value-type="float" office:value="1" calcext:value-type="float">
            <text:p>1</text:p>
          </table:table-cell>
          <table:table-cell table:style-name="ce5"/>
          <table:table-cell table:style-name="ce5" table:formula="of:=IF(OR(IF([.B6]=&quot;b&quot;;1;0);IF([.B6]=&quot;p&quot;;1;0);IF([.B6]=&quot;a&quot;;1;0);IF([.B6]=&quot;w&quot;;1;0));1;0)" office:value-type="float" office:value="0" calcext:value-type="float">
            <text:p>0</text:p>
          </table:table-cell>
          <table:table-cell table:style-name="ce5" table:formula="of:=IF(OR(IF([.C6]=&quot;b&quot;;1;0);IF([.C6]=&quot;p&quot;;1;0);IF([.C6]=&quot;a&quot;;1;0);IF([.C6]=&quot;w&quot;;1;0));1;0)" office:value-type="float" office:value="0" calcext:value-type="float">
            <text:p>0</text:p>
          </table:table-cell>
          <table:table-cell table:style-name="ce5" table:formula="of:=IF(OR(IF([.D6]=&quot;b&quot;;1;0);IF([.D6]=&quot;p&quot;;1;0);IF([.D6]=&quot;a&quot;;1;0);IF([.D6]=&quot;w&quot;;1;0));1;0)" office:value-type="float" office:value="0" calcext:value-type="float">
            <text:p>0</text:p>
          </table:table-cell>
          <table:table-cell table:style-name="ce5" table:formula="of:=IF(OR(IF([.E6]=&quot;b&quot;;1;0);IF([.E6]=&quot;p&quot;;1;0);IF([.E6]=&quot;a&quot;;1;0);IF([.E6]=&quot;w&quot;;1;0));1;0)" office:value-type="float" office:value="0" calcext:value-type="float">
            <text:p>0</text:p>
          </table:table-cell>
          <table:table-cell table:style-name="ce5" table:formula="of:=IF(OR(IF([.F6]=&quot;b&quot;;1;0);IF([.F6]=&quot;p&quot;;1;0);IF([.F6]=&quot;a&quot;;1;0);IF([.F6]=&quot;w&quot;;1;0));1;0)" office:value-type="float" office:value="0" calcext:value-type="float">
            <text:p>0</text:p>
          </table:table-cell>
          <table:table-cell table:style-name="ce5" table:formula="of:=IF(OR(IF([.G6]=&quot;b&quot;;1;0);IF([.G6]=&quot;p&quot;;1;0);IF([.G6]=&quot;a&quot;;1;0);IF([.G6]=&quot;w&quot;;1;0));1;0)" office:value-type="float" office:value="0" calcext:value-type="float">
            <text:p>0</text:p>
          </table:table-cell>
          <table:table-cell table:style-name="ce5" table:formula="of:=IF(OR(IF([.H6]=&quot;b&quot;;1;0);IF([.H6]=&quot;p&quot;;1;0);IF([.H6]=&quot;a&quot;;1;0);IF([.H6]=&quot;w&quot;;1;0));1;0)" office:value-type="float" office:value="0" calcext:value-type="float">
            <text:p>0</text:p>
          </table:table-cell>
          <table:table-cell table:style-name="ce5" table:formula="of:=IF(OR(IF([.I6]=&quot;b&quot;;1;0);IF([.I6]=&quot;p&quot;;1;0);IF([.I6]=&quot;a&quot;;1;0);IF([.I6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6"/>
          <table:table-cell table:number-columns-repeated="6" table:style-name="ce6" office:value-type="string" calcext:value-type="string">
            <text:p>g</text:p>
          </table:table-cell>
          <table:table-cell table:style-name="ce6"/>
          <table:table-cell table:style-name="ce2"/>
          <table:table-cell/>
          <table:table-cell table:style-name="ce5" table:formula="of:=IF(OR(IF([.B7]=&quot;r&quot;;1;0);IF([.B7]=&quot;y&quot;;1;0);IF([.B7]=&quot;p&quot;;1;0);IF([.B7]=&quot;w&quot;;1;0));1;0)" office:value-type="float" office:value="0" calcext:value-type="float">
            <text:p>0</text:p>
          </table:table-cell>
          <table:table-cell table:style-name="ce5" table:formula="of:=IF(OR(IF([.C7]=&quot;r&quot;;1;0);IF([.C7]=&quot;y&quot;;1;0);IF([.C7]=&quot;p&quot;;1;0);IF([.C7]=&quot;w&quot;;1;0));1;0)" office:value-type="float" office:value="0" calcext:value-type="float">
            <text:p>0</text:p>
          </table:table-cell>
          <table:table-cell table:style-name="ce5" table:formula="of:=IF(OR(IF([.D7]=&quot;r&quot;;1;0);IF([.D7]=&quot;y&quot;;1;0);IF([.D7]=&quot;p&quot;;1;0);IF([.D7]=&quot;w&quot;;1;0));1;0)" office:value-type="float" office:value="0" calcext:value-type="float">
            <text:p>0</text:p>
          </table:table-cell>
          <table:table-cell table:style-name="ce5" table:formula="of:=IF(OR(IF([.E7]=&quot;r&quot;;1;0);IF([.E7]=&quot;y&quot;;1;0);IF([.E7]=&quot;p&quot;;1;0);IF([.E7]=&quot;w&quot;;1;0));1;0)" office:value-type="float" office:value="0" calcext:value-type="float">
            <text:p>0</text:p>
          </table:table-cell>
          <table:table-cell table:style-name="ce5" table:formula="of:=IF(OR(IF([.F7]=&quot;r&quot;;1;0);IF([.F7]=&quot;y&quot;;1;0);IF([.F7]=&quot;p&quot;;1;0);IF([.F7]=&quot;w&quot;;1;0));1;0)" office:value-type="float" office:value="0" calcext:value-type="float">
            <text:p>0</text:p>
          </table:table-cell>
          <table:table-cell table:style-name="ce5" table:formula="of:=IF(OR(IF([.G7]=&quot;r&quot;;1;0);IF([.G7]=&quot;y&quot;;1;0);IF([.G7]=&quot;p&quot;;1;0);IF([.G7]=&quot;w&quot;;1;0));1;0)" office:value-type="float" office:value="0" calcext:value-type="float">
            <text:p>0</text:p>
          </table:table-cell>
          <table:table-cell table:style-name="ce5" table:formula="of:=IF(OR(IF([.H7]=&quot;r&quot;;1;0);IF([.H7]=&quot;y&quot;;1;0);IF([.H7]=&quot;p&quot;;1;0);IF([.H7]=&quot;w&quot;;1;0));1;0)" office:value-type="float" office:value="0" calcext:value-type="float">
            <text:p>0</text:p>
          </table:table-cell>
          <table:table-cell table:style-name="ce5" table:formula="of:=IF(OR(IF([.I7]=&quot;r&quot;;1;0);IF([.I7]=&quot;y&quot;;1;0);IF([.I7]=&quot;p&quot;;1;0);IF([.I7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7]=&quot;g&quot;;1;0);IF([.B7]=&quot;y&quot;;1;0);IF([.B7]=&quot;a&quot;;1;0);IF([.B7]=&quot;w&quot;;1;0));1;0)" office:value-type="float" office:value="0" calcext:value-type="float">
            <text:p>0</text:p>
          </table:table-cell>
          <table:table-cell table:style-name="ce5" table:formula="of:=IF(OR(IF([.C7]=&quot;g&quot;;1;0);IF([.C7]=&quot;y&quot;;1;0);IF([.C7]=&quot;a&quot;;1;0);IF([.C7]=&quot;w&quot;;1;0));1;0)" office:value-type="float" office:value="1" calcext:value-type="float">
            <text:p>1</text:p>
          </table:table-cell>
          <table:table-cell table:style-name="ce5" table:formula="of:=IF(OR(IF([.D7]=&quot;g&quot;;1;0);IF([.D7]=&quot;y&quot;;1;0);IF([.D7]=&quot;a&quot;;1;0);IF([.D7]=&quot;w&quot;;1;0));1;0)" office:value-type="float" office:value="1" calcext:value-type="float">
            <text:p>1</text:p>
          </table:table-cell>
          <table:table-cell table:style-name="ce5" table:formula="of:=IF(OR(IF([.E7]=&quot;g&quot;;1;0);IF([.E7]=&quot;y&quot;;1;0);IF([.E7]=&quot;a&quot;;1;0);IF([.E7]=&quot;w&quot;;1;0));1;0)" office:value-type="float" office:value="1" calcext:value-type="float">
            <text:p>1</text:p>
          </table:table-cell>
          <table:table-cell table:style-name="ce5" table:formula="of:=IF(OR(IF([.F7]=&quot;g&quot;;1;0);IF([.F7]=&quot;y&quot;;1;0);IF([.F7]=&quot;a&quot;;1;0);IF([.F7]=&quot;w&quot;;1;0));1;0)" office:value-type="float" office:value="1" calcext:value-type="float">
            <text:p>1</text:p>
          </table:table-cell>
          <table:table-cell table:style-name="ce5" table:formula="of:=IF(OR(IF([.G7]=&quot;g&quot;;1;0);IF([.G7]=&quot;y&quot;;1;0);IF([.G7]=&quot;a&quot;;1;0);IF([.G7]=&quot;w&quot;;1;0));1;0)" office:value-type="float" office:value="1" calcext:value-type="float">
            <text:p>1</text:p>
          </table:table-cell>
          <table:table-cell table:style-name="ce5" table:formula="of:=IF(OR(IF([.H7]=&quot;g&quot;;1;0);IF([.H7]=&quot;y&quot;;1;0);IF([.H7]=&quot;a&quot;;1;0);IF([.H7]=&quot;w&quot;;1;0));1;0)" office:value-type="float" office:value="1" calcext:value-type="float">
            <text:p>1</text:p>
          </table:table-cell>
          <table:table-cell table:style-name="ce5" table:formula="of:=IF(OR(IF([.I7]=&quot;g&quot;;1;0);IF([.I7]=&quot;y&quot;;1;0);IF([.I7]=&quot;a&quot;;1;0);IF([.I7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7]=&quot;b&quot;;1;0);IF([.B7]=&quot;p&quot;;1;0);IF([.B7]=&quot;a&quot;;1;0);IF([.B7]=&quot;w&quot;;1;0));1;0)" office:value-type="float" office:value="0" calcext:value-type="float">
            <text:p>0</text:p>
          </table:table-cell>
          <table:table-cell table:style-name="ce5" table:formula="of:=IF(OR(IF([.C7]=&quot;b&quot;;1;0);IF([.C7]=&quot;p&quot;;1;0);IF([.C7]=&quot;a&quot;;1;0);IF([.C7]=&quot;w&quot;;1;0));1;0)" office:value-type="float" office:value="0" calcext:value-type="float">
            <text:p>0</text:p>
          </table:table-cell>
          <table:table-cell table:style-name="ce5" table:formula="of:=IF(OR(IF([.D7]=&quot;b&quot;;1;0);IF([.D7]=&quot;p&quot;;1;0);IF([.D7]=&quot;a&quot;;1;0);IF([.D7]=&quot;w&quot;;1;0));1;0)" office:value-type="float" office:value="0" calcext:value-type="float">
            <text:p>0</text:p>
          </table:table-cell>
          <table:table-cell table:style-name="ce5" table:formula="of:=IF(OR(IF([.E7]=&quot;b&quot;;1;0);IF([.E7]=&quot;p&quot;;1;0);IF([.E7]=&quot;a&quot;;1;0);IF([.E7]=&quot;w&quot;;1;0));1;0)" office:value-type="float" office:value="0" calcext:value-type="float">
            <text:p>0</text:p>
          </table:table-cell>
          <table:table-cell table:style-name="ce5" table:formula="of:=IF(OR(IF([.F7]=&quot;b&quot;;1;0);IF([.F7]=&quot;p&quot;;1;0);IF([.F7]=&quot;a&quot;;1;0);IF([.F7]=&quot;w&quot;;1;0));1;0)" office:value-type="float" office:value="0" calcext:value-type="float">
            <text:p>0</text:p>
          </table:table-cell>
          <table:table-cell table:style-name="ce5" table:formula="of:=IF(OR(IF([.G7]=&quot;b&quot;;1;0);IF([.G7]=&quot;p&quot;;1;0);IF([.G7]=&quot;a&quot;;1;0);IF([.G7]=&quot;w&quot;;1;0));1;0)" office:value-type="float" office:value="0" calcext:value-type="float">
            <text:p>0</text:p>
          </table:table-cell>
          <table:table-cell table:style-name="ce5" table:formula="of:=IF(OR(IF([.H7]=&quot;b&quot;;1;0);IF([.H7]=&quot;p&quot;;1;0);IF([.H7]=&quot;a&quot;;1;0);IF([.H7]=&quot;w&quot;;1;0));1;0)" office:value-type="float" office:value="0" calcext:value-type="float">
            <text:p>0</text:p>
          </table:table-cell>
          <table:table-cell table:style-name="ce5" table:formula="of:=IF(OR(IF([.I7]=&quot;b&quot;;1;0);IF([.I7]=&quot;p&quot;;1;0);IF([.I7]=&quot;a&quot;;1;0);IF([.I7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6"/>
          <table:table-cell table:style-name="ce6" office:value-type="string" calcext:value-type="string">
            <text:p>g</text:p>
          </table:table-cell>
          <table:table-cell table:number-columns-repeated="4" table:style-name="ce6" office:value-type="string" calcext:value-type="string">
            <text:p>w</text:p>
          </table:table-cell>
          <table:table-cell table:style-name="ce6" office:value-type="string" calcext:value-type="string">
            <text:p>g</text:p>
          </table:table-cell>
          <table:table-cell table:style-name="ce6"/>
          <table:table-cell table:style-name="ce2"/>
          <table:table-cell/>
          <table:table-cell table:style-name="ce5" table:formula="of:=IF(OR(IF([.B8]=&quot;r&quot;;1;0);IF([.B8]=&quot;y&quot;;1;0);IF([.B8]=&quot;p&quot;;1;0);IF([.B8]=&quot;w&quot;;1;0));1;0)" office:value-type="float" office:value="0" calcext:value-type="float">
            <text:p>0</text:p>
          </table:table-cell>
          <table:table-cell table:style-name="ce5" table:formula="of:=IF(OR(IF([.C8]=&quot;r&quot;;1;0);IF([.C8]=&quot;y&quot;;1;0);IF([.C8]=&quot;p&quot;;1;0);IF([.C8]=&quot;w&quot;;1;0));1;0)" office:value-type="float" office:value="0" calcext:value-type="float">
            <text:p>0</text:p>
          </table:table-cell>
          <table:table-cell table:style-name="ce5" table:formula="of:=IF(OR(IF([.D8]=&quot;r&quot;;1;0);IF([.D8]=&quot;y&quot;;1;0);IF([.D8]=&quot;p&quot;;1;0);IF([.D8]=&quot;w&quot;;1;0));1;0)" office:value-type="float" office:value="1" calcext:value-type="float">
            <text:p>1</text:p>
          </table:table-cell>
          <table:table-cell table:style-name="ce5" table:formula="of:=IF(OR(IF([.E8]=&quot;r&quot;;1;0);IF([.E8]=&quot;y&quot;;1;0);IF([.E8]=&quot;p&quot;;1;0);IF([.E8]=&quot;w&quot;;1;0));1;0)" office:value-type="float" office:value="1" calcext:value-type="float">
            <text:p>1</text:p>
          </table:table-cell>
          <table:table-cell table:style-name="ce5" table:formula="of:=IF(OR(IF([.F8]=&quot;r&quot;;1;0);IF([.F8]=&quot;y&quot;;1;0);IF([.F8]=&quot;p&quot;;1;0);IF([.F8]=&quot;w&quot;;1;0));1;0)" office:value-type="float" office:value="1" calcext:value-type="float">
            <text:p>1</text:p>
          </table:table-cell>
          <table:table-cell table:style-name="ce5" table:formula="of:=IF(OR(IF([.G8]=&quot;r&quot;;1;0);IF([.G8]=&quot;y&quot;;1;0);IF([.G8]=&quot;p&quot;;1;0);IF([.G8]=&quot;w&quot;;1;0));1;0)" office:value-type="float" office:value="1" calcext:value-type="float">
            <text:p>1</text:p>
          </table:table-cell>
          <table:table-cell table:style-name="ce5" table:formula="of:=IF(OR(IF([.H8]=&quot;r&quot;;1;0);IF([.H8]=&quot;y&quot;;1;0);IF([.H8]=&quot;p&quot;;1;0);IF([.H8]=&quot;w&quot;;1;0));1;0)" office:value-type="float" office:value="0" calcext:value-type="float">
            <text:p>0</text:p>
          </table:table-cell>
          <table:table-cell table:style-name="ce5" table:formula="of:=IF(OR(IF([.I8]=&quot;r&quot;;1;0);IF([.I8]=&quot;y&quot;;1;0);IF([.I8]=&quot;p&quot;;1;0);IF([.I8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8]=&quot;g&quot;;1;0);IF([.B8]=&quot;y&quot;;1;0);IF([.B8]=&quot;a&quot;;1;0);IF([.B8]=&quot;w&quot;;1;0));1;0)" office:value-type="float" office:value="0" calcext:value-type="float">
            <text:p>0</text:p>
          </table:table-cell>
          <table:table-cell table:style-name="ce5" table:formula="of:=IF(OR(IF([.C8]=&quot;g&quot;;1;0);IF([.C8]=&quot;y&quot;;1;0);IF([.C8]=&quot;a&quot;;1;0);IF([.C8]=&quot;w&quot;;1;0));1;0)" office:value-type="float" office:value="1" calcext:value-type="float">
            <text:p>1</text:p>
          </table:table-cell>
          <table:table-cell table:style-name="ce5" table:formula="of:=IF(OR(IF([.D8]=&quot;g&quot;;1;0);IF([.D8]=&quot;y&quot;;1;0);IF([.D8]=&quot;a&quot;;1;0);IF([.D8]=&quot;w&quot;;1;0));1;0)" office:value-type="float" office:value="1" calcext:value-type="float">
            <text:p>1</text:p>
          </table:table-cell>
          <table:table-cell table:style-name="ce5" table:formula="of:=IF(OR(IF([.E8]=&quot;g&quot;;1;0);IF([.E8]=&quot;y&quot;;1;0);IF([.E8]=&quot;a&quot;;1;0);IF([.E8]=&quot;w&quot;;1;0));1;0)" office:value-type="float" office:value="1" calcext:value-type="float">
            <text:p>1</text:p>
          </table:table-cell>
          <table:table-cell table:style-name="ce5" table:formula="of:=IF(OR(IF([.F8]=&quot;g&quot;;1;0);IF([.F8]=&quot;y&quot;;1;0);IF([.F8]=&quot;a&quot;;1;0);IF([.F8]=&quot;w&quot;;1;0));1;0)" office:value-type="float" office:value="1" calcext:value-type="float">
            <text:p>1</text:p>
          </table:table-cell>
          <table:table-cell table:style-name="ce5" table:formula="of:=IF(OR(IF([.G8]=&quot;g&quot;;1;0);IF([.G8]=&quot;y&quot;;1;0);IF([.G8]=&quot;a&quot;;1;0);IF([.G8]=&quot;w&quot;;1;0));1;0)" office:value-type="float" office:value="1" calcext:value-type="float">
            <text:p>1</text:p>
          </table:table-cell>
          <table:table-cell table:style-name="ce5" table:formula="of:=IF(OR(IF([.H8]=&quot;g&quot;;1;0);IF([.H8]=&quot;y&quot;;1;0);IF([.H8]=&quot;a&quot;;1;0);IF([.H8]=&quot;w&quot;;1;0));1;0)" office:value-type="float" office:value="1" calcext:value-type="float">
            <text:p>1</text:p>
          </table:table-cell>
          <table:table-cell table:style-name="ce5" table:formula="of:=IF(OR(IF([.I8]=&quot;g&quot;;1;0);IF([.I8]=&quot;y&quot;;1;0);IF([.I8]=&quot;a&quot;;1;0);IF([.I8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8]=&quot;b&quot;;1;0);IF([.B8]=&quot;p&quot;;1;0);IF([.B8]=&quot;a&quot;;1;0);IF([.B8]=&quot;w&quot;;1;0));1;0)" office:value-type="float" office:value="0" calcext:value-type="float">
            <text:p>0</text:p>
          </table:table-cell>
          <table:table-cell table:style-name="ce5" table:formula="of:=IF(OR(IF([.C8]=&quot;b&quot;;1;0);IF([.C8]=&quot;p&quot;;1;0);IF([.C8]=&quot;a&quot;;1;0);IF([.C8]=&quot;w&quot;;1;0));1;0)" office:value-type="float" office:value="0" calcext:value-type="float">
            <text:p>0</text:p>
          </table:table-cell>
          <table:table-cell table:style-name="ce5" table:formula="of:=IF(OR(IF([.D8]=&quot;b&quot;;1;0);IF([.D8]=&quot;p&quot;;1;0);IF([.D8]=&quot;a&quot;;1;0);IF([.D8]=&quot;w&quot;;1;0));1;0)" office:value-type="float" office:value="1" calcext:value-type="float">
            <text:p>1</text:p>
          </table:table-cell>
          <table:table-cell table:style-name="ce5" table:formula="of:=IF(OR(IF([.E8]=&quot;b&quot;;1;0);IF([.E8]=&quot;p&quot;;1;0);IF([.E8]=&quot;a&quot;;1;0);IF([.E8]=&quot;w&quot;;1;0));1;0)" office:value-type="float" office:value="1" calcext:value-type="float">
            <text:p>1</text:p>
          </table:table-cell>
          <table:table-cell table:style-name="ce5" table:formula="of:=IF(OR(IF([.F8]=&quot;b&quot;;1;0);IF([.F8]=&quot;p&quot;;1;0);IF([.F8]=&quot;a&quot;;1;0);IF([.F8]=&quot;w&quot;;1;0));1;0)" office:value-type="float" office:value="1" calcext:value-type="float">
            <text:p>1</text:p>
          </table:table-cell>
          <table:table-cell table:style-name="ce5" table:formula="of:=IF(OR(IF([.G8]=&quot;b&quot;;1;0);IF([.G8]=&quot;p&quot;;1;0);IF([.G8]=&quot;a&quot;;1;0);IF([.G8]=&quot;w&quot;;1;0));1;0)" office:value-type="float" office:value="1" calcext:value-type="float">
            <text:p>1</text:p>
          </table:table-cell>
          <table:table-cell table:style-name="ce5" table:formula="of:=IF(OR(IF([.H8]=&quot;b&quot;;1;0);IF([.H8]=&quot;p&quot;;1;0);IF([.H8]=&quot;a&quot;;1;0);IF([.H8]=&quot;w&quot;;1;0));1;0)" office:value-type="float" office:value="0" calcext:value-type="float">
            <text:p>0</text:p>
          </table:table-cell>
          <table:table-cell table:style-name="ce5" table:formula="of:=IF(OR(IF([.I8]=&quot;b&quot;;1;0);IF([.I8]=&quot;p&quot;;1;0);IF([.I8]=&quot;a&quot;;1;0);IF([.I8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6" office:value-type="string" calcext:value-type="string">
            <text:p>g</text:p>
          </table:table-cell>
          <table:table-cell table:style-name="ce6"/>
          <table:table-cell table:number-columns-repeated="4" table:style-name="ce6" office:value-type="string" calcext:value-type="string">
            <text:p>g</text:p>
          </table:table-cell>
          <table:table-cell table:style-name="ce6"/>
          <table:table-cell table:style-name="ce6" office:value-type="string" calcext:value-type="string">
            <text:p>g</text:p>
          </table:table-cell>
          <table:table-cell table:style-name="ce2"/>
          <table:table-cell/>
          <table:table-cell table:style-name="ce5" table:formula="of:=IF(OR(IF([.B9]=&quot;r&quot;;1;0);IF([.B9]=&quot;y&quot;;1;0);IF([.B9]=&quot;p&quot;;1;0);IF([.B9]=&quot;w&quot;;1;0));1;0)" office:value-type="float" office:value="0" calcext:value-type="float">
            <text:p>0</text:p>
          </table:table-cell>
          <table:table-cell table:style-name="ce5" table:formula="of:=IF(OR(IF([.C9]=&quot;r&quot;;1;0);IF([.C9]=&quot;y&quot;;1;0);IF([.C9]=&quot;p&quot;;1;0);IF([.C9]=&quot;w&quot;;1;0));1;0)" office:value-type="float" office:value="0" calcext:value-type="float">
            <text:p>0</text:p>
          </table:table-cell>
          <table:table-cell table:style-name="ce5" table:formula="of:=IF(OR(IF([.D9]=&quot;r&quot;;1;0);IF([.D9]=&quot;y&quot;;1;0);IF([.D9]=&quot;p&quot;;1;0);IF([.D9]=&quot;w&quot;;1;0));1;0)" office:value-type="float" office:value="0" calcext:value-type="float">
            <text:p>0</text:p>
          </table:table-cell>
          <table:table-cell table:style-name="ce5" table:formula="of:=IF(OR(IF([.E9]=&quot;r&quot;;1;0);IF([.E9]=&quot;y&quot;;1;0);IF([.E9]=&quot;p&quot;;1;0);IF([.E9]=&quot;w&quot;;1;0));1;0)" office:value-type="float" office:value="0" calcext:value-type="float">
            <text:p>0</text:p>
          </table:table-cell>
          <table:table-cell table:style-name="ce5" table:formula="of:=IF(OR(IF([.F9]=&quot;r&quot;;1;0);IF([.F9]=&quot;y&quot;;1;0);IF([.F9]=&quot;p&quot;;1;0);IF([.F9]=&quot;w&quot;;1;0));1;0)" office:value-type="float" office:value="0" calcext:value-type="float">
            <text:p>0</text:p>
          </table:table-cell>
          <table:table-cell table:style-name="ce5" table:formula="of:=IF(OR(IF([.G9]=&quot;r&quot;;1;0);IF([.G9]=&quot;y&quot;;1;0);IF([.G9]=&quot;p&quot;;1;0);IF([.G9]=&quot;w&quot;;1;0));1;0)" office:value-type="float" office:value="0" calcext:value-type="float">
            <text:p>0</text:p>
          </table:table-cell>
          <table:table-cell table:style-name="ce5" table:formula="of:=IF(OR(IF([.H9]=&quot;r&quot;;1;0);IF([.H9]=&quot;y&quot;;1;0);IF([.H9]=&quot;p&quot;;1;0);IF([.H9]=&quot;w&quot;;1;0));1;0)" office:value-type="float" office:value="0" calcext:value-type="float">
            <text:p>0</text:p>
          </table:table-cell>
          <table:table-cell table:style-name="ce5" table:formula="of:=IF(OR(IF([.I9]=&quot;r&quot;;1;0);IF([.I9]=&quot;y&quot;;1;0);IF([.I9]=&quot;p&quot;;1;0);IF([.I9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9]=&quot;g&quot;;1;0);IF([.B9]=&quot;y&quot;;1;0);IF([.B9]=&quot;a&quot;;1;0);IF([.B9]=&quot;w&quot;;1;0));1;0)" office:value-type="float" office:value="1" calcext:value-type="float">
            <text:p>1</text:p>
          </table:table-cell>
          <table:table-cell table:style-name="ce5" table:formula="of:=IF(OR(IF([.C9]=&quot;g&quot;;1;0);IF([.C9]=&quot;y&quot;;1;0);IF([.C9]=&quot;a&quot;;1;0);IF([.C9]=&quot;w&quot;;1;0));1;0)" office:value-type="float" office:value="0" calcext:value-type="float">
            <text:p>0</text:p>
          </table:table-cell>
          <table:table-cell table:style-name="ce5" table:formula="of:=IF(OR(IF([.D9]=&quot;g&quot;;1;0);IF([.D9]=&quot;y&quot;;1;0);IF([.D9]=&quot;a&quot;;1;0);IF([.D9]=&quot;w&quot;;1;0));1;0)" office:value-type="float" office:value="1" calcext:value-type="float">
            <text:p>1</text:p>
          </table:table-cell>
          <table:table-cell table:style-name="ce5" table:formula="of:=IF(OR(IF([.E9]=&quot;g&quot;;1;0);IF([.E9]=&quot;y&quot;;1;0);IF([.E9]=&quot;a&quot;;1;0);IF([.E9]=&quot;w&quot;;1;0));1;0)" office:value-type="float" office:value="1" calcext:value-type="float">
            <text:p>1</text:p>
          </table:table-cell>
          <table:table-cell table:style-name="ce5" table:formula="of:=IF(OR(IF([.F9]=&quot;g&quot;;1;0);IF([.F9]=&quot;y&quot;;1;0);IF([.F9]=&quot;a&quot;;1;0);IF([.F9]=&quot;w&quot;;1;0));1;0)" office:value-type="float" office:value="1" calcext:value-type="float">
            <text:p>1</text:p>
          </table:table-cell>
          <table:table-cell table:style-name="ce5" table:formula="of:=IF(OR(IF([.G9]=&quot;g&quot;;1;0);IF([.G9]=&quot;y&quot;;1;0);IF([.G9]=&quot;a&quot;;1;0);IF([.G9]=&quot;w&quot;;1;0));1;0)" office:value-type="float" office:value="1" calcext:value-type="float">
            <text:p>1</text:p>
          </table:table-cell>
          <table:table-cell table:style-name="ce5" table:formula="of:=IF(OR(IF([.H9]=&quot;g&quot;;1;0);IF([.H9]=&quot;y&quot;;1;0);IF([.H9]=&quot;a&quot;;1;0);IF([.H9]=&quot;w&quot;;1;0));1;0)" office:value-type="float" office:value="0" calcext:value-type="float">
            <text:p>0</text:p>
          </table:table-cell>
          <table:table-cell table:style-name="ce5" table:formula="of:=IF(OR(IF([.I9]=&quot;g&quot;;1;0);IF([.I9]=&quot;y&quot;;1;0);IF([.I9]=&quot;a&quot;;1;0);IF([.I9]=&quot;w&quot;;1;0));1;0)" office:value-type="float" office:value="1" calcext:value-type="float">
            <text:p>1</text:p>
          </table:table-cell>
          <table:table-cell table:style-name="ce5"/>
          <table:table-cell table:style-name="ce5" table:formula="of:=IF(OR(IF([.B9]=&quot;b&quot;;1;0);IF([.B9]=&quot;p&quot;;1;0);IF([.B9]=&quot;a&quot;;1;0);IF([.B9]=&quot;w&quot;;1;0));1;0)" office:value-type="float" office:value="0" calcext:value-type="float">
            <text:p>0</text:p>
          </table:table-cell>
          <table:table-cell table:style-name="ce5" table:formula="of:=IF(OR(IF([.C9]=&quot;b&quot;;1;0);IF([.C9]=&quot;p&quot;;1;0);IF([.C9]=&quot;a&quot;;1;0);IF([.C9]=&quot;w&quot;;1;0));1;0)" office:value-type="float" office:value="0" calcext:value-type="float">
            <text:p>0</text:p>
          </table:table-cell>
          <table:table-cell table:style-name="ce5" table:formula="of:=IF(OR(IF([.D9]=&quot;b&quot;;1;0);IF([.D9]=&quot;p&quot;;1;0);IF([.D9]=&quot;a&quot;;1;0);IF([.D9]=&quot;w&quot;;1;0));1;0)" office:value-type="float" office:value="0" calcext:value-type="float">
            <text:p>0</text:p>
          </table:table-cell>
          <table:table-cell table:style-name="ce5" table:formula="of:=IF(OR(IF([.E9]=&quot;b&quot;;1;0);IF([.E9]=&quot;p&quot;;1;0);IF([.E9]=&quot;a&quot;;1;0);IF([.E9]=&quot;w&quot;;1;0));1;0)" office:value-type="float" office:value="0" calcext:value-type="float">
            <text:p>0</text:p>
          </table:table-cell>
          <table:table-cell table:style-name="ce5" table:formula="of:=IF(OR(IF([.F9]=&quot;b&quot;;1;0);IF([.F9]=&quot;p&quot;;1;0);IF([.F9]=&quot;a&quot;;1;0);IF([.F9]=&quot;w&quot;;1;0));1;0)" office:value-type="float" office:value="0" calcext:value-type="float">
            <text:p>0</text:p>
          </table:table-cell>
          <table:table-cell table:style-name="ce5" table:formula="of:=IF(OR(IF([.G9]=&quot;b&quot;;1;0);IF([.G9]=&quot;p&quot;;1;0);IF([.G9]=&quot;a&quot;;1;0);IF([.G9]=&quot;w&quot;;1;0));1;0)" office:value-type="float" office:value="0" calcext:value-type="float">
            <text:p>0</text:p>
          </table:table-cell>
          <table:table-cell table:style-name="ce5" table:formula="of:=IF(OR(IF([.H9]=&quot;b&quot;;1;0);IF([.H9]=&quot;p&quot;;1;0);IF([.H9]=&quot;a&quot;;1;0);IF([.H9]=&quot;w&quot;;1;0));1;0)" office:value-type="float" office:value="0" calcext:value-type="float">
            <text:p>0</text:p>
          </table:table-cell>
          <table:table-cell table:style-name="ce5" table:formula="of:=IF(OR(IF([.I9]=&quot;b&quot;;1;0);IF([.I9]=&quot;p&quot;;1;0);IF([.I9]=&quot;a&quot;;1;0);IF([.I9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6" office:value-type="string" calcext:value-type="string">
            <text:p>g</text:p>
          </table:table-cell>
          <table:table-cell table:style-name="ce6" table:number-columns-repeated="6"/>
          <table:table-cell table:style-name="ce6" office:value-type="string" calcext:value-type="string">
            <text:p>g</text:p>
          </table:table-cell>
          <table:table-cell table:style-name="ce2"/>
          <table:table-cell/>
          <table:table-cell table:style-name="ce5" table:formula="of:=IF(OR(IF([.B10]=&quot;r&quot;;1;0);IF([.B10]=&quot;y&quot;;1;0);IF([.B10]=&quot;p&quot;;1;0);IF([.B10]=&quot;w&quot;;1;0));1;0)" office:value-type="float" office:value="0" calcext:value-type="float">
            <text:p>0</text:p>
          </table:table-cell>
          <table:table-cell table:style-name="ce5" table:formula="of:=IF(OR(IF([.C10]=&quot;r&quot;;1;0);IF([.C10]=&quot;y&quot;;1;0);IF([.C10]=&quot;p&quot;;1;0);IF([.C10]=&quot;w&quot;;1;0));1;0)" office:value-type="float" office:value="0" calcext:value-type="float">
            <text:p>0</text:p>
          </table:table-cell>
          <table:table-cell table:style-name="ce5" table:formula="of:=IF(OR(IF([.D10]=&quot;r&quot;;1;0);IF([.D10]=&quot;y&quot;;1;0);IF([.D10]=&quot;p&quot;;1;0);IF([.D10]=&quot;w&quot;;1;0));1;0)" office:value-type="float" office:value="0" calcext:value-type="float">
            <text:p>0</text:p>
          </table:table-cell>
          <table:table-cell table:style-name="ce5" table:formula="of:=IF(OR(IF([.E10]=&quot;r&quot;;1;0);IF([.E10]=&quot;y&quot;;1;0);IF([.E10]=&quot;p&quot;;1;0);IF([.E10]=&quot;w&quot;;1;0));1;0)" office:value-type="float" office:value="0" calcext:value-type="float">
            <text:p>0</text:p>
          </table:table-cell>
          <table:table-cell table:style-name="ce5" table:formula="of:=IF(OR(IF([.F10]=&quot;r&quot;;1;0);IF([.F10]=&quot;y&quot;;1;0);IF([.F10]=&quot;p&quot;;1;0);IF([.F10]=&quot;w&quot;;1;0));1;0)" office:value-type="float" office:value="0" calcext:value-type="float">
            <text:p>0</text:p>
          </table:table-cell>
          <table:table-cell table:style-name="ce5" table:formula="of:=IF(OR(IF([.G10]=&quot;r&quot;;1;0);IF([.G10]=&quot;y&quot;;1;0);IF([.G10]=&quot;p&quot;;1;0);IF([.G10]=&quot;w&quot;;1;0));1;0)" office:value-type="float" office:value="0" calcext:value-type="float">
            <text:p>0</text:p>
          </table:table-cell>
          <table:table-cell table:style-name="ce5" table:formula="of:=IF(OR(IF([.H10]=&quot;r&quot;;1;0);IF([.H10]=&quot;y&quot;;1;0);IF([.H10]=&quot;p&quot;;1;0);IF([.H10]=&quot;w&quot;;1;0));1;0)" office:value-type="float" office:value="0" calcext:value-type="float">
            <text:p>0</text:p>
          </table:table-cell>
          <table:table-cell table:style-name="ce5" table:formula="of:=IF(OR(IF([.I10]=&quot;r&quot;;1;0);IF([.I10]=&quot;y&quot;;1;0);IF([.I10]=&quot;p&quot;;1;0);IF([.I10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10]=&quot;g&quot;;1;0);IF([.B10]=&quot;y&quot;;1;0);IF([.B10]=&quot;a&quot;;1;0);IF([.B10]=&quot;w&quot;;1;0));1;0)" office:value-type="float" office:value="1" calcext:value-type="float">
            <text:p>1</text:p>
          </table:table-cell>
          <table:table-cell table:style-name="ce5" table:formula="of:=IF(OR(IF([.C10]=&quot;g&quot;;1;0);IF([.C10]=&quot;y&quot;;1;0);IF([.C10]=&quot;a&quot;;1;0);IF([.C10]=&quot;w&quot;;1;0));1;0)" office:value-type="float" office:value="0" calcext:value-type="float">
            <text:p>0</text:p>
          </table:table-cell>
          <table:table-cell table:style-name="ce5" table:formula="of:=IF(OR(IF([.D10]=&quot;g&quot;;1;0);IF([.D10]=&quot;y&quot;;1;0);IF([.D10]=&quot;a&quot;;1;0);IF([.D10]=&quot;w&quot;;1;0));1;0)" office:value-type="float" office:value="0" calcext:value-type="float">
            <text:p>0</text:p>
          </table:table-cell>
          <table:table-cell table:style-name="ce5" table:formula="of:=IF(OR(IF([.E10]=&quot;g&quot;;1;0);IF([.E10]=&quot;y&quot;;1;0);IF([.E10]=&quot;a&quot;;1;0);IF([.E10]=&quot;w&quot;;1;0));1;0)" office:value-type="float" office:value="0" calcext:value-type="float">
            <text:p>0</text:p>
          </table:table-cell>
          <table:table-cell table:style-name="ce5" table:formula="of:=IF(OR(IF([.F10]=&quot;g&quot;;1;0);IF([.F10]=&quot;y&quot;;1;0);IF([.F10]=&quot;a&quot;;1;0);IF([.F10]=&quot;w&quot;;1;0));1;0)" office:value-type="float" office:value="0" calcext:value-type="float">
            <text:p>0</text:p>
          </table:table-cell>
          <table:table-cell table:style-name="ce5" table:formula="of:=IF(OR(IF([.G10]=&quot;g&quot;;1;0);IF([.G10]=&quot;y&quot;;1;0);IF([.G10]=&quot;a&quot;;1;0);IF([.G10]=&quot;w&quot;;1;0));1;0)" office:value-type="float" office:value="0" calcext:value-type="float">
            <text:p>0</text:p>
          </table:table-cell>
          <table:table-cell table:style-name="ce5" table:formula="of:=IF(OR(IF([.H10]=&quot;g&quot;;1;0);IF([.H10]=&quot;y&quot;;1;0);IF([.H10]=&quot;a&quot;;1;0);IF([.H10]=&quot;w&quot;;1;0));1;0)" office:value-type="float" office:value="0" calcext:value-type="float">
            <text:p>0</text:p>
          </table:table-cell>
          <table:table-cell table:style-name="ce5" table:formula="of:=IF(OR(IF([.I10]=&quot;g&quot;;1;0);IF([.I10]=&quot;y&quot;;1;0);IF([.I10]=&quot;a&quot;;1;0);IF([.I10]=&quot;w&quot;;1;0));1;0)" office:value-type="float" office:value="1" calcext:value-type="float">
            <text:p>1</text:p>
          </table:table-cell>
          <table:table-cell table:style-name="ce5"/>
          <table:table-cell table:style-name="ce5" table:formula="of:=IF(OR(IF([.B10]=&quot;b&quot;;1;0);IF([.B10]=&quot;p&quot;;1;0);IF([.B10]=&quot;a&quot;;1;0);IF([.B10]=&quot;w&quot;;1;0));1;0)" office:value-type="float" office:value="0" calcext:value-type="float">
            <text:p>0</text:p>
          </table:table-cell>
          <table:table-cell table:style-name="ce5" table:formula="of:=IF(OR(IF([.C10]=&quot;b&quot;;1;0);IF([.C10]=&quot;p&quot;;1;0);IF([.C10]=&quot;a&quot;;1;0);IF([.C10]=&quot;w&quot;;1;0));1;0)" office:value-type="float" office:value="0" calcext:value-type="float">
            <text:p>0</text:p>
          </table:table-cell>
          <table:table-cell table:style-name="ce5" table:formula="of:=IF(OR(IF([.D10]=&quot;b&quot;;1;0);IF([.D10]=&quot;p&quot;;1;0);IF([.D10]=&quot;a&quot;;1;0);IF([.D10]=&quot;w&quot;;1;0));1;0)" office:value-type="float" office:value="0" calcext:value-type="float">
            <text:p>0</text:p>
          </table:table-cell>
          <table:table-cell table:style-name="ce5" table:formula="of:=IF(OR(IF([.E10]=&quot;b&quot;;1;0);IF([.E10]=&quot;p&quot;;1;0);IF([.E10]=&quot;a&quot;;1;0);IF([.E10]=&quot;w&quot;;1;0));1;0)" office:value-type="float" office:value="0" calcext:value-type="float">
            <text:p>0</text:p>
          </table:table-cell>
          <table:table-cell table:style-name="ce5" table:formula="of:=IF(OR(IF([.F10]=&quot;b&quot;;1;0);IF([.F10]=&quot;p&quot;;1;0);IF([.F10]=&quot;a&quot;;1;0);IF([.F10]=&quot;w&quot;;1;0));1;0)" office:value-type="float" office:value="0" calcext:value-type="float">
            <text:p>0</text:p>
          </table:table-cell>
          <table:table-cell table:style-name="ce5" table:formula="of:=IF(OR(IF([.G10]=&quot;b&quot;;1;0);IF([.G10]=&quot;p&quot;;1;0);IF([.G10]=&quot;a&quot;;1;0);IF([.G10]=&quot;w&quot;;1;0));1;0)" office:value-type="float" office:value="0" calcext:value-type="float">
            <text:p>0</text:p>
          </table:table-cell>
          <table:table-cell table:style-name="ce5" table:formula="of:=IF(OR(IF([.H10]=&quot;b&quot;;1;0);IF([.H10]=&quot;p&quot;;1;0);IF([.H10]=&quot;a&quot;;1;0);IF([.H10]=&quot;w&quot;;1;0));1;0)" office:value-type="float" office:value="0" calcext:value-type="float">
            <text:p>0</text:p>
          </table:table-cell>
          <table:table-cell table:style-name="ce5" table:formula="of:=IF(OR(IF([.I10]=&quot;b&quot;;1;0);IF([.I10]=&quot;p&quot;;1;0);IF([.I10]=&quot;a&quot;;1;0);IF([.I10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4">
          <table:table-cell table:style-name="ce2" table:number-columns-repeated="10"/>
          <table:table-cell table:number-columns-repeated="16374"/>
        </table:table-row>
        <table:table-row table:style-name="ro4">
          <table:table-cell table:number-columns-repeated="16384"/>
        </table:table-row>
        <table:table-row table:style-name="ro1">
          <table:table-cell/>
          <table:table-cell table:formula="of:=&quot;    .dw &quot;&amp;[.L13]&amp;&quot;, &quot;&amp;[.L14]&amp;&quot;, &quot;&amp;[.L15]&amp;&quot;, &quot;&amp;[.L16]&amp;&quot;, &quot;&amp;[.L17]&amp;&quot;, &quot;&amp;[.L18]&amp;&quot;, &quot;&amp;[.L19]&amp;&quot;, &quot;&amp;[.L20]" office:value-type="string" office:string-value="    .dw $00, $00, $00, $24, $00, $3C, $00, $00" calcext:value-type="string">
            <text:p><text:s text:c="4"/>.dw $00, $00, $00, $24, $00, $3C, $00, $00</text:p>
          </table:table-cell>
          <table:table-cell table:number-columns-repeated="9"/>
          <table:table-cell table:style-name="ce4" table:formula="of:=&quot;$&quot;&amp;BIN2HEX([.L3]&amp;[.M3]&amp;[.N3]&amp;[.O3]&amp;[.P3]&amp;[.Q3]&amp;[.R3]&amp;[.S3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U3]&amp;[.V3]&amp;[.W3]&amp;[.X3]&amp;[.Y3]&amp;[.Z3]&amp;[.AA3]&amp;[.AB3];2)" office:value-type="string" office:string-value="$24" calcext:value-type="string" table:number-columns-spanned="8" table:number-rows-spanned="1">
            <text:p>$24</text:p>
          </table:table-cell>
          <table:covered-table-cell table:number-columns-repeated="7" table:style-name="ce4"/>
          <table:table-cell/>
          <table:table-cell table:style-name="ce4" table:formula="of:=&quot;$&quot;&amp;BIN2HEX([.AD3]&amp;[.AE3]&amp;[.AF3]&amp;[.AG3]&amp;[.AH3]&amp;[.AI3]&amp;[.AJ3]&amp;[.AK3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/>
          <table:table-cell table:formula="of:=&quot;    .dw &quot;&amp;[.U13]&amp;&quot;, &quot;&amp;[.U14]&amp;&quot;, &quot;&amp;[.U15]&amp;&quot;, &quot;&amp;[.U16]&amp;&quot;, &quot;&amp;[.U17]&amp;&quot;, &quot;&amp;[.U18]&amp;&quot;, &quot;&amp;[.U19]&amp;&quot;, &quot;&amp;[.U20]" office:value-type="string" office:string-value="    .dw $24, $7E, $FF, $DB, $7E, $7E, $BD, $81" calcext:value-type="string">
            <text:p><text:s text:c="4"/>.dw $24, $7E, $FF, $DB, $7E, $7E, $BD, $81</text:p>
          </table:table-cell>
          <table:table-cell table:number-columns-repeated="9"/>
          <table:table-cell table:style-name="ce4" table:formula="of:=&quot;$&quot;&amp;BIN2HEX([.L4]&amp;[.M4]&amp;[.N4]&amp;[.O4]&amp;[.P4]&amp;[.Q4]&amp;[.R4]&amp;[.S4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U4]&amp;[.V4]&amp;[.W4]&amp;[.X4]&amp;[.Y4]&amp;[.Z4]&amp;[.AA4]&amp;[.AB4];2)" office:value-type="string" office:string-value="$7E" calcext:value-type="string" table:number-columns-spanned="8" table:number-rows-spanned="1">
            <text:p>$7E</text:p>
          </table:table-cell>
          <table:covered-table-cell table:number-columns-repeated="7" table:style-name="ce4"/>
          <table:table-cell/>
          <table:table-cell table:style-name="ce4" table:formula="of:=&quot;$&quot;&amp;BIN2HEX([.AD4]&amp;[.AE4]&amp;[.AF4]&amp;[.AG4]&amp;[.AH4]&amp;[.AI4]&amp;[.AJ4]&amp;[.AK4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/>
          <table:table-cell table:formula="of:=&quot;    .dw &quot;&amp;[.AD13]&amp;&quot;, &quot;&amp;[.AD14]&amp;&quot;, &quot;&amp;[.AD15]&amp;&quot;, &quot;&amp;[.AD16]&amp;&quot;, &quot;&amp;[.AD17]&amp;&quot;, &quot;&amp;[.AD18]&amp;&quot;, &quot;&amp;[.AD19]&amp;&quot;, &quot;&amp;[.AD20]" office:value-type="string" office:string-value="    .dw $00, $00, $00, $00, $00, $3C, $00, $00" calcext:value-type="string">
            <text:p><text:s text:c="4"/>.dw $00, $00, $00, $00, $00, $3C, $00, $00</text:p>
          </table:table-cell>
          <table:table-cell table:number-columns-repeated="9"/>
          <table:table-cell table:style-name="ce4" table:formula="of:=&quot;$&quot;&amp;BIN2HEX([.L5]&amp;[.M5]&amp;[.N5]&amp;[.O5]&amp;[.P5]&amp;[.Q5]&amp;[.R5]&amp;[.S5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U5]&amp;[.V5]&amp;[.W5]&amp;[.X5]&amp;[.Y5]&amp;[.Z5]&amp;[.AA5]&amp;[.AB5];2)" office:value-type="string" office:string-value="$FF" calcext:value-type="string" table:number-columns-spanned="8" table:number-rows-spanned="1">
            <text:p>$FF</text:p>
          </table:table-cell>
          <table:covered-table-cell table:number-columns-repeated="7" table:style-name="ce4"/>
          <table:table-cell/>
          <table:table-cell table:style-name="ce4" table:formula="of:=&quot;$&quot;&amp;BIN2HEX([.AD5]&amp;[.AE5]&amp;[.AF5]&amp;[.AG5]&amp;[.AH5]&amp;[.AI5]&amp;[.AJ5]&amp;[.AK5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6]&amp;[.M6]&amp;[.N6]&amp;[.O6]&amp;[.P6]&amp;[.Q6]&amp;[.R6]&amp;[.S6];2)" office:value-type="string" office:string-value="$24" calcext:value-type="string" table:number-columns-spanned="8" table:number-rows-spanned="1">
            <text:p>$24</text:p>
          </table:table-cell>
          <table:covered-table-cell table:number-columns-repeated="7" table:style-name="ce4"/>
          <table:table-cell/>
          <table:table-cell table:style-name="ce4" table:formula="of:=&quot;$&quot;&amp;BIN2HEX([.U6]&amp;[.V6]&amp;[.W6]&amp;[.X6]&amp;[.Y6]&amp;[.Z6]&amp;[.AA6]&amp;[.AB6];2)" office:value-type="string" office:string-value="$DB" calcext:value-type="string" table:number-columns-spanned="8" table:number-rows-spanned="1">
            <text:p>$DB</text:p>
          </table:table-cell>
          <table:covered-table-cell table:number-columns-repeated="7" table:style-name="ce4"/>
          <table:table-cell/>
          <table:table-cell table:style-name="ce4" table:formula="of:=&quot;$&quot;&amp;BIN2HEX([.AD6]&amp;[.AE6]&amp;[.AF6]&amp;[.AG6]&amp;[.AH6]&amp;[.AI6]&amp;[.AJ6]&amp;[.AK6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7]&amp;[.M7]&amp;[.N7]&amp;[.O7]&amp;[.P7]&amp;[.Q7]&amp;[.R7]&amp;[.S7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U7]&amp;[.V7]&amp;[.W7]&amp;[.X7]&amp;[.Y7]&amp;[.Z7]&amp;[.AA7]&amp;[.AB7];2)" office:value-type="string" office:string-value="$7E" calcext:value-type="string" table:number-columns-spanned="8" table:number-rows-spanned="1">
            <text:p>$7E</text:p>
          </table:table-cell>
          <table:covered-table-cell table:number-columns-repeated="7" table:style-name="ce4"/>
          <table:table-cell/>
          <table:table-cell table:style-name="ce4" table:formula="of:=&quot;$&quot;&amp;BIN2HEX([.AD7]&amp;[.AE7]&amp;[.AF7]&amp;[.AG7]&amp;[.AH7]&amp;[.AI7]&amp;[.AJ7]&amp;[.AK7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8]&amp;[.M8]&amp;[.N8]&amp;[.O8]&amp;[.P8]&amp;[.Q8]&amp;[.R8]&amp;[.S8];2)" office:value-type="string" office:string-value="$3C" calcext:value-type="string" table:number-columns-spanned="8" table:number-rows-spanned="1">
            <text:p>$3C</text:p>
          </table:table-cell>
          <table:covered-table-cell table:number-columns-repeated="7" table:style-name="ce4"/>
          <table:table-cell/>
          <table:table-cell table:style-name="ce4" table:formula="of:=&quot;$&quot;&amp;BIN2HEX([.U8]&amp;[.V8]&amp;[.W8]&amp;[.X8]&amp;[.Y8]&amp;[.Z8]&amp;[.AA8]&amp;[.AB8];2)" office:value-type="string" office:string-value="$7E" calcext:value-type="string" table:number-columns-spanned="8" table:number-rows-spanned="1">
            <text:p>$7E</text:p>
          </table:table-cell>
          <table:covered-table-cell table:number-columns-repeated="7" table:style-name="ce4"/>
          <table:table-cell/>
          <table:table-cell table:style-name="ce4" table:formula="of:=&quot;$&quot;&amp;BIN2HEX([.AD8]&amp;[.AE8]&amp;[.AF8]&amp;[.AG8]&amp;[.AH8]&amp;[.AI8]&amp;[.AJ8]&amp;[.AK8];2)" office:value-type="string" office:string-value="$3C" calcext:value-type="string" table:number-columns-spanned="8" table:number-rows-spanned="1">
            <text:p>$3C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9]&amp;[.M9]&amp;[.N9]&amp;[.O9]&amp;[.P9]&amp;[.Q9]&amp;[.R9]&amp;[.S9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U9]&amp;[.V9]&amp;[.W9]&amp;[.X9]&amp;[.Y9]&amp;[.Z9]&amp;[.AA9]&amp;[.AB9];2)" office:value-type="string" office:string-value="$BD" calcext:value-type="string" table:number-columns-spanned="8" table:number-rows-spanned="1">
            <text:p>$BD</text:p>
          </table:table-cell>
          <table:covered-table-cell table:number-columns-repeated="7" table:style-name="ce4"/>
          <table:table-cell/>
          <table:table-cell table:style-name="ce4" table:formula="of:=&quot;$&quot;&amp;BIN2HEX([.AD9]&amp;[.AE9]&amp;[.AF9]&amp;[.AG9]&amp;[.AH9]&amp;[.AI9]&amp;[.AJ9]&amp;[.AK9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10]&amp;[.M10]&amp;[.N10]&amp;[.O10]&amp;[.P10]&amp;[.Q10]&amp;[.R10]&amp;[.S10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U10]&amp;[.V10]&amp;[.W10]&amp;[.X10]&amp;[.Y10]&amp;[.Z10]&amp;[.AA10]&amp;[.AB10];2)" office:value-type="string" office:string-value="$81" calcext:value-type="string" table:number-columns-spanned="8" table:number-rows-spanned="1">
            <text:p>$81</text:p>
          </table:table-cell>
          <table:covered-table-cell table:number-columns-repeated="7" table:style-name="ce4"/>
          <table:table-cell/>
          <table:table-cell table:style-name="ce4" table:formula="of:=&quot;$&quot;&amp;BIN2HEX([.AD10]&amp;[.AE10]&amp;[.AF10]&amp;[.AG10]&amp;[.AH10]&amp;[.AI10]&amp;[.AJ10]&amp;[.AK10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 table:number-columns-repeated="16347"/>
        </table:table-row>
        <table:table-row table:style-name="ro5" table:number-rows-repeated="1048555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Spacey.B3:Spacey.I10">
            <calcext:condition calcext:apply-style-name="ConditionalStyle_8" calcext:value="=&quot;w&quot;" calcext:base-cell-address="Spacey.B3"/>
            <calcext:condition calcext:apply-style-name="ConditionalStyle_9" calcext:value="=&quot;a&quot;" calcext:base-cell-address="Spacey.B3"/>
            <calcext:condition calcext:apply-style-name="ConditionalStyle_10" calcext:value="=&quot;p&quot;" calcext:base-cell-address="Spacey.B3"/>
            <calcext:condition calcext:apply-style-name="ConditionalStyle_11" calcext:value="=&quot;b&quot;" calcext:base-cell-address="Spacey.B3"/>
            <calcext:condition calcext:apply-style-name="ConditionalStyle_12" calcext:value="=&quot;y&quot;" calcext:base-cell-address="Spacey.B3"/>
            <calcext:condition calcext:apply-style-name="ConditionalStyle_13" calcext:value="=&quot;r&quot;" calcext:base-cell-address="Spacey.B3"/>
            <calcext:condition calcext:apply-style-name="ConditionalStyle_14" calcext:value="=&quot;g&quot;" calcext:base-cell-address="Spacey.B3"/>
          </calcext:conditional-format>
        </calcext:conditional-formats>
      </table:table>
      <table:table table:name="Superman" table:style-name="ta3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default-cell-style-name="ce1"/>
        <table:table-column table:style-name="co5" table:number-columns-repeated="8" table:default-cell-style-name="ce1"/>
        <table:table-column table:style-name="co7" table:default-cell-style-name="ce1"/>
        <table:table-column table:style-name="co5" table:number-columns-repeated="8" table:default-cell-style-name="ce1"/>
        <table:table-column table:style-name="co8" table:number-columns-repeated="16347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2" table:number-columns-repeated="10"/>
          <table:table-cell/>
          <table:table-cell table:style-name="ce4" office:value-type="string" calcext:value-type="string" table:number-columns-spanned="8" table:number-rows-spanned="1">
            <text:p>RED</text:p>
          </table:table-cell>
          <table:covered-table-cell table:number-columns-repeated="7" table:style-name="ce4"/>
          <table:table-cell/>
          <table:table-cell table:style-name="ce4" office:value-type="string" calcext:value-type="string" table:number-columns-spanned="8" table:number-rows-spanned="1">
            <text:p>GREEN</text:p>
          </table:table-cell>
          <table:covered-table-cell table:number-columns-repeated="7" table:style-name="ce4"/>
          <table:table-cell/>
          <table:table-cell table:style-name="ce4" office:value-type="string" calcext:value-type="string" table:number-columns-spanned="8" table:number-rows-spanned="1">
            <text:p>BLUE</text:p>
          </table:table-cell>
          <table:covered-table-cell table:number-columns-repeated="7" table:style-name="ce4"/>
          <table:table-cell table:number-columns-repeated="16347"/>
        </table:table-row>
        <table:table-row table:style-name="ro3">
          <table:table-cell table:style-name="ce2"/>
          <table:table-cell table:style-name="ce7" table:number-columns-repeated="5"/>
          <table:table-cell table:style-name="ce7" office:value-type="string" calcext:value-type="string">
            <text:p>w</text:p>
          </table:table-cell>
          <table:table-cell table:style-name="ce7" table:number-columns-repeated="2"/>
          <table:table-cell table:style-name="ce2"/>
          <table:table-cell/>
          <table:table-cell table:style-name="ce5" table:formula="of:=IF(OR(IF([.B3]=&quot;r&quot;;1;0);IF([.B3]=&quot;y&quot;;1;0);IF([.B3]=&quot;p&quot;;1;0);IF([.B3]=&quot;w&quot;;1;0));1;0)" office:value-type="float" office:value="0" calcext:value-type="float">
            <text:p>0</text:p>
          </table:table-cell>
          <table:table-cell table:style-name="ce5" table:formula="of:=IF(OR(IF([.C3]=&quot;r&quot;;1;0);IF([.C3]=&quot;y&quot;;1;0);IF([.C3]=&quot;p&quot;;1;0);IF([.C3]=&quot;w&quot;;1;0));1;0)" office:value-type="float" office:value="0" calcext:value-type="float">
            <text:p>0</text:p>
          </table:table-cell>
          <table:table-cell table:style-name="ce5" table:formula="of:=IF(OR(IF([.D3]=&quot;r&quot;;1;0);IF([.D3]=&quot;y&quot;;1;0);IF([.D3]=&quot;p&quot;;1;0);IF([.D3]=&quot;w&quot;;1;0));1;0)" office:value-type="float" office:value="0" calcext:value-type="float">
            <text:p>0</text:p>
          </table:table-cell>
          <table:table-cell table:style-name="ce5" table:formula="of:=IF(OR(IF([.E3]=&quot;r&quot;;1;0);IF([.E3]=&quot;y&quot;;1;0);IF([.E3]=&quot;p&quot;;1;0);IF([.E3]=&quot;w&quot;;1;0));1;0)" office:value-type="float" office:value="0" calcext:value-type="float">
            <text:p>0</text:p>
          </table:table-cell>
          <table:table-cell table:style-name="ce5" table:formula="of:=IF(OR(IF([.F3]=&quot;r&quot;;1;0);IF([.F3]=&quot;y&quot;;1;0);IF([.F3]=&quot;p&quot;;1;0);IF([.F3]=&quot;w&quot;;1;0));1;0)" office:value-type="float" office:value="0" calcext:value-type="float">
            <text:p>0</text:p>
          </table:table-cell>
          <table:table-cell table:style-name="ce5" table:formula="of:=IF(OR(IF([.G3]=&quot;r&quot;;1;0);IF([.G3]=&quot;y&quot;;1;0);IF([.G3]=&quot;p&quot;;1;0);IF([.G3]=&quot;w&quot;;1;0));1;0)" office:value-type="float" office:value="1" calcext:value-type="float">
            <text:p>1</text:p>
          </table:table-cell>
          <table:table-cell table:style-name="ce5" table:formula="of:=IF(OR(IF([.H3]=&quot;r&quot;;1;0);IF([.H3]=&quot;y&quot;;1;0);IF([.H3]=&quot;p&quot;;1;0);IF([.H3]=&quot;w&quot;;1;0));1;0)" office:value-type="float" office:value="0" calcext:value-type="float">
            <text:p>0</text:p>
          </table:table-cell>
          <table:table-cell table:style-name="ce5" table:formula="of:=IF(OR(IF([.I3]=&quot;r&quot;;1;0);IF([.I3]=&quot;y&quot;;1;0);IF([.I3]=&quot;p&quot;;1;0);IF([.I3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3]=&quot;g&quot;;1;0);IF([.B3]=&quot;y&quot;;1;0);IF([.B3]=&quot;a&quot;;1;0);IF([.B3]=&quot;w&quot;;1;0));1;0)" office:value-type="float" office:value="0" calcext:value-type="float">
            <text:p>0</text:p>
          </table:table-cell>
          <table:table-cell table:style-name="ce5" table:formula="of:=IF(OR(IF([.C3]=&quot;g&quot;;1;0);IF([.C3]=&quot;y&quot;;1;0);IF([.C3]=&quot;a&quot;;1;0);IF([.C3]=&quot;w&quot;;1;0));1;0)" office:value-type="float" office:value="0" calcext:value-type="float">
            <text:p>0</text:p>
          </table:table-cell>
          <table:table-cell table:style-name="ce5" table:formula="of:=IF(OR(IF([.D3]=&quot;g&quot;;1;0);IF([.D3]=&quot;y&quot;;1;0);IF([.D3]=&quot;a&quot;;1;0);IF([.D3]=&quot;w&quot;;1;0));1;0)" office:value-type="float" office:value="0" calcext:value-type="float">
            <text:p>0</text:p>
          </table:table-cell>
          <table:table-cell table:style-name="ce5" table:formula="of:=IF(OR(IF([.E3]=&quot;g&quot;;1;0);IF([.E3]=&quot;y&quot;;1;0);IF([.E3]=&quot;a&quot;;1;0);IF([.E3]=&quot;w&quot;;1;0));1;0)" office:value-type="float" office:value="0" calcext:value-type="float">
            <text:p>0</text:p>
          </table:table-cell>
          <table:table-cell table:style-name="ce5" table:formula="of:=IF(OR(IF([.F3]=&quot;g&quot;;1;0);IF([.F3]=&quot;y&quot;;1;0);IF([.F3]=&quot;a&quot;;1;0);IF([.F3]=&quot;w&quot;;1;0));1;0)" office:value-type="float" office:value="0" calcext:value-type="float">
            <text:p>0</text:p>
          </table:table-cell>
          <table:table-cell table:style-name="ce5" table:formula="of:=IF(OR(IF([.G3]=&quot;g&quot;;1;0);IF([.G3]=&quot;y&quot;;1;0);IF([.G3]=&quot;a&quot;;1;0);IF([.G3]=&quot;w&quot;;1;0));1;0)" office:value-type="float" office:value="1" calcext:value-type="float">
            <text:p>1</text:p>
          </table:table-cell>
          <table:table-cell table:style-name="ce5" table:formula="of:=IF(OR(IF([.H3]=&quot;g&quot;;1;0);IF([.H3]=&quot;y&quot;;1;0);IF([.H3]=&quot;a&quot;;1;0);IF([.H3]=&quot;w&quot;;1;0));1;0)" office:value-type="float" office:value="0" calcext:value-type="float">
            <text:p>0</text:p>
          </table:table-cell>
          <table:table-cell table:style-name="ce5" table:formula="of:=IF(OR(IF([.I3]=&quot;g&quot;;1;0);IF([.I3]=&quot;y&quot;;1;0);IF([.I3]=&quot;a&quot;;1;0);IF([.I3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3]=&quot;b&quot;;1;0);IF([.B3]=&quot;p&quot;;1;0);IF([.B3]=&quot;a&quot;;1;0);IF([.B3]=&quot;w&quot;;1;0));1;0)" office:value-type="float" office:value="0" calcext:value-type="float">
            <text:p>0</text:p>
          </table:table-cell>
          <table:table-cell table:style-name="ce5" table:formula="of:=IF(OR(IF([.C3]=&quot;b&quot;;1;0);IF([.C3]=&quot;p&quot;;1;0);IF([.C3]=&quot;a&quot;;1;0);IF([.C3]=&quot;w&quot;;1;0));1;0)" office:value-type="float" office:value="0" calcext:value-type="float">
            <text:p>0</text:p>
          </table:table-cell>
          <table:table-cell table:style-name="ce5" table:formula="of:=IF(OR(IF([.D3]=&quot;b&quot;;1;0);IF([.D3]=&quot;p&quot;;1;0);IF([.D3]=&quot;a&quot;;1;0);IF([.D3]=&quot;w&quot;;1;0));1;0)" office:value-type="float" office:value="0" calcext:value-type="float">
            <text:p>0</text:p>
          </table:table-cell>
          <table:table-cell table:style-name="ce5" table:formula="of:=IF(OR(IF([.E3]=&quot;b&quot;;1;0);IF([.E3]=&quot;p&quot;;1;0);IF([.E3]=&quot;a&quot;;1;0);IF([.E3]=&quot;w&quot;;1;0));1;0)" office:value-type="float" office:value="0" calcext:value-type="float">
            <text:p>0</text:p>
          </table:table-cell>
          <table:table-cell table:style-name="ce5" table:formula="of:=IF(OR(IF([.F3]=&quot;b&quot;;1;0);IF([.F3]=&quot;p&quot;;1;0);IF([.F3]=&quot;a&quot;;1;0);IF([.F3]=&quot;w&quot;;1;0));1;0)" office:value-type="float" office:value="0" calcext:value-type="float">
            <text:p>0</text:p>
          </table:table-cell>
          <table:table-cell table:style-name="ce5" table:formula="of:=IF(OR(IF([.G3]=&quot;b&quot;;1;0);IF([.G3]=&quot;p&quot;;1;0);IF([.G3]=&quot;a&quot;;1;0);IF([.G3]=&quot;w&quot;;1;0));1;0)" office:value-type="float" office:value="1" calcext:value-type="float">
            <text:p>1</text:p>
          </table:table-cell>
          <table:table-cell table:style-name="ce5" table:formula="of:=IF(OR(IF([.H3]=&quot;b&quot;;1;0);IF([.H3]=&quot;p&quot;;1;0);IF([.H3]=&quot;a&quot;;1;0);IF([.H3]=&quot;w&quot;;1;0));1;0)" office:value-type="float" office:value="0" calcext:value-type="float">
            <text:p>0</text:p>
          </table:table-cell>
          <table:table-cell table:style-name="ce5" table:formula="of:=IF(OR(IF([.I3]=&quot;b&quot;;1;0);IF([.I3]=&quot;p&quot;;1;0);IF([.I3]=&quot;a&quot;;1;0);IF([.I3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7" table:number-columns-repeated="4"/>
          <table:table-cell table:number-columns-repeated="2" table:style-name="ce7" office:value-type="string" calcext:value-type="string">
            <text:p>w</text:p>
          </table:table-cell>
          <table:table-cell table:style-name="ce7" table:number-columns-repeated="2"/>
          <table:table-cell table:style-name="ce2"/>
          <table:table-cell/>
          <table:table-cell table:style-name="ce5" table:formula="of:=IF(OR(IF([.B4]=&quot;r&quot;;1;0);IF([.B4]=&quot;y&quot;;1;0);IF([.B4]=&quot;p&quot;;1;0);IF([.B4]=&quot;w&quot;;1;0));1;0)" office:value-type="float" office:value="0" calcext:value-type="float">
            <text:p>0</text:p>
          </table:table-cell>
          <table:table-cell table:style-name="ce5" table:formula="of:=IF(OR(IF([.C4]=&quot;r&quot;;1;0);IF([.C4]=&quot;y&quot;;1;0);IF([.C4]=&quot;p&quot;;1;0);IF([.C4]=&quot;w&quot;;1;0));1;0)" office:value-type="float" office:value="0" calcext:value-type="float">
            <text:p>0</text:p>
          </table:table-cell>
          <table:table-cell table:style-name="ce5" table:formula="of:=IF(OR(IF([.D4]=&quot;r&quot;;1;0);IF([.D4]=&quot;y&quot;;1;0);IF([.D4]=&quot;p&quot;;1;0);IF([.D4]=&quot;w&quot;;1;0));1;0)" office:value-type="float" office:value="0" calcext:value-type="float">
            <text:p>0</text:p>
          </table:table-cell>
          <table:table-cell table:style-name="ce5" table:formula="of:=IF(OR(IF([.E4]=&quot;r&quot;;1;0);IF([.E4]=&quot;y&quot;;1;0);IF([.E4]=&quot;p&quot;;1;0);IF([.E4]=&quot;w&quot;;1;0));1;0)" office:value-type="float" office:value="0" calcext:value-type="float">
            <text:p>0</text:p>
          </table:table-cell>
          <table:table-cell table:style-name="ce5" table:formula="of:=IF(OR(IF([.F4]=&quot;r&quot;;1;0);IF([.F4]=&quot;y&quot;;1;0);IF([.F4]=&quot;p&quot;;1;0);IF([.F4]=&quot;w&quot;;1;0));1;0)" office:value-type="float" office:value="1" calcext:value-type="float">
            <text:p>1</text:p>
          </table:table-cell>
          <table:table-cell table:style-name="ce5" table:formula="of:=IF(OR(IF([.G4]=&quot;r&quot;;1;0);IF([.G4]=&quot;y&quot;;1;0);IF([.G4]=&quot;p&quot;;1;0);IF([.G4]=&quot;w&quot;;1;0));1;0)" office:value-type="float" office:value="1" calcext:value-type="float">
            <text:p>1</text:p>
          </table:table-cell>
          <table:table-cell table:style-name="ce5" table:formula="of:=IF(OR(IF([.H4]=&quot;r&quot;;1;0);IF([.H4]=&quot;y&quot;;1;0);IF([.H4]=&quot;p&quot;;1;0);IF([.H4]=&quot;w&quot;;1;0));1;0)" office:value-type="float" office:value="0" calcext:value-type="float">
            <text:p>0</text:p>
          </table:table-cell>
          <table:table-cell table:style-name="ce5" table:formula="of:=IF(OR(IF([.I4]=&quot;r&quot;;1;0);IF([.I4]=&quot;y&quot;;1;0);IF([.I4]=&quot;p&quot;;1;0);IF([.I4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4]=&quot;g&quot;;1;0);IF([.B4]=&quot;y&quot;;1;0);IF([.B4]=&quot;a&quot;;1;0);IF([.B4]=&quot;w&quot;;1;0));1;0)" office:value-type="float" office:value="0" calcext:value-type="float">
            <text:p>0</text:p>
          </table:table-cell>
          <table:table-cell table:style-name="ce5" table:formula="of:=IF(OR(IF([.C4]=&quot;g&quot;;1;0);IF([.C4]=&quot;y&quot;;1;0);IF([.C4]=&quot;a&quot;;1;0);IF([.C4]=&quot;w&quot;;1;0));1;0)" office:value-type="float" office:value="0" calcext:value-type="float">
            <text:p>0</text:p>
          </table:table-cell>
          <table:table-cell table:style-name="ce5" table:formula="of:=IF(OR(IF([.D4]=&quot;g&quot;;1;0);IF([.D4]=&quot;y&quot;;1;0);IF([.D4]=&quot;a&quot;;1;0);IF([.D4]=&quot;w&quot;;1;0));1;0)" office:value-type="float" office:value="0" calcext:value-type="float">
            <text:p>0</text:p>
          </table:table-cell>
          <table:table-cell table:style-name="ce5" table:formula="of:=IF(OR(IF([.E4]=&quot;g&quot;;1;0);IF([.E4]=&quot;y&quot;;1;0);IF([.E4]=&quot;a&quot;;1;0);IF([.E4]=&quot;w&quot;;1;0));1;0)" office:value-type="float" office:value="0" calcext:value-type="float">
            <text:p>0</text:p>
          </table:table-cell>
          <table:table-cell table:style-name="ce5" table:formula="of:=IF(OR(IF([.F4]=&quot;g&quot;;1;0);IF([.F4]=&quot;y&quot;;1;0);IF([.F4]=&quot;a&quot;;1;0);IF([.F4]=&quot;w&quot;;1;0));1;0)" office:value-type="float" office:value="1" calcext:value-type="float">
            <text:p>1</text:p>
          </table:table-cell>
          <table:table-cell table:style-name="ce5" table:formula="of:=IF(OR(IF([.G4]=&quot;g&quot;;1;0);IF([.G4]=&quot;y&quot;;1;0);IF([.G4]=&quot;a&quot;;1;0);IF([.G4]=&quot;w&quot;;1;0));1;0)" office:value-type="float" office:value="1" calcext:value-type="float">
            <text:p>1</text:p>
          </table:table-cell>
          <table:table-cell table:style-name="ce5" table:formula="of:=IF(OR(IF([.H4]=&quot;g&quot;;1;0);IF([.H4]=&quot;y&quot;;1;0);IF([.H4]=&quot;a&quot;;1;0);IF([.H4]=&quot;w&quot;;1;0));1;0)" office:value-type="float" office:value="0" calcext:value-type="float">
            <text:p>0</text:p>
          </table:table-cell>
          <table:table-cell table:style-name="ce5" table:formula="of:=IF(OR(IF([.I4]=&quot;g&quot;;1;0);IF([.I4]=&quot;y&quot;;1;0);IF([.I4]=&quot;a&quot;;1;0);IF([.I4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4]=&quot;b&quot;;1;0);IF([.B4]=&quot;p&quot;;1;0);IF([.B4]=&quot;a&quot;;1;0);IF([.B4]=&quot;w&quot;;1;0));1;0)" office:value-type="float" office:value="0" calcext:value-type="float">
            <text:p>0</text:p>
          </table:table-cell>
          <table:table-cell table:style-name="ce5" table:formula="of:=IF(OR(IF([.C4]=&quot;b&quot;;1;0);IF([.C4]=&quot;p&quot;;1;0);IF([.C4]=&quot;a&quot;;1;0);IF([.C4]=&quot;w&quot;;1;0));1;0)" office:value-type="float" office:value="0" calcext:value-type="float">
            <text:p>0</text:p>
          </table:table-cell>
          <table:table-cell table:style-name="ce5" table:formula="of:=IF(OR(IF([.D4]=&quot;b&quot;;1;0);IF([.D4]=&quot;p&quot;;1;0);IF([.D4]=&quot;a&quot;;1;0);IF([.D4]=&quot;w&quot;;1;0));1;0)" office:value-type="float" office:value="0" calcext:value-type="float">
            <text:p>0</text:p>
          </table:table-cell>
          <table:table-cell table:style-name="ce5" table:formula="of:=IF(OR(IF([.E4]=&quot;b&quot;;1;0);IF([.E4]=&quot;p&quot;;1;0);IF([.E4]=&quot;a&quot;;1;0);IF([.E4]=&quot;w&quot;;1;0));1;0)" office:value-type="float" office:value="0" calcext:value-type="float">
            <text:p>0</text:p>
          </table:table-cell>
          <table:table-cell table:style-name="ce5" table:formula="of:=IF(OR(IF([.F4]=&quot;b&quot;;1;0);IF([.F4]=&quot;p&quot;;1;0);IF([.F4]=&quot;a&quot;;1;0);IF([.F4]=&quot;w&quot;;1;0));1;0)" office:value-type="float" office:value="1" calcext:value-type="float">
            <text:p>1</text:p>
          </table:table-cell>
          <table:table-cell table:style-name="ce5" table:formula="of:=IF(OR(IF([.G4]=&quot;b&quot;;1;0);IF([.G4]=&quot;p&quot;;1;0);IF([.G4]=&quot;a&quot;;1;0);IF([.G4]=&quot;w&quot;;1;0));1;0)" office:value-type="float" office:value="1" calcext:value-type="float">
            <text:p>1</text:p>
          </table:table-cell>
          <table:table-cell table:style-name="ce5" table:formula="of:=IF(OR(IF([.H4]=&quot;b&quot;;1;0);IF([.H4]=&quot;p&quot;;1;0);IF([.H4]=&quot;a&quot;;1;0);IF([.H4]=&quot;w&quot;;1;0));1;0)" office:value-type="float" office:value="0" calcext:value-type="float">
            <text:p>0</text:p>
          </table:table-cell>
          <table:table-cell table:style-name="ce5" table:formula="of:=IF(OR(IF([.I4]=&quot;b&quot;;1;0);IF([.I4]=&quot;p&quot;;1;0);IF([.I4]=&quot;a&quot;;1;0);IF([.I4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7" table:number-columns-repeated="2"/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r</text:p>
          </table:table-cell>
          <table:table-cell table:style-name="ce7"/>
          <table:table-cell table:style-name="ce2"/>
          <table:table-cell/>
          <table:table-cell table:style-name="ce5" table:formula="of:=IF(OR(IF([.B5]=&quot;r&quot;;1;0);IF([.B5]=&quot;y&quot;;1;0);IF([.B5]=&quot;p&quot;;1;0);IF([.B5]=&quot;w&quot;;1;0));1;0)" office:value-type="float" office:value="0" calcext:value-type="float">
            <text:p>0</text:p>
          </table:table-cell>
          <table:table-cell table:style-name="ce5" table:formula="of:=IF(OR(IF([.C5]=&quot;r&quot;;1;0);IF([.C5]=&quot;y&quot;;1;0);IF([.C5]=&quot;p&quot;;1;0);IF([.C5]=&quot;w&quot;;1;0));1;0)" office:value-type="float" office:value="0" calcext:value-type="float">
            <text:p>0</text:p>
          </table:table-cell>
          <table:table-cell table:style-name="ce5" table:formula="of:=IF(OR(IF([.D5]=&quot;r&quot;;1;0);IF([.D5]=&quot;y&quot;;1;0);IF([.D5]=&quot;p&quot;;1;0);IF([.D5]=&quot;w&quot;;1;0));1;0)" office:value-type="float" office:value="1" calcext:value-type="float">
            <text:p>1</text:p>
          </table:table-cell>
          <table:table-cell table:style-name="ce5" table:formula="of:=IF(OR(IF([.E5]=&quot;r&quot;;1;0);IF([.E5]=&quot;y&quot;;1;0);IF([.E5]=&quot;p&quot;;1;0);IF([.E5]=&quot;w&quot;;1;0));1;0)" office:value-type="float" office:value="0" calcext:value-type="float">
            <text:p>0</text:p>
          </table:table-cell>
          <table:table-cell table:style-name="ce5" table:formula="of:=IF(OR(IF([.F5]=&quot;r&quot;;1;0);IF([.F5]=&quot;y&quot;;1;0);IF([.F5]=&quot;p&quot;;1;0);IF([.F5]=&quot;w&quot;;1;0));1;0)" office:value-type="float" office:value="1" calcext:value-type="float">
            <text:p>1</text:p>
          </table:table-cell>
          <table:table-cell table:style-name="ce5" table:formula="of:=IF(OR(IF([.G5]=&quot;r&quot;;1;0);IF([.G5]=&quot;y&quot;;1;0);IF([.G5]=&quot;p&quot;;1;0);IF([.G5]=&quot;w&quot;;1;0));1;0)" office:value-type="float" office:value="1" calcext:value-type="float">
            <text:p>1</text:p>
          </table:table-cell>
          <table:table-cell table:style-name="ce5" table:formula="of:=IF(OR(IF([.H5]=&quot;r&quot;;1;0);IF([.H5]=&quot;y&quot;;1;0);IF([.H5]=&quot;p&quot;;1;0);IF([.H5]=&quot;w&quot;;1;0));1;0)" office:value-type="float" office:value="1" calcext:value-type="float">
            <text:p>1</text:p>
          </table:table-cell>
          <table:table-cell table:style-name="ce5" table:formula="of:=IF(OR(IF([.I5]=&quot;r&quot;;1;0);IF([.I5]=&quot;y&quot;;1;0);IF([.I5]=&quot;p&quot;;1;0);IF([.I5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5]=&quot;g&quot;;1;0);IF([.B5]=&quot;y&quot;;1;0);IF([.B5]=&quot;a&quot;;1;0);IF([.B5]=&quot;w&quot;;1;0));1;0)" office:value-type="float" office:value="0" calcext:value-type="float">
            <text:p>0</text:p>
          </table:table-cell>
          <table:table-cell table:style-name="ce5" table:formula="of:=IF(OR(IF([.C5]=&quot;g&quot;;1;0);IF([.C5]=&quot;y&quot;;1;0);IF([.C5]=&quot;a&quot;;1;0);IF([.C5]=&quot;w&quot;;1;0));1;0)" office:value-type="float" office:value="0" calcext:value-type="float">
            <text:p>0</text:p>
          </table:table-cell>
          <table:table-cell table:style-name="ce5" table:formula="of:=IF(OR(IF([.D5]=&quot;g&quot;;1;0);IF([.D5]=&quot;y&quot;;1;0);IF([.D5]=&quot;a&quot;;1;0);IF([.D5]=&quot;w&quot;;1;0));1;0)" office:value-type="float" office:value="0" calcext:value-type="float">
            <text:p>0</text:p>
          </table:table-cell>
          <table:table-cell table:style-name="ce5" table:formula="of:=IF(OR(IF([.E5]=&quot;g&quot;;1;0);IF([.E5]=&quot;y&quot;;1;0);IF([.E5]=&quot;a&quot;;1;0);IF([.E5]=&quot;w&quot;;1;0));1;0)" office:value-type="float" office:value="1" calcext:value-type="float">
            <text:p>1</text:p>
          </table:table-cell>
          <table:table-cell table:style-name="ce5" table:formula="of:=IF(OR(IF([.F5]=&quot;g&quot;;1;0);IF([.F5]=&quot;y&quot;;1;0);IF([.F5]=&quot;a&quot;;1;0);IF([.F5]=&quot;w&quot;;1;0));1;0)" office:value-type="float" office:value="0" calcext:value-type="float">
            <text:p>0</text:p>
          </table:table-cell>
          <table:table-cell table:style-name="ce5" table:formula="of:=IF(OR(IF([.G5]=&quot;g&quot;;1;0);IF([.G5]=&quot;y&quot;;1;0);IF([.G5]=&quot;a&quot;;1;0);IF([.G5]=&quot;w&quot;;1;0));1;0)" office:value-type="float" office:value="1" calcext:value-type="float">
            <text:p>1</text:p>
          </table:table-cell>
          <table:table-cell table:style-name="ce5" table:formula="of:=IF(OR(IF([.H5]=&quot;g&quot;;1;0);IF([.H5]=&quot;y&quot;;1;0);IF([.H5]=&quot;a&quot;;1;0);IF([.H5]=&quot;w&quot;;1;0));1;0)" office:value-type="float" office:value="0" calcext:value-type="float">
            <text:p>0</text:p>
          </table:table-cell>
          <table:table-cell table:style-name="ce5" table:formula="of:=IF(OR(IF([.I5]=&quot;g&quot;;1;0);IF([.I5]=&quot;y&quot;;1;0);IF([.I5]=&quot;a&quot;;1;0);IF([.I5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5]=&quot;b&quot;;1;0);IF([.B5]=&quot;p&quot;;1;0);IF([.B5]=&quot;a&quot;;1;0);IF([.B5]=&quot;w&quot;;1;0));1;0)" office:value-type="float" office:value="0" calcext:value-type="float">
            <text:p>0</text:p>
          </table:table-cell>
          <table:table-cell table:style-name="ce5" table:formula="of:=IF(OR(IF([.C5]=&quot;b&quot;;1;0);IF([.C5]=&quot;p&quot;;1;0);IF([.C5]=&quot;a&quot;;1;0);IF([.C5]=&quot;w&quot;;1;0));1;0)" office:value-type="float" office:value="0" calcext:value-type="float">
            <text:p>0</text:p>
          </table:table-cell>
          <table:table-cell table:style-name="ce5" table:formula="of:=IF(OR(IF([.D5]=&quot;b&quot;;1;0);IF([.D5]=&quot;p&quot;;1;0);IF([.D5]=&quot;a&quot;;1;0);IF([.D5]=&quot;w&quot;;1;0));1;0)" office:value-type="float" office:value="0" calcext:value-type="float">
            <text:p>0</text:p>
          </table:table-cell>
          <table:table-cell table:style-name="ce5" table:formula="of:=IF(OR(IF([.E5]=&quot;b&quot;;1;0);IF([.E5]=&quot;p&quot;;1;0);IF([.E5]=&quot;a&quot;;1;0);IF([.E5]=&quot;w&quot;;1;0));1;0)" office:value-type="float" office:value="1" calcext:value-type="float">
            <text:p>1</text:p>
          </table:table-cell>
          <table:table-cell table:style-name="ce5" table:formula="of:=IF(OR(IF([.F5]=&quot;b&quot;;1;0);IF([.F5]=&quot;p&quot;;1;0);IF([.F5]=&quot;a&quot;;1;0);IF([.F5]=&quot;w&quot;;1;0));1;0)" office:value-type="float" office:value="0" calcext:value-type="float">
            <text:p>0</text:p>
          </table:table-cell>
          <table:table-cell table:style-name="ce5" table:formula="of:=IF(OR(IF([.G5]=&quot;b&quot;;1;0);IF([.G5]=&quot;p&quot;;1;0);IF([.G5]=&quot;a&quot;;1;0);IF([.G5]=&quot;w&quot;;1;0));1;0)" office:value-type="float" office:value="0" calcext:value-type="float">
            <text:p>0</text:p>
          </table:table-cell>
          <table:table-cell table:style-name="ce5" table:formula="of:=IF(OR(IF([.H5]=&quot;b&quot;;1;0);IF([.H5]=&quot;p&quot;;1;0);IF([.H5]=&quot;a&quot;;1;0);IF([.H5]=&quot;w&quot;;1;0));1;0)" office:value-type="float" office:value="0" calcext:value-type="float">
            <text:p>0</text:p>
          </table:table-cell>
          <table:table-cell table:style-name="ce5" table:formula="of:=IF(OR(IF([.I5]=&quot;b&quot;;1;0);IF([.I5]=&quot;p&quot;;1;0);IF([.I5]=&quot;a&quot;;1;0);IF([.I5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number-columns-repeated="2" table:style-name="ce7" office:value-type="string" calcext:value-type="string">
            <text:p>r</text:p>
          </table:table-cell>
          <table:table-cell table:number-columns-repeated="3" table:style-name="ce7" office:value-type="string" calcext:value-type="string">
            <text:p>a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a</text:p>
          </table:table-cell>
          <table:table-cell table:style-name="ce7"/>
          <table:table-cell table:style-name="ce2"/>
          <table:table-cell/>
          <table:table-cell table:style-name="ce5" table:formula="of:=IF(OR(IF([.B6]=&quot;r&quot;;1;0);IF([.B6]=&quot;y&quot;;1;0);IF([.B6]=&quot;p&quot;;1;0);IF([.B6]=&quot;w&quot;;1;0));1;0)" office:value-type="float" office:value="1" calcext:value-type="float">
            <text:p>1</text:p>
          </table:table-cell>
          <table:table-cell table:style-name="ce5" table:formula="of:=IF(OR(IF([.C6]=&quot;r&quot;;1;0);IF([.C6]=&quot;y&quot;;1;0);IF([.C6]=&quot;p&quot;;1;0);IF([.C6]=&quot;w&quot;;1;0));1;0)" office:value-type="float" office:value="1" calcext:value-type="float">
            <text:p>1</text:p>
          </table:table-cell>
          <table:table-cell table:style-name="ce5" table:formula="of:=IF(OR(IF([.D6]=&quot;r&quot;;1;0);IF([.D6]=&quot;y&quot;;1;0);IF([.D6]=&quot;p&quot;;1;0);IF([.D6]=&quot;w&quot;;1;0));1;0)" office:value-type="float" office:value="0" calcext:value-type="float">
            <text:p>0</text:p>
          </table:table-cell>
          <table:table-cell table:style-name="ce5" table:formula="of:=IF(OR(IF([.E6]=&quot;r&quot;;1;0);IF([.E6]=&quot;y&quot;;1;0);IF([.E6]=&quot;p&quot;;1;0);IF([.E6]=&quot;w&quot;;1;0));1;0)" office:value-type="float" office:value="0" calcext:value-type="float">
            <text:p>0</text:p>
          </table:table-cell>
          <table:table-cell table:style-name="ce5" table:formula="of:=IF(OR(IF([.F6]=&quot;r&quot;;1;0);IF([.F6]=&quot;y&quot;;1;0);IF([.F6]=&quot;p&quot;;1;0);IF([.F6]=&quot;w&quot;;1;0));1;0)" office:value-type="float" office:value="0" calcext:value-type="float">
            <text:p>0</text:p>
          </table:table-cell>
          <table:table-cell table:style-name="ce5" table:formula="of:=IF(OR(IF([.G6]=&quot;r&quot;;1;0);IF([.G6]=&quot;y&quot;;1;0);IF([.G6]=&quot;p&quot;;1;0);IF([.G6]=&quot;w&quot;;1;0));1;0)" office:value-type="float" office:value="1" calcext:value-type="float">
            <text:p>1</text:p>
          </table:table-cell>
          <table:table-cell table:style-name="ce5" table:formula="of:=IF(OR(IF([.H6]=&quot;r&quot;;1;0);IF([.H6]=&quot;y&quot;;1;0);IF([.H6]=&quot;p&quot;;1;0);IF([.H6]=&quot;w&quot;;1;0));1;0)" office:value-type="float" office:value="0" calcext:value-type="float">
            <text:p>0</text:p>
          </table:table-cell>
          <table:table-cell table:style-name="ce5" table:formula="of:=IF(OR(IF([.I6]=&quot;r&quot;;1;0);IF([.I6]=&quot;y&quot;;1;0);IF([.I6]=&quot;p&quot;;1;0);IF([.I6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6]=&quot;g&quot;;1;0);IF([.B6]=&quot;y&quot;;1;0);IF([.B6]=&quot;a&quot;;1;0);IF([.B6]=&quot;w&quot;;1;0));1;0)" office:value-type="float" office:value="0" calcext:value-type="float">
            <text:p>0</text:p>
          </table:table-cell>
          <table:table-cell table:style-name="ce5" table:formula="of:=IF(OR(IF([.C6]=&quot;g&quot;;1;0);IF([.C6]=&quot;y&quot;;1;0);IF([.C6]=&quot;a&quot;;1;0);IF([.C6]=&quot;w&quot;;1;0));1;0)" office:value-type="float" office:value="0" calcext:value-type="float">
            <text:p>0</text:p>
          </table:table-cell>
          <table:table-cell table:style-name="ce5" table:formula="of:=IF(OR(IF([.D6]=&quot;g&quot;;1;0);IF([.D6]=&quot;y&quot;;1;0);IF([.D6]=&quot;a&quot;;1;0);IF([.D6]=&quot;w&quot;;1;0));1;0)" office:value-type="float" office:value="1" calcext:value-type="float">
            <text:p>1</text:p>
          </table:table-cell>
          <table:table-cell table:style-name="ce5" table:formula="of:=IF(OR(IF([.E6]=&quot;g&quot;;1;0);IF([.E6]=&quot;y&quot;;1;0);IF([.E6]=&quot;a&quot;;1;0);IF([.E6]=&quot;w&quot;;1;0));1;0)" office:value-type="float" office:value="1" calcext:value-type="float">
            <text:p>1</text:p>
          </table:table-cell>
          <table:table-cell table:style-name="ce5" table:formula="of:=IF(OR(IF([.F6]=&quot;g&quot;;1;0);IF([.F6]=&quot;y&quot;;1;0);IF([.F6]=&quot;a&quot;;1;0);IF([.F6]=&quot;w&quot;;1;0));1;0)" office:value-type="float" office:value="1" calcext:value-type="float">
            <text:p>1</text:p>
          </table:table-cell>
          <table:table-cell table:style-name="ce5" table:formula="of:=IF(OR(IF([.G6]=&quot;g&quot;;1;0);IF([.G6]=&quot;y&quot;;1;0);IF([.G6]=&quot;a&quot;;1;0);IF([.G6]=&quot;w&quot;;1;0));1;0)" office:value-type="float" office:value="0" calcext:value-type="float">
            <text:p>0</text:p>
          </table:table-cell>
          <table:table-cell table:style-name="ce5" table:formula="of:=IF(OR(IF([.H6]=&quot;g&quot;;1;0);IF([.H6]=&quot;y&quot;;1;0);IF([.H6]=&quot;a&quot;;1;0);IF([.H6]=&quot;w&quot;;1;0));1;0)" office:value-type="float" office:value="1" calcext:value-type="float">
            <text:p>1</text:p>
          </table:table-cell>
          <table:table-cell table:style-name="ce5" table:formula="of:=IF(OR(IF([.I6]=&quot;g&quot;;1;0);IF([.I6]=&quot;y&quot;;1;0);IF([.I6]=&quot;a&quot;;1;0);IF([.I6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6]=&quot;b&quot;;1;0);IF([.B6]=&quot;p&quot;;1;0);IF([.B6]=&quot;a&quot;;1;0);IF([.B6]=&quot;w&quot;;1;0));1;0)" office:value-type="float" office:value="0" calcext:value-type="float">
            <text:p>0</text:p>
          </table:table-cell>
          <table:table-cell table:style-name="ce5" table:formula="of:=IF(OR(IF([.C6]=&quot;b&quot;;1;0);IF([.C6]=&quot;p&quot;;1;0);IF([.C6]=&quot;a&quot;;1;0);IF([.C6]=&quot;w&quot;;1;0));1;0)" office:value-type="float" office:value="0" calcext:value-type="float">
            <text:p>0</text:p>
          </table:table-cell>
          <table:table-cell table:style-name="ce5" table:formula="of:=IF(OR(IF([.D6]=&quot;b&quot;;1;0);IF([.D6]=&quot;p&quot;;1;0);IF([.D6]=&quot;a&quot;;1;0);IF([.D6]=&quot;w&quot;;1;0));1;0)" office:value-type="float" office:value="1" calcext:value-type="float">
            <text:p>1</text:p>
          </table:table-cell>
          <table:table-cell table:style-name="ce5" table:formula="of:=IF(OR(IF([.E6]=&quot;b&quot;;1;0);IF([.E6]=&quot;p&quot;;1;0);IF([.E6]=&quot;a&quot;;1;0);IF([.E6]=&quot;w&quot;;1;0));1;0)" office:value-type="float" office:value="1" calcext:value-type="float">
            <text:p>1</text:p>
          </table:table-cell>
          <table:table-cell table:style-name="ce5" table:formula="of:=IF(OR(IF([.F6]=&quot;b&quot;;1;0);IF([.F6]=&quot;p&quot;;1;0);IF([.F6]=&quot;a&quot;;1;0);IF([.F6]=&quot;w&quot;;1;0));1;0)" office:value-type="float" office:value="1" calcext:value-type="float">
            <text:p>1</text:p>
          </table:table-cell>
          <table:table-cell table:style-name="ce5" table:formula="of:=IF(OR(IF([.G6]=&quot;b&quot;;1;0);IF([.G6]=&quot;p&quot;;1;0);IF([.G6]=&quot;a&quot;;1;0);IF([.G6]=&quot;w&quot;;1;0));1;0)" office:value-type="float" office:value="0" calcext:value-type="float">
            <text:p>0</text:p>
          </table:table-cell>
          <table:table-cell table:style-name="ce5" table:formula="of:=IF(OR(IF([.H6]=&quot;b&quot;;1;0);IF([.H6]=&quot;p&quot;;1;0);IF([.H6]=&quot;a&quot;;1;0);IF([.H6]=&quot;w&quot;;1;0));1;0)" office:value-type="float" office:value="1" calcext:value-type="float">
            <text:p>1</text:p>
          </table:table-cell>
          <table:table-cell table:style-name="ce5" table:formula="of:=IF(OR(IF([.I6]=&quot;b&quot;;1;0);IF([.I6]=&quot;p&quot;;1;0);IF([.I6]=&quot;a&quot;;1;0);IF([.I6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number-columns-repeated="2" table:style-name="ce7" office:value-type="string" calcext:value-type="string">
            <text:p>p</text:p>
          </table:table-cell>
          <table:table-cell table:style-name="ce7"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number-columns-repeated="2" table:style-name="ce7" office:value-type="string" calcext:value-type="string">
            <text:p>a</text:p>
          </table:table-cell>
          <table:table-cell table:style-name="ce7"/>
          <table:table-cell table:style-name="ce7" office:value-type="string" calcext:value-type="string">
            <text:p>w</text:p>
          </table:table-cell>
          <table:table-cell table:style-name="ce2"/>
          <table:table-cell/>
          <table:table-cell table:style-name="ce5" table:formula="of:=IF(OR(IF([.B7]=&quot;r&quot;;1;0);IF([.B7]=&quot;y&quot;;1;0);IF([.B7]=&quot;p&quot;;1;0);IF([.B7]=&quot;w&quot;;1;0));1;0)" office:value-type="float" office:value="1" calcext:value-type="float">
            <text:p>1</text:p>
          </table:table-cell>
          <table:table-cell table:style-name="ce5" table:formula="of:=IF(OR(IF([.C7]=&quot;r&quot;;1;0);IF([.C7]=&quot;y&quot;;1;0);IF([.C7]=&quot;p&quot;;1;0);IF([.C7]=&quot;w&quot;;1;0));1;0)" office:value-type="float" office:value="1" calcext:value-type="float">
            <text:p>1</text:p>
          </table:table-cell>
          <table:table-cell table:style-name="ce5" table:formula="of:=IF(OR(IF([.D7]=&quot;r&quot;;1;0);IF([.D7]=&quot;y&quot;;1;0);IF([.D7]=&quot;p&quot;;1;0);IF([.D7]=&quot;w&quot;;1;0));1;0)" office:value-type="float" office:value="1" calcext:value-type="float">
            <text:p>1</text:p>
          </table:table-cell>
          <table:table-cell table:style-name="ce5" table:formula="of:=IF(OR(IF([.E7]=&quot;r&quot;;1;0);IF([.E7]=&quot;y&quot;;1;0);IF([.E7]=&quot;p&quot;;1;0);IF([.E7]=&quot;w&quot;;1;0));1;0)" office:value-type="float" office:value="1" calcext:value-type="float">
            <text:p>1</text:p>
          </table:table-cell>
          <table:table-cell table:style-name="ce5" table:formula="of:=IF(OR(IF([.F7]=&quot;r&quot;;1;0);IF([.F7]=&quot;y&quot;;1;0);IF([.F7]=&quot;p&quot;;1;0);IF([.F7]=&quot;w&quot;;1;0));1;0)" office:value-type="float" office:value="0" calcext:value-type="float">
            <text:p>0</text:p>
          </table:table-cell>
          <table:table-cell table:style-name="ce5" table:formula="of:=IF(OR(IF([.G7]=&quot;r&quot;;1;0);IF([.G7]=&quot;y&quot;;1;0);IF([.G7]=&quot;p&quot;;1;0);IF([.G7]=&quot;w&quot;;1;0));1;0)" office:value-type="float" office:value="0" calcext:value-type="float">
            <text:p>0</text:p>
          </table:table-cell>
          <table:table-cell table:style-name="ce5" table:formula="of:=IF(OR(IF([.H7]=&quot;r&quot;;1;0);IF([.H7]=&quot;y&quot;;1;0);IF([.H7]=&quot;p&quot;;1;0);IF([.H7]=&quot;w&quot;;1;0));1;0)" office:value-type="float" office:value="0" calcext:value-type="float">
            <text:p>0</text:p>
          </table:table-cell>
          <table:table-cell table:style-name="ce5" table:formula="of:=IF(OR(IF([.I7]=&quot;r&quot;;1;0);IF([.I7]=&quot;y&quot;;1;0);IF([.I7]=&quot;p&quot;;1;0);IF([.I7]=&quot;w&quot;;1;0));1;0)" office:value-type="float" office:value="1" calcext:value-type="float">
            <text:p>1</text:p>
          </table:table-cell>
          <table:table-cell table:style-name="ce5"/>
          <table:table-cell table:style-name="ce5" table:formula="of:=IF(OR(IF([.B7]=&quot;g&quot;;1;0);IF([.B7]=&quot;y&quot;;1;0);IF([.B7]=&quot;a&quot;;1;0);IF([.B7]=&quot;w&quot;;1;0));1;0)" office:value-type="float" office:value="0" calcext:value-type="float">
            <text:p>0</text:p>
          </table:table-cell>
          <table:table-cell table:style-name="ce5" table:formula="of:=IF(OR(IF([.C7]=&quot;g&quot;;1;0);IF([.C7]=&quot;y&quot;;1;0);IF([.C7]=&quot;a&quot;;1;0);IF([.C7]=&quot;w&quot;;1;0));1;0)" office:value-type="float" office:value="0" calcext:value-type="float">
            <text:p>0</text:p>
          </table:table-cell>
          <table:table-cell table:style-name="ce5" table:formula="of:=IF(OR(IF([.D7]=&quot;g&quot;;1;0);IF([.D7]=&quot;y&quot;;1;0);IF([.D7]=&quot;a&quot;;1;0);IF([.D7]=&quot;w&quot;;1;0));1;0)" office:value-type="float" office:value="1" calcext:value-type="float">
            <text:p>1</text:p>
          </table:table-cell>
          <table:table-cell table:style-name="ce5" table:formula="of:=IF(OR(IF([.E7]=&quot;g&quot;;1;0);IF([.E7]=&quot;y&quot;;1;0);IF([.E7]=&quot;a&quot;;1;0);IF([.E7]=&quot;w&quot;;1;0));1;0)" office:value-type="float" office:value="0" calcext:value-type="float">
            <text:p>0</text:p>
          </table:table-cell>
          <table:table-cell table:style-name="ce5" table:formula="of:=IF(OR(IF([.F7]=&quot;g&quot;;1;0);IF([.F7]=&quot;y&quot;;1;0);IF([.F7]=&quot;a&quot;;1;0);IF([.F7]=&quot;w&quot;;1;0));1;0)" office:value-type="float" office:value="1" calcext:value-type="float">
            <text:p>1</text:p>
          </table:table-cell>
          <table:table-cell table:style-name="ce5" table:formula="of:=IF(OR(IF([.G7]=&quot;g&quot;;1;0);IF([.G7]=&quot;y&quot;;1;0);IF([.G7]=&quot;a&quot;;1;0);IF([.G7]=&quot;w&quot;;1;0));1;0)" office:value-type="float" office:value="1" calcext:value-type="float">
            <text:p>1</text:p>
          </table:table-cell>
          <table:table-cell table:style-name="ce5" table:formula="of:=IF(OR(IF([.H7]=&quot;g&quot;;1;0);IF([.H7]=&quot;y&quot;;1;0);IF([.H7]=&quot;a&quot;;1;0);IF([.H7]=&quot;w&quot;;1;0));1;0)" office:value-type="float" office:value="0" calcext:value-type="float">
            <text:p>0</text:p>
          </table:table-cell>
          <table:table-cell table:style-name="ce5" table:formula="of:=IF(OR(IF([.I7]=&quot;g&quot;;1;0);IF([.I7]=&quot;y&quot;;1;0);IF([.I7]=&quot;a&quot;;1;0);IF([.I7]=&quot;w&quot;;1;0));1;0)" office:value-type="float" office:value="1" calcext:value-type="float">
            <text:p>1</text:p>
          </table:table-cell>
          <table:table-cell table:style-name="ce5"/>
          <table:table-cell table:style-name="ce5" table:formula="of:=IF(OR(IF([.B7]=&quot;b&quot;;1;0);IF([.B7]=&quot;p&quot;;1;0);IF([.B7]=&quot;a&quot;;1;0);IF([.B7]=&quot;w&quot;;1;0));1;0)" office:value-type="float" office:value="1" calcext:value-type="float">
            <text:p>1</text:p>
          </table:table-cell>
          <table:table-cell table:style-name="ce5" table:formula="of:=IF(OR(IF([.C7]=&quot;b&quot;;1;0);IF([.C7]=&quot;p&quot;;1;0);IF([.C7]=&quot;a&quot;;1;0);IF([.C7]=&quot;w&quot;;1;0));1;0)" office:value-type="float" office:value="1" calcext:value-type="float">
            <text:p>1</text:p>
          </table:table-cell>
          <table:table-cell table:style-name="ce5" table:formula="of:=IF(OR(IF([.D7]=&quot;b&quot;;1;0);IF([.D7]=&quot;p&quot;;1;0);IF([.D7]=&quot;a&quot;;1;0);IF([.D7]=&quot;w&quot;;1;0));1;0)" office:value-type="float" office:value="1" calcext:value-type="float">
            <text:p>1</text:p>
          </table:table-cell>
          <table:table-cell table:style-name="ce5" table:formula="of:=IF(OR(IF([.E7]=&quot;b&quot;;1;0);IF([.E7]=&quot;p&quot;;1;0);IF([.E7]=&quot;a&quot;;1;0);IF([.E7]=&quot;w&quot;;1;0));1;0)" office:value-type="float" office:value="1" calcext:value-type="float">
            <text:p>1</text:p>
          </table:table-cell>
          <table:table-cell table:style-name="ce5" table:formula="of:=IF(OR(IF([.F7]=&quot;b&quot;;1;0);IF([.F7]=&quot;p&quot;;1;0);IF([.F7]=&quot;a&quot;;1;0);IF([.F7]=&quot;w&quot;;1;0));1;0)" office:value-type="float" office:value="1" calcext:value-type="float">
            <text:p>1</text:p>
          </table:table-cell>
          <table:table-cell table:style-name="ce5" table:formula="of:=IF(OR(IF([.G7]=&quot;b&quot;;1;0);IF([.G7]=&quot;p&quot;;1;0);IF([.G7]=&quot;a&quot;;1;0);IF([.G7]=&quot;w&quot;;1;0));1;0)" office:value-type="float" office:value="1" calcext:value-type="float">
            <text:p>1</text:p>
          </table:table-cell>
          <table:table-cell table:style-name="ce5" table:formula="of:=IF(OR(IF([.H7]=&quot;b&quot;;1;0);IF([.H7]=&quot;p&quot;;1;0);IF([.H7]=&quot;a&quot;;1;0);IF([.H7]=&quot;w&quot;;1;0));1;0)" office:value-type="float" office:value="0" calcext:value-type="float">
            <text:p>0</text:p>
          </table:table-cell>
          <table:table-cell table:style-name="ce5" table:formula="of:=IF(OR(IF([.I7]=&quot;b&quot;;1;0);IF([.I7]=&quot;p&quot;;1;0);IF([.I7]=&quot;a&quot;;1;0);IF([.I7]=&quot;w&quot;;1;0));1;0)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7"/>
          <table:table-cell table:number-columns-repeated="3" table:style-name="ce7" office:value-type="string" calcext:value-type="string">
            <text:p>p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2"/>
          <table:table-cell table:style-name="ce2"/>
          <table:table-cell/>
          <table:table-cell table:style-name="ce5" table:formula="of:=IF(OR(IF([.B8]=&quot;r&quot;;1;0);IF([.B8]=&quot;y&quot;;1;0);IF([.B8]=&quot;p&quot;;1;0);IF([.B8]=&quot;w&quot;;1;0));1;0)" office:value-type="float" office:value="0" calcext:value-type="float">
            <text:p>0</text:p>
          </table:table-cell>
          <table:table-cell table:style-name="ce5" table:formula="of:=IF(OR(IF([.C8]=&quot;r&quot;;1;0);IF([.C8]=&quot;y&quot;;1;0);IF([.C8]=&quot;p&quot;;1;0);IF([.C8]=&quot;w&quot;;1;0));1;0)" office:value-type="float" office:value="1" calcext:value-type="float">
            <text:p>1</text:p>
          </table:table-cell>
          <table:table-cell table:style-name="ce5" table:formula="of:=IF(OR(IF([.D8]=&quot;r&quot;;1;0);IF([.D8]=&quot;y&quot;;1;0);IF([.D8]=&quot;p&quot;;1;0);IF([.D8]=&quot;w&quot;;1;0));1;0)" office:value-type="float" office:value="1" calcext:value-type="float">
            <text:p>1</text:p>
          </table:table-cell>
          <table:table-cell table:style-name="ce5" table:formula="of:=IF(OR(IF([.E8]=&quot;r&quot;;1;0);IF([.E8]=&quot;y&quot;;1;0);IF([.E8]=&quot;p&quot;;1;0);IF([.E8]=&quot;w&quot;;1;0));1;0)" office:value-type="float" office:value="1" calcext:value-type="float">
            <text:p>1</text:p>
          </table:table-cell>
          <table:table-cell table:style-name="ce5" table:formula="of:=IF(OR(IF([.F8]=&quot;r&quot;;1;0);IF([.F8]=&quot;y&quot;;1;0);IF([.F8]=&quot;p&quot;;1;0);IF([.F8]=&quot;w&quot;;1;0));1;0)" office:value-type="float" office:value="1" calcext:value-type="float">
            <text:p>1</text:p>
          </table:table-cell>
          <table:table-cell table:style-name="ce5" table:formula="of:=IF(OR(IF([.G8]=&quot;r&quot;;1;0);IF([.G8]=&quot;y&quot;;1;0);IF([.G8]=&quot;p&quot;;1;0);IF([.G8]=&quot;w&quot;;1;0));1;0)" office:value-type="float" office:value="1" calcext:value-type="float">
            <text:p>1</text:p>
          </table:table-cell>
          <table:table-cell table:style-name="ce5" table:formula="of:=IF(OR(IF([.H8]=&quot;r&quot;;1;0);IF([.H8]=&quot;y&quot;;1;0);IF([.H8]=&quot;p&quot;;1;0);IF([.H8]=&quot;w&quot;;1;0));1;0)" office:value-type="float" office:value="0" calcext:value-type="float">
            <text:p>0</text:p>
          </table:table-cell>
          <table:table-cell table:style-name="ce5" table:formula="of:=IF(OR(IF([.I8]=&quot;r&quot;;1;0);IF([.I8]=&quot;y&quot;;1;0);IF([.I8]=&quot;p&quot;;1;0);IF([.I8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8]=&quot;g&quot;;1;0);IF([.B8]=&quot;y&quot;;1;0);IF([.B8]=&quot;a&quot;;1;0);IF([.B8]=&quot;w&quot;;1;0));1;0)" office:value-type="float" office:value="0" calcext:value-type="float">
            <text:p>0</text:p>
          </table:table-cell>
          <table:table-cell table:style-name="ce5" table:formula="of:=IF(OR(IF([.C8]=&quot;g&quot;;1;0);IF([.C8]=&quot;y&quot;;1;0);IF([.C8]=&quot;a&quot;;1;0);IF([.C8]=&quot;w&quot;;1;0));1;0)" office:value-type="float" office:value="0" calcext:value-type="float">
            <text:p>0</text:p>
          </table:table-cell>
          <table:table-cell table:style-name="ce5" table:formula="of:=IF(OR(IF([.D8]=&quot;g&quot;;1;0);IF([.D8]=&quot;y&quot;;1;0);IF([.D8]=&quot;a&quot;;1;0);IF([.D8]=&quot;w&quot;;1;0));1;0)" office:value-type="float" office:value="0" calcext:value-type="float">
            <text:p>0</text:p>
          </table:table-cell>
          <table:table-cell table:style-name="ce5" table:formula="of:=IF(OR(IF([.E8]=&quot;g&quot;;1;0);IF([.E8]=&quot;y&quot;;1;0);IF([.E8]=&quot;a&quot;;1;0);IF([.E8]=&quot;w&quot;;1;0));1;0)" office:value-type="float" office:value="0" calcext:value-type="float">
            <text:p>0</text:p>
          </table:table-cell>
          <table:table-cell table:style-name="ce5" table:formula="of:=IF(OR(IF([.F8]=&quot;g&quot;;1;0);IF([.F8]=&quot;y&quot;;1;0);IF([.F8]=&quot;a&quot;;1;0);IF([.F8]=&quot;w&quot;;1;0));1;0)" office:value-type="float" office:value="0" calcext:value-type="float">
            <text:p>0</text:p>
          </table:table-cell>
          <table:table-cell table:style-name="ce5" table:formula="of:=IF(OR(IF([.G8]=&quot;g&quot;;1;0);IF([.G8]=&quot;y&quot;;1;0);IF([.G8]=&quot;a&quot;;1;0);IF([.G8]=&quot;w&quot;;1;0));1;0)" office:value-type="float" office:value="0" calcext:value-type="float">
            <text:p>0</text:p>
          </table:table-cell>
          <table:table-cell table:style-name="ce5" table:formula="of:=IF(OR(IF([.H8]=&quot;g&quot;;1;0);IF([.H8]=&quot;y&quot;;1;0);IF([.H8]=&quot;a&quot;;1;0);IF([.H8]=&quot;w&quot;;1;0));1;0)" office:value-type="float" office:value="0" calcext:value-type="float">
            <text:p>0</text:p>
          </table:table-cell>
          <table:table-cell table:style-name="ce5" table:formula="of:=IF(OR(IF([.I8]=&quot;g&quot;;1;0);IF([.I8]=&quot;y&quot;;1;0);IF([.I8]=&quot;a&quot;;1;0);IF([.I8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8]=&quot;b&quot;;1;0);IF([.B8]=&quot;p&quot;;1;0);IF([.B8]=&quot;a&quot;;1;0);IF([.B8]=&quot;w&quot;;1;0));1;0)" office:value-type="float" office:value="0" calcext:value-type="float">
            <text:p>0</text:p>
          </table:table-cell>
          <table:table-cell table:style-name="ce5" table:formula="of:=IF(OR(IF([.C8]=&quot;b&quot;;1;0);IF([.C8]=&quot;p&quot;;1;0);IF([.C8]=&quot;a&quot;;1;0);IF([.C8]=&quot;w&quot;;1;0));1;0)" office:value-type="float" office:value="1" calcext:value-type="float">
            <text:p>1</text:p>
          </table:table-cell>
          <table:table-cell table:style-name="ce5" table:formula="of:=IF(OR(IF([.D8]=&quot;b&quot;;1;0);IF([.D8]=&quot;p&quot;;1;0);IF([.D8]=&quot;a&quot;;1;0);IF([.D8]=&quot;w&quot;;1;0));1;0)" office:value-type="float" office:value="1" calcext:value-type="float">
            <text:p>1</text:p>
          </table:table-cell>
          <table:table-cell table:style-name="ce5" table:formula="of:=IF(OR(IF([.E8]=&quot;b&quot;;1;0);IF([.E8]=&quot;p&quot;;1;0);IF([.E8]=&quot;a&quot;;1;0);IF([.E8]=&quot;w&quot;;1;0));1;0)" office:value-type="float" office:value="1" calcext:value-type="float">
            <text:p>1</text:p>
          </table:table-cell>
          <table:table-cell table:style-name="ce5" table:formula="of:=IF(OR(IF([.F8]=&quot;b&quot;;1;0);IF([.F8]=&quot;p&quot;;1;0);IF([.F8]=&quot;a&quot;;1;0);IF([.F8]=&quot;w&quot;;1;0));1;0)" office:value-type="float" office:value="0" calcext:value-type="float">
            <text:p>0</text:p>
          </table:table-cell>
          <table:table-cell table:style-name="ce5" table:formula="of:=IF(OR(IF([.G8]=&quot;b&quot;;1;0);IF([.G8]=&quot;p&quot;;1;0);IF([.G8]=&quot;a&quot;;1;0);IF([.G8]=&quot;w&quot;;1;0));1;0)" office:value-type="float" office:value="1" calcext:value-type="float">
            <text:p>1</text:p>
          </table:table-cell>
          <table:table-cell table:style-name="ce5" table:formula="of:=IF(OR(IF([.H8]=&quot;b&quot;;1;0);IF([.H8]=&quot;p&quot;;1;0);IF([.H8]=&quot;a&quot;;1;0);IF([.H8]=&quot;w&quot;;1;0));1;0)" office:value-type="float" office:value="0" calcext:value-type="float">
            <text:p>0</text:p>
          </table:table-cell>
          <table:table-cell table:style-name="ce5" table:formula="of:=IF(OR(IF([.I8]=&quot;b&quot;;1;0);IF([.I8]=&quot;p&quot;;1;0);IF([.I8]=&quot;a&quot;;1;0);IF([.I8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7" table:number-columns-repeated="3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string" calcext:value-type="string">
            <text:p>b</text:p>
          </table:table-cell>
          <table:table-cell table:style-name="ce7"/>
          <table:table-cell table:style-name="ce2"/>
          <table:table-cell/>
          <table:table-cell table:style-name="ce5" table:formula="of:=IF(OR(IF([.B9]=&quot;r&quot;;1;0);IF([.B9]=&quot;y&quot;;1;0);IF([.B9]=&quot;p&quot;;1;0);IF([.B9]=&quot;w&quot;;1;0));1;0)" office:value-type="float" office:value="0" calcext:value-type="float">
            <text:p>0</text:p>
          </table:table-cell>
          <table:table-cell table:style-name="ce5" table:formula="of:=IF(OR(IF([.C9]=&quot;r&quot;;1;0);IF([.C9]=&quot;y&quot;;1;0);IF([.C9]=&quot;p&quot;;1;0);IF([.C9]=&quot;w&quot;;1;0));1;0)" office:value-type="float" office:value="0" calcext:value-type="float">
            <text:p>0</text:p>
          </table:table-cell>
          <table:table-cell table:style-name="ce5" table:formula="of:=IF(OR(IF([.D9]=&quot;r&quot;;1;0);IF([.D9]=&quot;y&quot;;1;0);IF([.D9]=&quot;p&quot;;1;0);IF([.D9]=&quot;w&quot;;1;0));1;0)" office:value-type="float" office:value="0" calcext:value-type="float">
            <text:p>0</text:p>
          </table:table-cell>
          <table:table-cell table:style-name="ce5" table:formula="of:=IF(OR(IF([.E9]=&quot;r&quot;;1;0);IF([.E9]=&quot;y&quot;;1;0);IF([.E9]=&quot;p&quot;;1;0);IF([.E9]=&quot;w&quot;;1;0));1;0)" office:value-type="float" office:value="0" calcext:value-type="float">
            <text:p>0</text:p>
          </table:table-cell>
          <table:table-cell table:style-name="ce5" table:formula="of:=IF(OR(IF([.F9]=&quot;r&quot;;1;0);IF([.F9]=&quot;y&quot;;1;0);IF([.F9]=&quot;p&quot;;1;0);IF([.F9]=&quot;w&quot;;1;0));1;0)" office:value-type="float" office:value="0" calcext:value-type="float">
            <text:p>0</text:p>
          </table:table-cell>
          <table:table-cell table:style-name="ce5" table:formula="of:=IF(OR(IF([.G9]=&quot;r&quot;;1;0);IF([.G9]=&quot;y&quot;;1;0);IF([.G9]=&quot;p&quot;;1;0);IF([.G9]=&quot;w&quot;;1;0));1;0)" office:value-type="float" office:value="0" calcext:value-type="float">
            <text:p>0</text:p>
          </table:table-cell>
          <table:table-cell table:style-name="ce5" table:formula="of:=IF(OR(IF([.H9]=&quot;r&quot;;1;0);IF([.H9]=&quot;y&quot;;1;0);IF([.H9]=&quot;p&quot;;1;0);IF([.H9]=&quot;w&quot;;1;0));1;0)" office:value-type="float" office:value="0" calcext:value-type="float">
            <text:p>0</text:p>
          </table:table-cell>
          <table:table-cell table:style-name="ce5" table:formula="of:=IF(OR(IF([.I9]=&quot;r&quot;;1;0);IF([.I9]=&quot;y&quot;;1;0);IF([.I9]=&quot;p&quot;;1;0);IF([.I9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9]=&quot;g&quot;;1;0);IF([.B9]=&quot;y&quot;;1;0);IF([.B9]=&quot;a&quot;;1;0);IF([.B9]=&quot;w&quot;;1;0));1;0)" office:value-type="float" office:value="0" calcext:value-type="float">
            <text:p>0</text:p>
          </table:table-cell>
          <table:table-cell table:style-name="ce5" table:formula="of:=IF(OR(IF([.C9]=&quot;g&quot;;1;0);IF([.C9]=&quot;y&quot;;1;0);IF([.C9]=&quot;a&quot;;1;0);IF([.C9]=&quot;w&quot;;1;0));1;0)" office:value-type="float" office:value="0" calcext:value-type="float">
            <text:p>0</text:p>
          </table:table-cell>
          <table:table-cell table:style-name="ce5" table:formula="of:=IF(OR(IF([.D9]=&quot;g&quot;;1;0);IF([.D9]=&quot;y&quot;;1;0);IF([.D9]=&quot;a&quot;;1;0);IF([.D9]=&quot;w&quot;;1;0));1;0)" office:value-type="float" office:value="0" calcext:value-type="float">
            <text:p>0</text:p>
          </table:table-cell>
          <table:table-cell table:style-name="ce5" table:formula="of:=IF(OR(IF([.E9]=&quot;g&quot;;1;0);IF([.E9]=&quot;y&quot;;1;0);IF([.E9]=&quot;a&quot;;1;0);IF([.E9]=&quot;w&quot;;1;0));1;0)" office:value-type="float" office:value="1" calcext:value-type="float">
            <text:p>1</text:p>
          </table:table-cell>
          <table:table-cell table:style-name="ce5" table:formula="of:=IF(OR(IF([.F9]=&quot;g&quot;;1;0);IF([.F9]=&quot;y&quot;;1;0);IF([.F9]=&quot;a&quot;;1;0);IF([.F9]=&quot;w&quot;;1;0));1;0)" office:value-type="float" office:value="0" calcext:value-type="float">
            <text:p>0</text:p>
          </table:table-cell>
          <table:table-cell table:style-name="ce5" table:formula="of:=IF(OR(IF([.G9]=&quot;g&quot;;1;0);IF([.G9]=&quot;y&quot;;1;0);IF([.G9]=&quot;a&quot;;1;0);IF([.G9]=&quot;w&quot;;1;0));1;0)" office:value-type="float" office:value="0" calcext:value-type="float">
            <text:p>0</text:p>
          </table:table-cell>
          <table:table-cell table:style-name="ce5" table:formula="of:=IF(OR(IF([.H9]=&quot;g&quot;;1;0);IF([.H9]=&quot;y&quot;;1;0);IF([.H9]=&quot;a&quot;;1;0);IF([.H9]=&quot;w&quot;;1;0));1;0)" office:value-type="float" office:value="0" calcext:value-type="float">
            <text:p>0</text:p>
          </table:table-cell>
          <table:table-cell table:style-name="ce5" table:formula="of:=IF(OR(IF([.I9]=&quot;g&quot;;1;0);IF([.I9]=&quot;y&quot;;1;0);IF([.I9]=&quot;a&quot;;1;0);IF([.I9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9]=&quot;b&quot;;1;0);IF([.B9]=&quot;p&quot;;1;0);IF([.B9]=&quot;a&quot;;1;0);IF([.B9]=&quot;w&quot;;1;0));1;0)" office:value-type="float" office:value="0" calcext:value-type="float">
            <text:p>0</text:p>
          </table:table-cell>
          <table:table-cell table:style-name="ce5" table:formula="of:=IF(OR(IF([.C9]=&quot;b&quot;;1;0);IF([.C9]=&quot;p&quot;;1;0);IF([.C9]=&quot;a&quot;;1;0);IF([.C9]=&quot;w&quot;;1;0));1;0)" office:value-type="float" office:value="0" calcext:value-type="float">
            <text:p>0</text:p>
          </table:table-cell>
          <table:table-cell table:style-name="ce5" table:formula="of:=IF(OR(IF([.D9]=&quot;b&quot;;1;0);IF([.D9]=&quot;p&quot;;1;0);IF([.D9]=&quot;a&quot;;1;0);IF([.D9]=&quot;w&quot;;1;0));1;0)" office:value-type="float" office:value="0" calcext:value-type="float">
            <text:p>0</text:p>
          </table:table-cell>
          <table:table-cell table:style-name="ce5" table:formula="of:=IF(OR(IF([.E9]=&quot;b&quot;;1;0);IF([.E9]=&quot;p&quot;;1;0);IF([.E9]=&quot;a&quot;;1;0);IF([.E9]=&quot;w&quot;;1;0));1;0)" office:value-type="float" office:value="1" calcext:value-type="float">
            <text:p>1</text:p>
          </table:table-cell>
          <table:table-cell table:style-name="ce5" table:formula="of:=IF(OR(IF([.F9]=&quot;b&quot;;1;0);IF([.F9]=&quot;p&quot;;1;0);IF([.F9]=&quot;a&quot;;1;0);IF([.F9]=&quot;w&quot;;1;0));1;0)" office:value-type="float" office:value="1" calcext:value-type="float">
            <text:p>1</text:p>
          </table:table-cell>
          <table:table-cell table:style-name="ce5" table:formula="of:=IF(OR(IF([.G9]=&quot;b&quot;;1;0);IF([.G9]=&quot;p&quot;;1;0);IF([.G9]=&quot;a&quot;;1;0);IF([.G9]=&quot;w&quot;;1;0));1;0)" office:value-type="float" office:value="0" calcext:value-type="float">
            <text:p>0</text:p>
          </table:table-cell>
          <table:table-cell table:style-name="ce5" table:formula="of:=IF(OR(IF([.H9]=&quot;b&quot;;1;0);IF([.H9]=&quot;p&quot;;1;0);IF([.H9]=&quot;a&quot;;1;0);IF([.H9]=&quot;w&quot;;1;0));1;0)" office:value-type="float" office:value="1" calcext:value-type="float">
            <text:p>1</text:p>
          </table:table-cell>
          <table:table-cell table:style-name="ce5" table:formula="of:=IF(OR(IF([.I9]=&quot;b&quot;;1;0);IF([.I9]=&quot;p&quot;;1;0);IF([.I9]=&quot;a&quot;;1;0);IF([.I9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7" table:number-columns-repeated="3"/>
          <table:table-cell table:style-name="ce7" office:value-type="string" calcext:value-type="string">
            <text:p>r</text:p>
          </table:table-cell>
          <table:table-cell table:style-name="ce7" table:number-columns-repeated="2"/>
          <table:table-cell table:style-name="ce7" office:value-type="string" calcext:value-type="string">
            <text:p>r</text:p>
          </table:table-cell>
          <table:table-cell table:style-name="ce7"/>
          <table:table-cell table:style-name="ce2"/>
          <table:table-cell/>
          <table:table-cell table:style-name="ce5" table:formula="of:=IF(OR(IF([.B10]=&quot;r&quot;;1;0);IF([.B10]=&quot;y&quot;;1;0);IF([.B10]=&quot;p&quot;;1;0);IF([.B10]=&quot;w&quot;;1;0));1;0)" office:value-type="float" office:value="0" calcext:value-type="float">
            <text:p>0</text:p>
          </table:table-cell>
          <table:table-cell table:style-name="ce5" table:formula="of:=IF(OR(IF([.C10]=&quot;r&quot;;1;0);IF([.C10]=&quot;y&quot;;1;0);IF([.C10]=&quot;p&quot;;1;0);IF([.C10]=&quot;w&quot;;1;0));1;0)" office:value-type="float" office:value="0" calcext:value-type="float">
            <text:p>0</text:p>
          </table:table-cell>
          <table:table-cell table:style-name="ce5" table:formula="of:=IF(OR(IF([.D10]=&quot;r&quot;;1;0);IF([.D10]=&quot;y&quot;;1;0);IF([.D10]=&quot;p&quot;;1;0);IF([.D10]=&quot;w&quot;;1;0));1;0)" office:value-type="float" office:value="0" calcext:value-type="float">
            <text:p>0</text:p>
          </table:table-cell>
          <table:table-cell table:style-name="ce5" table:formula="of:=IF(OR(IF([.E10]=&quot;r&quot;;1;0);IF([.E10]=&quot;y&quot;;1;0);IF([.E10]=&quot;p&quot;;1;0);IF([.E10]=&quot;w&quot;;1;0));1;0)" office:value-type="float" office:value="1" calcext:value-type="float">
            <text:p>1</text:p>
          </table:table-cell>
          <table:table-cell table:style-name="ce5" table:formula="of:=IF(OR(IF([.F10]=&quot;r&quot;;1;0);IF([.F10]=&quot;y&quot;;1;0);IF([.F10]=&quot;p&quot;;1;0);IF([.F10]=&quot;w&quot;;1;0));1;0)" office:value-type="float" office:value="0" calcext:value-type="float">
            <text:p>0</text:p>
          </table:table-cell>
          <table:table-cell table:style-name="ce5" table:formula="of:=IF(OR(IF([.G10]=&quot;r&quot;;1;0);IF([.G10]=&quot;y&quot;;1;0);IF([.G10]=&quot;p&quot;;1;0);IF([.G10]=&quot;w&quot;;1;0));1;0)" office:value-type="float" office:value="0" calcext:value-type="float">
            <text:p>0</text:p>
          </table:table-cell>
          <table:table-cell table:style-name="ce5" table:formula="of:=IF(OR(IF([.H10]=&quot;r&quot;;1;0);IF([.H10]=&quot;y&quot;;1;0);IF([.H10]=&quot;p&quot;;1;0);IF([.H10]=&quot;w&quot;;1;0));1;0)" office:value-type="float" office:value="1" calcext:value-type="float">
            <text:p>1</text:p>
          </table:table-cell>
          <table:table-cell table:style-name="ce5" table:formula="of:=IF(OR(IF([.I10]=&quot;r&quot;;1;0);IF([.I10]=&quot;y&quot;;1;0);IF([.I10]=&quot;p&quot;;1;0);IF([.I10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10]=&quot;g&quot;;1;0);IF([.B10]=&quot;y&quot;;1;0);IF([.B10]=&quot;a&quot;;1;0);IF([.B10]=&quot;w&quot;;1;0));1;0)" office:value-type="float" office:value="0" calcext:value-type="float">
            <text:p>0</text:p>
          </table:table-cell>
          <table:table-cell table:style-name="ce5" table:formula="of:=IF(OR(IF([.C10]=&quot;g&quot;;1;0);IF([.C10]=&quot;y&quot;;1;0);IF([.C10]=&quot;a&quot;;1;0);IF([.C10]=&quot;w&quot;;1;0));1;0)" office:value-type="float" office:value="0" calcext:value-type="float">
            <text:p>0</text:p>
          </table:table-cell>
          <table:table-cell table:style-name="ce5" table:formula="of:=IF(OR(IF([.D10]=&quot;g&quot;;1;0);IF([.D10]=&quot;y&quot;;1;0);IF([.D10]=&quot;a&quot;;1;0);IF([.D10]=&quot;w&quot;;1;0));1;0)" office:value-type="float" office:value="0" calcext:value-type="float">
            <text:p>0</text:p>
          </table:table-cell>
          <table:table-cell table:style-name="ce5" table:formula="of:=IF(OR(IF([.E10]=&quot;g&quot;;1;0);IF([.E10]=&quot;y&quot;;1;0);IF([.E10]=&quot;a&quot;;1;0);IF([.E10]=&quot;w&quot;;1;0));1;0)" office:value-type="float" office:value="0" calcext:value-type="float">
            <text:p>0</text:p>
          </table:table-cell>
          <table:table-cell table:style-name="ce5" table:formula="of:=IF(OR(IF([.F10]=&quot;g&quot;;1;0);IF([.F10]=&quot;y&quot;;1;0);IF([.F10]=&quot;a&quot;;1;0);IF([.F10]=&quot;w&quot;;1;0));1;0)" office:value-type="float" office:value="0" calcext:value-type="float">
            <text:p>0</text:p>
          </table:table-cell>
          <table:table-cell table:style-name="ce5" table:formula="of:=IF(OR(IF([.G10]=&quot;g&quot;;1;0);IF([.G10]=&quot;y&quot;;1;0);IF([.G10]=&quot;a&quot;;1;0);IF([.G10]=&quot;w&quot;;1;0));1;0)" office:value-type="float" office:value="0" calcext:value-type="float">
            <text:p>0</text:p>
          </table:table-cell>
          <table:table-cell table:style-name="ce5" table:formula="of:=IF(OR(IF([.H10]=&quot;g&quot;;1;0);IF([.H10]=&quot;y&quot;;1;0);IF([.H10]=&quot;a&quot;;1;0);IF([.H10]=&quot;w&quot;;1;0));1;0)" office:value-type="float" office:value="0" calcext:value-type="float">
            <text:p>0</text:p>
          </table:table-cell>
          <table:table-cell table:style-name="ce5" table:formula="of:=IF(OR(IF([.I10]=&quot;g&quot;;1;0);IF([.I10]=&quot;y&quot;;1;0);IF([.I10]=&quot;a&quot;;1;0);IF([.I10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10]=&quot;b&quot;;1;0);IF([.B10]=&quot;p&quot;;1;0);IF([.B10]=&quot;a&quot;;1;0);IF([.B10]=&quot;w&quot;;1;0));1;0)" office:value-type="float" office:value="0" calcext:value-type="float">
            <text:p>0</text:p>
          </table:table-cell>
          <table:table-cell table:style-name="ce5" table:formula="of:=IF(OR(IF([.C10]=&quot;b&quot;;1;0);IF([.C10]=&quot;p&quot;;1;0);IF([.C10]=&quot;a&quot;;1;0);IF([.C10]=&quot;w&quot;;1;0));1;0)" office:value-type="float" office:value="0" calcext:value-type="float">
            <text:p>0</text:p>
          </table:table-cell>
          <table:table-cell table:style-name="ce5" table:formula="of:=IF(OR(IF([.D10]=&quot;b&quot;;1;0);IF([.D10]=&quot;p&quot;;1;0);IF([.D10]=&quot;a&quot;;1;0);IF([.D10]=&quot;w&quot;;1;0));1;0)" office:value-type="float" office:value="0" calcext:value-type="float">
            <text:p>0</text:p>
          </table:table-cell>
          <table:table-cell table:style-name="ce5" table:formula="of:=IF(OR(IF([.E10]=&quot;b&quot;;1;0);IF([.E10]=&quot;p&quot;;1;0);IF([.E10]=&quot;a&quot;;1;0);IF([.E10]=&quot;w&quot;;1;0));1;0)" office:value-type="float" office:value="0" calcext:value-type="float">
            <text:p>0</text:p>
          </table:table-cell>
          <table:table-cell table:style-name="ce5" table:formula="of:=IF(OR(IF([.F10]=&quot;b&quot;;1;0);IF([.F10]=&quot;p&quot;;1;0);IF([.F10]=&quot;a&quot;;1;0);IF([.F10]=&quot;w&quot;;1;0));1;0)" office:value-type="float" office:value="0" calcext:value-type="float">
            <text:p>0</text:p>
          </table:table-cell>
          <table:table-cell table:style-name="ce5" table:formula="of:=IF(OR(IF([.G10]=&quot;b&quot;;1;0);IF([.G10]=&quot;p&quot;;1;0);IF([.G10]=&quot;a&quot;;1;0);IF([.G10]=&quot;w&quot;;1;0));1;0)" office:value-type="float" office:value="0" calcext:value-type="float">
            <text:p>0</text:p>
          </table:table-cell>
          <table:table-cell table:style-name="ce5" table:formula="of:=IF(OR(IF([.H10]=&quot;b&quot;;1;0);IF([.H10]=&quot;p&quot;;1;0);IF([.H10]=&quot;a&quot;;1;0);IF([.H10]=&quot;w&quot;;1;0));1;0)" office:value-type="float" office:value="0" calcext:value-type="float">
            <text:p>0</text:p>
          </table:table-cell>
          <table:table-cell table:style-name="ce5" table:formula="of:=IF(OR(IF([.I10]=&quot;b&quot;;1;0);IF([.I10]=&quot;p&quot;;1;0);IF([.I10]=&quot;a&quot;;1;0);IF([.I10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4">
          <table:table-cell table:style-name="ce2" table:number-columns-repeated="10"/>
          <table:table-cell table:number-columns-repeated="16374"/>
        </table:table-row>
        <table:table-row table:style-name="ro4">
          <table:table-cell table:number-columns-repeated="16384"/>
        </table:table-row>
        <table:table-row table:style-name="ro1">
          <table:table-cell/>
          <table:table-cell table:formula="of:=&quot;    .dw &quot;&amp;[.L13]&amp;&quot;, &quot;&amp;[.L14]&amp;&quot;, &quot;&amp;[.L15]&amp;&quot;, &quot;&amp;[.L16]&amp;&quot;, &quot;&amp;[.L17]&amp;&quot;, &quot;&amp;[.L18]&amp;&quot;, &quot;&amp;[.L19]&amp;&quot;, &quot;&amp;[.L20]" office:value-type="string" office:string-value="    .dw $04, $0C, $2E, $C4, $F1, $7C, $00, $12" calcext:value-type="string">
            <text:p><text:s text:c="4"/>.dw $04, $0C, $2E, $C4, $F1, $7C, $00, $12</text:p>
          </table:table-cell>
          <table:table-cell table:number-columns-repeated="9"/>
          <table:table-cell table:style-name="ce4" table:formula="of:=&quot;$&quot;&amp;BIN2HEX([.L3]&amp;[.M3]&amp;[.N3]&amp;[.O3]&amp;[.P3]&amp;[.Q3]&amp;[.R3]&amp;[.S3];2)" office:value-type="string" office:string-value="$04" calcext:value-type="string" table:number-columns-spanned="8" table:number-rows-spanned="1">
            <text:p>$04</text:p>
          </table:table-cell>
          <table:covered-table-cell table:number-columns-repeated="7" table:style-name="ce4"/>
          <table:table-cell/>
          <table:table-cell table:style-name="ce4" table:formula="of:=&quot;$&quot;&amp;BIN2HEX([.U3]&amp;[.V3]&amp;[.W3]&amp;[.X3]&amp;[.Y3]&amp;[.Z3]&amp;[.AA3]&amp;[.AB3];2)" office:value-type="string" office:string-value="$04" calcext:value-type="string" table:number-columns-spanned="8" table:number-rows-spanned="1">
            <text:p>$04</text:p>
          </table:table-cell>
          <table:covered-table-cell table:number-columns-repeated="7" table:style-name="ce4"/>
          <table:table-cell/>
          <table:table-cell table:style-name="ce4" table:formula="of:=&quot;$&quot;&amp;BIN2HEX([.AD3]&amp;[.AE3]&amp;[.AF3]&amp;[.AG3]&amp;[.AH3]&amp;[.AI3]&amp;[.AJ3]&amp;[.AK3];2)" office:value-type="string" office:string-value="$04" calcext:value-type="string" table:number-columns-spanned="8" table:number-rows-spanned="1">
            <text:p>$04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/>
          <table:table-cell table:formula="of:=&quot;    .dw &quot;&amp;[.U13]&amp;&quot;, &quot;&amp;[.U14]&amp;&quot;, &quot;&amp;[.U15]&amp;&quot;, &quot;&amp;[.U16]&amp;&quot;, &quot;&amp;[.U17]&amp;&quot;, &quot;&amp;[.U18]&amp;&quot;, &quot;&amp;[.U19]&amp;&quot;, &quot;&amp;[.U20]" office:value-type="string" office:string-value="    .dw $04, $0C, $14, $3A, $2D, $00, $10, $00" calcext:value-type="string">
            <text:p><text:s text:c="4"/>.dw $04, $0C, $14, $3A, $2D, $00, $10, $00</text:p>
          </table:table-cell>
          <table:table-cell table:number-columns-repeated="9"/>
          <table:table-cell table:style-name="ce4" table:formula="of:=&quot;$&quot;&amp;BIN2HEX([.L4]&amp;[.M4]&amp;[.N4]&amp;[.O4]&amp;[.P4]&amp;[.Q4]&amp;[.R4]&amp;[.S4];2)" office:value-type="string" office:string-value="$0C" calcext:value-type="string" table:number-columns-spanned="8" table:number-rows-spanned="1">
            <text:p>$0C</text:p>
          </table:table-cell>
          <table:covered-table-cell table:number-columns-repeated="7" table:style-name="ce4"/>
          <table:table-cell/>
          <table:table-cell table:style-name="ce4" table:formula="of:=&quot;$&quot;&amp;BIN2HEX([.U4]&amp;[.V4]&amp;[.W4]&amp;[.X4]&amp;[.Y4]&amp;[.Z4]&amp;[.AA4]&amp;[.AB4];2)" office:value-type="string" office:string-value="$0C" calcext:value-type="string" table:number-columns-spanned="8" table:number-rows-spanned="1">
            <text:p>$0C</text:p>
          </table:table-cell>
          <table:covered-table-cell table:number-columns-repeated="7" table:style-name="ce4"/>
          <table:table-cell/>
          <table:table-cell table:style-name="ce4" table:formula="of:=&quot;$&quot;&amp;BIN2HEX([.AD4]&amp;[.AE4]&amp;[.AF4]&amp;[.AG4]&amp;[.AH4]&amp;[.AI4]&amp;[.AJ4]&amp;[.AK4];2)" office:value-type="string" office:string-value="$0C" calcext:value-type="string" table:number-columns-spanned="8" table:number-rows-spanned="1">
            <text:p>$0C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/>
          <table:table-cell table:formula="of:=&quot;    .dw &quot;&amp;[.AD13]&amp;&quot;, &quot;&amp;[.AD14]&amp;&quot;, &quot;&amp;[.AD15]&amp;&quot;, &quot;&amp;[.AD16]&amp;&quot;, &quot;&amp;[.AD17]&amp;&quot;, &quot;&amp;[.AD18]&amp;&quot;, &quot;&amp;[.AD19]&amp;&quot;, &quot;&amp;[.AD20]" office:value-type="string" office:string-value="    .dw $04, $0C, $10, $3A, $FD, $74, $1A, $00" calcext:value-type="string">
            <text:p><text:s text:c="4"/>.dw $04, $0C, $10, $3A, $FD, $74, $1A, $00</text:p>
          </table:table-cell>
          <table:table-cell table:number-columns-repeated="9"/>
          <table:table-cell table:style-name="ce4" table:formula="of:=&quot;$&quot;&amp;BIN2HEX([.L5]&amp;[.M5]&amp;[.N5]&amp;[.O5]&amp;[.P5]&amp;[.Q5]&amp;[.R5]&amp;[.S5];2)" office:value-type="string" office:string-value="$2E" calcext:value-type="string" table:number-columns-spanned="8" table:number-rows-spanned="1">
            <text:p>$2E</text:p>
          </table:table-cell>
          <table:covered-table-cell table:number-columns-repeated="7" table:style-name="ce4"/>
          <table:table-cell/>
          <table:table-cell table:style-name="ce4" table:formula="of:=&quot;$&quot;&amp;BIN2HEX([.U5]&amp;[.V5]&amp;[.W5]&amp;[.X5]&amp;[.Y5]&amp;[.Z5]&amp;[.AA5]&amp;[.AB5];2)" office:value-type="string" office:string-value="$14" calcext:value-type="string" table:number-columns-spanned="8" table:number-rows-spanned="1">
            <text:p>$14</text:p>
          </table:table-cell>
          <table:covered-table-cell table:number-columns-repeated="7" table:style-name="ce4"/>
          <table:table-cell/>
          <table:table-cell table:style-name="ce4" table:formula="of:=&quot;$&quot;&amp;BIN2HEX([.AD5]&amp;[.AE5]&amp;[.AF5]&amp;[.AG5]&amp;[.AH5]&amp;[.AI5]&amp;[.AJ5]&amp;[.AK5];2)" office:value-type="string" office:string-value="$10" calcext:value-type="string" table:number-columns-spanned="8" table:number-rows-spanned="1">
            <text:p>$10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6]&amp;[.M6]&amp;[.N6]&amp;[.O6]&amp;[.P6]&amp;[.Q6]&amp;[.R6]&amp;[.S6];2)" office:value-type="string" office:string-value="$C4" calcext:value-type="string" table:number-columns-spanned="8" table:number-rows-spanned="1">
            <text:p>$C4</text:p>
          </table:table-cell>
          <table:covered-table-cell table:number-columns-repeated="7" table:style-name="ce4"/>
          <table:table-cell/>
          <table:table-cell table:style-name="ce4" table:formula="of:=&quot;$&quot;&amp;BIN2HEX([.U6]&amp;[.V6]&amp;[.W6]&amp;[.X6]&amp;[.Y6]&amp;[.Z6]&amp;[.AA6]&amp;[.AB6];2)" office:value-type="string" office:string-value="$3A" calcext:value-type="string" table:number-columns-spanned="8" table:number-rows-spanned="1">
            <text:p>$3A</text:p>
          </table:table-cell>
          <table:covered-table-cell table:number-columns-repeated="7" table:style-name="ce4"/>
          <table:table-cell/>
          <table:table-cell table:style-name="ce4" table:formula="of:=&quot;$&quot;&amp;BIN2HEX([.AD6]&amp;[.AE6]&amp;[.AF6]&amp;[.AG6]&amp;[.AH6]&amp;[.AI6]&amp;[.AJ6]&amp;[.AK6];2)" office:value-type="string" office:string-value="$3A" calcext:value-type="string" table:number-columns-spanned="8" table:number-rows-spanned="1">
            <text:p>$3A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7]&amp;[.M7]&amp;[.N7]&amp;[.O7]&amp;[.P7]&amp;[.Q7]&amp;[.R7]&amp;[.S7];2)" office:value-type="string" office:string-value="$F1" calcext:value-type="string" table:number-columns-spanned="8" table:number-rows-spanned="1">
            <text:p>$F1</text:p>
          </table:table-cell>
          <table:covered-table-cell table:number-columns-repeated="7" table:style-name="ce4"/>
          <table:table-cell/>
          <table:table-cell table:style-name="ce4" table:formula="of:=&quot;$&quot;&amp;BIN2HEX([.U7]&amp;[.V7]&amp;[.W7]&amp;[.X7]&amp;[.Y7]&amp;[.Z7]&amp;[.AA7]&amp;[.AB7];2)" office:value-type="string" office:string-value="$2D" calcext:value-type="string" table:number-columns-spanned="8" table:number-rows-spanned="1">
            <text:p>$2D</text:p>
          </table:table-cell>
          <table:covered-table-cell table:number-columns-repeated="7" table:style-name="ce4"/>
          <table:table-cell/>
          <table:table-cell table:style-name="ce4" table:formula="of:=&quot;$&quot;&amp;BIN2HEX([.AD7]&amp;[.AE7]&amp;[.AF7]&amp;[.AG7]&amp;[.AH7]&amp;[.AI7]&amp;[.AJ7]&amp;[.AK7];2)" office:value-type="string" office:string-value="$FD" calcext:value-type="string" table:number-columns-spanned="8" table:number-rows-spanned="1">
            <text:p>$FD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8]&amp;[.M8]&amp;[.N8]&amp;[.O8]&amp;[.P8]&amp;[.Q8]&amp;[.R8]&amp;[.S8];2)" office:value-type="string" office:string-value="$7C" calcext:value-type="string" table:number-columns-spanned="8" table:number-rows-spanned="1">
            <text:p>$7C</text:p>
          </table:table-cell>
          <table:covered-table-cell table:number-columns-repeated="7" table:style-name="ce4"/>
          <table:table-cell/>
          <table:table-cell table:style-name="ce4" table:formula="of:=&quot;$&quot;&amp;BIN2HEX([.U8]&amp;[.V8]&amp;[.W8]&amp;[.X8]&amp;[.Y8]&amp;[.Z8]&amp;[.AA8]&amp;[.AB8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AD8]&amp;[.AE8]&amp;[.AF8]&amp;[.AG8]&amp;[.AH8]&amp;[.AI8]&amp;[.AJ8]&amp;[.AK8];2)" office:value-type="string" office:string-value="$74" calcext:value-type="string" table:number-columns-spanned="8" table:number-rows-spanned="1">
            <text:p>$74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9]&amp;[.M9]&amp;[.N9]&amp;[.O9]&amp;[.P9]&amp;[.Q9]&amp;[.R9]&amp;[.S9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U9]&amp;[.V9]&amp;[.W9]&amp;[.X9]&amp;[.Y9]&amp;[.Z9]&amp;[.AA9]&amp;[.AB9];2)" office:value-type="string" office:string-value="$10" calcext:value-type="string" table:number-columns-spanned="8" table:number-rows-spanned="1">
            <text:p>$10</text:p>
          </table:table-cell>
          <table:covered-table-cell table:number-columns-repeated="7" table:style-name="ce4"/>
          <table:table-cell/>
          <table:table-cell table:style-name="ce4" table:formula="of:=&quot;$&quot;&amp;BIN2HEX([.AD9]&amp;[.AE9]&amp;[.AF9]&amp;[.AG9]&amp;[.AH9]&amp;[.AI9]&amp;[.AJ9]&amp;[.AK9];2)" office:value-type="string" office:string-value="$1A" calcext:value-type="string" table:number-columns-spanned="8" table:number-rows-spanned="1">
            <text:p>$1A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10]&amp;[.M10]&amp;[.N10]&amp;[.O10]&amp;[.P10]&amp;[.Q10]&amp;[.R10]&amp;[.S10];2)" office:value-type="string" office:string-value="$12" calcext:value-type="string" table:number-columns-spanned="8" table:number-rows-spanned="1">
            <text:p>$12</text:p>
          </table:table-cell>
          <table:covered-table-cell table:number-columns-repeated="7" table:style-name="ce4"/>
          <table:table-cell/>
          <table:table-cell table:style-name="ce4" table:formula="of:=&quot;$&quot;&amp;BIN2HEX([.U10]&amp;[.V10]&amp;[.W10]&amp;[.X10]&amp;[.Y10]&amp;[.Z10]&amp;[.AA10]&amp;[.AB10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AD10]&amp;[.AE10]&amp;[.AF10]&amp;[.AG10]&amp;[.AH10]&amp;[.AI10]&amp;[.AJ10]&amp;[.AK10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 table:number-columns-repeated="16347"/>
        </table:table-row>
        <table:table-row table:style-name="ro5" table:number-rows-repeated="1048555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Superman.B3:Superman.I10">
            <calcext:condition calcext:apply-style-name="ConditionalStyle_15" calcext:value="=&quot;w&quot;" calcext:base-cell-address="Superman.B3"/>
            <calcext:condition calcext:apply-style-name="ConditionalStyle_16" calcext:value="=&quot;a&quot;" calcext:base-cell-address="Superman.B3"/>
            <calcext:condition calcext:apply-style-name="ConditionalStyle_17" calcext:value="=&quot;p&quot;" calcext:base-cell-address="Superman.B3"/>
            <calcext:condition calcext:apply-style-name="ConditionalStyle_18" calcext:value="=&quot;b&quot;" calcext:base-cell-address="Superman.B3"/>
            <calcext:condition calcext:apply-style-name="ConditionalStyle_19" calcext:value="=&quot;y&quot;" calcext:base-cell-address="Superman.B3"/>
            <calcext:condition calcext:apply-style-name="ConditionalStyle_20" calcext:value="=&quot;r&quot;" calcext:base-cell-address="Superman.B3"/>
            <calcext:condition calcext:apply-style-name="ConditionalStyle_21" calcext:value="=&quot;g&quot;" calcext:base-cell-address="Superman.B3"/>
          </calcext:conditional-format>
        </calcext:conditional-formats>
      </table:table>
      <table:table table:name="Ghost" table:style-name="ta4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default-cell-style-name="ce1"/>
        <table:table-column table:style-name="co5" table:number-columns-repeated="8" table:default-cell-style-name="ce1"/>
        <table:table-column table:style-name="co7" table:default-cell-style-name="ce1"/>
        <table:table-column table:style-name="co5" table:number-columns-repeated="8" table:default-cell-style-name="ce1"/>
        <table:table-column table:style-name="co8" table:number-columns-repeated="16347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2" table:number-columns-repeated="10"/>
          <table:table-cell/>
          <table:table-cell table:style-name="ce4" office:value-type="string" calcext:value-type="string" table:number-columns-spanned="8" table:number-rows-spanned="1">
            <text:p>RED</text:p>
          </table:table-cell>
          <table:covered-table-cell table:number-columns-repeated="7" table:style-name="ce4"/>
          <table:table-cell/>
          <table:table-cell table:style-name="ce4" office:value-type="string" calcext:value-type="string" table:number-columns-spanned="8" table:number-rows-spanned="1">
            <text:p>GREEN</text:p>
          </table:table-cell>
          <table:covered-table-cell table:number-columns-repeated="7" table:style-name="ce4"/>
          <table:table-cell/>
          <table:table-cell table:style-name="ce4" office:value-type="string" calcext:value-type="string" table:number-columns-spanned="8" table:number-rows-spanned="1">
            <text:p>BLUE</text:p>
          </table:table-cell>
          <table:covered-table-cell table:number-columns-repeated="7" table:style-name="ce4"/>
          <table:table-cell table:number-columns-repeated="16347"/>
        </table:table-row>
        <table:table-row table:style-name="ro3">
          <table:table-cell table:style-name="ce2"/>
          <table:table-cell table:style-name="ce8" table:number-columns-repeated="2"/>
          <table:table-cell table:number-columns-repeated="3"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table:number-columns-repeated="2"/>
          <table:table-cell table:style-name="ce2"/>
          <table:table-cell/>
          <table:table-cell table:style-name="ce5" table:formula="of:=IF(OR(IF([.B3]=&quot;r&quot;;1;0);IF([.B3]=&quot;y&quot;;1;0);IF([.B3]=&quot;p&quot;;1;0);IF([.B3]=&quot;w&quot;;1;0));1;0)" office:value-type="float" office:value="0" calcext:value-type="float">
            <text:p>0</text:p>
          </table:table-cell>
          <table:table-cell table:style-name="ce5" table:formula="of:=IF(OR(IF([.C3]=&quot;r&quot;;1;0);IF([.C3]=&quot;y&quot;;1;0);IF([.C3]=&quot;p&quot;;1;0);IF([.C3]=&quot;w&quot;;1;0));1;0)" office:value-type="float" office:value="0" calcext:value-type="float">
            <text:p>0</text:p>
          </table:table-cell>
          <table:table-cell table:style-name="ce5" table:formula="of:=IF(OR(IF([.D3]=&quot;r&quot;;1;0);IF([.D3]=&quot;y&quot;;1;0);IF([.D3]=&quot;p&quot;;1;0);IF([.D3]=&quot;w&quot;;1;0));1;0)" office:value-type="float" office:value="0" calcext:value-type="float">
            <text:p>0</text:p>
          </table:table-cell>
          <table:table-cell table:style-name="ce5" table:formula="of:=IF(OR(IF([.E3]=&quot;r&quot;;1;0);IF([.E3]=&quot;y&quot;;1;0);IF([.E3]=&quot;p&quot;;1;0);IF([.E3]=&quot;w&quot;;1;0));1;0)" office:value-type="float" office:value="0" calcext:value-type="float">
            <text:p>0</text:p>
          </table:table-cell>
          <table:table-cell table:style-name="ce5" table:formula="of:=IF(OR(IF([.F3]=&quot;r&quot;;1;0);IF([.F3]=&quot;y&quot;;1;0);IF([.F3]=&quot;p&quot;;1;0);IF([.F3]=&quot;w&quot;;1;0));1;0)" office:value-type="float" office:value="0" calcext:value-type="float">
            <text:p>0</text:p>
          </table:table-cell>
          <table:table-cell table:style-name="ce5" table:formula="of:=IF(OR(IF([.G3]=&quot;r&quot;;1;0);IF([.G3]=&quot;y&quot;;1;0);IF([.G3]=&quot;p&quot;;1;0);IF([.G3]=&quot;w&quot;;1;0));1;0)" office:value-type="float" office:value="0" calcext:value-type="float">
            <text:p>0</text:p>
          </table:table-cell>
          <table:table-cell table:style-name="ce5" table:formula="of:=IF(OR(IF([.H3]=&quot;r&quot;;1;0);IF([.H3]=&quot;y&quot;;1;0);IF([.H3]=&quot;p&quot;;1;0);IF([.H3]=&quot;w&quot;;1;0));1;0)" office:value-type="float" office:value="0" calcext:value-type="float">
            <text:p>0</text:p>
          </table:table-cell>
          <table:table-cell table:style-name="ce5" table:formula="of:=IF(OR(IF([.I3]=&quot;r&quot;;1;0);IF([.I3]=&quot;y&quot;;1;0);IF([.I3]=&quot;p&quot;;1;0);IF([.I3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3]=&quot;g&quot;;1;0);IF([.B3]=&quot;y&quot;;1;0);IF([.B3]=&quot;a&quot;;1;0);IF([.B3]=&quot;w&quot;;1;0));1;0)" office:value-type="float" office:value="0" calcext:value-type="float">
            <text:p>0</text:p>
          </table:table-cell>
          <table:table-cell table:style-name="ce5" table:formula="of:=IF(OR(IF([.C3]=&quot;g&quot;;1;0);IF([.C3]=&quot;y&quot;;1;0);IF([.C3]=&quot;a&quot;;1;0);IF([.C3]=&quot;w&quot;;1;0));1;0)" office:value-type="float" office:value="0" calcext:value-type="float">
            <text:p>0</text:p>
          </table:table-cell>
          <table:table-cell table:style-name="ce5" table:formula="of:=IF(OR(IF([.D3]=&quot;g&quot;;1;0);IF([.D3]=&quot;y&quot;;1;0);IF([.D3]=&quot;a&quot;;1;0);IF([.D3]=&quot;w&quot;;1;0));1;0)" office:value-type="float" office:value="1" calcext:value-type="float">
            <text:p>1</text:p>
          </table:table-cell>
          <table:table-cell table:style-name="ce5" table:formula="of:=IF(OR(IF([.E3]=&quot;g&quot;;1;0);IF([.E3]=&quot;y&quot;;1;0);IF([.E3]=&quot;a&quot;;1;0);IF([.E3]=&quot;w&quot;;1;0));1;0)" office:value-type="float" office:value="1" calcext:value-type="float">
            <text:p>1</text:p>
          </table:table-cell>
          <table:table-cell table:style-name="ce5" table:formula="of:=IF(OR(IF([.F3]=&quot;g&quot;;1;0);IF([.F3]=&quot;y&quot;;1;0);IF([.F3]=&quot;a&quot;;1;0);IF([.F3]=&quot;w&quot;;1;0));1;0)" office:value-type="float" office:value="1" calcext:value-type="float">
            <text:p>1</text:p>
          </table:table-cell>
          <table:table-cell table:style-name="ce5" table:formula="of:=IF(OR(IF([.G3]=&quot;g&quot;;1;0);IF([.G3]=&quot;y&quot;;1;0);IF([.G3]=&quot;a&quot;;1;0);IF([.G3]=&quot;w&quot;;1;0));1;0)" office:value-type="float" office:value="0" calcext:value-type="float">
            <text:p>0</text:p>
          </table:table-cell>
          <table:table-cell table:style-name="ce5" table:formula="of:=IF(OR(IF([.H3]=&quot;g&quot;;1;0);IF([.H3]=&quot;y&quot;;1;0);IF([.H3]=&quot;a&quot;;1;0);IF([.H3]=&quot;w&quot;;1;0));1;0)" office:value-type="float" office:value="0" calcext:value-type="float">
            <text:p>0</text:p>
          </table:table-cell>
          <table:table-cell table:style-name="ce5" table:formula="of:=IF(OR(IF([.I3]=&quot;g&quot;;1;0);IF([.I3]=&quot;y&quot;;1;0);IF([.I3]=&quot;a&quot;;1;0);IF([.I3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3]=&quot;b&quot;;1;0);IF([.B3]=&quot;p&quot;;1;0);IF([.B3]=&quot;a&quot;;1;0);IF([.B3]=&quot;w&quot;;1;0));1;0)" office:value-type="float" office:value="0" calcext:value-type="float">
            <text:p>0</text:p>
          </table:table-cell>
          <table:table-cell table:style-name="ce5" table:formula="of:=IF(OR(IF([.C3]=&quot;b&quot;;1;0);IF([.C3]=&quot;p&quot;;1;0);IF([.C3]=&quot;a&quot;;1;0);IF([.C3]=&quot;w&quot;;1;0));1;0)" office:value-type="float" office:value="0" calcext:value-type="float">
            <text:p>0</text:p>
          </table:table-cell>
          <table:table-cell table:style-name="ce5" table:formula="of:=IF(OR(IF([.D3]=&quot;b&quot;;1;0);IF([.D3]=&quot;p&quot;;1;0);IF([.D3]=&quot;a&quot;;1;0);IF([.D3]=&quot;w&quot;;1;0));1;0)" office:value-type="float" office:value="1" calcext:value-type="float">
            <text:p>1</text:p>
          </table:table-cell>
          <table:table-cell table:style-name="ce5" table:formula="of:=IF(OR(IF([.E3]=&quot;b&quot;;1;0);IF([.E3]=&quot;p&quot;;1;0);IF([.E3]=&quot;a&quot;;1;0);IF([.E3]=&quot;w&quot;;1;0));1;0)" office:value-type="float" office:value="1" calcext:value-type="float">
            <text:p>1</text:p>
          </table:table-cell>
          <table:table-cell table:style-name="ce5" table:formula="of:=IF(OR(IF([.F3]=&quot;b&quot;;1;0);IF([.F3]=&quot;p&quot;;1;0);IF([.F3]=&quot;a&quot;;1;0);IF([.F3]=&quot;w&quot;;1;0));1;0)" office:value-type="float" office:value="1" calcext:value-type="float">
            <text:p>1</text:p>
          </table:table-cell>
          <table:table-cell table:style-name="ce5" table:formula="of:=IF(OR(IF([.G3]=&quot;b&quot;;1;0);IF([.G3]=&quot;p&quot;;1;0);IF([.G3]=&quot;a&quot;;1;0);IF([.G3]=&quot;w&quot;;1;0));1;0)" office:value-type="float" office:value="1" calcext:value-type="float">
            <text:p>1</text:p>
          </table:table-cell>
          <table:table-cell table:style-name="ce5" table:formula="of:=IF(OR(IF([.H3]=&quot;b&quot;;1;0);IF([.H3]=&quot;p&quot;;1;0);IF([.H3]=&quot;a&quot;;1;0);IF([.H3]=&quot;w&quot;;1;0));1;0)" office:value-type="float" office:value="0" calcext:value-type="float">
            <text:p>0</text:p>
          </table:table-cell>
          <table:table-cell table:style-name="ce5" table:formula="of:=IF(OR(IF([.I3]=&quot;b&quot;;1;0);IF([.I3]=&quot;p&quot;;1;0);IF([.I3]=&quot;a&quot;;1;0);IF([.I3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8"/>
          <table:table-cell table:number-columns-repeated="5"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/>
          <table:table-cell table:style-name="ce2"/>
          <table:table-cell/>
          <table:table-cell table:style-name="ce5" table:formula="of:=IF(OR(IF([.B4]=&quot;r&quot;;1;0);IF([.B4]=&quot;y&quot;;1;0);IF([.B4]=&quot;p&quot;;1;0);IF([.B4]=&quot;w&quot;;1;0));1;0)" office:value-type="float" office:value="0" calcext:value-type="float">
            <text:p>0</text:p>
          </table:table-cell>
          <table:table-cell table:style-name="ce5" table:formula="of:=IF(OR(IF([.C4]=&quot;r&quot;;1;0);IF([.C4]=&quot;y&quot;;1;0);IF([.C4]=&quot;p&quot;;1;0);IF([.C4]=&quot;w&quot;;1;0));1;0)" office:value-type="float" office:value="0" calcext:value-type="float">
            <text:p>0</text:p>
          </table:table-cell>
          <table:table-cell table:style-name="ce5" table:formula="of:=IF(OR(IF([.D4]=&quot;r&quot;;1;0);IF([.D4]=&quot;y&quot;;1;0);IF([.D4]=&quot;p&quot;;1;0);IF([.D4]=&quot;w&quot;;1;0));1;0)" office:value-type="float" office:value="0" calcext:value-type="float">
            <text:p>0</text:p>
          </table:table-cell>
          <table:table-cell table:style-name="ce5" table:formula="of:=IF(OR(IF([.E4]=&quot;r&quot;;1;0);IF([.E4]=&quot;y&quot;;1;0);IF([.E4]=&quot;p&quot;;1;0);IF([.E4]=&quot;w&quot;;1;0));1;0)" office:value-type="float" office:value="0" calcext:value-type="float">
            <text:p>0</text:p>
          </table:table-cell>
          <table:table-cell table:style-name="ce5" table:formula="of:=IF(OR(IF([.F4]=&quot;r&quot;;1;0);IF([.F4]=&quot;y&quot;;1;0);IF([.F4]=&quot;p&quot;;1;0);IF([.F4]=&quot;w&quot;;1;0));1;0)" office:value-type="float" office:value="0" calcext:value-type="float">
            <text:p>0</text:p>
          </table:table-cell>
          <table:table-cell table:style-name="ce5" table:formula="of:=IF(OR(IF([.G4]=&quot;r&quot;;1;0);IF([.G4]=&quot;y&quot;;1;0);IF([.G4]=&quot;p&quot;;1;0);IF([.G4]=&quot;w&quot;;1;0));1;0)" office:value-type="float" office:value="0" calcext:value-type="float">
            <text:p>0</text:p>
          </table:table-cell>
          <table:table-cell table:style-name="ce5" table:formula="of:=IF(OR(IF([.H4]=&quot;r&quot;;1;0);IF([.H4]=&quot;y&quot;;1;0);IF([.H4]=&quot;p&quot;;1;0);IF([.H4]=&quot;w&quot;;1;0));1;0)" office:value-type="float" office:value="0" calcext:value-type="float">
            <text:p>0</text:p>
          </table:table-cell>
          <table:table-cell table:style-name="ce5" table:formula="of:=IF(OR(IF([.I4]=&quot;r&quot;;1;0);IF([.I4]=&quot;y&quot;;1;0);IF([.I4]=&quot;p&quot;;1;0);IF([.I4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4]=&quot;g&quot;;1;0);IF([.B4]=&quot;y&quot;;1;0);IF([.B4]=&quot;a&quot;;1;0);IF([.B4]=&quot;w&quot;;1;0));1;0)" office:value-type="float" office:value="0" calcext:value-type="float">
            <text:p>0</text:p>
          </table:table-cell>
          <table:table-cell table:style-name="ce5" table:formula="of:=IF(OR(IF([.C4]=&quot;g&quot;;1;0);IF([.C4]=&quot;y&quot;;1;0);IF([.C4]=&quot;a&quot;;1;0);IF([.C4]=&quot;w&quot;;1;0));1;0)" office:value-type="float" office:value="1" calcext:value-type="float">
            <text:p>1</text:p>
          </table:table-cell>
          <table:table-cell table:style-name="ce5" table:formula="of:=IF(OR(IF([.D4]=&quot;g&quot;;1;0);IF([.D4]=&quot;y&quot;;1;0);IF([.D4]=&quot;a&quot;;1;0);IF([.D4]=&quot;w&quot;;1;0));1;0)" office:value-type="float" office:value="1" calcext:value-type="float">
            <text:p>1</text:p>
          </table:table-cell>
          <table:table-cell table:style-name="ce5" table:formula="of:=IF(OR(IF([.E4]=&quot;g&quot;;1;0);IF([.E4]=&quot;y&quot;;1;0);IF([.E4]=&quot;a&quot;;1;0);IF([.E4]=&quot;w&quot;;1;0));1;0)" office:value-type="float" office:value="1" calcext:value-type="float">
            <text:p>1</text:p>
          </table:table-cell>
          <table:table-cell table:style-name="ce5" table:formula="of:=IF(OR(IF([.F4]=&quot;g&quot;;1;0);IF([.F4]=&quot;y&quot;;1;0);IF([.F4]=&quot;a&quot;;1;0);IF([.F4]=&quot;w&quot;;1;0));1;0)" office:value-type="float" office:value="1" calcext:value-type="float">
            <text:p>1</text:p>
          </table:table-cell>
          <table:table-cell table:style-name="ce5" table:formula="of:=IF(OR(IF([.G4]=&quot;g&quot;;1;0);IF([.G4]=&quot;y&quot;;1;0);IF([.G4]=&quot;a&quot;;1;0);IF([.G4]=&quot;w&quot;;1;0));1;0)" office:value-type="float" office:value="1" calcext:value-type="float">
            <text:p>1</text:p>
          </table:table-cell>
          <table:table-cell table:style-name="ce5" table:formula="of:=IF(OR(IF([.H4]=&quot;g&quot;;1;0);IF([.H4]=&quot;y&quot;;1;0);IF([.H4]=&quot;a&quot;;1;0);IF([.H4]=&quot;w&quot;;1;0));1;0)" office:value-type="float" office:value="0" calcext:value-type="float">
            <text:p>0</text:p>
          </table:table-cell>
          <table:table-cell table:style-name="ce5" table:formula="of:=IF(OR(IF([.I4]=&quot;g&quot;;1;0);IF([.I4]=&quot;y&quot;;1;0);IF([.I4]=&quot;a&quot;;1;0);IF([.I4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4]=&quot;b&quot;;1;0);IF([.B4]=&quot;p&quot;;1;0);IF([.B4]=&quot;a&quot;;1;0);IF([.B4]=&quot;w&quot;;1;0));1;0)" office:value-type="float" office:value="0" calcext:value-type="float">
            <text:p>0</text:p>
          </table:table-cell>
          <table:table-cell table:style-name="ce5" table:formula="of:=IF(OR(IF([.C4]=&quot;b&quot;;1;0);IF([.C4]=&quot;p&quot;;1;0);IF([.C4]=&quot;a&quot;;1;0);IF([.C4]=&quot;w&quot;;1;0));1;0)" office:value-type="float" office:value="1" calcext:value-type="float">
            <text:p>1</text:p>
          </table:table-cell>
          <table:table-cell table:style-name="ce5" table:formula="of:=IF(OR(IF([.D4]=&quot;b&quot;;1;0);IF([.D4]=&quot;p&quot;;1;0);IF([.D4]=&quot;a&quot;;1;0);IF([.D4]=&quot;w&quot;;1;0));1;0)" office:value-type="float" office:value="1" calcext:value-type="float">
            <text:p>1</text:p>
          </table:table-cell>
          <table:table-cell table:style-name="ce5" table:formula="of:=IF(OR(IF([.E4]=&quot;b&quot;;1;0);IF([.E4]=&quot;p&quot;;1;0);IF([.E4]=&quot;a&quot;;1;0);IF([.E4]=&quot;w&quot;;1;0));1;0)" office:value-type="float" office:value="1" calcext:value-type="float">
            <text:p>1</text:p>
          </table:table-cell>
          <table:table-cell table:style-name="ce5" table:formula="of:=IF(OR(IF([.F4]=&quot;b&quot;;1;0);IF([.F4]=&quot;p&quot;;1;0);IF([.F4]=&quot;a&quot;;1;0);IF([.F4]=&quot;w&quot;;1;0));1;0)" office:value-type="float" office:value="1" calcext:value-type="float">
            <text:p>1</text:p>
          </table:table-cell>
          <table:table-cell table:style-name="ce5" table:formula="of:=IF(OR(IF([.G4]=&quot;b&quot;;1;0);IF([.G4]=&quot;p&quot;;1;0);IF([.G4]=&quot;a&quot;;1;0);IF([.G4]=&quot;w&quot;;1;0));1;0)" office:value-type="float" office:value="1" calcext:value-type="float">
            <text:p>1</text:p>
          </table:table-cell>
          <table:table-cell table:style-name="ce5" table:formula="of:=IF(OR(IF([.H4]=&quot;b&quot;;1;0);IF([.H4]=&quot;p&quot;;1;0);IF([.H4]=&quot;a&quot;;1;0);IF([.H4]=&quot;w&quot;;1;0));1;0)" office:value-type="float" office:value="1" calcext:value-type="float">
            <text:p>1</text:p>
          </table:table-cell>
          <table:table-cell table:style-name="ce5" table:formula="of:=IF(OR(IF([.I4]=&quot;b&quot;;1;0);IF([.I4]=&quot;p&quot;;1;0);IF([.I4]=&quot;a&quot;;1;0);IF([.I4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number-columns-repeated="2"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b</text:p>
          </table:table-cell>
          <table:table-cell table:style-name="ce2"/>
          <table:table-cell/>
          <table:table-cell table:style-name="ce5" table:formula="of:=IF(OR(IF([.B5]=&quot;r&quot;;1;0);IF([.B5]=&quot;y&quot;;1;0);IF([.B5]=&quot;p&quot;;1;0);IF([.B5]=&quot;w&quot;;1;0));1;0)" office:value-type="float" office:value="0" calcext:value-type="float">
            <text:p>0</text:p>
          </table:table-cell>
          <table:table-cell table:style-name="ce5" table:formula="of:=IF(OR(IF([.C5]=&quot;r&quot;;1;0);IF([.C5]=&quot;y&quot;;1;0);IF([.C5]=&quot;p&quot;;1;0);IF([.C5]=&quot;w&quot;;1;0));1;0)" office:value-type="float" office:value="0" calcext:value-type="float">
            <text:p>0</text:p>
          </table:table-cell>
          <table:table-cell table:style-name="ce5" table:formula="of:=IF(OR(IF([.D5]=&quot;r&quot;;1;0);IF([.D5]=&quot;y&quot;;1;0);IF([.D5]=&quot;p&quot;;1;0);IF([.D5]=&quot;w&quot;;1;0));1;0)" office:value-type="float" office:value="0" calcext:value-type="float">
            <text:p>0</text:p>
          </table:table-cell>
          <table:table-cell table:style-name="ce5" table:formula="of:=IF(OR(IF([.E5]=&quot;r&quot;;1;0);IF([.E5]=&quot;y&quot;;1;0);IF([.E5]=&quot;p&quot;;1;0);IF([.E5]=&quot;w&quot;;1;0));1;0)" office:value-type="float" office:value="1" calcext:value-type="float">
            <text:p>1</text:p>
          </table:table-cell>
          <table:table-cell table:style-name="ce5" table:formula="of:=IF(OR(IF([.F5]=&quot;r&quot;;1;0);IF([.F5]=&quot;y&quot;;1;0);IF([.F5]=&quot;p&quot;;1;0);IF([.F5]=&quot;w&quot;;1;0));1;0)" office:value-type="float" office:value="0" calcext:value-type="float">
            <text:p>0</text:p>
          </table:table-cell>
          <table:table-cell table:style-name="ce5" table:formula="of:=IF(OR(IF([.G5]=&quot;r&quot;;1;0);IF([.G5]=&quot;y&quot;;1;0);IF([.G5]=&quot;p&quot;;1;0);IF([.G5]=&quot;w&quot;;1;0));1;0)" office:value-type="float" office:value="0" calcext:value-type="float">
            <text:p>0</text:p>
          </table:table-cell>
          <table:table-cell table:style-name="ce5" table:formula="of:=IF(OR(IF([.H5]=&quot;r&quot;;1;0);IF([.H5]=&quot;y&quot;;1;0);IF([.H5]=&quot;p&quot;;1;0);IF([.H5]=&quot;w&quot;;1;0));1;0)" office:value-type="float" office:value="1" calcext:value-type="float">
            <text:p>1</text:p>
          </table:table-cell>
          <table:table-cell table:style-name="ce5" table:formula="of:=IF(OR(IF([.I5]=&quot;r&quot;;1;0);IF([.I5]=&quot;y&quot;;1;0);IF([.I5]=&quot;p&quot;;1;0);IF([.I5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5]=&quot;g&quot;;1;0);IF([.B5]=&quot;y&quot;;1;0);IF([.B5]=&quot;a&quot;;1;0);IF([.B5]=&quot;w&quot;;1;0));1;0)" office:value-type="float" office:value="1" calcext:value-type="float">
            <text:p>1</text:p>
          </table:table-cell>
          <table:table-cell table:style-name="ce5" table:formula="of:=IF(OR(IF([.C5]=&quot;g&quot;;1;0);IF([.C5]=&quot;y&quot;;1;0);IF([.C5]=&quot;a&quot;;1;0);IF([.C5]=&quot;w&quot;;1;0));1;0)" office:value-type="float" office:value="1" calcext:value-type="float">
            <text:p>1</text:p>
          </table:table-cell>
          <table:table-cell table:style-name="ce5" table:formula="of:=IF(OR(IF([.D5]=&quot;g&quot;;1;0);IF([.D5]=&quot;y&quot;;1;0);IF([.D5]=&quot;a&quot;;1;0);IF([.D5]=&quot;w&quot;;1;0));1;0)" office:value-type="float" office:value="0" calcext:value-type="float">
            <text:p>0</text:p>
          </table:table-cell>
          <table:table-cell table:style-name="ce5" table:formula="of:=IF(OR(IF([.E5]=&quot;g&quot;;1;0);IF([.E5]=&quot;y&quot;;1;0);IF([.E5]=&quot;a&quot;;1;0);IF([.E5]=&quot;w&quot;;1;0));1;0)" office:value-type="float" office:value="1" calcext:value-type="float">
            <text:p>1</text:p>
          </table:table-cell>
          <table:table-cell table:style-name="ce5" table:formula="of:=IF(OR(IF([.F5]=&quot;g&quot;;1;0);IF([.F5]=&quot;y&quot;;1;0);IF([.F5]=&quot;a&quot;;1;0);IF([.F5]=&quot;w&quot;;1;0));1;0)" office:value-type="float" office:value="1" calcext:value-type="float">
            <text:p>1</text:p>
          </table:table-cell>
          <table:table-cell table:style-name="ce5" table:formula="of:=IF(OR(IF([.G5]=&quot;g&quot;;1;0);IF([.G5]=&quot;y&quot;;1;0);IF([.G5]=&quot;a&quot;;1;0);IF([.G5]=&quot;w&quot;;1;0));1;0)" office:value-type="float" office:value="0" calcext:value-type="float">
            <text:p>0</text:p>
          </table:table-cell>
          <table:table-cell table:style-name="ce5" table:formula="of:=IF(OR(IF([.H5]=&quot;g&quot;;1;0);IF([.H5]=&quot;y&quot;;1;0);IF([.H5]=&quot;a&quot;;1;0);IF([.H5]=&quot;w&quot;;1;0));1;0)" office:value-type="float" office:value="1" calcext:value-type="float">
            <text:p>1</text:p>
          </table:table-cell>
          <table:table-cell table:style-name="ce5" table:formula="of:=IF(OR(IF([.I5]=&quot;g&quot;;1;0);IF([.I5]=&quot;y&quot;;1;0);IF([.I5]=&quot;a&quot;;1;0);IF([.I5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5]=&quot;b&quot;;1;0);IF([.B5]=&quot;p&quot;;1;0);IF([.B5]=&quot;a&quot;;1;0);IF([.B5]=&quot;w&quot;;1;0));1;0)" office:value-type="float" office:value="1" calcext:value-type="float">
            <text:p>1</text:p>
          </table:table-cell>
          <table:table-cell table:style-name="ce5" table:formula="of:=IF(OR(IF([.C5]=&quot;b&quot;;1;0);IF([.C5]=&quot;p&quot;;1;0);IF([.C5]=&quot;a&quot;;1;0);IF([.C5]=&quot;w&quot;;1;0));1;0)" office:value-type="float" office:value="1" calcext:value-type="float">
            <text:p>1</text:p>
          </table:table-cell>
          <table:table-cell table:style-name="ce5" table:formula="of:=IF(OR(IF([.D5]=&quot;b&quot;;1;0);IF([.D5]=&quot;p&quot;;1;0);IF([.D5]=&quot;a&quot;;1;0);IF([.D5]=&quot;w&quot;;1;0));1;0)" office:value-type="float" office:value="0" calcext:value-type="float">
            <text:p>0</text:p>
          </table:table-cell>
          <table:table-cell table:style-name="ce5" table:formula="of:=IF(OR(IF([.E5]=&quot;b&quot;;1;0);IF([.E5]=&quot;p&quot;;1;0);IF([.E5]=&quot;a&quot;;1;0);IF([.E5]=&quot;w&quot;;1;0));1;0)" office:value-type="float" office:value="1" calcext:value-type="float">
            <text:p>1</text:p>
          </table:table-cell>
          <table:table-cell table:style-name="ce5" table:formula="of:=IF(OR(IF([.F5]=&quot;b&quot;;1;0);IF([.F5]=&quot;p&quot;;1;0);IF([.F5]=&quot;a&quot;;1;0);IF([.F5]=&quot;w&quot;;1;0));1;0)" office:value-type="float" office:value="1" calcext:value-type="float">
            <text:p>1</text:p>
          </table:table-cell>
          <table:table-cell table:style-name="ce5" table:formula="of:=IF(OR(IF([.G5]=&quot;b&quot;;1;0);IF([.G5]=&quot;p&quot;;1;0);IF([.G5]=&quot;a&quot;;1;0);IF([.G5]=&quot;w&quot;;1;0));1;0)" office:value-type="float" office:value="0" calcext:value-type="float">
            <text:p>0</text:p>
          </table:table-cell>
          <table:table-cell table:style-name="ce5" table:formula="of:=IF(OR(IF([.H5]=&quot;b&quot;;1;0);IF([.H5]=&quot;p&quot;;1;0);IF([.H5]=&quot;a&quot;;1;0);IF([.H5]=&quot;w&quot;;1;0));1;0)" office:value-type="float" office:value="1" calcext:value-type="float">
            <text:p>1</text:p>
          </table:table-cell>
          <table:table-cell table:style-name="ce5" table:formula="of:=IF(OR(IF([.I5]=&quot;b&quot;;1;0);IF([.I5]=&quot;p&quot;;1;0);IF([.I5]=&quot;a&quot;;1;0);IF([.I5]=&quot;w&quot;;1;0));1;0)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2"/>
          <table:table-cell table:number-columns-repeated="2" table:style-name="ce8" office:value-type="string" calcext:value-type="string">
            <text:p>a</text:p>
          </table:table-cell>
          <table:table-cell table:number-columns-repeated="2" table:style-name="ce8" office:value-type="string" calcext:value-type="string">
            <text:p>w</text:p>
          </table:table-cell>
          <table:table-cell table:style-name="ce8" office:value-type="string" calcext:value-type="string">
            <text:p>a</text:p>
          </table:table-cell>
          <table:table-cell table:number-columns-repeated="2" table:style-name="ce8" office:value-type="string" calcext:value-type="string">
            <text:p>w</text:p>
          </table:table-cell>
          <table:table-cell table:style-name="ce8" office:value-type="string" calcext:value-type="string">
            <text:p>b</text:p>
          </table:table-cell>
          <table:table-cell table:style-name="ce2"/>
          <table:table-cell/>
          <table:table-cell table:style-name="ce5" table:formula="of:=IF(OR(IF([.B6]=&quot;r&quot;;1;0);IF([.B6]=&quot;y&quot;;1;0);IF([.B6]=&quot;p&quot;;1;0);IF([.B6]=&quot;w&quot;;1;0));1;0)" office:value-type="float" office:value="0" calcext:value-type="float">
            <text:p>0</text:p>
          </table:table-cell>
          <table:table-cell table:style-name="ce5" table:formula="of:=IF(OR(IF([.C6]=&quot;r&quot;;1;0);IF([.C6]=&quot;y&quot;;1;0);IF([.C6]=&quot;p&quot;;1;0);IF([.C6]=&quot;w&quot;;1;0));1;0)" office:value-type="float" office:value="0" calcext:value-type="float">
            <text:p>0</text:p>
          </table:table-cell>
          <table:table-cell table:style-name="ce5" table:formula="of:=IF(OR(IF([.D6]=&quot;r&quot;;1;0);IF([.D6]=&quot;y&quot;;1;0);IF([.D6]=&quot;p&quot;;1;0);IF([.D6]=&quot;w&quot;;1;0));1;0)" office:value-type="float" office:value="1" calcext:value-type="float">
            <text:p>1</text:p>
          </table:table-cell>
          <table:table-cell table:style-name="ce5" table:formula="of:=IF(OR(IF([.E6]=&quot;r&quot;;1;0);IF([.E6]=&quot;y&quot;;1;0);IF([.E6]=&quot;p&quot;;1;0);IF([.E6]=&quot;w&quot;;1;0));1;0)" office:value-type="float" office:value="1" calcext:value-type="float">
            <text:p>1</text:p>
          </table:table-cell>
          <table:table-cell table:style-name="ce5" table:formula="of:=IF(OR(IF([.F6]=&quot;r&quot;;1;0);IF([.F6]=&quot;y&quot;;1;0);IF([.F6]=&quot;p&quot;;1;0);IF([.F6]=&quot;w&quot;;1;0));1;0)" office:value-type="float" office:value="0" calcext:value-type="float">
            <text:p>0</text:p>
          </table:table-cell>
          <table:table-cell table:style-name="ce5" table:formula="of:=IF(OR(IF([.G6]=&quot;r&quot;;1;0);IF([.G6]=&quot;y&quot;;1;0);IF([.G6]=&quot;p&quot;;1;0);IF([.G6]=&quot;w&quot;;1;0));1;0)" office:value-type="float" office:value="1" calcext:value-type="float">
            <text:p>1</text:p>
          </table:table-cell>
          <table:table-cell table:style-name="ce5" table:formula="of:=IF(OR(IF([.H6]=&quot;r&quot;;1;0);IF([.H6]=&quot;y&quot;;1;0);IF([.H6]=&quot;p&quot;;1;0);IF([.H6]=&quot;w&quot;;1;0));1;0)" office:value-type="float" office:value="1" calcext:value-type="float">
            <text:p>1</text:p>
          </table:table-cell>
          <table:table-cell table:style-name="ce5" table:formula="of:=IF(OR(IF([.I6]=&quot;r&quot;;1;0);IF([.I6]=&quot;y&quot;;1;0);IF([.I6]=&quot;p&quot;;1;0);IF([.I6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6]=&quot;g&quot;;1;0);IF([.B6]=&quot;y&quot;;1;0);IF([.B6]=&quot;a&quot;;1;0);IF([.B6]=&quot;w&quot;;1;0));1;0)" office:value-type="float" office:value="1" calcext:value-type="float">
            <text:p>1</text:p>
          </table:table-cell>
          <table:table-cell table:style-name="ce5" table:formula="of:=IF(OR(IF([.C6]=&quot;g&quot;;1;0);IF([.C6]=&quot;y&quot;;1;0);IF([.C6]=&quot;a&quot;;1;0);IF([.C6]=&quot;w&quot;;1;0));1;0)" office:value-type="float" office:value="1" calcext:value-type="float">
            <text:p>1</text:p>
          </table:table-cell>
          <table:table-cell table:style-name="ce5" table:formula="of:=IF(OR(IF([.D6]=&quot;g&quot;;1;0);IF([.D6]=&quot;y&quot;;1;0);IF([.D6]=&quot;a&quot;;1;0);IF([.D6]=&quot;w&quot;;1;0));1;0)" office:value-type="float" office:value="1" calcext:value-type="float">
            <text:p>1</text:p>
          </table:table-cell>
          <table:table-cell table:style-name="ce5" table:formula="of:=IF(OR(IF([.E6]=&quot;g&quot;;1;0);IF([.E6]=&quot;y&quot;;1;0);IF([.E6]=&quot;a&quot;;1;0);IF([.E6]=&quot;w&quot;;1;0));1;0)" office:value-type="float" office:value="1" calcext:value-type="float">
            <text:p>1</text:p>
          </table:table-cell>
          <table:table-cell table:style-name="ce5" table:formula="of:=IF(OR(IF([.F6]=&quot;g&quot;;1;0);IF([.F6]=&quot;y&quot;;1;0);IF([.F6]=&quot;a&quot;;1;0);IF([.F6]=&quot;w&quot;;1;0));1;0)" office:value-type="float" office:value="1" calcext:value-type="float">
            <text:p>1</text:p>
          </table:table-cell>
          <table:table-cell table:style-name="ce5" table:formula="of:=IF(OR(IF([.G6]=&quot;g&quot;;1;0);IF([.G6]=&quot;y&quot;;1;0);IF([.G6]=&quot;a&quot;;1;0);IF([.G6]=&quot;w&quot;;1;0));1;0)" office:value-type="float" office:value="1" calcext:value-type="float">
            <text:p>1</text:p>
          </table:table-cell>
          <table:table-cell table:style-name="ce5" table:formula="of:=IF(OR(IF([.H6]=&quot;g&quot;;1;0);IF([.H6]=&quot;y&quot;;1;0);IF([.H6]=&quot;a&quot;;1;0);IF([.H6]=&quot;w&quot;;1;0));1;0)" office:value-type="float" office:value="1" calcext:value-type="float">
            <text:p>1</text:p>
          </table:table-cell>
          <table:table-cell table:style-name="ce5" table:formula="of:=IF(OR(IF([.I6]=&quot;g&quot;;1;0);IF([.I6]=&quot;y&quot;;1;0);IF([.I6]=&quot;a&quot;;1;0);IF([.I6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6]=&quot;b&quot;;1;0);IF([.B6]=&quot;p&quot;;1;0);IF([.B6]=&quot;a&quot;;1;0);IF([.B6]=&quot;w&quot;;1;0));1;0)" office:value-type="float" office:value="1" calcext:value-type="float">
            <text:p>1</text:p>
          </table:table-cell>
          <table:table-cell table:style-name="ce5" table:formula="of:=IF(OR(IF([.C6]=&quot;b&quot;;1;0);IF([.C6]=&quot;p&quot;;1;0);IF([.C6]=&quot;a&quot;;1;0);IF([.C6]=&quot;w&quot;;1;0));1;0)" office:value-type="float" office:value="1" calcext:value-type="float">
            <text:p>1</text:p>
          </table:table-cell>
          <table:table-cell table:style-name="ce5" table:formula="of:=IF(OR(IF([.D6]=&quot;b&quot;;1;0);IF([.D6]=&quot;p&quot;;1;0);IF([.D6]=&quot;a&quot;;1;0);IF([.D6]=&quot;w&quot;;1;0));1;0)" office:value-type="float" office:value="1" calcext:value-type="float">
            <text:p>1</text:p>
          </table:table-cell>
          <table:table-cell table:style-name="ce5" table:formula="of:=IF(OR(IF([.E6]=&quot;b&quot;;1;0);IF([.E6]=&quot;p&quot;;1;0);IF([.E6]=&quot;a&quot;;1;0);IF([.E6]=&quot;w&quot;;1;0));1;0)" office:value-type="float" office:value="1" calcext:value-type="float">
            <text:p>1</text:p>
          </table:table-cell>
          <table:table-cell table:style-name="ce5" table:formula="of:=IF(OR(IF([.F6]=&quot;b&quot;;1;0);IF([.F6]=&quot;p&quot;;1;0);IF([.F6]=&quot;a&quot;;1;0);IF([.F6]=&quot;w&quot;;1;0));1;0)" office:value-type="float" office:value="1" calcext:value-type="float">
            <text:p>1</text:p>
          </table:table-cell>
          <table:table-cell table:style-name="ce5" table:formula="of:=IF(OR(IF([.G6]=&quot;b&quot;;1;0);IF([.G6]=&quot;p&quot;;1;0);IF([.G6]=&quot;a&quot;;1;0);IF([.G6]=&quot;w&quot;;1;0));1;0)" office:value-type="float" office:value="1" calcext:value-type="float">
            <text:p>1</text:p>
          </table:table-cell>
          <table:table-cell table:style-name="ce5" table:formula="of:=IF(OR(IF([.H6]=&quot;b&quot;;1;0);IF([.H6]=&quot;p&quot;;1;0);IF([.H6]=&quot;a&quot;;1;0);IF([.H6]=&quot;w&quot;;1;0));1;0)" office:value-type="float" office:value="1" calcext:value-type="float">
            <text:p>1</text:p>
          </table:table-cell>
          <table:table-cell table:style-name="ce5" table:formula="of:=IF(OR(IF([.I6]=&quot;b&quot;;1;0);IF([.I6]=&quot;p&quot;;1;0);IF([.I6]=&quot;a&quot;;1;0);IF([.I6]=&quot;w&quot;;1;0));1;0)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2"/>
          <table:table-cell table:number-columns-repeated="6" table:style-name="ce8" office:value-type="string" calcext:value-type="string">
            <text:p>a</text:p>
          </table:table-cell>
          <table:table-cell table:number-columns-repeated="2" table:style-name="ce8" office:value-type="string" calcext:value-type="string">
            <text:p>b</text:p>
          </table:table-cell>
          <table:table-cell table:style-name="ce2"/>
          <table:table-cell/>
          <table:table-cell table:style-name="ce5" table:formula="of:=IF(OR(IF([.B7]=&quot;r&quot;;1;0);IF([.B7]=&quot;y&quot;;1;0);IF([.B7]=&quot;p&quot;;1;0);IF([.B7]=&quot;w&quot;;1;0));1;0)" office:value-type="float" office:value="0" calcext:value-type="float">
            <text:p>0</text:p>
          </table:table-cell>
          <table:table-cell table:style-name="ce5" table:formula="of:=IF(OR(IF([.C7]=&quot;r&quot;;1;0);IF([.C7]=&quot;y&quot;;1;0);IF([.C7]=&quot;p&quot;;1;0);IF([.C7]=&quot;w&quot;;1;0));1;0)" office:value-type="float" office:value="0" calcext:value-type="float">
            <text:p>0</text:p>
          </table:table-cell>
          <table:table-cell table:style-name="ce5" table:formula="of:=IF(OR(IF([.D7]=&quot;r&quot;;1;0);IF([.D7]=&quot;y&quot;;1;0);IF([.D7]=&quot;p&quot;;1;0);IF([.D7]=&quot;w&quot;;1;0));1;0)" office:value-type="float" office:value="0" calcext:value-type="float">
            <text:p>0</text:p>
          </table:table-cell>
          <table:table-cell table:style-name="ce5" table:formula="of:=IF(OR(IF([.E7]=&quot;r&quot;;1;0);IF([.E7]=&quot;y&quot;;1;0);IF([.E7]=&quot;p&quot;;1;0);IF([.E7]=&quot;w&quot;;1;0));1;0)" office:value-type="float" office:value="0" calcext:value-type="float">
            <text:p>0</text:p>
          </table:table-cell>
          <table:table-cell table:style-name="ce5" table:formula="of:=IF(OR(IF([.F7]=&quot;r&quot;;1;0);IF([.F7]=&quot;y&quot;;1;0);IF([.F7]=&quot;p&quot;;1;0);IF([.F7]=&quot;w&quot;;1;0));1;0)" office:value-type="float" office:value="0" calcext:value-type="float">
            <text:p>0</text:p>
          </table:table-cell>
          <table:table-cell table:style-name="ce5" table:formula="of:=IF(OR(IF([.G7]=&quot;r&quot;;1;0);IF([.G7]=&quot;y&quot;;1;0);IF([.G7]=&quot;p&quot;;1;0);IF([.G7]=&quot;w&quot;;1;0));1;0)" office:value-type="float" office:value="0" calcext:value-type="float">
            <text:p>0</text:p>
          </table:table-cell>
          <table:table-cell table:style-name="ce5" table:formula="of:=IF(OR(IF([.H7]=&quot;r&quot;;1;0);IF([.H7]=&quot;y&quot;;1;0);IF([.H7]=&quot;p&quot;;1;0);IF([.H7]=&quot;w&quot;;1;0));1;0)" office:value-type="float" office:value="0" calcext:value-type="float">
            <text:p>0</text:p>
          </table:table-cell>
          <table:table-cell table:style-name="ce5" table:formula="of:=IF(OR(IF([.I7]=&quot;r&quot;;1;0);IF([.I7]=&quot;y&quot;;1;0);IF([.I7]=&quot;p&quot;;1;0);IF([.I7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7]=&quot;g&quot;;1;0);IF([.B7]=&quot;y&quot;;1;0);IF([.B7]=&quot;a&quot;;1;0);IF([.B7]=&quot;w&quot;;1;0));1;0)" office:value-type="float" office:value="1" calcext:value-type="float">
            <text:p>1</text:p>
          </table:table-cell>
          <table:table-cell table:style-name="ce5" table:formula="of:=IF(OR(IF([.C7]=&quot;g&quot;;1;0);IF([.C7]=&quot;y&quot;;1;0);IF([.C7]=&quot;a&quot;;1;0);IF([.C7]=&quot;w&quot;;1;0));1;0)" office:value-type="float" office:value="1" calcext:value-type="float">
            <text:p>1</text:p>
          </table:table-cell>
          <table:table-cell table:style-name="ce5" table:formula="of:=IF(OR(IF([.D7]=&quot;g&quot;;1;0);IF([.D7]=&quot;y&quot;;1;0);IF([.D7]=&quot;a&quot;;1;0);IF([.D7]=&quot;w&quot;;1;0));1;0)" office:value-type="float" office:value="1" calcext:value-type="float">
            <text:p>1</text:p>
          </table:table-cell>
          <table:table-cell table:style-name="ce5" table:formula="of:=IF(OR(IF([.E7]=&quot;g&quot;;1;0);IF([.E7]=&quot;y&quot;;1;0);IF([.E7]=&quot;a&quot;;1;0);IF([.E7]=&quot;w&quot;;1;0));1;0)" office:value-type="float" office:value="1" calcext:value-type="float">
            <text:p>1</text:p>
          </table:table-cell>
          <table:table-cell table:style-name="ce5" table:formula="of:=IF(OR(IF([.F7]=&quot;g&quot;;1;0);IF([.F7]=&quot;y&quot;;1;0);IF([.F7]=&quot;a&quot;;1;0);IF([.F7]=&quot;w&quot;;1;0));1;0)" office:value-type="float" office:value="1" calcext:value-type="float">
            <text:p>1</text:p>
          </table:table-cell>
          <table:table-cell table:style-name="ce5" table:formula="of:=IF(OR(IF([.G7]=&quot;g&quot;;1;0);IF([.G7]=&quot;y&quot;;1;0);IF([.G7]=&quot;a&quot;;1;0);IF([.G7]=&quot;w&quot;;1;0));1;0)" office:value-type="float" office:value="1" calcext:value-type="float">
            <text:p>1</text:p>
          </table:table-cell>
          <table:table-cell table:style-name="ce5" table:formula="of:=IF(OR(IF([.H7]=&quot;g&quot;;1;0);IF([.H7]=&quot;y&quot;;1;0);IF([.H7]=&quot;a&quot;;1;0);IF([.H7]=&quot;w&quot;;1;0));1;0)" office:value-type="float" office:value="0" calcext:value-type="float">
            <text:p>0</text:p>
          </table:table-cell>
          <table:table-cell table:style-name="ce5" table:formula="of:=IF(OR(IF([.I7]=&quot;g&quot;;1;0);IF([.I7]=&quot;y&quot;;1;0);IF([.I7]=&quot;a&quot;;1;0);IF([.I7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7]=&quot;b&quot;;1;0);IF([.B7]=&quot;p&quot;;1;0);IF([.B7]=&quot;a&quot;;1;0);IF([.B7]=&quot;w&quot;;1;0));1;0)" office:value-type="float" office:value="1" calcext:value-type="float">
            <text:p>1</text:p>
          </table:table-cell>
          <table:table-cell table:style-name="ce5" table:formula="of:=IF(OR(IF([.C7]=&quot;b&quot;;1;0);IF([.C7]=&quot;p&quot;;1;0);IF([.C7]=&quot;a&quot;;1;0);IF([.C7]=&quot;w&quot;;1;0));1;0)" office:value-type="float" office:value="1" calcext:value-type="float">
            <text:p>1</text:p>
          </table:table-cell>
          <table:table-cell table:style-name="ce5" table:formula="of:=IF(OR(IF([.D7]=&quot;b&quot;;1;0);IF([.D7]=&quot;p&quot;;1;0);IF([.D7]=&quot;a&quot;;1;0);IF([.D7]=&quot;w&quot;;1;0));1;0)" office:value-type="float" office:value="1" calcext:value-type="float">
            <text:p>1</text:p>
          </table:table-cell>
          <table:table-cell table:style-name="ce5" table:formula="of:=IF(OR(IF([.E7]=&quot;b&quot;;1;0);IF([.E7]=&quot;p&quot;;1;0);IF([.E7]=&quot;a&quot;;1;0);IF([.E7]=&quot;w&quot;;1;0));1;0)" office:value-type="float" office:value="1" calcext:value-type="float">
            <text:p>1</text:p>
          </table:table-cell>
          <table:table-cell table:style-name="ce5" table:formula="of:=IF(OR(IF([.F7]=&quot;b&quot;;1;0);IF([.F7]=&quot;p&quot;;1;0);IF([.F7]=&quot;a&quot;;1;0);IF([.F7]=&quot;w&quot;;1;0));1;0)" office:value-type="float" office:value="1" calcext:value-type="float">
            <text:p>1</text:p>
          </table:table-cell>
          <table:table-cell table:style-name="ce5" table:formula="of:=IF(OR(IF([.G7]=&quot;b&quot;;1;0);IF([.G7]=&quot;p&quot;;1;0);IF([.G7]=&quot;a&quot;;1;0);IF([.G7]=&quot;w&quot;;1;0));1;0)" office:value-type="float" office:value="1" calcext:value-type="float">
            <text:p>1</text:p>
          </table:table-cell>
          <table:table-cell table:style-name="ce5" table:formula="of:=IF(OR(IF([.H7]=&quot;b&quot;;1;0);IF([.H7]=&quot;p&quot;;1;0);IF([.H7]=&quot;a&quot;;1;0);IF([.H7]=&quot;w&quot;;1;0));1;0)" office:value-type="float" office:value="1" calcext:value-type="float">
            <text:p>1</text:p>
          </table:table-cell>
          <table:table-cell table:style-name="ce5" table:formula="of:=IF(OR(IF([.I7]=&quot;b&quot;;1;0);IF([.I7]=&quot;p&quot;;1;0);IF([.I7]=&quot;a&quot;;1;0);IF([.I7]=&quot;w&quot;;1;0));1;0)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2"/>
          <table:table-cell table:number-columns-repeated="6" table:style-name="ce8" office:value-type="string" calcext:value-type="string">
            <text:p>a</text:p>
          </table:table-cell>
          <table:table-cell table:number-columns-repeated="2" table:style-name="ce8" office:value-type="string" calcext:value-type="string">
            <text:p>b</text:p>
          </table:table-cell>
          <table:table-cell table:style-name="ce2"/>
          <table:table-cell/>
          <table:table-cell table:style-name="ce5" table:formula="of:=IF(OR(IF([.B8]=&quot;r&quot;;1;0);IF([.B8]=&quot;y&quot;;1;0);IF([.B8]=&quot;p&quot;;1;0);IF([.B8]=&quot;w&quot;;1;0));1;0)" office:value-type="float" office:value="0" calcext:value-type="float">
            <text:p>0</text:p>
          </table:table-cell>
          <table:table-cell table:style-name="ce5" table:formula="of:=IF(OR(IF([.C8]=&quot;r&quot;;1;0);IF([.C8]=&quot;y&quot;;1;0);IF([.C8]=&quot;p&quot;;1;0);IF([.C8]=&quot;w&quot;;1;0));1;0)" office:value-type="float" office:value="0" calcext:value-type="float">
            <text:p>0</text:p>
          </table:table-cell>
          <table:table-cell table:style-name="ce5" table:formula="of:=IF(OR(IF([.D8]=&quot;r&quot;;1;0);IF([.D8]=&quot;y&quot;;1;0);IF([.D8]=&quot;p&quot;;1;0);IF([.D8]=&quot;w&quot;;1;0));1;0)" office:value-type="float" office:value="0" calcext:value-type="float">
            <text:p>0</text:p>
          </table:table-cell>
          <table:table-cell table:style-name="ce5" table:formula="of:=IF(OR(IF([.E8]=&quot;r&quot;;1;0);IF([.E8]=&quot;y&quot;;1;0);IF([.E8]=&quot;p&quot;;1;0);IF([.E8]=&quot;w&quot;;1;0));1;0)" office:value-type="float" office:value="0" calcext:value-type="float">
            <text:p>0</text:p>
          </table:table-cell>
          <table:table-cell table:style-name="ce5" table:formula="of:=IF(OR(IF([.F8]=&quot;r&quot;;1;0);IF([.F8]=&quot;y&quot;;1;0);IF([.F8]=&quot;p&quot;;1;0);IF([.F8]=&quot;w&quot;;1;0));1;0)" office:value-type="float" office:value="0" calcext:value-type="float">
            <text:p>0</text:p>
          </table:table-cell>
          <table:table-cell table:style-name="ce5" table:formula="of:=IF(OR(IF([.G8]=&quot;r&quot;;1;0);IF([.G8]=&quot;y&quot;;1;0);IF([.G8]=&quot;p&quot;;1;0);IF([.G8]=&quot;w&quot;;1;0));1;0)" office:value-type="float" office:value="0" calcext:value-type="float">
            <text:p>0</text:p>
          </table:table-cell>
          <table:table-cell table:style-name="ce5" table:formula="of:=IF(OR(IF([.H8]=&quot;r&quot;;1;0);IF([.H8]=&quot;y&quot;;1;0);IF([.H8]=&quot;p&quot;;1;0);IF([.H8]=&quot;w&quot;;1;0));1;0)" office:value-type="float" office:value="0" calcext:value-type="float">
            <text:p>0</text:p>
          </table:table-cell>
          <table:table-cell table:style-name="ce5" table:formula="of:=IF(OR(IF([.I8]=&quot;r&quot;;1;0);IF([.I8]=&quot;y&quot;;1;0);IF([.I8]=&quot;p&quot;;1;0);IF([.I8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8]=&quot;g&quot;;1;0);IF([.B8]=&quot;y&quot;;1;0);IF([.B8]=&quot;a&quot;;1;0);IF([.B8]=&quot;w&quot;;1;0));1;0)" office:value-type="float" office:value="1" calcext:value-type="float">
            <text:p>1</text:p>
          </table:table-cell>
          <table:table-cell table:style-name="ce5" table:formula="of:=IF(OR(IF([.C8]=&quot;g&quot;;1;0);IF([.C8]=&quot;y&quot;;1;0);IF([.C8]=&quot;a&quot;;1;0);IF([.C8]=&quot;w&quot;;1;0));1;0)" office:value-type="float" office:value="1" calcext:value-type="float">
            <text:p>1</text:p>
          </table:table-cell>
          <table:table-cell table:style-name="ce5" table:formula="of:=IF(OR(IF([.D8]=&quot;g&quot;;1;0);IF([.D8]=&quot;y&quot;;1;0);IF([.D8]=&quot;a&quot;;1;0);IF([.D8]=&quot;w&quot;;1;0));1;0)" office:value-type="float" office:value="1" calcext:value-type="float">
            <text:p>1</text:p>
          </table:table-cell>
          <table:table-cell table:style-name="ce5" table:formula="of:=IF(OR(IF([.E8]=&quot;g&quot;;1;0);IF([.E8]=&quot;y&quot;;1;0);IF([.E8]=&quot;a&quot;;1;0);IF([.E8]=&quot;w&quot;;1;0));1;0)" office:value-type="float" office:value="1" calcext:value-type="float">
            <text:p>1</text:p>
          </table:table-cell>
          <table:table-cell table:style-name="ce5" table:formula="of:=IF(OR(IF([.F8]=&quot;g&quot;;1;0);IF([.F8]=&quot;y&quot;;1;0);IF([.F8]=&quot;a&quot;;1;0);IF([.F8]=&quot;w&quot;;1;0));1;0)" office:value-type="float" office:value="1" calcext:value-type="float">
            <text:p>1</text:p>
          </table:table-cell>
          <table:table-cell table:style-name="ce5" table:formula="of:=IF(OR(IF([.G8]=&quot;g&quot;;1;0);IF([.G8]=&quot;y&quot;;1;0);IF([.G8]=&quot;a&quot;;1;0);IF([.G8]=&quot;w&quot;;1;0));1;0)" office:value-type="float" office:value="1" calcext:value-type="float">
            <text:p>1</text:p>
          </table:table-cell>
          <table:table-cell table:style-name="ce5" table:formula="of:=IF(OR(IF([.H8]=&quot;g&quot;;1;0);IF([.H8]=&quot;y&quot;;1;0);IF([.H8]=&quot;a&quot;;1;0);IF([.H8]=&quot;w&quot;;1;0));1;0)" office:value-type="float" office:value="0" calcext:value-type="float">
            <text:p>0</text:p>
          </table:table-cell>
          <table:table-cell table:style-name="ce5" table:formula="of:=IF(OR(IF([.I8]=&quot;g&quot;;1;0);IF([.I8]=&quot;y&quot;;1;0);IF([.I8]=&quot;a&quot;;1;0);IF([.I8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8]=&quot;b&quot;;1;0);IF([.B8]=&quot;p&quot;;1;0);IF([.B8]=&quot;a&quot;;1;0);IF([.B8]=&quot;w&quot;;1;0));1;0)" office:value-type="float" office:value="1" calcext:value-type="float">
            <text:p>1</text:p>
          </table:table-cell>
          <table:table-cell table:style-name="ce5" table:formula="of:=IF(OR(IF([.C8]=&quot;b&quot;;1;0);IF([.C8]=&quot;p&quot;;1;0);IF([.C8]=&quot;a&quot;;1;0);IF([.C8]=&quot;w&quot;;1;0));1;0)" office:value-type="float" office:value="1" calcext:value-type="float">
            <text:p>1</text:p>
          </table:table-cell>
          <table:table-cell table:style-name="ce5" table:formula="of:=IF(OR(IF([.D8]=&quot;b&quot;;1;0);IF([.D8]=&quot;p&quot;;1;0);IF([.D8]=&quot;a&quot;;1;0);IF([.D8]=&quot;w&quot;;1;0));1;0)" office:value-type="float" office:value="1" calcext:value-type="float">
            <text:p>1</text:p>
          </table:table-cell>
          <table:table-cell table:style-name="ce5" table:formula="of:=IF(OR(IF([.E8]=&quot;b&quot;;1;0);IF([.E8]=&quot;p&quot;;1;0);IF([.E8]=&quot;a&quot;;1;0);IF([.E8]=&quot;w&quot;;1;0));1;0)" office:value-type="float" office:value="1" calcext:value-type="float">
            <text:p>1</text:p>
          </table:table-cell>
          <table:table-cell table:style-name="ce5" table:formula="of:=IF(OR(IF([.F8]=&quot;b&quot;;1;0);IF([.F8]=&quot;p&quot;;1;0);IF([.F8]=&quot;a&quot;;1;0);IF([.F8]=&quot;w&quot;;1;0));1;0)" office:value-type="float" office:value="1" calcext:value-type="float">
            <text:p>1</text:p>
          </table:table-cell>
          <table:table-cell table:style-name="ce5" table:formula="of:=IF(OR(IF([.G8]=&quot;b&quot;;1;0);IF([.G8]=&quot;p&quot;;1;0);IF([.G8]=&quot;a&quot;;1;0);IF([.G8]=&quot;w&quot;;1;0));1;0)" office:value-type="float" office:value="1" calcext:value-type="float">
            <text:p>1</text:p>
          </table:table-cell>
          <table:table-cell table:style-name="ce5" table:formula="of:=IF(OR(IF([.H8]=&quot;b&quot;;1;0);IF([.H8]=&quot;p&quot;;1;0);IF([.H8]=&quot;a&quot;;1;0);IF([.H8]=&quot;w&quot;;1;0));1;0)" office:value-type="float" office:value="1" calcext:value-type="float">
            <text:p>1</text:p>
          </table:table-cell>
          <table:table-cell table:style-name="ce5" table:formula="of:=IF(OR(IF([.I8]=&quot;b&quot;;1;0);IF([.I8]=&quot;p&quot;;1;0);IF([.I8]=&quot;a&quot;;1;0);IF([.I8]=&quot;w&quot;;1;0));1;0)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2"/>
          <table:table-cell table:number-columns-repeated="6" table:style-name="ce8" office:value-type="string" calcext:value-type="string">
            <text:p>a</text:p>
          </table:table-cell>
          <table:table-cell table:number-columns-repeated="2" table:style-name="ce8" office:value-type="string" calcext:value-type="string">
            <text:p>b</text:p>
          </table:table-cell>
          <table:table-cell table:style-name="ce2"/>
          <table:table-cell/>
          <table:table-cell table:style-name="ce5" table:formula="of:=IF(OR(IF([.B9]=&quot;r&quot;;1;0);IF([.B9]=&quot;y&quot;;1;0);IF([.B9]=&quot;p&quot;;1;0);IF([.B9]=&quot;w&quot;;1;0));1;0)" office:value-type="float" office:value="0" calcext:value-type="float">
            <text:p>0</text:p>
          </table:table-cell>
          <table:table-cell table:style-name="ce5" table:formula="of:=IF(OR(IF([.C9]=&quot;r&quot;;1;0);IF([.C9]=&quot;y&quot;;1;0);IF([.C9]=&quot;p&quot;;1;0);IF([.C9]=&quot;w&quot;;1;0));1;0)" office:value-type="float" office:value="0" calcext:value-type="float">
            <text:p>0</text:p>
          </table:table-cell>
          <table:table-cell table:style-name="ce5" table:formula="of:=IF(OR(IF([.D9]=&quot;r&quot;;1;0);IF([.D9]=&quot;y&quot;;1;0);IF([.D9]=&quot;p&quot;;1;0);IF([.D9]=&quot;w&quot;;1;0));1;0)" office:value-type="float" office:value="0" calcext:value-type="float">
            <text:p>0</text:p>
          </table:table-cell>
          <table:table-cell table:style-name="ce5" table:formula="of:=IF(OR(IF([.E9]=&quot;r&quot;;1;0);IF([.E9]=&quot;y&quot;;1;0);IF([.E9]=&quot;p&quot;;1;0);IF([.E9]=&quot;w&quot;;1;0));1;0)" office:value-type="float" office:value="0" calcext:value-type="float">
            <text:p>0</text:p>
          </table:table-cell>
          <table:table-cell table:style-name="ce5" table:formula="of:=IF(OR(IF([.F9]=&quot;r&quot;;1;0);IF([.F9]=&quot;y&quot;;1;0);IF([.F9]=&quot;p&quot;;1;0);IF([.F9]=&quot;w&quot;;1;0));1;0)" office:value-type="float" office:value="0" calcext:value-type="float">
            <text:p>0</text:p>
          </table:table-cell>
          <table:table-cell table:style-name="ce5" table:formula="of:=IF(OR(IF([.G9]=&quot;r&quot;;1;0);IF([.G9]=&quot;y&quot;;1;0);IF([.G9]=&quot;p&quot;;1;0);IF([.G9]=&quot;w&quot;;1;0));1;0)" office:value-type="float" office:value="0" calcext:value-type="float">
            <text:p>0</text:p>
          </table:table-cell>
          <table:table-cell table:style-name="ce5" table:formula="of:=IF(OR(IF([.H9]=&quot;r&quot;;1;0);IF([.H9]=&quot;y&quot;;1;0);IF([.H9]=&quot;p&quot;;1;0);IF([.H9]=&quot;w&quot;;1;0));1;0)" office:value-type="float" office:value="0" calcext:value-type="float">
            <text:p>0</text:p>
          </table:table-cell>
          <table:table-cell table:style-name="ce5" table:formula="of:=IF(OR(IF([.I9]=&quot;r&quot;;1;0);IF([.I9]=&quot;y&quot;;1;0);IF([.I9]=&quot;p&quot;;1;0);IF([.I9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9]=&quot;g&quot;;1;0);IF([.B9]=&quot;y&quot;;1;0);IF([.B9]=&quot;a&quot;;1;0);IF([.B9]=&quot;w&quot;;1;0));1;0)" office:value-type="float" office:value="1" calcext:value-type="float">
            <text:p>1</text:p>
          </table:table-cell>
          <table:table-cell table:style-name="ce5" table:formula="of:=IF(OR(IF([.C9]=&quot;g&quot;;1;0);IF([.C9]=&quot;y&quot;;1;0);IF([.C9]=&quot;a&quot;;1;0);IF([.C9]=&quot;w&quot;;1;0));1;0)" office:value-type="float" office:value="1" calcext:value-type="float">
            <text:p>1</text:p>
          </table:table-cell>
          <table:table-cell table:style-name="ce5" table:formula="of:=IF(OR(IF([.D9]=&quot;g&quot;;1;0);IF([.D9]=&quot;y&quot;;1;0);IF([.D9]=&quot;a&quot;;1;0);IF([.D9]=&quot;w&quot;;1;0));1;0)" office:value-type="float" office:value="1" calcext:value-type="float">
            <text:p>1</text:p>
          </table:table-cell>
          <table:table-cell table:style-name="ce5" table:formula="of:=IF(OR(IF([.E9]=&quot;g&quot;;1;0);IF([.E9]=&quot;y&quot;;1;0);IF([.E9]=&quot;a&quot;;1;0);IF([.E9]=&quot;w&quot;;1;0));1;0)" office:value-type="float" office:value="1" calcext:value-type="float">
            <text:p>1</text:p>
          </table:table-cell>
          <table:table-cell table:style-name="ce5" table:formula="of:=IF(OR(IF([.F9]=&quot;g&quot;;1;0);IF([.F9]=&quot;y&quot;;1;0);IF([.F9]=&quot;a&quot;;1;0);IF([.F9]=&quot;w&quot;;1;0));1;0)" office:value-type="float" office:value="1" calcext:value-type="float">
            <text:p>1</text:p>
          </table:table-cell>
          <table:table-cell table:style-name="ce5" table:formula="of:=IF(OR(IF([.G9]=&quot;g&quot;;1;0);IF([.G9]=&quot;y&quot;;1;0);IF([.G9]=&quot;a&quot;;1;0);IF([.G9]=&quot;w&quot;;1;0));1;0)" office:value-type="float" office:value="1" calcext:value-type="float">
            <text:p>1</text:p>
          </table:table-cell>
          <table:table-cell table:style-name="ce5" table:formula="of:=IF(OR(IF([.H9]=&quot;g&quot;;1;0);IF([.H9]=&quot;y&quot;;1;0);IF([.H9]=&quot;a&quot;;1;0);IF([.H9]=&quot;w&quot;;1;0));1;0)" office:value-type="float" office:value="0" calcext:value-type="float">
            <text:p>0</text:p>
          </table:table-cell>
          <table:table-cell table:style-name="ce5" table:formula="of:=IF(OR(IF([.I9]=&quot;g&quot;;1;0);IF([.I9]=&quot;y&quot;;1;0);IF([.I9]=&quot;a&quot;;1;0);IF([.I9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9]=&quot;b&quot;;1;0);IF([.B9]=&quot;p&quot;;1;0);IF([.B9]=&quot;a&quot;;1;0);IF([.B9]=&quot;w&quot;;1;0));1;0)" office:value-type="float" office:value="1" calcext:value-type="float">
            <text:p>1</text:p>
          </table:table-cell>
          <table:table-cell table:style-name="ce5" table:formula="of:=IF(OR(IF([.C9]=&quot;b&quot;;1;0);IF([.C9]=&quot;p&quot;;1;0);IF([.C9]=&quot;a&quot;;1;0);IF([.C9]=&quot;w&quot;;1;0));1;0)" office:value-type="float" office:value="1" calcext:value-type="float">
            <text:p>1</text:p>
          </table:table-cell>
          <table:table-cell table:style-name="ce5" table:formula="of:=IF(OR(IF([.D9]=&quot;b&quot;;1;0);IF([.D9]=&quot;p&quot;;1;0);IF([.D9]=&quot;a&quot;;1;0);IF([.D9]=&quot;w&quot;;1;0));1;0)" office:value-type="float" office:value="1" calcext:value-type="float">
            <text:p>1</text:p>
          </table:table-cell>
          <table:table-cell table:style-name="ce5" table:formula="of:=IF(OR(IF([.E9]=&quot;b&quot;;1;0);IF([.E9]=&quot;p&quot;;1;0);IF([.E9]=&quot;a&quot;;1;0);IF([.E9]=&quot;w&quot;;1;0));1;0)" office:value-type="float" office:value="1" calcext:value-type="float">
            <text:p>1</text:p>
          </table:table-cell>
          <table:table-cell table:style-name="ce5" table:formula="of:=IF(OR(IF([.F9]=&quot;b&quot;;1;0);IF([.F9]=&quot;p&quot;;1;0);IF([.F9]=&quot;a&quot;;1;0);IF([.F9]=&quot;w&quot;;1;0));1;0)" office:value-type="float" office:value="1" calcext:value-type="float">
            <text:p>1</text:p>
          </table:table-cell>
          <table:table-cell table:style-name="ce5" table:formula="of:=IF(OR(IF([.G9]=&quot;b&quot;;1;0);IF([.G9]=&quot;p&quot;;1;0);IF([.G9]=&quot;a&quot;;1;0);IF([.G9]=&quot;w&quot;;1;0));1;0)" office:value-type="float" office:value="1" calcext:value-type="float">
            <text:p>1</text:p>
          </table:table-cell>
          <table:table-cell table:style-name="ce5" table:formula="of:=IF(OR(IF([.H9]=&quot;b&quot;;1;0);IF([.H9]=&quot;p&quot;;1;0);IF([.H9]=&quot;a&quot;;1;0);IF([.H9]=&quot;w&quot;;1;0));1;0)" office:value-type="float" office:value="1" calcext:value-type="float">
            <text:p>1</text:p>
          </table:table-cell>
          <table:table-cell table:style-name="ce5" table:formula="of:=IF(OR(IF([.I9]=&quot;b&quot;;1;0);IF([.I9]=&quot;p&quot;;1;0);IF([.I9]=&quot;a&quot;;1;0);IF([.I9]=&quot;w&quot;;1;0));1;0)" office:value-type="float" office:value="1" calcext:value-type="float">
            <text:p>1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8" office:value-type="string" calcext:value-type="string">
            <text:p>a</text:p>
          </table:table-cell>
          <table:table-cell table:style-name="ce8"/>
          <table:table-cell table:number-columns-repeated="2"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/>
          <table:table-cell table:style-name="ce2"/>
          <table:table-cell/>
          <table:table-cell table:style-name="ce5" table:formula="of:=IF(OR(IF([.B10]=&quot;r&quot;;1;0);IF([.B10]=&quot;y&quot;;1;0);IF([.B10]=&quot;p&quot;;1;0);IF([.B10]=&quot;w&quot;;1;0));1;0)" office:value-type="float" office:value="0" calcext:value-type="float">
            <text:p>0</text:p>
          </table:table-cell>
          <table:table-cell table:style-name="ce5" table:formula="of:=IF(OR(IF([.C10]=&quot;r&quot;;1;0);IF([.C10]=&quot;y&quot;;1;0);IF([.C10]=&quot;p&quot;;1;0);IF([.C10]=&quot;w&quot;;1;0));1;0)" office:value-type="float" office:value="0" calcext:value-type="float">
            <text:p>0</text:p>
          </table:table-cell>
          <table:table-cell table:style-name="ce5" table:formula="of:=IF(OR(IF([.D10]=&quot;r&quot;;1;0);IF([.D10]=&quot;y&quot;;1;0);IF([.D10]=&quot;p&quot;;1;0);IF([.D10]=&quot;w&quot;;1;0));1;0)" office:value-type="float" office:value="0" calcext:value-type="float">
            <text:p>0</text:p>
          </table:table-cell>
          <table:table-cell table:style-name="ce5" table:formula="of:=IF(OR(IF([.E10]=&quot;r&quot;;1;0);IF([.E10]=&quot;y&quot;;1;0);IF([.E10]=&quot;p&quot;;1;0);IF([.E10]=&quot;w&quot;;1;0));1;0)" office:value-type="float" office:value="0" calcext:value-type="float">
            <text:p>0</text:p>
          </table:table-cell>
          <table:table-cell table:style-name="ce5" table:formula="of:=IF(OR(IF([.F10]=&quot;r&quot;;1;0);IF([.F10]=&quot;y&quot;;1;0);IF([.F10]=&quot;p&quot;;1;0);IF([.F10]=&quot;w&quot;;1;0));1;0)" office:value-type="float" office:value="0" calcext:value-type="float">
            <text:p>0</text:p>
          </table:table-cell>
          <table:table-cell table:style-name="ce5" table:formula="of:=IF(OR(IF([.G10]=&quot;r&quot;;1;0);IF([.G10]=&quot;y&quot;;1;0);IF([.G10]=&quot;p&quot;;1;0);IF([.G10]=&quot;w&quot;;1;0));1;0)" office:value-type="float" office:value="0" calcext:value-type="float">
            <text:p>0</text:p>
          </table:table-cell>
          <table:table-cell table:style-name="ce5" table:formula="of:=IF(OR(IF([.H10]=&quot;r&quot;;1;0);IF([.H10]=&quot;y&quot;;1;0);IF([.H10]=&quot;p&quot;;1;0);IF([.H10]=&quot;w&quot;;1;0));1;0)" office:value-type="float" office:value="0" calcext:value-type="float">
            <text:p>0</text:p>
          </table:table-cell>
          <table:table-cell table:style-name="ce5" table:formula="of:=IF(OR(IF([.I10]=&quot;r&quot;;1;0);IF([.I10]=&quot;y&quot;;1;0);IF([.I10]=&quot;p&quot;;1;0);IF([.I10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10]=&quot;g&quot;;1;0);IF([.B10]=&quot;y&quot;;1;0);IF([.B10]=&quot;a&quot;;1;0);IF([.B10]=&quot;w&quot;;1;0));1;0)" office:value-type="float" office:value="1" calcext:value-type="float">
            <text:p>1</text:p>
          </table:table-cell>
          <table:table-cell table:style-name="ce5" table:formula="of:=IF(OR(IF([.C10]=&quot;g&quot;;1;0);IF([.C10]=&quot;y&quot;;1;0);IF([.C10]=&quot;a&quot;;1;0);IF([.C10]=&quot;w&quot;;1;0));1;0)" office:value-type="float" office:value="0" calcext:value-type="float">
            <text:p>0</text:p>
          </table:table-cell>
          <table:table-cell table:style-name="ce5" table:formula="of:=IF(OR(IF([.D10]=&quot;g&quot;;1;0);IF([.D10]=&quot;y&quot;;1;0);IF([.D10]=&quot;a&quot;;1;0);IF([.D10]=&quot;w&quot;;1;0));1;0)" office:value-type="float" office:value="1" calcext:value-type="float">
            <text:p>1</text:p>
          </table:table-cell>
          <table:table-cell table:style-name="ce5" table:formula="of:=IF(OR(IF([.E10]=&quot;g&quot;;1;0);IF([.E10]=&quot;y&quot;;1;0);IF([.E10]=&quot;a&quot;;1;0);IF([.E10]=&quot;w&quot;;1;0));1;0)" office:value-type="float" office:value="1" calcext:value-type="float">
            <text:p>1</text:p>
          </table:table-cell>
          <table:table-cell table:style-name="ce5" table:formula="of:=IF(OR(IF([.F10]=&quot;g&quot;;1;0);IF([.F10]=&quot;y&quot;;1;0);IF([.F10]=&quot;a&quot;;1;0);IF([.F10]=&quot;w&quot;;1;0));1;0)" office:value-type="float" office:value="0" calcext:value-type="float">
            <text:p>0</text:p>
          </table:table-cell>
          <table:table-cell table:style-name="ce5" table:formula="of:=IF(OR(IF([.G10]=&quot;g&quot;;1;0);IF([.G10]=&quot;y&quot;;1;0);IF([.G10]=&quot;a&quot;;1;0);IF([.G10]=&quot;w&quot;;1;0));1;0)" office:value-type="float" office:value="1" calcext:value-type="float">
            <text:p>1</text:p>
          </table:table-cell>
          <table:table-cell table:style-name="ce5" table:formula="of:=IF(OR(IF([.H10]=&quot;g&quot;;1;0);IF([.H10]=&quot;y&quot;;1;0);IF([.H10]=&quot;a&quot;;1;0);IF([.H10]=&quot;w&quot;;1;0));1;0)" office:value-type="float" office:value="0" calcext:value-type="float">
            <text:p>0</text:p>
          </table:table-cell>
          <table:table-cell table:style-name="ce5" table:formula="of:=IF(OR(IF([.I10]=&quot;g&quot;;1;0);IF([.I10]=&quot;y&quot;;1;0);IF([.I10]=&quot;a&quot;;1;0);IF([.I10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10]=&quot;b&quot;;1;0);IF([.B10]=&quot;p&quot;;1;0);IF([.B10]=&quot;a&quot;;1;0);IF([.B10]=&quot;w&quot;;1;0));1;0)" office:value-type="float" office:value="1" calcext:value-type="float">
            <text:p>1</text:p>
          </table:table-cell>
          <table:table-cell table:style-name="ce5" table:formula="of:=IF(OR(IF([.C10]=&quot;b&quot;;1;0);IF([.C10]=&quot;p&quot;;1;0);IF([.C10]=&quot;a&quot;;1;0);IF([.C10]=&quot;w&quot;;1;0));1;0)" office:value-type="float" office:value="0" calcext:value-type="float">
            <text:p>0</text:p>
          </table:table-cell>
          <table:table-cell table:style-name="ce5" table:formula="of:=IF(OR(IF([.D10]=&quot;b&quot;;1;0);IF([.D10]=&quot;p&quot;;1;0);IF([.D10]=&quot;a&quot;;1;0);IF([.D10]=&quot;w&quot;;1;0));1;0)" office:value-type="float" office:value="1" calcext:value-type="float">
            <text:p>1</text:p>
          </table:table-cell>
          <table:table-cell table:style-name="ce5" table:formula="of:=IF(OR(IF([.E10]=&quot;b&quot;;1;0);IF([.E10]=&quot;p&quot;;1;0);IF([.E10]=&quot;a&quot;;1;0);IF([.E10]=&quot;w&quot;;1;0));1;0)" office:value-type="float" office:value="1" calcext:value-type="float">
            <text:p>1</text:p>
          </table:table-cell>
          <table:table-cell table:style-name="ce5" table:formula="of:=IF(OR(IF([.F10]=&quot;b&quot;;1;0);IF([.F10]=&quot;p&quot;;1;0);IF([.F10]=&quot;a&quot;;1;0);IF([.F10]=&quot;w&quot;;1;0));1;0)" office:value-type="float" office:value="0" calcext:value-type="float">
            <text:p>0</text:p>
          </table:table-cell>
          <table:table-cell table:style-name="ce5" table:formula="of:=IF(OR(IF([.G10]=&quot;b&quot;;1;0);IF([.G10]=&quot;p&quot;;1;0);IF([.G10]=&quot;a&quot;;1;0);IF([.G10]=&quot;w&quot;;1;0));1;0)" office:value-type="float" office:value="1" calcext:value-type="float">
            <text:p>1</text:p>
          </table:table-cell>
          <table:table-cell table:style-name="ce5" table:formula="of:=IF(OR(IF([.H10]=&quot;b&quot;;1;0);IF([.H10]=&quot;p&quot;;1;0);IF([.H10]=&quot;a&quot;;1;0);IF([.H10]=&quot;w&quot;;1;0));1;0)" office:value-type="float" office:value="1" calcext:value-type="float">
            <text:p>1</text:p>
          </table:table-cell>
          <table:table-cell table:style-name="ce5" table:formula="of:=IF(OR(IF([.I10]=&quot;b&quot;;1;0);IF([.I10]=&quot;p&quot;;1;0);IF([.I10]=&quot;a&quot;;1;0);IF([.I10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4">
          <table:table-cell table:style-name="ce2" table:number-columns-repeated="10"/>
          <table:table-cell table:number-columns-repeated="16374"/>
        </table:table-row>
        <table:table-row table:style-name="ro4">
          <table:table-cell table:number-columns-repeated="16384"/>
        </table:table-row>
        <table:table-row table:style-name="ro1">
          <table:table-cell/>
          <table:table-cell table:formula="of:=&quot;    .dw &quot;&amp;[.L13]&amp;&quot;, &quot;&amp;[.L14]&amp;&quot;, &quot;&amp;[.L15]&amp;&quot;, &quot;&amp;[.L16]&amp;&quot;, &quot;&amp;[.L17]&amp;&quot;, &quot;&amp;[.L18]&amp;&quot;, &quot;&amp;[.L19]&amp;&quot;, &quot;&amp;[.L20]" office:value-type="string" office:string-value="    .dw $00, $00, $12, $36, $00, $00, $00, $00" calcext:value-type="string">
            <text:p><text:s text:c="4"/>.dw $00, $00, $12, $36, $00, $00, $00, $00</text:p>
          </table:table-cell>
          <table:table-cell table:number-columns-repeated="9"/>
          <table:table-cell table:style-name="ce4" table:formula="of:=&quot;$&quot;&amp;BIN2HEX([.L3]&amp;[.M3]&amp;[.N3]&amp;[.O3]&amp;[.P3]&amp;[.Q3]&amp;[.R3]&amp;[.S3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U3]&amp;[.V3]&amp;[.W3]&amp;[.X3]&amp;[.Y3]&amp;[.Z3]&amp;[.AA3]&amp;[.AB3];2)" office:value-type="string" office:string-value="$38" calcext:value-type="string" table:number-columns-spanned="8" table:number-rows-spanned="1">
            <text:p>$38</text:p>
          </table:table-cell>
          <table:covered-table-cell table:number-columns-repeated="7" table:style-name="ce4"/>
          <table:table-cell/>
          <table:table-cell table:style-name="ce4" table:formula="of:=&quot;$&quot;&amp;BIN2HEX([.AD3]&amp;[.AE3]&amp;[.AF3]&amp;[.AG3]&amp;[.AH3]&amp;[.AI3]&amp;[.AJ3]&amp;[.AK3];2)" office:value-type="string" office:string-value="$3C" calcext:value-type="string" table:number-columns-spanned="8" table:number-rows-spanned="1">
            <text:p>$3C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/>
          <table:table-cell table:formula="of:=&quot;    .dw &quot;&amp;[.U13]&amp;&quot;, &quot;&amp;[.U14]&amp;&quot;, &quot;&amp;[.U15]&amp;&quot;, &quot;&amp;[.U16]&amp;&quot;, &quot;&amp;[.U17]&amp;&quot;, &quot;&amp;[.U18]&amp;&quot;, &quot;&amp;[.U19]&amp;&quot;, &quot;&amp;[.U20]" office:value-type="string" office:string-value="    .dw $38, $7C, $DA, $FE, $FC, $FC, $FC, $B4" calcext:value-type="string">
            <text:p><text:s text:c="4"/>.dw $38, $7C, $DA, $FE, $FC, $FC, $FC, $B4</text:p>
          </table:table-cell>
          <table:table-cell table:number-columns-repeated="9"/>
          <table:table-cell table:style-name="ce4" table:formula="of:=&quot;$&quot;&amp;BIN2HEX([.L4]&amp;[.M4]&amp;[.N4]&amp;[.O4]&amp;[.P4]&amp;[.Q4]&amp;[.R4]&amp;[.S4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U4]&amp;[.V4]&amp;[.W4]&amp;[.X4]&amp;[.Y4]&amp;[.Z4]&amp;[.AA4]&amp;[.AB4];2)" office:value-type="string" office:string-value="$7C" calcext:value-type="string" table:number-columns-spanned="8" table:number-rows-spanned="1">
            <text:p>$7C</text:p>
          </table:table-cell>
          <table:covered-table-cell table:number-columns-repeated="7" table:style-name="ce4"/>
          <table:table-cell/>
          <table:table-cell table:style-name="ce4" table:formula="of:=&quot;$&quot;&amp;BIN2HEX([.AD4]&amp;[.AE4]&amp;[.AF4]&amp;[.AG4]&amp;[.AH4]&amp;[.AI4]&amp;[.AJ4]&amp;[.AK4];2)" office:value-type="string" office:string-value="$7E" calcext:value-type="string" table:number-columns-spanned="8" table:number-rows-spanned="1">
            <text:p>$7E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/>
          <table:table-cell table:formula="of:=&quot;    .dw &quot;&amp;[.AD13]&amp;&quot;, &quot;&amp;[.AD14]&amp;&quot;, &quot;&amp;[.AD15]&amp;&quot;, &quot;&amp;[.AD16]&amp;&quot;, &quot;&amp;[.AD17]&amp;&quot;, &quot;&amp;[.AD18]&amp;&quot;, &quot;&amp;[.AD19]&amp;&quot;, &quot;&amp;[.AD20]" office:value-type="string" office:string-value="    .dw $3C, $7E, $DB, $FF, $FF, $FF, $FF, $B6" calcext:value-type="string">
            <text:p><text:s text:c="4"/>.dw $3C, $7E, $DB, $FF, $FF, $FF, $FF, $B6</text:p>
          </table:table-cell>
          <table:table-cell table:number-columns-repeated="9"/>
          <table:table-cell table:style-name="ce4" table:formula="of:=&quot;$&quot;&amp;BIN2HEX([.L5]&amp;[.M5]&amp;[.N5]&amp;[.O5]&amp;[.P5]&amp;[.Q5]&amp;[.R5]&amp;[.S5];2)" office:value-type="string" office:string-value="$12" calcext:value-type="string" table:number-columns-spanned="8" table:number-rows-spanned="1">
            <text:p>$12</text:p>
          </table:table-cell>
          <table:covered-table-cell table:number-columns-repeated="7" table:style-name="ce4"/>
          <table:table-cell/>
          <table:table-cell table:style-name="ce4" table:formula="of:=&quot;$&quot;&amp;BIN2HEX([.U5]&amp;[.V5]&amp;[.W5]&amp;[.X5]&amp;[.Y5]&amp;[.Z5]&amp;[.AA5]&amp;[.AB5];2)" office:value-type="string" office:string-value="$DA" calcext:value-type="string" table:number-columns-spanned="8" table:number-rows-spanned="1">
            <text:p>$DA</text:p>
          </table:table-cell>
          <table:covered-table-cell table:number-columns-repeated="7" table:style-name="ce4"/>
          <table:table-cell/>
          <table:table-cell table:style-name="ce4" table:formula="of:=&quot;$&quot;&amp;BIN2HEX([.AD5]&amp;[.AE5]&amp;[.AF5]&amp;[.AG5]&amp;[.AH5]&amp;[.AI5]&amp;[.AJ5]&amp;[.AK5];2)" office:value-type="string" office:string-value="$DB" calcext:value-type="string" table:number-columns-spanned="8" table:number-rows-spanned="1">
            <text:p>$DB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6]&amp;[.M6]&amp;[.N6]&amp;[.O6]&amp;[.P6]&amp;[.Q6]&amp;[.R6]&amp;[.S6];2)" office:value-type="string" office:string-value="$36" calcext:value-type="string" table:number-columns-spanned="8" table:number-rows-spanned="1">
            <text:p>$36</text:p>
          </table:table-cell>
          <table:covered-table-cell table:number-columns-repeated="7" table:style-name="ce4"/>
          <table:table-cell/>
          <table:table-cell table:style-name="ce4" table:formula="of:=&quot;$&quot;&amp;BIN2HEX([.U6]&amp;[.V6]&amp;[.W6]&amp;[.X6]&amp;[.Y6]&amp;[.Z6]&amp;[.AA6]&amp;[.AB6];2)" office:value-type="string" office:string-value="$FE" calcext:value-type="string" table:number-columns-spanned="8" table:number-rows-spanned="1">
            <text:p>$FE</text:p>
          </table:table-cell>
          <table:covered-table-cell table:number-columns-repeated="7" table:style-name="ce4"/>
          <table:table-cell/>
          <table:table-cell table:style-name="ce4" table:formula="of:=&quot;$&quot;&amp;BIN2HEX([.AD6]&amp;[.AE6]&amp;[.AF6]&amp;[.AG6]&amp;[.AH6]&amp;[.AI6]&amp;[.AJ6]&amp;[.AK6];2)" office:value-type="string" office:string-value="$FF" calcext:value-type="string" table:number-columns-spanned="8" table:number-rows-spanned="1">
            <text:p>$FF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7]&amp;[.M7]&amp;[.N7]&amp;[.O7]&amp;[.P7]&amp;[.Q7]&amp;[.R7]&amp;[.S7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U7]&amp;[.V7]&amp;[.W7]&amp;[.X7]&amp;[.Y7]&amp;[.Z7]&amp;[.AA7]&amp;[.AB7];2)" office:value-type="string" office:string-value="$FC" calcext:value-type="string" table:number-columns-spanned="8" table:number-rows-spanned="1">
            <text:p>$FC</text:p>
          </table:table-cell>
          <table:covered-table-cell table:number-columns-repeated="7" table:style-name="ce4"/>
          <table:table-cell/>
          <table:table-cell table:style-name="ce4" table:formula="of:=&quot;$&quot;&amp;BIN2HEX([.AD7]&amp;[.AE7]&amp;[.AF7]&amp;[.AG7]&amp;[.AH7]&amp;[.AI7]&amp;[.AJ7]&amp;[.AK7];2)" office:value-type="string" office:string-value="$FF" calcext:value-type="string" table:number-columns-spanned="8" table:number-rows-spanned="1">
            <text:p>$FF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8]&amp;[.M8]&amp;[.N8]&amp;[.O8]&amp;[.P8]&amp;[.Q8]&amp;[.R8]&amp;[.S8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U8]&amp;[.V8]&amp;[.W8]&amp;[.X8]&amp;[.Y8]&amp;[.Z8]&amp;[.AA8]&amp;[.AB8];2)" office:value-type="string" office:string-value="$FC" calcext:value-type="string" table:number-columns-spanned="8" table:number-rows-spanned="1">
            <text:p>$FC</text:p>
          </table:table-cell>
          <table:covered-table-cell table:number-columns-repeated="7" table:style-name="ce4"/>
          <table:table-cell/>
          <table:table-cell table:style-name="ce4" table:formula="of:=&quot;$&quot;&amp;BIN2HEX([.AD8]&amp;[.AE8]&amp;[.AF8]&amp;[.AG8]&amp;[.AH8]&amp;[.AI8]&amp;[.AJ8]&amp;[.AK8];2)" office:value-type="string" office:string-value="$FF" calcext:value-type="string" table:number-columns-spanned="8" table:number-rows-spanned="1">
            <text:p>$FF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9]&amp;[.M9]&amp;[.N9]&amp;[.O9]&amp;[.P9]&amp;[.Q9]&amp;[.R9]&amp;[.S9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U9]&amp;[.V9]&amp;[.W9]&amp;[.X9]&amp;[.Y9]&amp;[.Z9]&amp;[.AA9]&amp;[.AB9];2)" office:value-type="string" office:string-value="$FC" calcext:value-type="string" table:number-columns-spanned="8" table:number-rows-spanned="1">
            <text:p>$FC</text:p>
          </table:table-cell>
          <table:covered-table-cell table:number-columns-repeated="7" table:style-name="ce4"/>
          <table:table-cell/>
          <table:table-cell table:style-name="ce4" table:formula="of:=&quot;$&quot;&amp;BIN2HEX([.AD9]&amp;[.AE9]&amp;[.AF9]&amp;[.AG9]&amp;[.AH9]&amp;[.AI9]&amp;[.AJ9]&amp;[.AK9];2)" office:value-type="string" office:string-value="$FF" calcext:value-type="string" table:number-columns-spanned="8" table:number-rows-spanned="1">
            <text:p>$FF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10]&amp;[.M10]&amp;[.N10]&amp;[.O10]&amp;[.P10]&amp;[.Q10]&amp;[.R10]&amp;[.S10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U10]&amp;[.V10]&amp;[.W10]&amp;[.X10]&amp;[.Y10]&amp;[.Z10]&amp;[.AA10]&amp;[.AB10];2)" office:value-type="string" office:string-value="$B4" calcext:value-type="string" table:number-columns-spanned="8" table:number-rows-spanned="1">
            <text:p>$B4</text:p>
          </table:table-cell>
          <table:covered-table-cell table:number-columns-repeated="7" table:style-name="ce4"/>
          <table:table-cell/>
          <table:table-cell table:style-name="ce4" table:formula="of:=&quot;$&quot;&amp;BIN2HEX([.AD10]&amp;[.AE10]&amp;[.AF10]&amp;[.AG10]&amp;[.AH10]&amp;[.AI10]&amp;[.AJ10]&amp;[.AK10];2)" office:value-type="string" office:string-value="$B6" calcext:value-type="string" table:number-columns-spanned="8" table:number-rows-spanned="1">
            <text:p>$B6</text:p>
          </table:table-cell>
          <table:covered-table-cell table:number-columns-repeated="7" table:style-name="ce4"/>
          <table:table-cell table:number-columns-repeated="16347"/>
        </table:table-row>
        <table:table-row table:style-name="ro5" table:number-rows-repeated="1048555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Ghost.B3:Ghost.I10">
            <calcext:condition calcext:apply-style-name="ConditionalStyle_22" calcext:value="=&quot;w&quot;" calcext:base-cell-address="Ghost.B3"/>
            <calcext:condition calcext:apply-style-name="ConditionalStyle_23" calcext:value="=&quot;a&quot;" calcext:base-cell-address="Ghost.B3"/>
            <calcext:condition calcext:apply-style-name="ConditionalStyle_24" calcext:value="=&quot;p&quot;" calcext:base-cell-address="Ghost.B3"/>
            <calcext:condition calcext:apply-style-name="ConditionalStyle_25" calcext:value="=&quot;b&quot;" calcext:base-cell-address="Ghost.B3"/>
            <calcext:condition calcext:apply-style-name="ConditionalStyle_26" calcext:value="=&quot;y&quot;" calcext:base-cell-address="Ghost.B3"/>
            <calcext:condition calcext:apply-style-name="ConditionalStyle_27" calcext:value="=&quot;r&quot;" calcext:base-cell-address="Ghost.B3"/>
            <calcext:condition calcext:apply-style-name="ConditionalStyle_28" calcext:value="=&quot;g&quot;" calcext:base-cell-address="Ghost.B3"/>
          </calcext:conditional-format>
        </calcext:conditional-formats>
      </table:table>
      <table:table table:name="Cherry" table:style-name="ta5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default-cell-style-name="ce1"/>
        <table:table-column table:style-name="co5" table:number-columns-repeated="8" table:default-cell-style-name="ce1"/>
        <table:table-column table:style-name="co7" table:default-cell-style-name="ce1"/>
        <table:table-column table:style-name="co5" table:number-columns-repeated="8" table:default-cell-style-name="ce1"/>
        <table:table-column table:style-name="co8" table:number-columns-repeated="16347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2" table:number-columns-repeated="10"/>
          <table:table-cell/>
          <table:table-cell table:style-name="ce4" office:value-type="string" calcext:value-type="string" table:number-columns-spanned="8" table:number-rows-spanned="1">
            <text:p>RED</text:p>
          </table:table-cell>
          <table:covered-table-cell table:number-columns-repeated="7" table:style-name="ce4"/>
          <table:table-cell/>
          <table:table-cell table:style-name="ce4" office:value-type="string" calcext:value-type="string" table:number-columns-spanned="8" table:number-rows-spanned="1">
            <text:p>GREEN</text:p>
          </table:table-cell>
          <table:covered-table-cell table:number-columns-repeated="7" table:style-name="ce4"/>
          <table:table-cell/>
          <table:table-cell table:style-name="ce4" office:value-type="string" calcext:value-type="string" table:number-columns-spanned="8" table:number-rows-spanned="1">
            <text:p>BLUE</text:p>
          </table:table-cell>
          <table:covered-table-cell table:number-columns-repeated="7" table:style-name="ce4"/>
          <table:table-cell table:number-columns-repeated="16347"/>
        </table:table-row>
        <table:table-row table:style-name="ro3">
          <table:table-cell table:style-name="ce2"/>
          <table:table-cell table:style-name="ce9" table:number-columns-repeated="4"/>
          <table:table-cell table:number-columns-repeated="3" table:style-name="ce9" office:value-type="string" calcext:value-type="string">
            <text:p>g</text:p>
          </table:table-cell>
          <table:table-cell table:style-name="ce9"/>
          <table:table-cell table:style-name="ce2"/>
          <table:table-cell/>
          <table:table-cell table:style-name="ce5" table:formula="of:=IF(OR(IF([.B3]=&quot;r&quot;;1;0);IF([.B3]=&quot;y&quot;;1;0);IF([.B3]=&quot;p&quot;;1;0);IF([.B3]=&quot;w&quot;;1;0));1;0)" office:value-type="float" office:value="0" calcext:value-type="float">
            <text:p>0</text:p>
          </table:table-cell>
          <table:table-cell table:style-name="ce5" table:formula="of:=IF(OR(IF([.C3]=&quot;r&quot;;1;0);IF([.C3]=&quot;y&quot;;1;0);IF([.C3]=&quot;p&quot;;1;0);IF([.C3]=&quot;w&quot;;1;0));1;0)" office:value-type="float" office:value="0" calcext:value-type="float">
            <text:p>0</text:p>
          </table:table-cell>
          <table:table-cell table:style-name="ce5" table:formula="of:=IF(OR(IF([.D3]=&quot;r&quot;;1;0);IF([.D3]=&quot;y&quot;;1;0);IF([.D3]=&quot;p&quot;;1;0);IF([.D3]=&quot;w&quot;;1;0));1;0)" office:value-type="float" office:value="0" calcext:value-type="float">
            <text:p>0</text:p>
          </table:table-cell>
          <table:table-cell table:style-name="ce5" table:formula="of:=IF(OR(IF([.E3]=&quot;r&quot;;1;0);IF([.E3]=&quot;y&quot;;1;0);IF([.E3]=&quot;p&quot;;1;0);IF([.E3]=&quot;w&quot;;1;0));1;0)" office:value-type="float" office:value="0" calcext:value-type="float">
            <text:p>0</text:p>
          </table:table-cell>
          <table:table-cell table:style-name="ce5" table:formula="of:=IF(OR(IF([.F3]=&quot;r&quot;;1;0);IF([.F3]=&quot;y&quot;;1;0);IF([.F3]=&quot;p&quot;;1;0);IF([.F3]=&quot;w&quot;;1;0));1;0)" office:value-type="float" office:value="0" calcext:value-type="float">
            <text:p>0</text:p>
          </table:table-cell>
          <table:table-cell table:style-name="ce5" table:formula="of:=IF(OR(IF([.G3]=&quot;r&quot;;1;0);IF([.G3]=&quot;y&quot;;1;0);IF([.G3]=&quot;p&quot;;1;0);IF([.G3]=&quot;w&quot;;1;0));1;0)" office:value-type="float" office:value="0" calcext:value-type="float">
            <text:p>0</text:p>
          </table:table-cell>
          <table:table-cell table:style-name="ce5" table:formula="of:=IF(OR(IF([.H3]=&quot;r&quot;;1;0);IF([.H3]=&quot;y&quot;;1;0);IF([.H3]=&quot;p&quot;;1;0);IF([.H3]=&quot;w&quot;;1;0));1;0)" office:value-type="float" office:value="0" calcext:value-type="float">
            <text:p>0</text:p>
          </table:table-cell>
          <table:table-cell table:style-name="ce5" table:formula="of:=IF(OR(IF([.I3]=&quot;r&quot;;1;0);IF([.I3]=&quot;y&quot;;1;0);IF([.I3]=&quot;p&quot;;1;0);IF([.I3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3]=&quot;g&quot;;1;0);IF([.B3]=&quot;y&quot;;1;0);IF([.B3]=&quot;a&quot;;1;0);IF([.B3]=&quot;w&quot;;1;0));1;0)" office:value-type="float" office:value="0" calcext:value-type="float">
            <text:p>0</text:p>
          </table:table-cell>
          <table:table-cell table:style-name="ce5" table:formula="of:=IF(OR(IF([.C3]=&quot;g&quot;;1;0);IF([.C3]=&quot;y&quot;;1;0);IF([.C3]=&quot;a&quot;;1;0);IF([.C3]=&quot;w&quot;;1;0));1;0)" office:value-type="float" office:value="0" calcext:value-type="float">
            <text:p>0</text:p>
          </table:table-cell>
          <table:table-cell table:style-name="ce5" table:formula="of:=IF(OR(IF([.D3]=&quot;g&quot;;1;0);IF([.D3]=&quot;y&quot;;1;0);IF([.D3]=&quot;a&quot;;1;0);IF([.D3]=&quot;w&quot;;1;0));1;0)" office:value-type="float" office:value="0" calcext:value-type="float">
            <text:p>0</text:p>
          </table:table-cell>
          <table:table-cell table:style-name="ce5" table:formula="of:=IF(OR(IF([.E3]=&quot;g&quot;;1;0);IF([.E3]=&quot;y&quot;;1;0);IF([.E3]=&quot;a&quot;;1;0);IF([.E3]=&quot;w&quot;;1;0));1;0)" office:value-type="float" office:value="0" calcext:value-type="float">
            <text:p>0</text:p>
          </table:table-cell>
          <table:table-cell table:style-name="ce5" table:formula="of:=IF(OR(IF([.F3]=&quot;g&quot;;1;0);IF([.F3]=&quot;y&quot;;1;0);IF([.F3]=&quot;a&quot;;1;0);IF([.F3]=&quot;w&quot;;1;0));1;0)" office:value-type="float" office:value="1" calcext:value-type="float">
            <text:p>1</text:p>
          </table:table-cell>
          <table:table-cell table:style-name="ce5" table:formula="of:=IF(OR(IF([.G3]=&quot;g&quot;;1;0);IF([.G3]=&quot;y&quot;;1;0);IF([.G3]=&quot;a&quot;;1;0);IF([.G3]=&quot;w&quot;;1;0));1;0)" office:value-type="float" office:value="1" calcext:value-type="float">
            <text:p>1</text:p>
          </table:table-cell>
          <table:table-cell table:style-name="ce5" table:formula="of:=IF(OR(IF([.H3]=&quot;g&quot;;1;0);IF([.H3]=&quot;y&quot;;1;0);IF([.H3]=&quot;a&quot;;1;0);IF([.H3]=&quot;w&quot;;1;0));1;0)" office:value-type="float" office:value="1" calcext:value-type="float">
            <text:p>1</text:p>
          </table:table-cell>
          <table:table-cell table:style-name="ce5" table:formula="of:=IF(OR(IF([.I3]=&quot;g&quot;;1;0);IF([.I3]=&quot;y&quot;;1;0);IF([.I3]=&quot;a&quot;;1;0);IF([.I3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3]=&quot;b&quot;;1;0);IF([.B3]=&quot;p&quot;;1;0);IF([.B3]=&quot;a&quot;;1;0);IF([.B3]=&quot;w&quot;;1;0));1;0)" office:value-type="float" office:value="0" calcext:value-type="float">
            <text:p>0</text:p>
          </table:table-cell>
          <table:table-cell table:style-name="ce5" table:formula="of:=IF(OR(IF([.C3]=&quot;b&quot;;1;0);IF([.C3]=&quot;p&quot;;1;0);IF([.C3]=&quot;a&quot;;1;0);IF([.C3]=&quot;w&quot;;1;0));1;0)" office:value-type="float" office:value="0" calcext:value-type="float">
            <text:p>0</text:p>
          </table:table-cell>
          <table:table-cell table:style-name="ce5" table:formula="of:=IF(OR(IF([.D3]=&quot;b&quot;;1;0);IF([.D3]=&quot;p&quot;;1;0);IF([.D3]=&quot;a&quot;;1;0);IF([.D3]=&quot;w&quot;;1;0));1;0)" office:value-type="float" office:value="0" calcext:value-type="float">
            <text:p>0</text:p>
          </table:table-cell>
          <table:table-cell table:style-name="ce5" table:formula="of:=IF(OR(IF([.E3]=&quot;b&quot;;1;0);IF([.E3]=&quot;p&quot;;1;0);IF([.E3]=&quot;a&quot;;1;0);IF([.E3]=&quot;w&quot;;1;0));1;0)" office:value-type="float" office:value="0" calcext:value-type="float">
            <text:p>0</text:p>
          </table:table-cell>
          <table:table-cell table:style-name="ce5" table:formula="of:=IF(OR(IF([.F3]=&quot;b&quot;;1;0);IF([.F3]=&quot;p&quot;;1;0);IF([.F3]=&quot;a&quot;;1;0);IF([.F3]=&quot;w&quot;;1;0));1;0)" office:value-type="float" office:value="0" calcext:value-type="float">
            <text:p>0</text:p>
          </table:table-cell>
          <table:table-cell table:style-name="ce5" table:formula="of:=IF(OR(IF([.G3]=&quot;b&quot;;1;0);IF([.G3]=&quot;p&quot;;1;0);IF([.G3]=&quot;a&quot;;1;0);IF([.G3]=&quot;w&quot;;1;0));1;0)" office:value-type="float" office:value="0" calcext:value-type="float">
            <text:p>0</text:p>
          </table:table-cell>
          <table:table-cell table:style-name="ce5" table:formula="of:=IF(OR(IF([.H3]=&quot;b&quot;;1;0);IF([.H3]=&quot;p&quot;;1;0);IF([.H3]=&quot;a&quot;;1;0);IF([.H3]=&quot;w&quot;;1;0));1;0)" office:value-type="float" office:value="0" calcext:value-type="float">
            <text:p>0</text:p>
          </table:table-cell>
          <table:table-cell table:style-name="ce5" table:formula="of:=IF(OR(IF([.I3]=&quot;b&quot;;1;0);IF([.I3]=&quot;p&quot;;1;0);IF([.I3]=&quot;a&quot;;1;0);IF([.I3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9" table:number-columns-repeated="3"/>
          <table:table-cell table:style-name="ce9" office:value-type="string" calcext:value-type="string">
            <text:p>g</text:p>
          </table:table-cell>
          <table:table-cell table:style-name="ce9"/>
          <table:table-cell table:style-name="ce9" office:value-type="string" calcext:value-type="string">
            <text:p>g</text:p>
          </table:table-cell>
          <table:table-cell table:style-name="ce9" table:number-columns-repeated="2"/>
          <table:table-cell table:style-name="ce2"/>
          <table:table-cell/>
          <table:table-cell table:style-name="ce5" table:formula="of:=IF(OR(IF([.B4]=&quot;r&quot;;1;0);IF([.B4]=&quot;y&quot;;1;0);IF([.B4]=&quot;p&quot;;1;0);IF([.B4]=&quot;w&quot;;1;0));1;0)" office:value-type="float" office:value="0" calcext:value-type="float">
            <text:p>0</text:p>
          </table:table-cell>
          <table:table-cell table:style-name="ce5" table:formula="of:=IF(OR(IF([.C4]=&quot;r&quot;;1;0);IF([.C4]=&quot;y&quot;;1;0);IF([.C4]=&quot;p&quot;;1;0);IF([.C4]=&quot;w&quot;;1;0));1;0)" office:value-type="float" office:value="0" calcext:value-type="float">
            <text:p>0</text:p>
          </table:table-cell>
          <table:table-cell table:style-name="ce5" table:formula="of:=IF(OR(IF([.D4]=&quot;r&quot;;1;0);IF([.D4]=&quot;y&quot;;1;0);IF([.D4]=&quot;p&quot;;1;0);IF([.D4]=&quot;w&quot;;1;0));1;0)" office:value-type="float" office:value="0" calcext:value-type="float">
            <text:p>0</text:p>
          </table:table-cell>
          <table:table-cell table:style-name="ce5" table:formula="of:=IF(OR(IF([.E4]=&quot;r&quot;;1;0);IF([.E4]=&quot;y&quot;;1;0);IF([.E4]=&quot;p&quot;;1;0);IF([.E4]=&quot;w&quot;;1;0));1;0)" office:value-type="float" office:value="0" calcext:value-type="float">
            <text:p>0</text:p>
          </table:table-cell>
          <table:table-cell table:style-name="ce5" table:formula="of:=IF(OR(IF([.F4]=&quot;r&quot;;1;0);IF([.F4]=&quot;y&quot;;1;0);IF([.F4]=&quot;p&quot;;1;0);IF([.F4]=&quot;w&quot;;1;0));1;0)" office:value-type="float" office:value="0" calcext:value-type="float">
            <text:p>0</text:p>
          </table:table-cell>
          <table:table-cell table:style-name="ce5" table:formula="of:=IF(OR(IF([.G4]=&quot;r&quot;;1;0);IF([.G4]=&quot;y&quot;;1;0);IF([.G4]=&quot;p&quot;;1;0);IF([.G4]=&quot;w&quot;;1;0));1;0)" office:value-type="float" office:value="0" calcext:value-type="float">
            <text:p>0</text:p>
          </table:table-cell>
          <table:table-cell table:style-name="ce5" table:formula="of:=IF(OR(IF([.H4]=&quot;r&quot;;1;0);IF([.H4]=&quot;y&quot;;1;0);IF([.H4]=&quot;p&quot;;1;0);IF([.H4]=&quot;w&quot;;1;0));1;0)" office:value-type="float" office:value="0" calcext:value-type="float">
            <text:p>0</text:p>
          </table:table-cell>
          <table:table-cell table:style-name="ce5" table:formula="of:=IF(OR(IF([.I4]=&quot;r&quot;;1;0);IF([.I4]=&quot;y&quot;;1;0);IF([.I4]=&quot;p&quot;;1;0);IF([.I4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4]=&quot;g&quot;;1;0);IF([.B4]=&quot;y&quot;;1;0);IF([.B4]=&quot;a&quot;;1;0);IF([.B4]=&quot;w&quot;;1;0));1;0)" office:value-type="float" office:value="0" calcext:value-type="float">
            <text:p>0</text:p>
          </table:table-cell>
          <table:table-cell table:style-name="ce5" table:formula="of:=IF(OR(IF([.C4]=&quot;g&quot;;1;0);IF([.C4]=&quot;y&quot;;1;0);IF([.C4]=&quot;a&quot;;1;0);IF([.C4]=&quot;w&quot;;1;0));1;0)" office:value-type="float" office:value="0" calcext:value-type="float">
            <text:p>0</text:p>
          </table:table-cell>
          <table:table-cell table:style-name="ce5" table:formula="of:=IF(OR(IF([.D4]=&quot;g&quot;;1;0);IF([.D4]=&quot;y&quot;;1;0);IF([.D4]=&quot;a&quot;;1;0);IF([.D4]=&quot;w&quot;;1;0));1;0)" office:value-type="float" office:value="0" calcext:value-type="float">
            <text:p>0</text:p>
          </table:table-cell>
          <table:table-cell table:style-name="ce5" table:formula="of:=IF(OR(IF([.E4]=&quot;g&quot;;1;0);IF([.E4]=&quot;y&quot;;1;0);IF([.E4]=&quot;a&quot;;1;0);IF([.E4]=&quot;w&quot;;1;0));1;0)" office:value-type="float" office:value="1" calcext:value-type="float">
            <text:p>1</text:p>
          </table:table-cell>
          <table:table-cell table:style-name="ce5" table:formula="of:=IF(OR(IF([.F4]=&quot;g&quot;;1;0);IF([.F4]=&quot;y&quot;;1;0);IF([.F4]=&quot;a&quot;;1;0);IF([.F4]=&quot;w&quot;;1;0));1;0)" office:value-type="float" office:value="0" calcext:value-type="float">
            <text:p>0</text:p>
          </table:table-cell>
          <table:table-cell table:style-name="ce5" table:formula="of:=IF(OR(IF([.G4]=&quot;g&quot;;1;0);IF([.G4]=&quot;y&quot;;1;0);IF([.G4]=&quot;a&quot;;1;0);IF([.G4]=&quot;w&quot;;1;0));1;0)" office:value-type="float" office:value="1" calcext:value-type="float">
            <text:p>1</text:p>
          </table:table-cell>
          <table:table-cell table:style-name="ce5" table:formula="of:=IF(OR(IF([.H4]=&quot;g&quot;;1;0);IF([.H4]=&quot;y&quot;;1;0);IF([.H4]=&quot;a&quot;;1;0);IF([.H4]=&quot;w&quot;;1;0));1;0)" office:value-type="float" office:value="0" calcext:value-type="float">
            <text:p>0</text:p>
          </table:table-cell>
          <table:table-cell table:style-name="ce5" table:formula="of:=IF(OR(IF([.I4]=&quot;g&quot;;1;0);IF([.I4]=&quot;y&quot;;1;0);IF([.I4]=&quot;a&quot;;1;0);IF([.I4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4]=&quot;b&quot;;1;0);IF([.B4]=&quot;p&quot;;1;0);IF([.B4]=&quot;a&quot;;1;0);IF([.B4]=&quot;w&quot;;1;0));1;0)" office:value-type="float" office:value="0" calcext:value-type="float">
            <text:p>0</text:p>
          </table:table-cell>
          <table:table-cell table:style-name="ce5" table:formula="of:=IF(OR(IF([.C4]=&quot;b&quot;;1;0);IF([.C4]=&quot;p&quot;;1;0);IF([.C4]=&quot;a&quot;;1;0);IF([.C4]=&quot;w&quot;;1;0));1;0)" office:value-type="float" office:value="0" calcext:value-type="float">
            <text:p>0</text:p>
          </table:table-cell>
          <table:table-cell table:style-name="ce5" table:formula="of:=IF(OR(IF([.D4]=&quot;b&quot;;1;0);IF([.D4]=&quot;p&quot;;1;0);IF([.D4]=&quot;a&quot;;1;0);IF([.D4]=&quot;w&quot;;1;0));1;0)" office:value-type="float" office:value="0" calcext:value-type="float">
            <text:p>0</text:p>
          </table:table-cell>
          <table:table-cell table:style-name="ce5" table:formula="of:=IF(OR(IF([.E4]=&quot;b&quot;;1;0);IF([.E4]=&quot;p&quot;;1;0);IF([.E4]=&quot;a&quot;;1;0);IF([.E4]=&quot;w&quot;;1;0));1;0)" office:value-type="float" office:value="0" calcext:value-type="float">
            <text:p>0</text:p>
          </table:table-cell>
          <table:table-cell table:style-name="ce5" table:formula="of:=IF(OR(IF([.F4]=&quot;b&quot;;1;0);IF([.F4]=&quot;p&quot;;1;0);IF([.F4]=&quot;a&quot;;1;0);IF([.F4]=&quot;w&quot;;1;0));1;0)" office:value-type="float" office:value="0" calcext:value-type="float">
            <text:p>0</text:p>
          </table:table-cell>
          <table:table-cell table:style-name="ce5" table:formula="of:=IF(OR(IF([.G4]=&quot;b&quot;;1;0);IF([.G4]=&quot;p&quot;;1;0);IF([.G4]=&quot;a&quot;;1;0);IF([.G4]=&quot;w&quot;;1;0));1;0)" office:value-type="float" office:value="0" calcext:value-type="float">
            <text:p>0</text:p>
          </table:table-cell>
          <table:table-cell table:style-name="ce5" table:formula="of:=IF(OR(IF([.H4]=&quot;b&quot;;1;0);IF([.H4]=&quot;p&quot;;1;0);IF([.H4]=&quot;a&quot;;1;0);IF([.H4]=&quot;w&quot;;1;0));1;0)" office:value-type="float" office:value="0" calcext:value-type="float">
            <text:p>0</text:p>
          </table:table-cell>
          <table:table-cell table:style-name="ce5" table:formula="of:=IF(OR(IF([.I4]=&quot;b&quot;;1;0);IF([.I4]=&quot;p&quot;;1;0);IF([.I4]=&quot;a&quot;;1;0);IF([.I4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9" table:number-columns-repeated="2"/>
          <table:table-cell table:style-name="ce9" office:value-type="string" calcext:value-type="string">
            <text:p>g</text:p>
          </table:table-cell>
          <table:table-cell table:style-name="ce9" table:number-columns-repeated="2"/>
          <table:table-cell table:style-name="ce9" office:value-type="string" calcext:value-type="string">
            <text:p>g</text:p>
          </table:table-cell>
          <table:table-cell table:style-name="ce9" table:number-columns-repeated="2"/>
          <table:table-cell table:style-name="ce2"/>
          <table:table-cell/>
          <table:table-cell table:style-name="ce5" table:formula="of:=IF(OR(IF([.B5]=&quot;r&quot;;1;0);IF([.B5]=&quot;y&quot;;1;0);IF([.B5]=&quot;p&quot;;1;0);IF([.B5]=&quot;w&quot;;1;0));1;0)" office:value-type="float" office:value="0" calcext:value-type="float">
            <text:p>0</text:p>
          </table:table-cell>
          <table:table-cell table:style-name="ce5" table:formula="of:=IF(OR(IF([.C5]=&quot;r&quot;;1;0);IF([.C5]=&quot;y&quot;;1;0);IF([.C5]=&quot;p&quot;;1;0);IF([.C5]=&quot;w&quot;;1;0));1;0)" office:value-type="float" office:value="0" calcext:value-type="float">
            <text:p>0</text:p>
          </table:table-cell>
          <table:table-cell table:style-name="ce5" table:formula="of:=IF(OR(IF([.D5]=&quot;r&quot;;1;0);IF([.D5]=&quot;y&quot;;1;0);IF([.D5]=&quot;p&quot;;1;0);IF([.D5]=&quot;w&quot;;1;0));1;0)" office:value-type="float" office:value="0" calcext:value-type="float">
            <text:p>0</text:p>
          </table:table-cell>
          <table:table-cell table:style-name="ce5" table:formula="of:=IF(OR(IF([.E5]=&quot;r&quot;;1;0);IF([.E5]=&quot;y&quot;;1;0);IF([.E5]=&quot;p&quot;;1;0);IF([.E5]=&quot;w&quot;;1;0));1;0)" office:value-type="float" office:value="0" calcext:value-type="float">
            <text:p>0</text:p>
          </table:table-cell>
          <table:table-cell table:style-name="ce5" table:formula="of:=IF(OR(IF([.F5]=&quot;r&quot;;1;0);IF([.F5]=&quot;y&quot;;1;0);IF([.F5]=&quot;p&quot;;1;0);IF([.F5]=&quot;w&quot;;1;0));1;0)" office:value-type="float" office:value="0" calcext:value-type="float">
            <text:p>0</text:p>
          </table:table-cell>
          <table:table-cell table:style-name="ce5" table:formula="of:=IF(OR(IF([.G5]=&quot;r&quot;;1;0);IF([.G5]=&quot;y&quot;;1;0);IF([.G5]=&quot;p&quot;;1;0);IF([.G5]=&quot;w&quot;;1;0));1;0)" office:value-type="float" office:value="0" calcext:value-type="float">
            <text:p>0</text:p>
          </table:table-cell>
          <table:table-cell table:style-name="ce5" table:formula="of:=IF(OR(IF([.H5]=&quot;r&quot;;1;0);IF([.H5]=&quot;y&quot;;1;0);IF([.H5]=&quot;p&quot;;1;0);IF([.H5]=&quot;w&quot;;1;0));1;0)" office:value-type="float" office:value="0" calcext:value-type="float">
            <text:p>0</text:p>
          </table:table-cell>
          <table:table-cell table:style-name="ce5" table:formula="of:=IF(OR(IF([.I5]=&quot;r&quot;;1;0);IF([.I5]=&quot;y&quot;;1;0);IF([.I5]=&quot;p&quot;;1;0);IF([.I5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5]=&quot;g&quot;;1;0);IF([.B5]=&quot;y&quot;;1;0);IF([.B5]=&quot;a&quot;;1;0);IF([.B5]=&quot;w&quot;;1;0));1;0)" office:value-type="float" office:value="0" calcext:value-type="float">
            <text:p>0</text:p>
          </table:table-cell>
          <table:table-cell table:style-name="ce5" table:formula="of:=IF(OR(IF([.C5]=&quot;g&quot;;1;0);IF([.C5]=&quot;y&quot;;1;0);IF([.C5]=&quot;a&quot;;1;0);IF([.C5]=&quot;w&quot;;1;0));1;0)" office:value-type="float" office:value="0" calcext:value-type="float">
            <text:p>0</text:p>
          </table:table-cell>
          <table:table-cell table:style-name="ce5" table:formula="of:=IF(OR(IF([.D5]=&quot;g&quot;;1;0);IF([.D5]=&quot;y&quot;;1;0);IF([.D5]=&quot;a&quot;;1;0);IF([.D5]=&quot;w&quot;;1;0));1;0)" office:value-type="float" office:value="1" calcext:value-type="float">
            <text:p>1</text:p>
          </table:table-cell>
          <table:table-cell table:style-name="ce5" table:formula="of:=IF(OR(IF([.E5]=&quot;g&quot;;1;0);IF([.E5]=&quot;y&quot;;1;0);IF([.E5]=&quot;a&quot;;1;0);IF([.E5]=&quot;w&quot;;1;0));1;0)" office:value-type="float" office:value="0" calcext:value-type="float">
            <text:p>0</text:p>
          </table:table-cell>
          <table:table-cell table:style-name="ce5" table:formula="of:=IF(OR(IF([.F5]=&quot;g&quot;;1;0);IF([.F5]=&quot;y&quot;;1;0);IF([.F5]=&quot;a&quot;;1;0);IF([.F5]=&quot;w&quot;;1;0));1;0)" office:value-type="float" office:value="0" calcext:value-type="float">
            <text:p>0</text:p>
          </table:table-cell>
          <table:table-cell table:style-name="ce5" table:formula="of:=IF(OR(IF([.G5]=&quot;g&quot;;1;0);IF([.G5]=&quot;y&quot;;1;0);IF([.G5]=&quot;a&quot;;1;0);IF([.G5]=&quot;w&quot;;1;0));1;0)" office:value-type="float" office:value="1" calcext:value-type="float">
            <text:p>1</text:p>
          </table:table-cell>
          <table:table-cell table:style-name="ce5" table:formula="of:=IF(OR(IF([.H5]=&quot;g&quot;;1;0);IF([.H5]=&quot;y&quot;;1;0);IF([.H5]=&quot;a&quot;;1;0);IF([.H5]=&quot;w&quot;;1;0));1;0)" office:value-type="float" office:value="0" calcext:value-type="float">
            <text:p>0</text:p>
          </table:table-cell>
          <table:table-cell table:style-name="ce5" table:formula="of:=IF(OR(IF([.I5]=&quot;g&quot;;1;0);IF([.I5]=&quot;y&quot;;1;0);IF([.I5]=&quot;a&quot;;1;0);IF([.I5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5]=&quot;b&quot;;1;0);IF([.B5]=&quot;p&quot;;1;0);IF([.B5]=&quot;a&quot;;1;0);IF([.B5]=&quot;w&quot;;1;0));1;0)" office:value-type="float" office:value="0" calcext:value-type="float">
            <text:p>0</text:p>
          </table:table-cell>
          <table:table-cell table:style-name="ce5" table:formula="of:=IF(OR(IF([.C5]=&quot;b&quot;;1;0);IF([.C5]=&quot;p&quot;;1;0);IF([.C5]=&quot;a&quot;;1;0);IF([.C5]=&quot;w&quot;;1;0));1;0)" office:value-type="float" office:value="0" calcext:value-type="float">
            <text:p>0</text:p>
          </table:table-cell>
          <table:table-cell table:style-name="ce5" table:formula="of:=IF(OR(IF([.D5]=&quot;b&quot;;1;0);IF([.D5]=&quot;p&quot;;1;0);IF([.D5]=&quot;a&quot;;1;0);IF([.D5]=&quot;w&quot;;1;0));1;0)" office:value-type="float" office:value="0" calcext:value-type="float">
            <text:p>0</text:p>
          </table:table-cell>
          <table:table-cell table:style-name="ce5" table:formula="of:=IF(OR(IF([.E5]=&quot;b&quot;;1;0);IF([.E5]=&quot;p&quot;;1;0);IF([.E5]=&quot;a&quot;;1;0);IF([.E5]=&quot;w&quot;;1;0));1;0)" office:value-type="float" office:value="0" calcext:value-type="float">
            <text:p>0</text:p>
          </table:table-cell>
          <table:table-cell table:style-name="ce5" table:formula="of:=IF(OR(IF([.F5]=&quot;b&quot;;1;0);IF([.F5]=&quot;p&quot;;1;0);IF([.F5]=&quot;a&quot;;1;0);IF([.F5]=&quot;w&quot;;1;0));1;0)" office:value-type="float" office:value="0" calcext:value-type="float">
            <text:p>0</text:p>
          </table:table-cell>
          <table:table-cell table:style-name="ce5" table:formula="of:=IF(OR(IF([.G5]=&quot;b&quot;;1;0);IF([.G5]=&quot;p&quot;;1;0);IF([.G5]=&quot;a&quot;;1;0);IF([.G5]=&quot;w&quot;;1;0));1;0)" office:value-type="float" office:value="0" calcext:value-type="float">
            <text:p>0</text:p>
          </table:table-cell>
          <table:table-cell table:style-name="ce5" table:formula="of:=IF(OR(IF([.H5]=&quot;b&quot;;1;0);IF([.H5]=&quot;p&quot;;1;0);IF([.H5]=&quot;a&quot;;1;0);IF([.H5]=&quot;w&quot;;1;0));1;0)" office:value-type="float" office:value="0" calcext:value-type="float">
            <text:p>0</text:p>
          </table:table-cell>
          <table:table-cell table:style-name="ce5" table:formula="of:=IF(OR(IF([.I5]=&quot;b&quot;;1;0);IF([.I5]=&quot;p&quot;;1;0);IF([.I5]=&quot;a&quot;;1;0);IF([.I5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9" table:number-columns-repeated="2"/>
          <table:table-cell table:style-name="ce9" office:value-type="string" calcext:value-type="string">
            <text:p>g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r</text:p>
          </table:table-cell>
          <table:table-cell table:style-name="ce9"/>
          <table:table-cell table:style-name="ce2"/>
          <table:table-cell/>
          <table:table-cell table:style-name="ce5" table:formula="of:=IF(OR(IF([.B6]=&quot;r&quot;;1;0);IF([.B6]=&quot;y&quot;;1;0);IF([.B6]=&quot;p&quot;;1;0);IF([.B6]=&quot;w&quot;;1;0));1;0)" office:value-type="float" office:value="0" calcext:value-type="float">
            <text:p>0</text:p>
          </table:table-cell>
          <table:table-cell table:style-name="ce5" table:formula="of:=IF(OR(IF([.C6]=&quot;r&quot;;1;0);IF([.C6]=&quot;y&quot;;1;0);IF([.C6]=&quot;p&quot;;1;0);IF([.C6]=&quot;w&quot;;1;0));1;0)" office:value-type="float" office:value="0" calcext:value-type="float">
            <text:p>0</text:p>
          </table:table-cell>
          <table:table-cell table:style-name="ce5" table:formula="of:=IF(OR(IF([.D6]=&quot;r&quot;;1;0);IF([.D6]=&quot;y&quot;;1;0);IF([.D6]=&quot;p&quot;;1;0);IF([.D6]=&quot;w&quot;;1;0));1;0)" office:value-type="float" office:value="0" calcext:value-type="float">
            <text:p>0</text:p>
          </table:table-cell>
          <table:table-cell table:style-name="ce5" table:formula="of:=IF(OR(IF([.E6]=&quot;r&quot;;1;0);IF([.E6]=&quot;y&quot;;1;0);IF([.E6]=&quot;p&quot;;1;0);IF([.E6]=&quot;w&quot;;1;0));1;0)" office:value-type="float" office:value="0" calcext:value-type="float">
            <text:p>0</text:p>
          </table:table-cell>
          <table:table-cell table:style-name="ce5" table:formula="of:=IF(OR(IF([.F6]=&quot;r&quot;;1;0);IF([.F6]=&quot;y&quot;;1;0);IF([.F6]=&quot;p&quot;;1;0);IF([.F6]=&quot;w&quot;;1;0));1;0)" office:value-type="float" office:value="0" calcext:value-type="float">
            <text:p>0</text:p>
          </table:table-cell>
          <table:table-cell table:style-name="ce5" table:formula="of:=IF(OR(IF([.G6]=&quot;r&quot;;1;0);IF([.G6]=&quot;y&quot;;1;0);IF([.G6]=&quot;p&quot;;1;0);IF([.G6]=&quot;w&quot;;1;0));1;0)" office:value-type="float" office:value="1" calcext:value-type="float">
            <text:p>1</text:p>
          </table:table-cell>
          <table:table-cell table:style-name="ce5" table:formula="of:=IF(OR(IF([.H6]=&quot;r&quot;;1;0);IF([.H6]=&quot;y&quot;;1;0);IF([.H6]=&quot;p&quot;;1;0);IF([.H6]=&quot;w&quot;;1;0));1;0)" office:value-type="float" office:value="1" calcext:value-type="float">
            <text:p>1</text:p>
          </table:table-cell>
          <table:table-cell table:style-name="ce5" table:formula="of:=IF(OR(IF([.I6]=&quot;r&quot;;1;0);IF([.I6]=&quot;y&quot;;1;0);IF([.I6]=&quot;p&quot;;1;0);IF([.I6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6]=&quot;g&quot;;1;0);IF([.B6]=&quot;y&quot;;1;0);IF([.B6]=&quot;a&quot;;1;0);IF([.B6]=&quot;w&quot;;1;0));1;0)" office:value-type="float" office:value="0" calcext:value-type="float">
            <text:p>0</text:p>
          </table:table-cell>
          <table:table-cell table:style-name="ce5" table:formula="of:=IF(OR(IF([.C6]=&quot;g&quot;;1;0);IF([.C6]=&quot;y&quot;;1;0);IF([.C6]=&quot;a&quot;;1;0);IF([.C6]=&quot;w&quot;;1;0));1;0)" office:value-type="float" office:value="0" calcext:value-type="float">
            <text:p>0</text:p>
          </table:table-cell>
          <table:table-cell table:style-name="ce5" table:formula="of:=IF(OR(IF([.D6]=&quot;g&quot;;1;0);IF([.D6]=&quot;y&quot;;1;0);IF([.D6]=&quot;a&quot;;1;0);IF([.D6]=&quot;w&quot;;1;0));1;0)" office:value-type="float" office:value="1" calcext:value-type="float">
            <text:p>1</text:p>
          </table:table-cell>
          <table:table-cell table:style-name="ce5" table:formula="of:=IF(OR(IF([.E6]=&quot;g&quot;;1;0);IF([.E6]=&quot;y&quot;;1;0);IF([.E6]=&quot;a&quot;;1;0);IF([.E6]=&quot;w&quot;;1;0));1;0)" office:value-type="float" office:value="0" calcext:value-type="float">
            <text:p>0</text:p>
          </table:table-cell>
          <table:table-cell table:style-name="ce5" table:formula="of:=IF(OR(IF([.F6]=&quot;g&quot;;1;0);IF([.F6]=&quot;y&quot;;1;0);IF([.F6]=&quot;a&quot;;1;0);IF([.F6]=&quot;w&quot;;1;0));1;0)" office:value-type="float" office:value="0" calcext:value-type="float">
            <text:p>0</text:p>
          </table:table-cell>
          <table:table-cell table:style-name="ce5" table:formula="of:=IF(OR(IF([.G6]=&quot;g&quot;;1;0);IF([.G6]=&quot;y&quot;;1;0);IF([.G6]=&quot;a&quot;;1;0);IF([.G6]=&quot;w&quot;;1;0));1;0)" office:value-type="float" office:value="0" calcext:value-type="float">
            <text:p>0</text:p>
          </table:table-cell>
          <table:table-cell table:style-name="ce5" table:formula="of:=IF(OR(IF([.H6]=&quot;g&quot;;1;0);IF([.H6]=&quot;y&quot;;1;0);IF([.H6]=&quot;a&quot;;1;0);IF([.H6]=&quot;w&quot;;1;0));1;0)" office:value-type="float" office:value="0" calcext:value-type="float">
            <text:p>0</text:p>
          </table:table-cell>
          <table:table-cell table:style-name="ce5" table:formula="of:=IF(OR(IF([.I6]=&quot;g&quot;;1;0);IF([.I6]=&quot;y&quot;;1;0);IF([.I6]=&quot;a&quot;;1;0);IF([.I6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6]=&quot;b&quot;;1;0);IF([.B6]=&quot;p&quot;;1;0);IF([.B6]=&quot;a&quot;;1;0);IF([.B6]=&quot;w&quot;;1;0));1;0)" office:value-type="float" office:value="0" calcext:value-type="float">
            <text:p>0</text:p>
          </table:table-cell>
          <table:table-cell table:style-name="ce5" table:formula="of:=IF(OR(IF([.C6]=&quot;b&quot;;1;0);IF([.C6]=&quot;p&quot;;1;0);IF([.C6]=&quot;a&quot;;1;0);IF([.C6]=&quot;w&quot;;1;0));1;0)" office:value-type="float" office:value="0" calcext:value-type="float">
            <text:p>0</text:p>
          </table:table-cell>
          <table:table-cell table:style-name="ce5" table:formula="of:=IF(OR(IF([.D6]=&quot;b&quot;;1;0);IF([.D6]=&quot;p&quot;;1;0);IF([.D6]=&quot;a&quot;;1;0);IF([.D6]=&quot;w&quot;;1;0));1;0)" office:value-type="float" office:value="0" calcext:value-type="float">
            <text:p>0</text:p>
          </table:table-cell>
          <table:table-cell table:style-name="ce5" table:formula="of:=IF(OR(IF([.E6]=&quot;b&quot;;1;0);IF([.E6]=&quot;p&quot;;1;0);IF([.E6]=&quot;a&quot;;1;0);IF([.E6]=&quot;w&quot;;1;0));1;0)" office:value-type="float" office:value="0" calcext:value-type="float">
            <text:p>0</text:p>
          </table:table-cell>
          <table:table-cell table:style-name="ce5" table:formula="of:=IF(OR(IF([.F6]=&quot;b&quot;;1;0);IF([.F6]=&quot;p&quot;;1;0);IF([.F6]=&quot;a&quot;;1;0);IF([.F6]=&quot;w&quot;;1;0));1;0)" office:value-type="float" office:value="0" calcext:value-type="float">
            <text:p>0</text:p>
          </table:table-cell>
          <table:table-cell table:style-name="ce5" table:formula="of:=IF(OR(IF([.G6]=&quot;b&quot;;1;0);IF([.G6]=&quot;p&quot;;1;0);IF([.G6]=&quot;a&quot;;1;0);IF([.G6]=&quot;w&quot;;1;0));1;0)" office:value-type="float" office:value="0" calcext:value-type="float">
            <text:p>0</text:p>
          </table:table-cell>
          <table:table-cell table:style-name="ce5" table:formula="of:=IF(OR(IF([.H6]=&quot;b&quot;;1;0);IF([.H6]=&quot;p&quot;;1;0);IF([.H6]=&quot;a&quot;;1;0);IF([.H6]=&quot;w&quot;;1;0));1;0)" office:value-type="float" office:value="0" calcext:value-type="float">
            <text:p>0</text:p>
          </table:table-cell>
          <table:table-cell table:style-name="ce5" table:formula="of:=IF(OR(IF([.I6]=&quot;b&quot;;1;0);IF([.I6]=&quot;p&quot;;1;0);IF([.I6]=&quot;a&quot;;1;0);IF([.I6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9"/>
          <table:table-cell table:number-columns-repeated="2" table:style-name="ce9" office:value-type="string" calcext:value-type="string">
            <text:p>r</text:p>
          </table:table-cell>
          <table:table-cell table:style-name="ce9"/>
          <table:table-cell table:number-columns-repeated="2" table:style-name="ce9" office:value-type="string" calcext:value-type="string">
            <text:p>r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r</text:p>
          </table:table-cell>
          <table:table-cell table:style-name="ce2"/>
          <table:table-cell/>
          <table:table-cell table:style-name="ce5" table:formula="of:=IF(OR(IF([.B7]=&quot;r&quot;;1;0);IF([.B7]=&quot;y&quot;;1;0);IF([.B7]=&quot;p&quot;;1;0);IF([.B7]=&quot;w&quot;;1;0));1;0)" office:value-type="float" office:value="0" calcext:value-type="float">
            <text:p>0</text:p>
          </table:table-cell>
          <table:table-cell table:style-name="ce5" table:formula="of:=IF(OR(IF([.C7]=&quot;r&quot;;1;0);IF([.C7]=&quot;y&quot;;1;0);IF([.C7]=&quot;p&quot;;1;0);IF([.C7]=&quot;w&quot;;1;0));1;0)" office:value-type="float" office:value="1" calcext:value-type="float">
            <text:p>1</text:p>
          </table:table-cell>
          <table:table-cell table:style-name="ce5" table:formula="of:=IF(OR(IF([.D7]=&quot;r&quot;;1;0);IF([.D7]=&quot;y&quot;;1;0);IF([.D7]=&quot;p&quot;;1;0);IF([.D7]=&quot;w&quot;;1;0));1;0)" office:value-type="float" office:value="1" calcext:value-type="float">
            <text:p>1</text:p>
          </table:table-cell>
          <table:table-cell table:style-name="ce5" table:formula="of:=IF(OR(IF([.E7]=&quot;r&quot;;1;0);IF([.E7]=&quot;y&quot;;1;0);IF([.E7]=&quot;p&quot;;1;0);IF([.E7]=&quot;w&quot;;1;0));1;0)" office:value-type="float" office:value="0" calcext:value-type="float">
            <text:p>0</text:p>
          </table:table-cell>
          <table:table-cell table:style-name="ce5" table:formula="of:=IF(OR(IF([.F7]=&quot;r&quot;;1;0);IF([.F7]=&quot;y&quot;;1;0);IF([.F7]=&quot;p&quot;;1;0);IF([.F7]=&quot;w&quot;;1;0));1;0)" office:value-type="float" office:value="1" calcext:value-type="float">
            <text:p>1</text:p>
          </table:table-cell>
          <table:table-cell table:style-name="ce5" table:formula="of:=IF(OR(IF([.G7]=&quot;r&quot;;1;0);IF([.G7]=&quot;y&quot;;1;0);IF([.G7]=&quot;p&quot;;1;0);IF([.G7]=&quot;w&quot;;1;0));1;0)" office:value-type="float" office:value="1" calcext:value-type="float">
            <text:p>1</text:p>
          </table:table-cell>
          <table:table-cell table:style-name="ce5" table:formula="of:=IF(OR(IF([.H7]=&quot;r&quot;;1;0);IF([.H7]=&quot;y&quot;;1;0);IF([.H7]=&quot;p&quot;;1;0);IF([.H7]=&quot;w&quot;;1;0));1;0)" office:value-type="float" office:value="1" calcext:value-type="float">
            <text:p>1</text:p>
          </table:table-cell>
          <table:table-cell table:style-name="ce5" table:formula="of:=IF(OR(IF([.I7]=&quot;r&quot;;1;0);IF([.I7]=&quot;y&quot;;1;0);IF([.I7]=&quot;p&quot;;1;0);IF([.I7]=&quot;w&quot;;1;0));1;0)" office:value-type="float" office:value="1" calcext:value-type="float">
            <text:p>1</text:p>
          </table:table-cell>
          <table:table-cell table:style-name="ce5"/>
          <table:table-cell table:style-name="ce5" table:formula="of:=IF(OR(IF([.B7]=&quot;g&quot;;1;0);IF([.B7]=&quot;y&quot;;1;0);IF([.B7]=&quot;a&quot;;1;0);IF([.B7]=&quot;w&quot;;1;0));1;0)" office:value-type="float" office:value="0" calcext:value-type="float">
            <text:p>0</text:p>
          </table:table-cell>
          <table:table-cell table:style-name="ce5" table:formula="of:=IF(OR(IF([.C7]=&quot;g&quot;;1;0);IF([.C7]=&quot;y&quot;;1;0);IF([.C7]=&quot;a&quot;;1;0);IF([.C7]=&quot;w&quot;;1;0));1;0)" office:value-type="float" office:value="0" calcext:value-type="float">
            <text:p>0</text:p>
          </table:table-cell>
          <table:table-cell table:style-name="ce5" table:formula="of:=IF(OR(IF([.D7]=&quot;g&quot;;1;0);IF([.D7]=&quot;y&quot;;1;0);IF([.D7]=&quot;a&quot;;1;0);IF([.D7]=&quot;w&quot;;1;0));1;0)" office:value-type="float" office:value="0" calcext:value-type="float">
            <text:p>0</text:p>
          </table:table-cell>
          <table:table-cell table:style-name="ce5" table:formula="of:=IF(OR(IF([.E7]=&quot;g&quot;;1;0);IF([.E7]=&quot;y&quot;;1;0);IF([.E7]=&quot;a&quot;;1;0);IF([.E7]=&quot;w&quot;;1;0));1;0)" office:value-type="float" office:value="0" calcext:value-type="float">
            <text:p>0</text:p>
          </table:table-cell>
          <table:table-cell table:style-name="ce5" table:formula="of:=IF(OR(IF([.F7]=&quot;g&quot;;1;0);IF([.F7]=&quot;y&quot;;1;0);IF([.F7]=&quot;a&quot;;1;0);IF([.F7]=&quot;w&quot;;1;0));1;0)" office:value-type="float" office:value="0" calcext:value-type="float">
            <text:p>0</text:p>
          </table:table-cell>
          <table:table-cell table:style-name="ce5" table:formula="of:=IF(OR(IF([.G7]=&quot;g&quot;;1;0);IF([.G7]=&quot;y&quot;;1;0);IF([.G7]=&quot;a&quot;;1;0);IF([.G7]=&quot;w&quot;;1;0));1;0)" office:value-type="float" office:value="0" calcext:value-type="float">
            <text:p>0</text:p>
          </table:table-cell>
          <table:table-cell table:style-name="ce5" table:formula="of:=IF(OR(IF([.H7]=&quot;g&quot;;1;0);IF([.H7]=&quot;y&quot;;1;0);IF([.H7]=&quot;a&quot;;1;0);IF([.H7]=&quot;w&quot;;1;0));1;0)" office:value-type="float" office:value="1" calcext:value-type="float">
            <text:p>1</text:p>
          </table:table-cell>
          <table:table-cell table:style-name="ce5" table:formula="of:=IF(OR(IF([.I7]=&quot;g&quot;;1;0);IF([.I7]=&quot;y&quot;;1;0);IF([.I7]=&quot;a&quot;;1;0);IF([.I7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7]=&quot;b&quot;;1;0);IF([.B7]=&quot;p&quot;;1;0);IF([.B7]=&quot;a&quot;;1;0);IF([.B7]=&quot;w&quot;;1;0));1;0)" office:value-type="float" office:value="0" calcext:value-type="float">
            <text:p>0</text:p>
          </table:table-cell>
          <table:table-cell table:style-name="ce5" table:formula="of:=IF(OR(IF([.C7]=&quot;b&quot;;1;0);IF([.C7]=&quot;p&quot;;1;0);IF([.C7]=&quot;a&quot;;1;0);IF([.C7]=&quot;w&quot;;1;0));1;0)" office:value-type="float" office:value="0" calcext:value-type="float">
            <text:p>0</text:p>
          </table:table-cell>
          <table:table-cell table:style-name="ce5" table:formula="of:=IF(OR(IF([.D7]=&quot;b&quot;;1;0);IF([.D7]=&quot;p&quot;;1;0);IF([.D7]=&quot;a&quot;;1;0);IF([.D7]=&quot;w&quot;;1;0));1;0)" office:value-type="float" office:value="0" calcext:value-type="float">
            <text:p>0</text:p>
          </table:table-cell>
          <table:table-cell table:style-name="ce5" table:formula="of:=IF(OR(IF([.E7]=&quot;b&quot;;1;0);IF([.E7]=&quot;p&quot;;1;0);IF([.E7]=&quot;a&quot;;1;0);IF([.E7]=&quot;w&quot;;1;0));1;0)" office:value-type="float" office:value="0" calcext:value-type="float">
            <text:p>0</text:p>
          </table:table-cell>
          <table:table-cell table:style-name="ce5" table:formula="of:=IF(OR(IF([.F7]=&quot;b&quot;;1;0);IF([.F7]=&quot;p&quot;;1;0);IF([.F7]=&quot;a&quot;;1;0);IF([.F7]=&quot;w&quot;;1;0));1;0)" office:value-type="float" office:value="0" calcext:value-type="float">
            <text:p>0</text:p>
          </table:table-cell>
          <table:table-cell table:style-name="ce5" table:formula="of:=IF(OR(IF([.G7]=&quot;b&quot;;1;0);IF([.G7]=&quot;p&quot;;1;0);IF([.G7]=&quot;a&quot;;1;0);IF([.G7]=&quot;w&quot;;1;0));1;0)" office:value-type="float" office:value="0" calcext:value-type="float">
            <text:p>0</text:p>
          </table:table-cell>
          <table:table-cell table:style-name="ce5" table:formula="of:=IF(OR(IF([.H7]=&quot;b&quot;;1;0);IF([.H7]=&quot;p&quot;;1;0);IF([.H7]=&quot;a&quot;;1;0);IF([.H7]=&quot;w&quot;;1;0));1;0)" office:value-type="float" office:value="1" calcext:value-type="float">
            <text:p>1</text:p>
          </table:table-cell>
          <table:table-cell table:style-name="ce5" table:formula="of:=IF(OR(IF([.I7]=&quot;b&quot;;1;0);IF([.I7]=&quot;p&quot;;1;0);IF([.I7]=&quot;a&quot;;1;0);IF([.I7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number-columns-repeated="2" table:style-name="ce9" office:value-type="string" calcext:value-type="string">
            <text:p>r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r</text:p>
          </table:table-cell>
          <table:table-cell table:style-name="ce9"/>
          <table:table-cell table:number-columns-repeated="3" table:style-name="ce9" office:value-type="string" calcext:value-type="string">
            <text:p>r</text:p>
          </table:table-cell>
          <table:table-cell table:style-name="ce2"/>
          <table:table-cell/>
          <table:table-cell table:style-name="ce5" table:formula="of:=IF(OR(IF([.B8]=&quot;r&quot;;1;0);IF([.B8]=&quot;y&quot;;1;0);IF([.B8]=&quot;p&quot;;1;0);IF([.B8]=&quot;w&quot;;1;0));1;0)" office:value-type="float" office:value="1" calcext:value-type="float">
            <text:p>1</text:p>
          </table:table-cell>
          <table:table-cell table:style-name="ce5" table:formula="of:=IF(OR(IF([.C8]=&quot;r&quot;;1;0);IF([.C8]=&quot;y&quot;;1;0);IF([.C8]=&quot;p&quot;;1;0);IF([.C8]=&quot;w&quot;;1;0));1;0)" office:value-type="float" office:value="1" calcext:value-type="float">
            <text:p>1</text:p>
          </table:table-cell>
          <table:table-cell table:style-name="ce5" table:formula="of:=IF(OR(IF([.D8]=&quot;r&quot;;1;0);IF([.D8]=&quot;y&quot;;1;0);IF([.D8]=&quot;p&quot;;1;0);IF([.D8]=&quot;w&quot;;1;0));1;0)" office:value-type="float" office:value="1" calcext:value-type="float">
            <text:p>1</text:p>
          </table:table-cell>
          <table:table-cell table:style-name="ce5" table:formula="of:=IF(OR(IF([.E8]=&quot;r&quot;;1;0);IF([.E8]=&quot;y&quot;;1;0);IF([.E8]=&quot;p&quot;;1;0);IF([.E8]=&quot;w&quot;;1;0));1;0)" office:value-type="float" office:value="1" calcext:value-type="float">
            <text:p>1</text:p>
          </table:table-cell>
          <table:table-cell table:style-name="ce5" table:formula="of:=IF(OR(IF([.F8]=&quot;r&quot;;1;0);IF([.F8]=&quot;y&quot;;1;0);IF([.F8]=&quot;p&quot;;1;0);IF([.F8]=&quot;w&quot;;1;0));1;0)" office:value-type="float" office:value="0" calcext:value-type="float">
            <text:p>0</text:p>
          </table:table-cell>
          <table:table-cell table:style-name="ce5" table:formula="of:=IF(OR(IF([.G8]=&quot;r&quot;;1;0);IF([.G8]=&quot;y&quot;;1;0);IF([.G8]=&quot;p&quot;;1;0);IF([.G8]=&quot;w&quot;;1;0));1;0)" office:value-type="float" office:value="1" calcext:value-type="float">
            <text:p>1</text:p>
          </table:table-cell>
          <table:table-cell table:style-name="ce5" table:formula="of:=IF(OR(IF([.H8]=&quot;r&quot;;1;0);IF([.H8]=&quot;y&quot;;1;0);IF([.H8]=&quot;p&quot;;1;0);IF([.H8]=&quot;w&quot;;1;0));1;0)" office:value-type="float" office:value="1" calcext:value-type="float">
            <text:p>1</text:p>
          </table:table-cell>
          <table:table-cell table:style-name="ce5" table:formula="of:=IF(OR(IF([.I8]=&quot;r&quot;;1;0);IF([.I8]=&quot;y&quot;;1;0);IF([.I8]=&quot;p&quot;;1;0);IF([.I8]=&quot;w&quot;;1;0));1;0)" office:value-type="float" office:value="1" calcext:value-type="float">
            <text:p>1</text:p>
          </table:table-cell>
          <table:table-cell table:style-name="ce5"/>
          <table:table-cell table:style-name="ce5" table:formula="of:=IF(OR(IF([.B8]=&quot;g&quot;;1;0);IF([.B8]=&quot;y&quot;;1;0);IF([.B8]=&quot;a&quot;;1;0);IF([.B8]=&quot;w&quot;;1;0));1;0)" office:value-type="float" office:value="0" calcext:value-type="float">
            <text:p>0</text:p>
          </table:table-cell>
          <table:table-cell table:style-name="ce5" table:formula="of:=IF(OR(IF([.C8]=&quot;g&quot;;1;0);IF([.C8]=&quot;y&quot;;1;0);IF([.C8]=&quot;a&quot;;1;0);IF([.C8]=&quot;w&quot;;1;0));1;0)" office:value-type="float" office:value="0" calcext:value-type="float">
            <text:p>0</text:p>
          </table:table-cell>
          <table:table-cell table:style-name="ce5" table:formula="of:=IF(OR(IF([.D8]=&quot;g&quot;;1;0);IF([.D8]=&quot;y&quot;;1;0);IF([.D8]=&quot;a&quot;;1;0);IF([.D8]=&quot;w&quot;;1;0));1;0)" office:value-type="float" office:value="1" calcext:value-type="float">
            <text:p>1</text:p>
          </table:table-cell>
          <table:table-cell table:style-name="ce5" table:formula="of:=IF(OR(IF([.E8]=&quot;g&quot;;1;0);IF([.E8]=&quot;y&quot;;1;0);IF([.E8]=&quot;a&quot;;1;0);IF([.E8]=&quot;w&quot;;1;0));1;0)" office:value-type="float" office:value="0" calcext:value-type="float">
            <text:p>0</text:p>
          </table:table-cell>
          <table:table-cell table:style-name="ce5" table:formula="of:=IF(OR(IF([.F8]=&quot;g&quot;;1;0);IF([.F8]=&quot;y&quot;;1;0);IF([.F8]=&quot;a&quot;;1;0);IF([.F8]=&quot;w&quot;;1;0));1;0)" office:value-type="float" office:value="0" calcext:value-type="float">
            <text:p>0</text:p>
          </table:table-cell>
          <table:table-cell table:style-name="ce5" table:formula="of:=IF(OR(IF([.G8]=&quot;g&quot;;1;0);IF([.G8]=&quot;y&quot;;1;0);IF([.G8]=&quot;a&quot;;1;0);IF([.G8]=&quot;w&quot;;1;0));1;0)" office:value-type="float" office:value="0" calcext:value-type="float">
            <text:p>0</text:p>
          </table:table-cell>
          <table:table-cell table:style-name="ce5" table:formula="of:=IF(OR(IF([.H8]=&quot;g&quot;;1;0);IF([.H8]=&quot;y&quot;;1;0);IF([.H8]=&quot;a&quot;;1;0);IF([.H8]=&quot;w&quot;;1;0));1;0)" office:value-type="float" office:value="0" calcext:value-type="float">
            <text:p>0</text:p>
          </table:table-cell>
          <table:table-cell table:style-name="ce5" table:formula="of:=IF(OR(IF([.I8]=&quot;g&quot;;1;0);IF([.I8]=&quot;y&quot;;1;0);IF([.I8]=&quot;a&quot;;1;0);IF([.I8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8]=&quot;b&quot;;1;0);IF([.B8]=&quot;p&quot;;1;0);IF([.B8]=&quot;a&quot;;1;0);IF([.B8]=&quot;w&quot;;1;0));1;0)" office:value-type="float" office:value="0" calcext:value-type="float">
            <text:p>0</text:p>
          </table:table-cell>
          <table:table-cell table:style-name="ce5" table:formula="of:=IF(OR(IF([.C8]=&quot;b&quot;;1;0);IF([.C8]=&quot;p&quot;;1;0);IF([.C8]=&quot;a&quot;;1;0);IF([.C8]=&quot;w&quot;;1;0));1;0)" office:value-type="float" office:value="0" calcext:value-type="float">
            <text:p>0</text:p>
          </table:table-cell>
          <table:table-cell table:style-name="ce5" table:formula="of:=IF(OR(IF([.D8]=&quot;b&quot;;1;0);IF([.D8]=&quot;p&quot;;1;0);IF([.D8]=&quot;a&quot;;1;0);IF([.D8]=&quot;w&quot;;1;0));1;0)" office:value-type="float" office:value="1" calcext:value-type="float">
            <text:p>1</text:p>
          </table:table-cell>
          <table:table-cell table:style-name="ce5" table:formula="of:=IF(OR(IF([.E8]=&quot;b&quot;;1;0);IF([.E8]=&quot;p&quot;;1;0);IF([.E8]=&quot;a&quot;;1;0);IF([.E8]=&quot;w&quot;;1;0));1;0)" office:value-type="float" office:value="0" calcext:value-type="float">
            <text:p>0</text:p>
          </table:table-cell>
          <table:table-cell table:style-name="ce5" table:formula="of:=IF(OR(IF([.F8]=&quot;b&quot;;1;0);IF([.F8]=&quot;p&quot;;1;0);IF([.F8]=&quot;a&quot;;1;0);IF([.F8]=&quot;w&quot;;1;0));1;0)" office:value-type="float" office:value="0" calcext:value-type="float">
            <text:p>0</text:p>
          </table:table-cell>
          <table:table-cell table:style-name="ce5" table:formula="of:=IF(OR(IF([.G8]=&quot;b&quot;;1;0);IF([.G8]=&quot;p&quot;;1;0);IF([.G8]=&quot;a&quot;;1;0);IF([.G8]=&quot;w&quot;;1;0));1;0)" office:value-type="float" office:value="0" calcext:value-type="float">
            <text:p>0</text:p>
          </table:table-cell>
          <table:table-cell table:style-name="ce5" table:formula="of:=IF(OR(IF([.H8]=&quot;b&quot;;1;0);IF([.H8]=&quot;p&quot;;1;0);IF([.H8]=&quot;a&quot;;1;0);IF([.H8]=&quot;w&quot;;1;0));1;0)" office:value-type="float" office:value="0" calcext:value-type="float">
            <text:p>0</text:p>
          </table:table-cell>
          <table:table-cell table:style-name="ce5" table:formula="of:=IF(OR(IF([.I8]=&quot;b&quot;;1;0);IF([.I8]=&quot;p&quot;;1;0);IF([.I8]=&quot;a&quot;;1;0);IF([.I8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number-columns-repeated="4" table:style-name="ce9" office:value-type="string" calcext:value-type="string">
            <text:p>r</text:p>
          </table:table-cell>
          <table:table-cell table:style-name="ce9"/>
          <table:table-cell table:number-columns-repeated="2" table:style-name="ce9" office:value-type="string" calcext:value-type="string">
            <text:p>r</text:p>
          </table:table-cell>
          <table:table-cell table:style-name="ce9"/>
          <table:table-cell table:style-name="ce2"/>
          <table:table-cell/>
          <table:table-cell table:style-name="ce5" table:formula="of:=IF(OR(IF([.B9]=&quot;r&quot;;1;0);IF([.B9]=&quot;y&quot;;1;0);IF([.B9]=&quot;p&quot;;1;0);IF([.B9]=&quot;w&quot;;1;0));1;0)" office:value-type="float" office:value="1" calcext:value-type="float">
            <text:p>1</text:p>
          </table:table-cell>
          <table:table-cell table:style-name="ce5" table:formula="of:=IF(OR(IF([.C9]=&quot;r&quot;;1;0);IF([.C9]=&quot;y&quot;;1;0);IF([.C9]=&quot;p&quot;;1;0);IF([.C9]=&quot;w&quot;;1;0));1;0)" office:value-type="float" office:value="1" calcext:value-type="float">
            <text:p>1</text:p>
          </table:table-cell>
          <table:table-cell table:style-name="ce5" table:formula="of:=IF(OR(IF([.D9]=&quot;r&quot;;1;0);IF([.D9]=&quot;y&quot;;1;0);IF([.D9]=&quot;p&quot;;1;0);IF([.D9]=&quot;w&quot;;1;0));1;0)" office:value-type="float" office:value="1" calcext:value-type="float">
            <text:p>1</text:p>
          </table:table-cell>
          <table:table-cell table:style-name="ce5" table:formula="of:=IF(OR(IF([.E9]=&quot;r&quot;;1;0);IF([.E9]=&quot;y&quot;;1;0);IF([.E9]=&quot;p&quot;;1;0);IF([.E9]=&quot;w&quot;;1;0));1;0)" office:value-type="float" office:value="1" calcext:value-type="float">
            <text:p>1</text:p>
          </table:table-cell>
          <table:table-cell table:style-name="ce5" table:formula="of:=IF(OR(IF([.F9]=&quot;r&quot;;1;0);IF([.F9]=&quot;y&quot;;1;0);IF([.F9]=&quot;p&quot;;1;0);IF([.F9]=&quot;w&quot;;1;0));1;0)" office:value-type="float" office:value="0" calcext:value-type="float">
            <text:p>0</text:p>
          </table:table-cell>
          <table:table-cell table:style-name="ce5" table:formula="of:=IF(OR(IF([.G9]=&quot;r&quot;;1;0);IF([.G9]=&quot;y&quot;;1;0);IF([.G9]=&quot;p&quot;;1;0);IF([.G9]=&quot;w&quot;;1;0));1;0)" office:value-type="float" office:value="1" calcext:value-type="float">
            <text:p>1</text:p>
          </table:table-cell>
          <table:table-cell table:style-name="ce5" table:formula="of:=IF(OR(IF([.H9]=&quot;r&quot;;1;0);IF([.H9]=&quot;y&quot;;1;0);IF([.H9]=&quot;p&quot;;1;0);IF([.H9]=&quot;w&quot;;1;0));1;0)" office:value-type="float" office:value="1" calcext:value-type="float">
            <text:p>1</text:p>
          </table:table-cell>
          <table:table-cell table:style-name="ce5" table:formula="of:=IF(OR(IF([.I9]=&quot;r&quot;;1;0);IF([.I9]=&quot;y&quot;;1;0);IF([.I9]=&quot;p&quot;;1;0);IF([.I9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9]=&quot;g&quot;;1;0);IF([.B9]=&quot;y&quot;;1;0);IF([.B9]=&quot;a&quot;;1;0);IF([.B9]=&quot;w&quot;;1;0));1;0)" office:value-type="float" office:value="0" calcext:value-type="float">
            <text:p>0</text:p>
          </table:table-cell>
          <table:table-cell table:style-name="ce5" table:formula="of:=IF(OR(IF([.C9]=&quot;g&quot;;1;0);IF([.C9]=&quot;y&quot;;1;0);IF([.C9]=&quot;a&quot;;1;0);IF([.C9]=&quot;w&quot;;1;0));1;0)" office:value-type="float" office:value="0" calcext:value-type="float">
            <text:p>0</text:p>
          </table:table-cell>
          <table:table-cell table:style-name="ce5" table:formula="of:=IF(OR(IF([.D9]=&quot;g&quot;;1;0);IF([.D9]=&quot;y&quot;;1;0);IF([.D9]=&quot;a&quot;;1;0);IF([.D9]=&quot;w&quot;;1;0));1;0)" office:value-type="float" office:value="0" calcext:value-type="float">
            <text:p>0</text:p>
          </table:table-cell>
          <table:table-cell table:style-name="ce5" table:formula="of:=IF(OR(IF([.E9]=&quot;g&quot;;1;0);IF([.E9]=&quot;y&quot;;1;0);IF([.E9]=&quot;a&quot;;1;0);IF([.E9]=&quot;w&quot;;1;0));1;0)" office:value-type="float" office:value="0" calcext:value-type="float">
            <text:p>0</text:p>
          </table:table-cell>
          <table:table-cell table:style-name="ce5" table:formula="of:=IF(OR(IF([.F9]=&quot;g&quot;;1;0);IF([.F9]=&quot;y&quot;;1;0);IF([.F9]=&quot;a&quot;;1;0);IF([.F9]=&quot;w&quot;;1;0));1;0)" office:value-type="float" office:value="0" calcext:value-type="float">
            <text:p>0</text:p>
          </table:table-cell>
          <table:table-cell table:style-name="ce5" table:formula="of:=IF(OR(IF([.G9]=&quot;g&quot;;1;0);IF([.G9]=&quot;y&quot;;1;0);IF([.G9]=&quot;a&quot;;1;0);IF([.G9]=&quot;w&quot;;1;0));1;0)" office:value-type="float" office:value="0" calcext:value-type="float">
            <text:p>0</text:p>
          </table:table-cell>
          <table:table-cell table:style-name="ce5" table:formula="of:=IF(OR(IF([.H9]=&quot;g&quot;;1;0);IF([.H9]=&quot;y&quot;;1;0);IF([.H9]=&quot;a&quot;;1;0);IF([.H9]=&quot;w&quot;;1;0));1;0)" office:value-type="float" office:value="0" calcext:value-type="float">
            <text:p>0</text:p>
          </table:table-cell>
          <table:table-cell table:style-name="ce5" table:formula="of:=IF(OR(IF([.I9]=&quot;g&quot;;1;0);IF([.I9]=&quot;y&quot;;1;0);IF([.I9]=&quot;a&quot;;1;0);IF([.I9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9]=&quot;b&quot;;1;0);IF([.B9]=&quot;p&quot;;1;0);IF([.B9]=&quot;a&quot;;1;0);IF([.B9]=&quot;w&quot;;1;0));1;0)" office:value-type="float" office:value="0" calcext:value-type="float">
            <text:p>0</text:p>
          </table:table-cell>
          <table:table-cell table:style-name="ce5" table:formula="of:=IF(OR(IF([.C9]=&quot;b&quot;;1;0);IF([.C9]=&quot;p&quot;;1;0);IF([.C9]=&quot;a&quot;;1;0);IF([.C9]=&quot;w&quot;;1;0));1;0)" office:value-type="float" office:value="0" calcext:value-type="float">
            <text:p>0</text:p>
          </table:table-cell>
          <table:table-cell table:style-name="ce5" table:formula="of:=IF(OR(IF([.D9]=&quot;b&quot;;1;0);IF([.D9]=&quot;p&quot;;1;0);IF([.D9]=&quot;a&quot;;1;0);IF([.D9]=&quot;w&quot;;1;0));1;0)" office:value-type="float" office:value="0" calcext:value-type="float">
            <text:p>0</text:p>
          </table:table-cell>
          <table:table-cell table:style-name="ce5" table:formula="of:=IF(OR(IF([.E9]=&quot;b&quot;;1;0);IF([.E9]=&quot;p&quot;;1;0);IF([.E9]=&quot;a&quot;;1;0);IF([.E9]=&quot;w&quot;;1;0));1;0)" office:value-type="float" office:value="0" calcext:value-type="float">
            <text:p>0</text:p>
          </table:table-cell>
          <table:table-cell table:style-name="ce5" table:formula="of:=IF(OR(IF([.F9]=&quot;b&quot;;1;0);IF([.F9]=&quot;p&quot;;1;0);IF([.F9]=&quot;a&quot;;1;0);IF([.F9]=&quot;w&quot;;1;0));1;0)" office:value-type="float" office:value="0" calcext:value-type="float">
            <text:p>0</text:p>
          </table:table-cell>
          <table:table-cell table:style-name="ce5" table:formula="of:=IF(OR(IF([.G9]=&quot;b&quot;;1;0);IF([.G9]=&quot;p&quot;;1;0);IF([.G9]=&quot;a&quot;;1;0);IF([.G9]=&quot;w&quot;;1;0));1;0)" office:value-type="float" office:value="0" calcext:value-type="float">
            <text:p>0</text:p>
          </table:table-cell>
          <table:table-cell table:style-name="ce5" table:formula="of:=IF(OR(IF([.H9]=&quot;b&quot;;1;0);IF([.H9]=&quot;p&quot;;1;0);IF([.H9]=&quot;a&quot;;1;0);IF([.H9]=&quot;w&quot;;1;0));1;0)" office:value-type="float" office:value="0" calcext:value-type="float">
            <text:p>0</text:p>
          </table:table-cell>
          <table:table-cell table:style-name="ce5" table:formula="of:=IF(OR(IF([.I9]=&quot;b&quot;;1;0);IF([.I9]=&quot;p&quot;;1;0);IF([.I9]=&quot;a&quot;;1;0);IF([.I9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9"/>
          <table:table-cell table:number-columns-repeated="2" table:style-name="ce9" office:value-type="string" calcext:value-type="string">
            <text:p>r</text:p>
          </table:table-cell>
          <table:table-cell table:style-name="ce9" table:number-columns-repeated="5"/>
          <table:table-cell table:style-name="ce2"/>
          <table:table-cell/>
          <table:table-cell table:style-name="ce5" table:formula="of:=IF(OR(IF([.B10]=&quot;r&quot;;1;0);IF([.B10]=&quot;y&quot;;1;0);IF([.B10]=&quot;p&quot;;1;0);IF([.B10]=&quot;w&quot;;1;0));1;0)" office:value-type="float" office:value="0" calcext:value-type="float">
            <text:p>0</text:p>
          </table:table-cell>
          <table:table-cell table:style-name="ce5" table:formula="of:=IF(OR(IF([.C10]=&quot;r&quot;;1;0);IF([.C10]=&quot;y&quot;;1;0);IF([.C10]=&quot;p&quot;;1;0);IF([.C10]=&quot;w&quot;;1;0));1;0)" office:value-type="float" office:value="1" calcext:value-type="float">
            <text:p>1</text:p>
          </table:table-cell>
          <table:table-cell table:style-name="ce5" table:formula="of:=IF(OR(IF([.D10]=&quot;r&quot;;1;0);IF([.D10]=&quot;y&quot;;1;0);IF([.D10]=&quot;p&quot;;1;0);IF([.D10]=&quot;w&quot;;1;0));1;0)" office:value-type="float" office:value="1" calcext:value-type="float">
            <text:p>1</text:p>
          </table:table-cell>
          <table:table-cell table:style-name="ce5" table:formula="of:=IF(OR(IF([.E10]=&quot;r&quot;;1;0);IF([.E10]=&quot;y&quot;;1;0);IF([.E10]=&quot;p&quot;;1;0);IF([.E10]=&quot;w&quot;;1;0));1;0)" office:value-type="float" office:value="0" calcext:value-type="float">
            <text:p>0</text:p>
          </table:table-cell>
          <table:table-cell table:style-name="ce5" table:formula="of:=IF(OR(IF([.F10]=&quot;r&quot;;1;0);IF([.F10]=&quot;y&quot;;1;0);IF([.F10]=&quot;p&quot;;1;0);IF([.F10]=&quot;w&quot;;1;0));1;0)" office:value-type="float" office:value="0" calcext:value-type="float">
            <text:p>0</text:p>
          </table:table-cell>
          <table:table-cell table:style-name="ce5" table:formula="of:=IF(OR(IF([.G10]=&quot;r&quot;;1;0);IF([.G10]=&quot;y&quot;;1;0);IF([.G10]=&quot;p&quot;;1;0);IF([.G10]=&quot;w&quot;;1;0));1;0)" office:value-type="float" office:value="0" calcext:value-type="float">
            <text:p>0</text:p>
          </table:table-cell>
          <table:table-cell table:style-name="ce5" table:formula="of:=IF(OR(IF([.H10]=&quot;r&quot;;1;0);IF([.H10]=&quot;y&quot;;1;0);IF([.H10]=&quot;p&quot;;1;0);IF([.H10]=&quot;w&quot;;1;0));1;0)" office:value-type="float" office:value="0" calcext:value-type="float">
            <text:p>0</text:p>
          </table:table-cell>
          <table:table-cell table:style-name="ce5" table:formula="of:=IF(OR(IF([.I10]=&quot;r&quot;;1;0);IF([.I10]=&quot;y&quot;;1;0);IF([.I10]=&quot;p&quot;;1;0);IF([.I10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10]=&quot;g&quot;;1;0);IF([.B10]=&quot;y&quot;;1;0);IF([.B10]=&quot;a&quot;;1;0);IF([.B10]=&quot;w&quot;;1;0));1;0)" office:value-type="float" office:value="0" calcext:value-type="float">
            <text:p>0</text:p>
          </table:table-cell>
          <table:table-cell table:style-name="ce5" table:formula="of:=IF(OR(IF([.C10]=&quot;g&quot;;1;0);IF([.C10]=&quot;y&quot;;1;0);IF([.C10]=&quot;a&quot;;1;0);IF([.C10]=&quot;w&quot;;1;0));1;0)" office:value-type="float" office:value="0" calcext:value-type="float">
            <text:p>0</text:p>
          </table:table-cell>
          <table:table-cell table:style-name="ce5" table:formula="of:=IF(OR(IF([.D10]=&quot;g&quot;;1;0);IF([.D10]=&quot;y&quot;;1;0);IF([.D10]=&quot;a&quot;;1;0);IF([.D10]=&quot;w&quot;;1;0));1;0)" office:value-type="float" office:value="0" calcext:value-type="float">
            <text:p>0</text:p>
          </table:table-cell>
          <table:table-cell table:style-name="ce5" table:formula="of:=IF(OR(IF([.E10]=&quot;g&quot;;1;0);IF([.E10]=&quot;y&quot;;1;0);IF([.E10]=&quot;a&quot;;1;0);IF([.E10]=&quot;w&quot;;1;0));1;0)" office:value-type="float" office:value="0" calcext:value-type="float">
            <text:p>0</text:p>
          </table:table-cell>
          <table:table-cell table:style-name="ce5" table:formula="of:=IF(OR(IF([.F10]=&quot;g&quot;;1;0);IF([.F10]=&quot;y&quot;;1;0);IF([.F10]=&quot;a&quot;;1;0);IF([.F10]=&quot;w&quot;;1;0));1;0)" office:value-type="float" office:value="0" calcext:value-type="float">
            <text:p>0</text:p>
          </table:table-cell>
          <table:table-cell table:style-name="ce5" table:formula="of:=IF(OR(IF([.G10]=&quot;g&quot;;1;0);IF([.G10]=&quot;y&quot;;1;0);IF([.G10]=&quot;a&quot;;1;0);IF([.G10]=&quot;w&quot;;1;0));1;0)" office:value-type="float" office:value="0" calcext:value-type="float">
            <text:p>0</text:p>
          </table:table-cell>
          <table:table-cell table:style-name="ce5" table:formula="of:=IF(OR(IF([.H10]=&quot;g&quot;;1;0);IF([.H10]=&quot;y&quot;;1;0);IF([.H10]=&quot;a&quot;;1;0);IF([.H10]=&quot;w&quot;;1;0));1;0)" office:value-type="float" office:value="0" calcext:value-type="float">
            <text:p>0</text:p>
          </table:table-cell>
          <table:table-cell table:style-name="ce5" table:formula="of:=IF(OR(IF([.I10]=&quot;g&quot;;1;0);IF([.I10]=&quot;y&quot;;1;0);IF([.I10]=&quot;a&quot;;1;0);IF([.I10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10]=&quot;b&quot;;1;0);IF([.B10]=&quot;p&quot;;1;0);IF([.B10]=&quot;a&quot;;1;0);IF([.B10]=&quot;w&quot;;1;0));1;0)" office:value-type="float" office:value="0" calcext:value-type="float">
            <text:p>0</text:p>
          </table:table-cell>
          <table:table-cell table:style-name="ce5" table:formula="of:=IF(OR(IF([.C10]=&quot;b&quot;;1;0);IF([.C10]=&quot;p&quot;;1;0);IF([.C10]=&quot;a&quot;;1;0);IF([.C10]=&quot;w&quot;;1;0));1;0)" office:value-type="float" office:value="0" calcext:value-type="float">
            <text:p>0</text:p>
          </table:table-cell>
          <table:table-cell table:style-name="ce5" table:formula="of:=IF(OR(IF([.D10]=&quot;b&quot;;1;0);IF([.D10]=&quot;p&quot;;1;0);IF([.D10]=&quot;a&quot;;1;0);IF([.D10]=&quot;w&quot;;1;0));1;0)" office:value-type="float" office:value="0" calcext:value-type="float">
            <text:p>0</text:p>
          </table:table-cell>
          <table:table-cell table:style-name="ce5" table:formula="of:=IF(OR(IF([.E10]=&quot;b&quot;;1;0);IF([.E10]=&quot;p&quot;;1;0);IF([.E10]=&quot;a&quot;;1;0);IF([.E10]=&quot;w&quot;;1;0));1;0)" office:value-type="float" office:value="0" calcext:value-type="float">
            <text:p>0</text:p>
          </table:table-cell>
          <table:table-cell table:style-name="ce5" table:formula="of:=IF(OR(IF([.F10]=&quot;b&quot;;1;0);IF([.F10]=&quot;p&quot;;1;0);IF([.F10]=&quot;a&quot;;1;0);IF([.F10]=&quot;w&quot;;1;0));1;0)" office:value-type="float" office:value="0" calcext:value-type="float">
            <text:p>0</text:p>
          </table:table-cell>
          <table:table-cell table:style-name="ce5" table:formula="of:=IF(OR(IF([.G10]=&quot;b&quot;;1;0);IF([.G10]=&quot;p&quot;;1;0);IF([.G10]=&quot;a&quot;;1;0);IF([.G10]=&quot;w&quot;;1;0));1;0)" office:value-type="float" office:value="0" calcext:value-type="float">
            <text:p>0</text:p>
          </table:table-cell>
          <table:table-cell table:style-name="ce5" table:formula="of:=IF(OR(IF([.H10]=&quot;b&quot;;1;0);IF([.H10]=&quot;p&quot;;1;0);IF([.H10]=&quot;a&quot;;1;0);IF([.H10]=&quot;w&quot;;1;0));1;0)" office:value-type="float" office:value="0" calcext:value-type="float">
            <text:p>0</text:p>
          </table:table-cell>
          <table:table-cell table:style-name="ce5" table:formula="of:=IF(OR(IF([.I10]=&quot;b&quot;;1;0);IF([.I10]=&quot;p&quot;;1;0);IF([.I10]=&quot;a&quot;;1;0);IF([.I10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4">
          <table:table-cell table:style-name="ce2" table:number-columns-repeated="10"/>
          <table:table-cell table:number-columns-repeated="16374"/>
        </table:table-row>
        <table:table-row table:style-name="ro4">
          <table:table-cell table:number-columns-repeated="16384"/>
        </table:table-row>
        <table:table-row table:style-name="ro1">
          <table:table-cell/>
          <table:table-cell table:formula="of:=&quot;    .dw &quot;&amp;[.L13]&amp;&quot;, &quot;&amp;[.L14]&amp;&quot;, &quot;&amp;[.L15]&amp;&quot;, &quot;&amp;[.L16]&amp;&quot;, &quot;&amp;[.L17]&amp;&quot;, &quot;&amp;[.L18]&amp;&quot;, &quot;&amp;[.L19]&amp;&quot;, &quot;&amp;[.L20]" office:value-type="string" office:string-value="    .dw $00, $00, $00, $06, $6F, $F7, $F6, $60" calcext:value-type="string">
            <text:p><text:s text:c="4"/>.dw $00, $00, $00, $06, $6F, $F7, $F6, $60</text:p>
          </table:table-cell>
          <table:table-cell table:number-columns-repeated="9"/>
          <table:table-cell table:style-name="ce4" table:formula="of:=&quot;$&quot;&amp;BIN2HEX([.L3]&amp;[.M3]&amp;[.N3]&amp;[.O3]&amp;[.P3]&amp;[.Q3]&amp;[.R3]&amp;[.S3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U3]&amp;[.V3]&amp;[.W3]&amp;[.X3]&amp;[.Y3]&amp;[.Z3]&amp;[.AA3]&amp;[.AB3];2)" office:value-type="string" office:string-value="$0E" calcext:value-type="string" table:number-columns-spanned="8" table:number-rows-spanned="1">
            <text:p>$0E</text:p>
          </table:table-cell>
          <table:covered-table-cell table:number-columns-repeated="7" table:style-name="ce4"/>
          <table:table-cell/>
          <table:table-cell table:style-name="ce4" table:formula="of:=&quot;$&quot;&amp;BIN2HEX([.AD3]&amp;[.AE3]&amp;[.AF3]&amp;[.AG3]&amp;[.AH3]&amp;[.AI3]&amp;[.AJ3]&amp;[.AK3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/>
          <table:table-cell table:formula="of:=&quot;    .dw &quot;&amp;[.U13]&amp;&quot;, &quot;&amp;[.U14]&amp;&quot;, &quot;&amp;[.U15]&amp;&quot;, &quot;&amp;[.U16]&amp;&quot;, &quot;&amp;[.U17]&amp;&quot;, &quot;&amp;[.U18]&amp;&quot;, &quot;&amp;[.U19]&amp;&quot;, &quot;&amp;[.U20]" office:value-type="string" office:string-value="    .dw $0E, $14, $24, $20, $02, $20, $00, $00" calcext:value-type="string">
            <text:p><text:s text:c="4"/>.dw $0E, $14, $24, $20, $02, $20, $00, $00</text:p>
          </table:table-cell>
          <table:table-cell table:number-columns-repeated="9"/>
          <table:table-cell table:style-name="ce4" table:formula="of:=&quot;$&quot;&amp;BIN2HEX([.L4]&amp;[.M4]&amp;[.N4]&amp;[.O4]&amp;[.P4]&amp;[.Q4]&amp;[.R4]&amp;[.S4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U4]&amp;[.V4]&amp;[.W4]&amp;[.X4]&amp;[.Y4]&amp;[.Z4]&amp;[.AA4]&amp;[.AB4];2)" office:value-type="string" office:string-value="$14" calcext:value-type="string" table:number-columns-spanned="8" table:number-rows-spanned="1">
            <text:p>$14</text:p>
          </table:table-cell>
          <table:covered-table-cell table:number-columns-repeated="7" table:style-name="ce4"/>
          <table:table-cell/>
          <table:table-cell table:style-name="ce4" table:formula="of:=&quot;$&quot;&amp;BIN2HEX([.AD4]&amp;[.AE4]&amp;[.AF4]&amp;[.AG4]&amp;[.AH4]&amp;[.AI4]&amp;[.AJ4]&amp;[.AK4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/>
          <table:table-cell table:formula="of:=&quot;    .dw &quot;&amp;[.AD13]&amp;&quot;, &quot;&amp;[.AD14]&amp;&quot;, &quot;&amp;[.AD15]&amp;&quot;, &quot;&amp;[.AD16]&amp;&quot;, &quot;&amp;[.AD17]&amp;&quot;, &quot;&amp;[.AD18]&amp;&quot;, &quot;&amp;[.AD19]&amp;&quot;, &quot;&amp;[.AD20]" office:value-type="string" office:string-value="    .dw $00, $00, $00, $00, $02, $20, $00, $00" calcext:value-type="string">
            <text:p><text:s text:c="4"/>.dw $00, $00, $00, $00, $02, $20, $00, $00</text:p>
          </table:table-cell>
          <table:table-cell table:number-columns-repeated="9"/>
          <table:table-cell table:style-name="ce4" table:formula="of:=&quot;$&quot;&amp;BIN2HEX([.L5]&amp;[.M5]&amp;[.N5]&amp;[.O5]&amp;[.P5]&amp;[.Q5]&amp;[.R5]&amp;[.S5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U5]&amp;[.V5]&amp;[.W5]&amp;[.X5]&amp;[.Y5]&amp;[.Z5]&amp;[.AA5]&amp;[.AB5];2)" office:value-type="string" office:string-value="$24" calcext:value-type="string" table:number-columns-spanned="8" table:number-rows-spanned="1">
            <text:p>$24</text:p>
          </table:table-cell>
          <table:covered-table-cell table:number-columns-repeated="7" table:style-name="ce4"/>
          <table:table-cell/>
          <table:table-cell table:style-name="ce4" table:formula="of:=&quot;$&quot;&amp;BIN2HEX([.AD5]&amp;[.AE5]&amp;[.AF5]&amp;[.AG5]&amp;[.AH5]&amp;[.AI5]&amp;[.AJ5]&amp;[.AK5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6]&amp;[.M6]&amp;[.N6]&amp;[.O6]&amp;[.P6]&amp;[.Q6]&amp;[.R6]&amp;[.S6];2)" office:value-type="string" office:string-value="$06" calcext:value-type="string" table:number-columns-spanned="8" table:number-rows-spanned="1">
            <text:p>$06</text:p>
          </table:table-cell>
          <table:covered-table-cell table:number-columns-repeated="7" table:style-name="ce4"/>
          <table:table-cell/>
          <table:table-cell table:style-name="ce4" table:formula="of:=&quot;$&quot;&amp;BIN2HEX([.U6]&amp;[.V6]&amp;[.W6]&amp;[.X6]&amp;[.Y6]&amp;[.Z6]&amp;[.AA6]&amp;[.AB6];2)" office:value-type="string" office:string-value="$20" calcext:value-type="string" table:number-columns-spanned="8" table:number-rows-spanned="1">
            <text:p>$20</text:p>
          </table:table-cell>
          <table:covered-table-cell table:number-columns-repeated="7" table:style-name="ce4"/>
          <table:table-cell/>
          <table:table-cell table:style-name="ce4" table:formula="of:=&quot;$&quot;&amp;BIN2HEX([.AD6]&amp;[.AE6]&amp;[.AF6]&amp;[.AG6]&amp;[.AH6]&amp;[.AI6]&amp;[.AJ6]&amp;[.AK6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7]&amp;[.M7]&amp;[.N7]&amp;[.O7]&amp;[.P7]&amp;[.Q7]&amp;[.R7]&amp;[.S7];2)" office:value-type="string" office:string-value="$6F" calcext:value-type="string" table:number-columns-spanned="8" table:number-rows-spanned="1">
            <text:p>$6F</text:p>
          </table:table-cell>
          <table:covered-table-cell table:number-columns-repeated="7" table:style-name="ce4"/>
          <table:table-cell/>
          <table:table-cell table:style-name="ce4" table:formula="of:=&quot;$&quot;&amp;BIN2HEX([.U7]&amp;[.V7]&amp;[.W7]&amp;[.X7]&amp;[.Y7]&amp;[.Z7]&amp;[.AA7]&amp;[.AB7];2)" office:value-type="string" office:string-value="$02" calcext:value-type="string" table:number-columns-spanned="8" table:number-rows-spanned="1">
            <text:p>$02</text:p>
          </table:table-cell>
          <table:covered-table-cell table:number-columns-repeated="7" table:style-name="ce4"/>
          <table:table-cell/>
          <table:table-cell table:style-name="ce4" table:formula="of:=&quot;$&quot;&amp;BIN2HEX([.AD7]&amp;[.AE7]&amp;[.AF7]&amp;[.AG7]&amp;[.AH7]&amp;[.AI7]&amp;[.AJ7]&amp;[.AK7];2)" office:value-type="string" office:string-value="$02" calcext:value-type="string" table:number-columns-spanned="8" table:number-rows-spanned="1">
            <text:p>$02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8]&amp;[.M8]&amp;[.N8]&amp;[.O8]&amp;[.P8]&amp;[.Q8]&amp;[.R8]&amp;[.S8];2)" office:value-type="string" office:string-value="$F7" calcext:value-type="string" table:number-columns-spanned="8" table:number-rows-spanned="1">
            <text:p>$F7</text:p>
          </table:table-cell>
          <table:covered-table-cell table:number-columns-repeated="7" table:style-name="ce4"/>
          <table:table-cell/>
          <table:table-cell table:style-name="ce4" table:formula="of:=&quot;$&quot;&amp;BIN2HEX([.U8]&amp;[.V8]&amp;[.W8]&amp;[.X8]&amp;[.Y8]&amp;[.Z8]&amp;[.AA8]&amp;[.AB8];2)" office:value-type="string" office:string-value="$20" calcext:value-type="string" table:number-columns-spanned="8" table:number-rows-spanned="1">
            <text:p>$20</text:p>
          </table:table-cell>
          <table:covered-table-cell table:number-columns-repeated="7" table:style-name="ce4"/>
          <table:table-cell/>
          <table:table-cell table:style-name="ce4" table:formula="of:=&quot;$&quot;&amp;BIN2HEX([.AD8]&amp;[.AE8]&amp;[.AF8]&amp;[.AG8]&amp;[.AH8]&amp;[.AI8]&amp;[.AJ8]&amp;[.AK8];2)" office:value-type="string" office:string-value="$20" calcext:value-type="string" table:number-columns-spanned="8" table:number-rows-spanned="1">
            <text:p>$20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9]&amp;[.M9]&amp;[.N9]&amp;[.O9]&amp;[.P9]&amp;[.Q9]&amp;[.R9]&amp;[.S9];2)" office:value-type="string" office:string-value="$F6" calcext:value-type="string" table:number-columns-spanned="8" table:number-rows-spanned="1">
            <text:p>$F6</text:p>
          </table:table-cell>
          <table:covered-table-cell table:number-columns-repeated="7" table:style-name="ce4"/>
          <table:table-cell/>
          <table:table-cell table:style-name="ce4" table:formula="of:=&quot;$&quot;&amp;BIN2HEX([.U9]&amp;[.V9]&amp;[.W9]&amp;[.X9]&amp;[.Y9]&amp;[.Z9]&amp;[.AA9]&amp;[.AB9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AD9]&amp;[.AE9]&amp;[.AF9]&amp;[.AG9]&amp;[.AH9]&amp;[.AI9]&amp;[.AJ9]&amp;[.AK9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10]&amp;[.M10]&amp;[.N10]&amp;[.O10]&amp;[.P10]&amp;[.Q10]&amp;[.R10]&amp;[.S10];2)" office:value-type="string" office:string-value="$60" calcext:value-type="string" table:number-columns-spanned="8" table:number-rows-spanned="1">
            <text:p>$60</text:p>
          </table:table-cell>
          <table:covered-table-cell table:number-columns-repeated="7" table:style-name="ce4"/>
          <table:table-cell/>
          <table:table-cell table:style-name="ce4" table:formula="of:=&quot;$&quot;&amp;BIN2HEX([.U10]&amp;[.V10]&amp;[.W10]&amp;[.X10]&amp;[.Y10]&amp;[.Z10]&amp;[.AA10]&amp;[.AB10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AD10]&amp;[.AE10]&amp;[.AF10]&amp;[.AG10]&amp;[.AH10]&amp;[.AI10]&amp;[.AJ10]&amp;[.AK10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 table:number-columns-repeated="16347"/>
        </table:table-row>
        <table:table-row table:style-name="ro5" table:number-rows-repeated="1048555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Cherry.B3:Cherry.I10">
            <calcext:condition calcext:apply-style-name="ConditionalStyle_29" calcext:value="=&quot;w&quot;" calcext:base-cell-address="Cherry.B3"/>
            <calcext:condition calcext:apply-style-name="ConditionalStyle_30" calcext:value="=&quot;a&quot;" calcext:base-cell-address="Cherry.B3"/>
            <calcext:condition calcext:apply-style-name="ConditionalStyle_31" calcext:value="=&quot;p&quot;" calcext:base-cell-address="Cherry.B3"/>
            <calcext:condition calcext:apply-style-name="ConditionalStyle_32" calcext:value="=&quot;b&quot;" calcext:base-cell-address="Cherry.B3"/>
            <calcext:condition calcext:apply-style-name="ConditionalStyle_33" calcext:value="=&quot;y&quot;" calcext:base-cell-address="Cherry.B3"/>
            <calcext:condition calcext:apply-style-name="ConditionalStyle_34" calcext:value="=&quot;r&quot;" calcext:base-cell-address="Cherry.B3"/>
            <calcext:condition calcext:apply-style-name="ConditionalStyle_35" calcext:value="=&quot;g&quot;" calcext:base-cell-address="Cherry.B3"/>
          </calcext:conditional-format>
        </calcext:conditional-formats>
      </table:table>
      <table:table table:name="Gay" table:style-name="ta6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default-cell-style-name="ce1"/>
        <table:table-column table:style-name="co5" table:number-columns-repeated="8" table:default-cell-style-name="ce1"/>
        <table:table-column table:style-name="co7" table:default-cell-style-name="ce1"/>
        <table:table-column table:style-name="co5" table:number-columns-repeated="8" table:default-cell-style-name="ce1"/>
        <table:table-column table:style-name="co8" table:number-columns-repeated="16347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2" table:number-columns-repeated="10"/>
          <table:table-cell/>
          <table:table-cell table:style-name="ce4" office:value-type="string" calcext:value-type="string" table:number-columns-spanned="8" table:number-rows-spanned="1">
            <text:p>RED</text:p>
          </table:table-cell>
          <table:covered-table-cell table:number-columns-repeated="7" table:style-name="ce4"/>
          <table:table-cell/>
          <table:table-cell table:style-name="ce4" office:value-type="string" calcext:value-type="string" table:number-columns-spanned="8" table:number-rows-spanned="1">
            <text:p>GREEN</text:p>
          </table:table-cell>
          <table:covered-table-cell table:number-columns-repeated="7" table:style-name="ce4"/>
          <table:table-cell/>
          <table:table-cell table:style-name="ce4" office:value-type="string" calcext:value-type="string" table:number-columns-spanned="8" table:number-rows-spanned="1">
            <text:p>BLUE</text:p>
          </table:table-cell>
          <table:covered-table-cell table:number-columns-repeated="7" table:style-name="ce4"/>
          <table:table-cell table:number-columns-repeated="16347"/>
        </table:table-row>
        <table:table-row table:style-name="ro3">
          <table:table-cell table:style-name="ce2"/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/>
          <table:table-cell table:style-name="ce2"/>
          <table:table-cell/>
          <table:table-cell table:style-name="ce5" table:formula="of:=IF(OR(IF([.B3]=&quot;r&quot;;1;0);IF([.B3]=&quot;y&quot;;1;0);IF([.B3]=&quot;p&quot;;1;0);IF([.B3]=&quot;w&quot;;1;0));1;0)" office:value-type="float" office:value="1" calcext:value-type="float">
            <text:p>1</text:p>
          </table:table-cell>
          <table:table-cell table:style-name="ce5" table:formula="of:=IF(OR(IF([.C3]=&quot;r&quot;;1;0);IF([.C3]=&quot;y&quot;;1;0);IF([.C3]=&quot;p&quot;;1;0);IF([.C3]=&quot;w&quot;;1;0));1;0)" office:value-type="float" office:value="0" calcext:value-type="float">
            <text:p>0</text:p>
          </table:table-cell>
          <table:table-cell table:style-name="ce5" table:formula="of:=IF(OR(IF([.D3]=&quot;r&quot;;1;0);IF([.D3]=&quot;y&quot;;1;0);IF([.D3]=&quot;p&quot;;1;0);IF([.D3]=&quot;w&quot;;1;0));1;0)" office:value-type="float" office:value="1" calcext:value-type="float">
            <text:p>1</text:p>
          </table:table-cell>
          <table:table-cell table:style-name="ce5" table:formula="of:=IF(OR(IF([.E3]=&quot;r&quot;;1;0);IF([.E3]=&quot;y&quot;;1;0);IF([.E3]=&quot;p&quot;;1;0);IF([.E3]=&quot;w&quot;;1;0));1;0)" office:value-type="float" office:value="0" calcext:value-type="float">
            <text:p>0</text:p>
          </table:table-cell>
          <table:table-cell table:style-name="ce5" table:formula="of:=IF(OR(IF([.F3]=&quot;r&quot;;1;0);IF([.F3]=&quot;y&quot;;1;0);IF([.F3]=&quot;p&quot;;1;0);IF([.F3]=&quot;w&quot;;1;0));1;0)" office:value-type="float" office:value="1" calcext:value-type="float">
            <text:p>1</text:p>
          </table:table-cell>
          <table:table-cell table:style-name="ce5" table:formula="of:=IF(OR(IF([.G3]=&quot;r&quot;;1;0);IF([.G3]=&quot;y&quot;;1;0);IF([.G3]=&quot;p&quot;;1;0);IF([.G3]=&quot;w&quot;;1;0));1;0)" office:value-type="float" office:value="0" calcext:value-type="float">
            <text:p>0</text:p>
          </table:table-cell>
          <table:table-cell table:style-name="ce5" table:formula="of:=IF(OR(IF([.H3]=&quot;r&quot;;1;0);IF([.H3]=&quot;y&quot;;1;0);IF([.H3]=&quot;p&quot;;1;0);IF([.H3]=&quot;w&quot;;1;0));1;0)" office:value-type="float" office:value="1" calcext:value-type="float">
            <text:p>1</text:p>
          </table:table-cell>
          <table:table-cell table:style-name="ce5" table:formula="of:=IF(OR(IF([.I3]=&quot;r&quot;;1;0);IF([.I3]=&quot;y&quot;;1;0);IF([.I3]=&quot;p&quot;;1;0);IF([.I3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3]=&quot;g&quot;;1;0);IF([.B3]=&quot;y&quot;;1;0);IF([.B3]=&quot;a&quot;;1;0);IF([.B3]=&quot;w&quot;;1;0));1;0)" office:value-type="float" office:value="1" calcext:value-type="float">
            <text:p>1</text:p>
          </table:table-cell>
          <table:table-cell table:style-name="ce5" table:formula="of:=IF(OR(IF([.C3]=&quot;g&quot;;1;0);IF([.C3]=&quot;y&quot;;1;0);IF([.C3]=&quot;a&quot;;1;0);IF([.C3]=&quot;w&quot;;1;0));1;0)" office:value-type="float" office:value="0" calcext:value-type="float">
            <text:p>0</text:p>
          </table:table-cell>
          <table:table-cell table:style-name="ce5" table:formula="of:=IF(OR(IF([.D3]=&quot;g&quot;;1;0);IF([.D3]=&quot;y&quot;;1;0);IF([.D3]=&quot;a&quot;;1;0);IF([.D3]=&quot;w&quot;;1;0));1;0)" office:value-type="float" office:value="1" calcext:value-type="float">
            <text:p>1</text:p>
          </table:table-cell>
          <table:table-cell table:style-name="ce5" table:formula="of:=IF(OR(IF([.E3]=&quot;g&quot;;1;0);IF([.E3]=&quot;y&quot;;1;0);IF([.E3]=&quot;a&quot;;1;0);IF([.E3]=&quot;w&quot;;1;0));1;0)" office:value-type="float" office:value="0" calcext:value-type="float">
            <text:p>0</text:p>
          </table:table-cell>
          <table:table-cell table:style-name="ce5" table:formula="of:=IF(OR(IF([.F3]=&quot;g&quot;;1;0);IF([.F3]=&quot;y&quot;;1;0);IF([.F3]=&quot;a&quot;;1;0);IF([.F3]=&quot;w&quot;;1;0));1;0)" office:value-type="float" office:value="1" calcext:value-type="float">
            <text:p>1</text:p>
          </table:table-cell>
          <table:table-cell table:style-name="ce5" table:formula="of:=IF(OR(IF([.G3]=&quot;g&quot;;1;0);IF([.G3]=&quot;y&quot;;1;0);IF([.G3]=&quot;a&quot;;1;0);IF([.G3]=&quot;w&quot;;1;0));1;0)" office:value-type="float" office:value="0" calcext:value-type="float">
            <text:p>0</text:p>
          </table:table-cell>
          <table:table-cell table:style-name="ce5" table:formula="of:=IF(OR(IF([.H3]=&quot;g&quot;;1;0);IF([.H3]=&quot;y&quot;;1;0);IF([.H3]=&quot;a&quot;;1;0);IF([.H3]=&quot;w&quot;;1;0));1;0)" office:value-type="float" office:value="1" calcext:value-type="float">
            <text:p>1</text:p>
          </table:table-cell>
          <table:table-cell table:style-name="ce5" table:formula="of:=IF(OR(IF([.I3]=&quot;g&quot;;1;0);IF([.I3]=&quot;y&quot;;1;0);IF([.I3]=&quot;a&quot;;1;0);IF([.I3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3]=&quot;b&quot;;1;0);IF([.B3]=&quot;p&quot;;1;0);IF([.B3]=&quot;a&quot;;1;0);IF([.B3]=&quot;w&quot;;1;0));1;0)" office:value-type="float" office:value="1" calcext:value-type="float">
            <text:p>1</text:p>
          </table:table-cell>
          <table:table-cell table:style-name="ce5" table:formula="of:=IF(OR(IF([.C3]=&quot;b&quot;;1;0);IF([.C3]=&quot;p&quot;;1;0);IF([.C3]=&quot;a&quot;;1;0);IF([.C3]=&quot;w&quot;;1;0));1;0)" office:value-type="float" office:value="0" calcext:value-type="float">
            <text:p>0</text:p>
          </table:table-cell>
          <table:table-cell table:style-name="ce5" table:formula="of:=IF(OR(IF([.D3]=&quot;b&quot;;1;0);IF([.D3]=&quot;p&quot;;1;0);IF([.D3]=&quot;a&quot;;1;0);IF([.D3]=&quot;w&quot;;1;0));1;0)" office:value-type="float" office:value="1" calcext:value-type="float">
            <text:p>1</text:p>
          </table:table-cell>
          <table:table-cell table:style-name="ce5" table:formula="of:=IF(OR(IF([.E3]=&quot;b&quot;;1;0);IF([.E3]=&quot;p&quot;;1;0);IF([.E3]=&quot;a&quot;;1;0);IF([.E3]=&quot;w&quot;;1;0));1;0)" office:value-type="float" office:value="0" calcext:value-type="float">
            <text:p>0</text:p>
          </table:table-cell>
          <table:table-cell table:style-name="ce5" table:formula="of:=IF(OR(IF([.F3]=&quot;b&quot;;1;0);IF([.F3]=&quot;p&quot;;1;0);IF([.F3]=&quot;a&quot;;1;0);IF([.F3]=&quot;w&quot;;1;0));1;0)" office:value-type="float" office:value="1" calcext:value-type="float">
            <text:p>1</text:p>
          </table:table-cell>
          <table:table-cell table:style-name="ce5" table:formula="of:=IF(OR(IF([.G3]=&quot;b&quot;;1;0);IF([.G3]=&quot;p&quot;;1;0);IF([.G3]=&quot;a&quot;;1;0);IF([.G3]=&quot;w&quot;;1;0));1;0)" office:value-type="float" office:value="0" calcext:value-type="float">
            <text:p>0</text:p>
          </table:table-cell>
          <table:table-cell table:style-name="ce5" table:formula="of:=IF(OR(IF([.H3]=&quot;b&quot;;1;0);IF([.H3]=&quot;p&quot;;1;0);IF([.H3]=&quot;a&quot;;1;0);IF([.H3]=&quot;w&quot;;1;0));1;0)" office:value-type="float" office:value="1" calcext:value-type="float">
            <text:p>1</text:p>
          </table:table-cell>
          <table:table-cell table:style-name="ce5" table:formula="of:=IF(OR(IF([.I3]=&quot;b&quot;;1;0);IF([.I3]=&quot;p&quot;;1;0);IF([.I3]=&quot;a&quot;;1;0);IF([.I3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/>
          <table:table-cell table:style-name="ce2"/>
          <table:table-cell/>
          <table:table-cell table:style-name="ce5" table:formula="of:=IF(OR(IF([.B4]=&quot;r&quot;;1;0);IF([.B4]=&quot;y&quot;;1;0);IF([.B4]=&quot;p&quot;;1;0);IF([.B4]=&quot;w&quot;;1;0));1;0)" office:value-type="float" office:value="1" calcext:value-type="float">
            <text:p>1</text:p>
          </table:table-cell>
          <table:table-cell table:style-name="ce5" table:formula="of:=IF(OR(IF([.C4]=&quot;r&quot;;1;0);IF([.C4]=&quot;y&quot;;1;0);IF([.C4]=&quot;p&quot;;1;0);IF([.C4]=&quot;w&quot;;1;0));1;0)" office:value-type="float" office:value="0" calcext:value-type="float">
            <text:p>0</text:p>
          </table:table-cell>
          <table:table-cell table:style-name="ce5" table:formula="of:=IF(OR(IF([.D4]=&quot;r&quot;;1;0);IF([.D4]=&quot;y&quot;;1;0);IF([.D4]=&quot;p&quot;;1;0);IF([.D4]=&quot;w&quot;;1;0));1;0)" office:value-type="float" office:value="1" calcext:value-type="float">
            <text:p>1</text:p>
          </table:table-cell>
          <table:table-cell table:style-name="ce5" table:formula="of:=IF(OR(IF([.E4]=&quot;r&quot;;1;0);IF([.E4]=&quot;y&quot;;1;0);IF([.E4]=&quot;p&quot;;1;0);IF([.E4]=&quot;w&quot;;1;0));1;0)" office:value-type="float" office:value="0" calcext:value-type="float">
            <text:p>0</text:p>
          </table:table-cell>
          <table:table-cell table:style-name="ce5" table:formula="of:=IF(OR(IF([.F4]=&quot;r&quot;;1;0);IF([.F4]=&quot;y&quot;;1;0);IF([.F4]=&quot;p&quot;;1;0);IF([.F4]=&quot;w&quot;;1;0));1;0)" office:value-type="float" office:value="1" calcext:value-type="float">
            <text:p>1</text:p>
          </table:table-cell>
          <table:table-cell table:style-name="ce5" table:formula="of:=IF(OR(IF([.G4]=&quot;r&quot;;1;0);IF([.G4]=&quot;y&quot;;1;0);IF([.G4]=&quot;p&quot;;1;0);IF([.G4]=&quot;w&quot;;1;0));1;0)" office:value-type="float" office:value="0" calcext:value-type="float">
            <text:p>0</text:p>
          </table:table-cell>
          <table:table-cell table:style-name="ce5" table:formula="of:=IF(OR(IF([.H4]=&quot;r&quot;;1;0);IF([.H4]=&quot;y&quot;;1;0);IF([.H4]=&quot;p&quot;;1;0);IF([.H4]=&quot;w&quot;;1;0));1;0)" office:value-type="float" office:value="1" calcext:value-type="float">
            <text:p>1</text:p>
          </table:table-cell>
          <table:table-cell table:style-name="ce5" table:formula="of:=IF(OR(IF([.I4]=&quot;r&quot;;1;0);IF([.I4]=&quot;y&quot;;1;0);IF([.I4]=&quot;p&quot;;1;0);IF([.I4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4]=&quot;g&quot;;1;0);IF([.B4]=&quot;y&quot;;1;0);IF([.B4]=&quot;a&quot;;1;0);IF([.B4]=&quot;w&quot;;1;0));1;0)" office:value-type="float" office:value="1" calcext:value-type="float">
            <text:p>1</text:p>
          </table:table-cell>
          <table:table-cell table:style-name="ce5" table:formula="of:=IF(OR(IF([.C4]=&quot;g&quot;;1;0);IF([.C4]=&quot;y&quot;;1;0);IF([.C4]=&quot;a&quot;;1;0);IF([.C4]=&quot;w&quot;;1;0));1;0)" office:value-type="float" office:value="0" calcext:value-type="float">
            <text:p>0</text:p>
          </table:table-cell>
          <table:table-cell table:style-name="ce5" table:formula="of:=IF(OR(IF([.D4]=&quot;g&quot;;1;0);IF([.D4]=&quot;y&quot;;1;0);IF([.D4]=&quot;a&quot;;1;0);IF([.D4]=&quot;w&quot;;1;0));1;0)" office:value-type="float" office:value="1" calcext:value-type="float">
            <text:p>1</text:p>
          </table:table-cell>
          <table:table-cell table:style-name="ce5" table:formula="of:=IF(OR(IF([.E4]=&quot;g&quot;;1;0);IF([.E4]=&quot;y&quot;;1;0);IF([.E4]=&quot;a&quot;;1;0);IF([.E4]=&quot;w&quot;;1;0));1;0)" office:value-type="float" office:value="0" calcext:value-type="float">
            <text:p>0</text:p>
          </table:table-cell>
          <table:table-cell table:style-name="ce5" table:formula="of:=IF(OR(IF([.F4]=&quot;g&quot;;1;0);IF([.F4]=&quot;y&quot;;1;0);IF([.F4]=&quot;a&quot;;1;0);IF([.F4]=&quot;w&quot;;1;0));1;0)" office:value-type="float" office:value="1" calcext:value-type="float">
            <text:p>1</text:p>
          </table:table-cell>
          <table:table-cell table:style-name="ce5" table:formula="of:=IF(OR(IF([.G4]=&quot;g&quot;;1;0);IF([.G4]=&quot;y&quot;;1;0);IF([.G4]=&quot;a&quot;;1;0);IF([.G4]=&quot;w&quot;;1;0));1;0)" office:value-type="float" office:value="0" calcext:value-type="float">
            <text:p>0</text:p>
          </table:table-cell>
          <table:table-cell table:style-name="ce5" table:formula="of:=IF(OR(IF([.H4]=&quot;g&quot;;1;0);IF([.H4]=&quot;y&quot;;1;0);IF([.H4]=&quot;a&quot;;1;0);IF([.H4]=&quot;w&quot;;1;0));1;0)" office:value-type="float" office:value="1" calcext:value-type="float">
            <text:p>1</text:p>
          </table:table-cell>
          <table:table-cell table:style-name="ce5" table:formula="of:=IF(OR(IF([.I4]=&quot;g&quot;;1;0);IF([.I4]=&quot;y&quot;;1;0);IF([.I4]=&quot;a&quot;;1;0);IF([.I4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4]=&quot;b&quot;;1;0);IF([.B4]=&quot;p&quot;;1;0);IF([.B4]=&quot;a&quot;;1;0);IF([.B4]=&quot;w&quot;;1;0));1;0)" office:value-type="float" office:value="1" calcext:value-type="float">
            <text:p>1</text:p>
          </table:table-cell>
          <table:table-cell table:style-name="ce5" table:formula="of:=IF(OR(IF([.C4]=&quot;b&quot;;1;0);IF([.C4]=&quot;p&quot;;1;0);IF([.C4]=&quot;a&quot;;1;0);IF([.C4]=&quot;w&quot;;1;0));1;0)" office:value-type="float" office:value="0" calcext:value-type="float">
            <text:p>0</text:p>
          </table:table-cell>
          <table:table-cell table:style-name="ce5" table:formula="of:=IF(OR(IF([.D4]=&quot;b&quot;;1;0);IF([.D4]=&quot;p&quot;;1;0);IF([.D4]=&quot;a&quot;;1;0);IF([.D4]=&quot;w&quot;;1;0));1;0)" office:value-type="float" office:value="1" calcext:value-type="float">
            <text:p>1</text:p>
          </table:table-cell>
          <table:table-cell table:style-name="ce5" table:formula="of:=IF(OR(IF([.E4]=&quot;b&quot;;1;0);IF([.E4]=&quot;p&quot;;1;0);IF([.E4]=&quot;a&quot;;1;0);IF([.E4]=&quot;w&quot;;1;0));1;0)" office:value-type="float" office:value="0" calcext:value-type="float">
            <text:p>0</text:p>
          </table:table-cell>
          <table:table-cell table:style-name="ce5" table:formula="of:=IF(OR(IF([.F4]=&quot;b&quot;;1;0);IF([.F4]=&quot;p&quot;;1;0);IF([.F4]=&quot;a&quot;;1;0);IF([.F4]=&quot;w&quot;;1;0));1;0)" office:value-type="float" office:value="1" calcext:value-type="float">
            <text:p>1</text:p>
          </table:table-cell>
          <table:table-cell table:style-name="ce5" table:formula="of:=IF(OR(IF([.G4]=&quot;b&quot;;1;0);IF([.G4]=&quot;p&quot;;1;0);IF([.G4]=&quot;a&quot;;1;0);IF([.G4]=&quot;w&quot;;1;0));1;0)" office:value-type="float" office:value="0" calcext:value-type="float">
            <text:p>0</text:p>
          </table:table-cell>
          <table:table-cell table:style-name="ce5" table:formula="of:=IF(OR(IF([.H4]=&quot;b&quot;;1;0);IF([.H4]=&quot;p&quot;;1;0);IF([.H4]=&quot;a&quot;;1;0);IF([.H4]=&quot;w&quot;;1;0));1;0)" office:value-type="float" office:value="1" calcext:value-type="float">
            <text:p>1</text:p>
          </table:table-cell>
          <table:table-cell table:style-name="ce5" table:formula="of:=IF(OR(IF([.I4]=&quot;b&quot;;1;0);IF([.I4]=&quot;p&quot;;1;0);IF([.I4]=&quot;a&quot;;1;0);IF([.I4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/>
          <table:table-cell table:style-name="ce2"/>
          <table:table-cell/>
          <table:table-cell table:style-name="ce5" table:formula="of:=IF(OR(IF([.B5]=&quot;r&quot;;1;0);IF([.B5]=&quot;y&quot;;1;0);IF([.B5]=&quot;p&quot;;1;0);IF([.B5]=&quot;w&quot;;1;0));1;0)" office:value-type="float" office:value="1" calcext:value-type="float">
            <text:p>1</text:p>
          </table:table-cell>
          <table:table-cell table:style-name="ce5" table:formula="of:=IF(OR(IF([.C5]=&quot;r&quot;;1;0);IF([.C5]=&quot;y&quot;;1;0);IF([.C5]=&quot;p&quot;;1;0);IF([.C5]=&quot;w&quot;;1;0));1;0)" office:value-type="float" office:value="0" calcext:value-type="float">
            <text:p>0</text:p>
          </table:table-cell>
          <table:table-cell table:style-name="ce5" table:formula="of:=IF(OR(IF([.D5]=&quot;r&quot;;1;0);IF([.D5]=&quot;y&quot;;1;0);IF([.D5]=&quot;p&quot;;1;0);IF([.D5]=&quot;w&quot;;1;0));1;0)" office:value-type="float" office:value="1" calcext:value-type="float">
            <text:p>1</text:p>
          </table:table-cell>
          <table:table-cell table:style-name="ce5" table:formula="of:=IF(OR(IF([.E5]=&quot;r&quot;;1;0);IF([.E5]=&quot;y&quot;;1;0);IF([.E5]=&quot;p&quot;;1;0);IF([.E5]=&quot;w&quot;;1;0));1;0)" office:value-type="float" office:value="0" calcext:value-type="float">
            <text:p>0</text:p>
          </table:table-cell>
          <table:table-cell table:style-name="ce5" table:formula="of:=IF(OR(IF([.F5]=&quot;r&quot;;1;0);IF([.F5]=&quot;y&quot;;1;0);IF([.F5]=&quot;p&quot;;1;0);IF([.F5]=&quot;w&quot;;1;0));1;0)" office:value-type="float" office:value="1" calcext:value-type="float">
            <text:p>1</text:p>
          </table:table-cell>
          <table:table-cell table:style-name="ce5" table:formula="of:=IF(OR(IF([.G5]=&quot;r&quot;;1;0);IF([.G5]=&quot;y&quot;;1;0);IF([.G5]=&quot;p&quot;;1;0);IF([.G5]=&quot;w&quot;;1;0));1;0)" office:value-type="float" office:value="0" calcext:value-type="float">
            <text:p>0</text:p>
          </table:table-cell>
          <table:table-cell table:style-name="ce5" table:formula="of:=IF(OR(IF([.H5]=&quot;r&quot;;1;0);IF([.H5]=&quot;y&quot;;1;0);IF([.H5]=&quot;p&quot;;1;0);IF([.H5]=&quot;w&quot;;1;0));1;0)" office:value-type="float" office:value="1" calcext:value-type="float">
            <text:p>1</text:p>
          </table:table-cell>
          <table:table-cell table:style-name="ce5" table:formula="of:=IF(OR(IF([.I5]=&quot;r&quot;;1;0);IF([.I5]=&quot;y&quot;;1;0);IF([.I5]=&quot;p&quot;;1;0);IF([.I5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5]=&quot;g&quot;;1;0);IF([.B5]=&quot;y&quot;;1;0);IF([.B5]=&quot;a&quot;;1;0);IF([.B5]=&quot;w&quot;;1;0));1;0)" office:value-type="float" office:value="1" calcext:value-type="float">
            <text:p>1</text:p>
          </table:table-cell>
          <table:table-cell table:style-name="ce5" table:formula="of:=IF(OR(IF([.C5]=&quot;g&quot;;1;0);IF([.C5]=&quot;y&quot;;1;0);IF([.C5]=&quot;a&quot;;1;0);IF([.C5]=&quot;w&quot;;1;0));1;0)" office:value-type="float" office:value="0" calcext:value-type="float">
            <text:p>0</text:p>
          </table:table-cell>
          <table:table-cell table:style-name="ce5" table:formula="of:=IF(OR(IF([.D5]=&quot;g&quot;;1;0);IF([.D5]=&quot;y&quot;;1;0);IF([.D5]=&quot;a&quot;;1;0);IF([.D5]=&quot;w&quot;;1;0));1;0)" office:value-type="float" office:value="1" calcext:value-type="float">
            <text:p>1</text:p>
          </table:table-cell>
          <table:table-cell table:style-name="ce5" table:formula="of:=IF(OR(IF([.E5]=&quot;g&quot;;1;0);IF([.E5]=&quot;y&quot;;1;0);IF([.E5]=&quot;a&quot;;1;0);IF([.E5]=&quot;w&quot;;1;0));1;0)" office:value-type="float" office:value="0" calcext:value-type="float">
            <text:p>0</text:p>
          </table:table-cell>
          <table:table-cell table:style-name="ce5" table:formula="of:=IF(OR(IF([.F5]=&quot;g&quot;;1;0);IF([.F5]=&quot;y&quot;;1;0);IF([.F5]=&quot;a&quot;;1;0);IF([.F5]=&quot;w&quot;;1;0));1;0)" office:value-type="float" office:value="1" calcext:value-type="float">
            <text:p>1</text:p>
          </table:table-cell>
          <table:table-cell table:style-name="ce5" table:formula="of:=IF(OR(IF([.G5]=&quot;g&quot;;1;0);IF([.G5]=&quot;y&quot;;1;0);IF([.G5]=&quot;a&quot;;1;0);IF([.G5]=&quot;w&quot;;1;0));1;0)" office:value-type="float" office:value="0" calcext:value-type="float">
            <text:p>0</text:p>
          </table:table-cell>
          <table:table-cell table:style-name="ce5" table:formula="of:=IF(OR(IF([.H5]=&quot;g&quot;;1;0);IF([.H5]=&quot;y&quot;;1;0);IF([.H5]=&quot;a&quot;;1;0);IF([.H5]=&quot;w&quot;;1;0));1;0)" office:value-type="float" office:value="1" calcext:value-type="float">
            <text:p>1</text:p>
          </table:table-cell>
          <table:table-cell table:style-name="ce5" table:formula="of:=IF(OR(IF([.I5]=&quot;g&quot;;1;0);IF([.I5]=&quot;y&quot;;1;0);IF([.I5]=&quot;a&quot;;1;0);IF([.I5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5]=&quot;b&quot;;1;0);IF([.B5]=&quot;p&quot;;1;0);IF([.B5]=&quot;a&quot;;1;0);IF([.B5]=&quot;w&quot;;1;0));1;0)" office:value-type="float" office:value="1" calcext:value-type="float">
            <text:p>1</text:p>
          </table:table-cell>
          <table:table-cell table:style-name="ce5" table:formula="of:=IF(OR(IF([.C5]=&quot;b&quot;;1;0);IF([.C5]=&quot;p&quot;;1;0);IF([.C5]=&quot;a&quot;;1;0);IF([.C5]=&quot;w&quot;;1;0));1;0)" office:value-type="float" office:value="0" calcext:value-type="float">
            <text:p>0</text:p>
          </table:table-cell>
          <table:table-cell table:style-name="ce5" table:formula="of:=IF(OR(IF([.D5]=&quot;b&quot;;1;0);IF([.D5]=&quot;p&quot;;1;0);IF([.D5]=&quot;a&quot;;1;0);IF([.D5]=&quot;w&quot;;1;0));1;0)" office:value-type="float" office:value="1" calcext:value-type="float">
            <text:p>1</text:p>
          </table:table-cell>
          <table:table-cell table:style-name="ce5" table:formula="of:=IF(OR(IF([.E5]=&quot;b&quot;;1;0);IF([.E5]=&quot;p&quot;;1;0);IF([.E5]=&quot;a&quot;;1;0);IF([.E5]=&quot;w&quot;;1;0));1;0)" office:value-type="float" office:value="0" calcext:value-type="float">
            <text:p>0</text:p>
          </table:table-cell>
          <table:table-cell table:style-name="ce5" table:formula="of:=IF(OR(IF([.F5]=&quot;b&quot;;1;0);IF([.F5]=&quot;p&quot;;1;0);IF([.F5]=&quot;a&quot;;1;0);IF([.F5]=&quot;w&quot;;1;0));1;0)" office:value-type="float" office:value="1" calcext:value-type="float">
            <text:p>1</text:p>
          </table:table-cell>
          <table:table-cell table:style-name="ce5" table:formula="of:=IF(OR(IF([.G5]=&quot;b&quot;;1;0);IF([.G5]=&quot;p&quot;;1;0);IF([.G5]=&quot;a&quot;;1;0);IF([.G5]=&quot;w&quot;;1;0));1;0)" office:value-type="float" office:value="0" calcext:value-type="float">
            <text:p>0</text:p>
          </table:table-cell>
          <table:table-cell table:style-name="ce5" table:formula="of:=IF(OR(IF([.H5]=&quot;b&quot;;1;0);IF([.H5]=&quot;p&quot;;1;0);IF([.H5]=&quot;a&quot;;1;0);IF([.H5]=&quot;w&quot;;1;0));1;0)" office:value-type="float" office:value="1" calcext:value-type="float">
            <text:p>1</text:p>
          </table:table-cell>
          <table:table-cell table:style-name="ce5" table:formula="of:=IF(OR(IF([.I5]=&quot;b&quot;;1;0);IF([.I5]=&quot;p&quot;;1;0);IF([.I5]=&quot;a&quot;;1;0);IF([.I5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/>
          <table:table-cell table:style-name="ce2"/>
          <table:table-cell/>
          <table:table-cell table:style-name="ce5" table:formula="of:=IF(OR(IF([.B6]=&quot;r&quot;;1;0);IF([.B6]=&quot;y&quot;;1;0);IF([.B6]=&quot;p&quot;;1;0);IF([.B6]=&quot;w&quot;;1;0));1;0)" office:value-type="float" office:value="1" calcext:value-type="float">
            <text:p>1</text:p>
          </table:table-cell>
          <table:table-cell table:style-name="ce5" table:formula="of:=IF(OR(IF([.C6]=&quot;r&quot;;1;0);IF([.C6]=&quot;y&quot;;1;0);IF([.C6]=&quot;p&quot;;1;0);IF([.C6]=&quot;w&quot;;1;0));1;0)" office:value-type="float" office:value="0" calcext:value-type="float">
            <text:p>0</text:p>
          </table:table-cell>
          <table:table-cell table:style-name="ce5" table:formula="of:=IF(OR(IF([.D6]=&quot;r&quot;;1;0);IF([.D6]=&quot;y&quot;;1;0);IF([.D6]=&quot;p&quot;;1;0);IF([.D6]=&quot;w&quot;;1;0));1;0)" office:value-type="float" office:value="1" calcext:value-type="float">
            <text:p>1</text:p>
          </table:table-cell>
          <table:table-cell table:style-name="ce5" table:formula="of:=IF(OR(IF([.E6]=&quot;r&quot;;1;0);IF([.E6]=&quot;y&quot;;1;0);IF([.E6]=&quot;p&quot;;1;0);IF([.E6]=&quot;w&quot;;1;0));1;0)" office:value-type="float" office:value="0" calcext:value-type="float">
            <text:p>0</text:p>
          </table:table-cell>
          <table:table-cell table:style-name="ce5" table:formula="of:=IF(OR(IF([.F6]=&quot;r&quot;;1;0);IF([.F6]=&quot;y&quot;;1;0);IF([.F6]=&quot;p&quot;;1;0);IF([.F6]=&quot;w&quot;;1;0));1;0)" office:value-type="float" office:value="1" calcext:value-type="float">
            <text:p>1</text:p>
          </table:table-cell>
          <table:table-cell table:style-name="ce5" table:formula="of:=IF(OR(IF([.G6]=&quot;r&quot;;1;0);IF([.G6]=&quot;y&quot;;1;0);IF([.G6]=&quot;p&quot;;1;0);IF([.G6]=&quot;w&quot;;1;0));1;0)" office:value-type="float" office:value="0" calcext:value-type="float">
            <text:p>0</text:p>
          </table:table-cell>
          <table:table-cell table:style-name="ce5" table:formula="of:=IF(OR(IF([.H6]=&quot;r&quot;;1;0);IF([.H6]=&quot;y&quot;;1;0);IF([.H6]=&quot;p&quot;;1;0);IF([.H6]=&quot;w&quot;;1;0));1;0)" office:value-type="float" office:value="1" calcext:value-type="float">
            <text:p>1</text:p>
          </table:table-cell>
          <table:table-cell table:style-name="ce5" table:formula="of:=IF(OR(IF([.I6]=&quot;r&quot;;1;0);IF([.I6]=&quot;y&quot;;1;0);IF([.I6]=&quot;p&quot;;1;0);IF([.I6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6]=&quot;g&quot;;1;0);IF([.B6]=&quot;y&quot;;1;0);IF([.B6]=&quot;a&quot;;1;0);IF([.B6]=&quot;w&quot;;1;0));1;0)" office:value-type="float" office:value="1" calcext:value-type="float">
            <text:p>1</text:p>
          </table:table-cell>
          <table:table-cell table:style-name="ce5" table:formula="of:=IF(OR(IF([.C6]=&quot;g&quot;;1;0);IF([.C6]=&quot;y&quot;;1;0);IF([.C6]=&quot;a&quot;;1;0);IF([.C6]=&quot;w&quot;;1;0));1;0)" office:value-type="float" office:value="0" calcext:value-type="float">
            <text:p>0</text:p>
          </table:table-cell>
          <table:table-cell table:style-name="ce5" table:formula="of:=IF(OR(IF([.D6]=&quot;g&quot;;1;0);IF([.D6]=&quot;y&quot;;1;0);IF([.D6]=&quot;a&quot;;1;0);IF([.D6]=&quot;w&quot;;1;0));1;0)" office:value-type="float" office:value="1" calcext:value-type="float">
            <text:p>1</text:p>
          </table:table-cell>
          <table:table-cell table:style-name="ce5" table:formula="of:=IF(OR(IF([.E6]=&quot;g&quot;;1;0);IF([.E6]=&quot;y&quot;;1;0);IF([.E6]=&quot;a&quot;;1;0);IF([.E6]=&quot;w&quot;;1;0));1;0)" office:value-type="float" office:value="0" calcext:value-type="float">
            <text:p>0</text:p>
          </table:table-cell>
          <table:table-cell table:style-name="ce5" table:formula="of:=IF(OR(IF([.F6]=&quot;g&quot;;1;0);IF([.F6]=&quot;y&quot;;1;0);IF([.F6]=&quot;a&quot;;1;0);IF([.F6]=&quot;w&quot;;1;0));1;0)" office:value-type="float" office:value="1" calcext:value-type="float">
            <text:p>1</text:p>
          </table:table-cell>
          <table:table-cell table:style-name="ce5" table:formula="of:=IF(OR(IF([.G6]=&quot;g&quot;;1;0);IF([.G6]=&quot;y&quot;;1;0);IF([.G6]=&quot;a&quot;;1;0);IF([.G6]=&quot;w&quot;;1;0));1;0)" office:value-type="float" office:value="0" calcext:value-type="float">
            <text:p>0</text:p>
          </table:table-cell>
          <table:table-cell table:style-name="ce5" table:formula="of:=IF(OR(IF([.H6]=&quot;g&quot;;1;0);IF([.H6]=&quot;y&quot;;1;0);IF([.H6]=&quot;a&quot;;1;0);IF([.H6]=&quot;w&quot;;1;0));1;0)" office:value-type="float" office:value="1" calcext:value-type="float">
            <text:p>1</text:p>
          </table:table-cell>
          <table:table-cell table:style-name="ce5" table:formula="of:=IF(OR(IF([.I6]=&quot;g&quot;;1;0);IF([.I6]=&quot;y&quot;;1;0);IF([.I6]=&quot;a&quot;;1;0);IF([.I6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6]=&quot;b&quot;;1;0);IF([.B6]=&quot;p&quot;;1;0);IF([.B6]=&quot;a&quot;;1;0);IF([.B6]=&quot;w&quot;;1;0));1;0)" office:value-type="float" office:value="1" calcext:value-type="float">
            <text:p>1</text:p>
          </table:table-cell>
          <table:table-cell table:style-name="ce5" table:formula="of:=IF(OR(IF([.C6]=&quot;b&quot;;1;0);IF([.C6]=&quot;p&quot;;1;0);IF([.C6]=&quot;a&quot;;1;0);IF([.C6]=&quot;w&quot;;1;0));1;0)" office:value-type="float" office:value="0" calcext:value-type="float">
            <text:p>0</text:p>
          </table:table-cell>
          <table:table-cell table:style-name="ce5" table:formula="of:=IF(OR(IF([.D6]=&quot;b&quot;;1;0);IF([.D6]=&quot;p&quot;;1;0);IF([.D6]=&quot;a&quot;;1;0);IF([.D6]=&quot;w&quot;;1;0));1;0)" office:value-type="float" office:value="1" calcext:value-type="float">
            <text:p>1</text:p>
          </table:table-cell>
          <table:table-cell table:style-name="ce5" table:formula="of:=IF(OR(IF([.E6]=&quot;b&quot;;1;0);IF([.E6]=&quot;p&quot;;1;0);IF([.E6]=&quot;a&quot;;1;0);IF([.E6]=&quot;w&quot;;1;0));1;0)" office:value-type="float" office:value="0" calcext:value-type="float">
            <text:p>0</text:p>
          </table:table-cell>
          <table:table-cell table:style-name="ce5" table:formula="of:=IF(OR(IF([.F6]=&quot;b&quot;;1;0);IF([.F6]=&quot;p&quot;;1;0);IF([.F6]=&quot;a&quot;;1;0);IF([.F6]=&quot;w&quot;;1;0));1;0)" office:value-type="float" office:value="1" calcext:value-type="float">
            <text:p>1</text:p>
          </table:table-cell>
          <table:table-cell table:style-name="ce5" table:formula="of:=IF(OR(IF([.G6]=&quot;b&quot;;1;0);IF([.G6]=&quot;p&quot;;1;0);IF([.G6]=&quot;a&quot;;1;0);IF([.G6]=&quot;w&quot;;1;0));1;0)" office:value-type="float" office:value="0" calcext:value-type="float">
            <text:p>0</text:p>
          </table:table-cell>
          <table:table-cell table:style-name="ce5" table:formula="of:=IF(OR(IF([.H6]=&quot;b&quot;;1;0);IF([.H6]=&quot;p&quot;;1;0);IF([.H6]=&quot;a&quot;;1;0);IF([.H6]=&quot;w&quot;;1;0));1;0)" office:value-type="float" office:value="1" calcext:value-type="float">
            <text:p>1</text:p>
          </table:table-cell>
          <table:table-cell table:style-name="ce5" table:formula="of:=IF(OR(IF([.I6]=&quot;b&quot;;1;0);IF([.I6]=&quot;p&quot;;1;0);IF([.I6]=&quot;a&quot;;1;0);IF([.I6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/>
          <table:table-cell table:style-name="ce2"/>
          <table:table-cell/>
          <table:table-cell table:style-name="ce5" table:formula="of:=IF(OR(IF([.B7]=&quot;r&quot;;1;0);IF([.B7]=&quot;y&quot;;1;0);IF([.B7]=&quot;p&quot;;1;0);IF([.B7]=&quot;w&quot;;1;0));1;0)" office:value-type="float" office:value="1" calcext:value-type="float">
            <text:p>1</text:p>
          </table:table-cell>
          <table:table-cell table:style-name="ce5" table:formula="of:=IF(OR(IF([.C7]=&quot;r&quot;;1;0);IF([.C7]=&quot;y&quot;;1;0);IF([.C7]=&quot;p&quot;;1;0);IF([.C7]=&quot;w&quot;;1;0));1;0)" office:value-type="float" office:value="0" calcext:value-type="float">
            <text:p>0</text:p>
          </table:table-cell>
          <table:table-cell table:style-name="ce5" table:formula="of:=IF(OR(IF([.D7]=&quot;r&quot;;1;0);IF([.D7]=&quot;y&quot;;1;0);IF([.D7]=&quot;p&quot;;1;0);IF([.D7]=&quot;w&quot;;1;0));1;0)" office:value-type="float" office:value="1" calcext:value-type="float">
            <text:p>1</text:p>
          </table:table-cell>
          <table:table-cell table:style-name="ce5" table:formula="of:=IF(OR(IF([.E7]=&quot;r&quot;;1;0);IF([.E7]=&quot;y&quot;;1;0);IF([.E7]=&quot;p&quot;;1;0);IF([.E7]=&quot;w&quot;;1;0));1;0)" office:value-type="float" office:value="0" calcext:value-type="float">
            <text:p>0</text:p>
          </table:table-cell>
          <table:table-cell table:style-name="ce5" table:formula="of:=IF(OR(IF([.F7]=&quot;r&quot;;1;0);IF([.F7]=&quot;y&quot;;1;0);IF([.F7]=&quot;p&quot;;1;0);IF([.F7]=&quot;w&quot;;1;0));1;0)" office:value-type="float" office:value="1" calcext:value-type="float">
            <text:p>1</text:p>
          </table:table-cell>
          <table:table-cell table:style-name="ce5" table:formula="of:=IF(OR(IF([.G7]=&quot;r&quot;;1;0);IF([.G7]=&quot;y&quot;;1;0);IF([.G7]=&quot;p&quot;;1;0);IF([.G7]=&quot;w&quot;;1;0));1;0)" office:value-type="float" office:value="0" calcext:value-type="float">
            <text:p>0</text:p>
          </table:table-cell>
          <table:table-cell table:style-name="ce5" table:formula="of:=IF(OR(IF([.H7]=&quot;r&quot;;1;0);IF([.H7]=&quot;y&quot;;1;0);IF([.H7]=&quot;p&quot;;1;0);IF([.H7]=&quot;w&quot;;1;0));1;0)" office:value-type="float" office:value="1" calcext:value-type="float">
            <text:p>1</text:p>
          </table:table-cell>
          <table:table-cell table:style-name="ce5" table:formula="of:=IF(OR(IF([.I7]=&quot;r&quot;;1;0);IF([.I7]=&quot;y&quot;;1;0);IF([.I7]=&quot;p&quot;;1;0);IF([.I7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7]=&quot;g&quot;;1;0);IF([.B7]=&quot;y&quot;;1;0);IF([.B7]=&quot;a&quot;;1;0);IF([.B7]=&quot;w&quot;;1;0));1;0)" office:value-type="float" office:value="1" calcext:value-type="float">
            <text:p>1</text:p>
          </table:table-cell>
          <table:table-cell table:style-name="ce5" table:formula="of:=IF(OR(IF([.C7]=&quot;g&quot;;1;0);IF([.C7]=&quot;y&quot;;1;0);IF([.C7]=&quot;a&quot;;1;0);IF([.C7]=&quot;w&quot;;1;0));1;0)" office:value-type="float" office:value="0" calcext:value-type="float">
            <text:p>0</text:p>
          </table:table-cell>
          <table:table-cell table:style-name="ce5" table:formula="of:=IF(OR(IF([.D7]=&quot;g&quot;;1;0);IF([.D7]=&quot;y&quot;;1;0);IF([.D7]=&quot;a&quot;;1;0);IF([.D7]=&quot;w&quot;;1;0));1;0)" office:value-type="float" office:value="1" calcext:value-type="float">
            <text:p>1</text:p>
          </table:table-cell>
          <table:table-cell table:style-name="ce5" table:formula="of:=IF(OR(IF([.E7]=&quot;g&quot;;1;0);IF([.E7]=&quot;y&quot;;1;0);IF([.E7]=&quot;a&quot;;1;0);IF([.E7]=&quot;w&quot;;1;0));1;0)" office:value-type="float" office:value="0" calcext:value-type="float">
            <text:p>0</text:p>
          </table:table-cell>
          <table:table-cell table:style-name="ce5" table:formula="of:=IF(OR(IF([.F7]=&quot;g&quot;;1;0);IF([.F7]=&quot;y&quot;;1;0);IF([.F7]=&quot;a&quot;;1;0);IF([.F7]=&quot;w&quot;;1;0));1;0)" office:value-type="float" office:value="1" calcext:value-type="float">
            <text:p>1</text:p>
          </table:table-cell>
          <table:table-cell table:style-name="ce5" table:formula="of:=IF(OR(IF([.G7]=&quot;g&quot;;1;0);IF([.G7]=&quot;y&quot;;1;0);IF([.G7]=&quot;a&quot;;1;0);IF([.G7]=&quot;w&quot;;1;0));1;0)" office:value-type="float" office:value="0" calcext:value-type="float">
            <text:p>0</text:p>
          </table:table-cell>
          <table:table-cell table:style-name="ce5" table:formula="of:=IF(OR(IF([.H7]=&quot;g&quot;;1;0);IF([.H7]=&quot;y&quot;;1;0);IF([.H7]=&quot;a&quot;;1;0);IF([.H7]=&quot;w&quot;;1;0));1;0)" office:value-type="float" office:value="1" calcext:value-type="float">
            <text:p>1</text:p>
          </table:table-cell>
          <table:table-cell table:style-name="ce5" table:formula="of:=IF(OR(IF([.I7]=&quot;g&quot;;1;0);IF([.I7]=&quot;y&quot;;1;0);IF([.I7]=&quot;a&quot;;1;0);IF([.I7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7]=&quot;b&quot;;1;0);IF([.B7]=&quot;p&quot;;1;0);IF([.B7]=&quot;a&quot;;1;0);IF([.B7]=&quot;w&quot;;1;0));1;0)" office:value-type="float" office:value="1" calcext:value-type="float">
            <text:p>1</text:p>
          </table:table-cell>
          <table:table-cell table:style-name="ce5" table:formula="of:=IF(OR(IF([.C7]=&quot;b&quot;;1;0);IF([.C7]=&quot;p&quot;;1;0);IF([.C7]=&quot;a&quot;;1;0);IF([.C7]=&quot;w&quot;;1;0));1;0)" office:value-type="float" office:value="0" calcext:value-type="float">
            <text:p>0</text:p>
          </table:table-cell>
          <table:table-cell table:style-name="ce5" table:formula="of:=IF(OR(IF([.D7]=&quot;b&quot;;1;0);IF([.D7]=&quot;p&quot;;1;0);IF([.D7]=&quot;a&quot;;1;0);IF([.D7]=&quot;w&quot;;1;0));1;0)" office:value-type="float" office:value="1" calcext:value-type="float">
            <text:p>1</text:p>
          </table:table-cell>
          <table:table-cell table:style-name="ce5" table:formula="of:=IF(OR(IF([.E7]=&quot;b&quot;;1;0);IF([.E7]=&quot;p&quot;;1;0);IF([.E7]=&quot;a&quot;;1;0);IF([.E7]=&quot;w&quot;;1;0));1;0)" office:value-type="float" office:value="0" calcext:value-type="float">
            <text:p>0</text:p>
          </table:table-cell>
          <table:table-cell table:style-name="ce5" table:formula="of:=IF(OR(IF([.F7]=&quot;b&quot;;1;0);IF([.F7]=&quot;p&quot;;1;0);IF([.F7]=&quot;a&quot;;1;0);IF([.F7]=&quot;w&quot;;1;0));1;0)" office:value-type="float" office:value="1" calcext:value-type="float">
            <text:p>1</text:p>
          </table:table-cell>
          <table:table-cell table:style-name="ce5" table:formula="of:=IF(OR(IF([.G7]=&quot;b&quot;;1;0);IF([.G7]=&quot;p&quot;;1;0);IF([.G7]=&quot;a&quot;;1;0);IF([.G7]=&quot;w&quot;;1;0));1;0)" office:value-type="float" office:value="0" calcext:value-type="float">
            <text:p>0</text:p>
          </table:table-cell>
          <table:table-cell table:style-name="ce5" table:formula="of:=IF(OR(IF([.H7]=&quot;b&quot;;1;0);IF([.H7]=&quot;p&quot;;1;0);IF([.H7]=&quot;a&quot;;1;0);IF([.H7]=&quot;w&quot;;1;0));1;0)" office:value-type="float" office:value="1" calcext:value-type="float">
            <text:p>1</text:p>
          </table:table-cell>
          <table:table-cell table:style-name="ce5" table:formula="of:=IF(OR(IF([.I7]=&quot;b&quot;;1;0);IF([.I7]=&quot;p&quot;;1;0);IF([.I7]=&quot;a&quot;;1;0);IF([.I7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/>
          <table:table-cell table:style-name="ce2"/>
          <table:table-cell/>
          <table:table-cell table:style-name="ce5" table:formula="of:=IF(OR(IF([.B8]=&quot;r&quot;;1;0);IF([.B8]=&quot;y&quot;;1;0);IF([.B8]=&quot;p&quot;;1;0);IF([.B8]=&quot;w&quot;;1;0));1;0)" office:value-type="float" office:value="1" calcext:value-type="float">
            <text:p>1</text:p>
          </table:table-cell>
          <table:table-cell table:style-name="ce5" table:formula="of:=IF(OR(IF([.C8]=&quot;r&quot;;1;0);IF([.C8]=&quot;y&quot;;1;0);IF([.C8]=&quot;p&quot;;1;0);IF([.C8]=&quot;w&quot;;1;0));1;0)" office:value-type="float" office:value="0" calcext:value-type="float">
            <text:p>0</text:p>
          </table:table-cell>
          <table:table-cell table:style-name="ce5" table:formula="of:=IF(OR(IF([.D8]=&quot;r&quot;;1;0);IF([.D8]=&quot;y&quot;;1;0);IF([.D8]=&quot;p&quot;;1;0);IF([.D8]=&quot;w&quot;;1;0));1;0)" office:value-type="float" office:value="1" calcext:value-type="float">
            <text:p>1</text:p>
          </table:table-cell>
          <table:table-cell table:style-name="ce5" table:formula="of:=IF(OR(IF([.E8]=&quot;r&quot;;1;0);IF([.E8]=&quot;y&quot;;1;0);IF([.E8]=&quot;p&quot;;1;0);IF([.E8]=&quot;w&quot;;1;0));1;0)" office:value-type="float" office:value="0" calcext:value-type="float">
            <text:p>0</text:p>
          </table:table-cell>
          <table:table-cell table:style-name="ce5" table:formula="of:=IF(OR(IF([.F8]=&quot;r&quot;;1;0);IF([.F8]=&quot;y&quot;;1;0);IF([.F8]=&quot;p&quot;;1;0);IF([.F8]=&quot;w&quot;;1;0));1;0)" office:value-type="float" office:value="1" calcext:value-type="float">
            <text:p>1</text:p>
          </table:table-cell>
          <table:table-cell table:style-name="ce5" table:formula="of:=IF(OR(IF([.G8]=&quot;r&quot;;1;0);IF([.G8]=&quot;y&quot;;1;0);IF([.G8]=&quot;p&quot;;1;0);IF([.G8]=&quot;w&quot;;1;0));1;0)" office:value-type="float" office:value="0" calcext:value-type="float">
            <text:p>0</text:p>
          </table:table-cell>
          <table:table-cell table:style-name="ce5" table:formula="of:=IF(OR(IF([.H8]=&quot;r&quot;;1;0);IF([.H8]=&quot;y&quot;;1;0);IF([.H8]=&quot;p&quot;;1;0);IF([.H8]=&quot;w&quot;;1;0));1;0)" office:value-type="float" office:value="1" calcext:value-type="float">
            <text:p>1</text:p>
          </table:table-cell>
          <table:table-cell table:style-name="ce5" table:formula="of:=IF(OR(IF([.I8]=&quot;r&quot;;1;0);IF([.I8]=&quot;y&quot;;1;0);IF([.I8]=&quot;p&quot;;1;0);IF([.I8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8]=&quot;g&quot;;1;0);IF([.B8]=&quot;y&quot;;1;0);IF([.B8]=&quot;a&quot;;1;0);IF([.B8]=&quot;w&quot;;1;0));1;0)" office:value-type="float" office:value="1" calcext:value-type="float">
            <text:p>1</text:p>
          </table:table-cell>
          <table:table-cell table:style-name="ce5" table:formula="of:=IF(OR(IF([.C8]=&quot;g&quot;;1;0);IF([.C8]=&quot;y&quot;;1;0);IF([.C8]=&quot;a&quot;;1;0);IF([.C8]=&quot;w&quot;;1;0));1;0)" office:value-type="float" office:value="0" calcext:value-type="float">
            <text:p>0</text:p>
          </table:table-cell>
          <table:table-cell table:style-name="ce5" table:formula="of:=IF(OR(IF([.D8]=&quot;g&quot;;1;0);IF([.D8]=&quot;y&quot;;1;0);IF([.D8]=&quot;a&quot;;1;0);IF([.D8]=&quot;w&quot;;1;0));1;0)" office:value-type="float" office:value="1" calcext:value-type="float">
            <text:p>1</text:p>
          </table:table-cell>
          <table:table-cell table:style-name="ce5" table:formula="of:=IF(OR(IF([.E8]=&quot;g&quot;;1;0);IF([.E8]=&quot;y&quot;;1;0);IF([.E8]=&quot;a&quot;;1;0);IF([.E8]=&quot;w&quot;;1;0));1;0)" office:value-type="float" office:value="0" calcext:value-type="float">
            <text:p>0</text:p>
          </table:table-cell>
          <table:table-cell table:style-name="ce5" table:formula="of:=IF(OR(IF([.F8]=&quot;g&quot;;1;0);IF([.F8]=&quot;y&quot;;1;0);IF([.F8]=&quot;a&quot;;1;0);IF([.F8]=&quot;w&quot;;1;0));1;0)" office:value-type="float" office:value="1" calcext:value-type="float">
            <text:p>1</text:p>
          </table:table-cell>
          <table:table-cell table:style-name="ce5" table:formula="of:=IF(OR(IF([.G8]=&quot;g&quot;;1;0);IF([.G8]=&quot;y&quot;;1;0);IF([.G8]=&quot;a&quot;;1;0);IF([.G8]=&quot;w&quot;;1;0));1;0)" office:value-type="float" office:value="0" calcext:value-type="float">
            <text:p>0</text:p>
          </table:table-cell>
          <table:table-cell table:style-name="ce5" table:formula="of:=IF(OR(IF([.H8]=&quot;g&quot;;1;0);IF([.H8]=&quot;y&quot;;1;0);IF([.H8]=&quot;a&quot;;1;0);IF([.H8]=&quot;w&quot;;1;0));1;0)" office:value-type="float" office:value="1" calcext:value-type="float">
            <text:p>1</text:p>
          </table:table-cell>
          <table:table-cell table:style-name="ce5" table:formula="of:=IF(OR(IF([.I8]=&quot;g&quot;;1;0);IF([.I8]=&quot;y&quot;;1;0);IF([.I8]=&quot;a&quot;;1;0);IF([.I8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8]=&quot;b&quot;;1;0);IF([.B8]=&quot;p&quot;;1;0);IF([.B8]=&quot;a&quot;;1;0);IF([.B8]=&quot;w&quot;;1;0));1;0)" office:value-type="float" office:value="1" calcext:value-type="float">
            <text:p>1</text:p>
          </table:table-cell>
          <table:table-cell table:style-name="ce5" table:formula="of:=IF(OR(IF([.C8]=&quot;b&quot;;1;0);IF([.C8]=&quot;p&quot;;1;0);IF([.C8]=&quot;a&quot;;1;0);IF([.C8]=&quot;w&quot;;1;0));1;0)" office:value-type="float" office:value="0" calcext:value-type="float">
            <text:p>0</text:p>
          </table:table-cell>
          <table:table-cell table:style-name="ce5" table:formula="of:=IF(OR(IF([.D8]=&quot;b&quot;;1;0);IF([.D8]=&quot;p&quot;;1;0);IF([.D8]=&quot;a&quot;;1;0);IF([.D8]=&quot;w&quot;;1;0));1;0)" office:value-type="float" office:value="1" calcext:value-type="float">
            <text:p>1</text:p>
          </table:table-cell>
          <table:table-cell table:style-name="ce5" table:formula="of:=IF(OR(IF([.E8]=&quot;b&quot;;1;0);IF([.E8]=&quot;p&quot;;1;0);IF([.E8]=&quot;a&quot;;1;0);IF([.E8]=&quot;w&quot;;1;0));1;0)" office:value-type="float" office:value="0" calcext:value-type="float">
            <text:p>0</text:p>
          </table:table-cell>
          <table:table-cell table:style-name="ce5" table:formula="of:=IF(OR(IF([.F8]=&quot;b&quot;;1;0);IF([.F8]=&quot;p&quot;;1;0);IF([.F8]=&quot;a&quot;;1;0);IF([.F8]=&quot;w&quot;;1;0));1;0)" office:value-type="float" office:value="1" calcext:value-type="float">
            <text:p>1</text:p>
          </table:table-cell>
          <table:table-cell table:style-name="ce5" table:formula="of:=IF(OR(IF([.G8]=&quot;b&quot;;1;0);IF([.G8]=&quot;p&quot;;1;0);IF([.G8]=&quot;a&quot;;1;0);IF([.G8]=&quot;w&quot;;1;0));1;0)" office:value-type="float" office:value="0" calcext:value-type="float">
            <text:p>0</text:p>
          </table:table-cell>
          <table:table-cell table:style-name="ce5" table:formula="of:=IF(OR(IF([.H8]=&quot;b&quot;;1;0);IF([.H8]=&quot;p&quot;;1;0);IF([.H8]=&quot;a&quot;;1;0);IF([.H8]=&quot;w&quot;;1;0));1;0)" office:value-type="float" office:value="1" calcext:value-type="float">
            <text:p>1</text:p>
          </table:table-cell>
          <table:table-cell table:style-name="ce5" table:formula="of:=IF(OR(IF([.I8]=&quot;b&quot;;1;0);IF([.I8]=&quot;p&quot;;1;0);IF([.I8]=&quot;a&quot;;1;0);IF([.I8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/>
          <table:table-cell table:style-name="ce2"/>
          <table:table-cell/>
          <table:table-cell table:style-name="ce5" table:formula="of:=IF(OR(IF([.B9]=&quot;r&quot;;1;0);IF([.B9]=&quot;y&quot;;1;0);IF([.B9]=&quot;p&quot;;1;0);IF([.B9]=&quot;w&quot;;1;0));1;0)" office:value-type="float" office:value="1" calcext:value-type="float">
            <text:p>1</text:p>
          </table:table-cell>
          <table:table-cell table:style-name="ce5" table:formula="of:=IF(OR(IF([.C9]=&quot;r&quot;;1;0);IF([.C9]=&quot;y&quot;;1;0);IF([.C9]=&quot;p&quot;;1;0);IF([.C9]=&quot;w&quot;;1;0));1;0)" office:value-type="float" office:value="0" calcext:value-type="float">
            <text:p>0</text:p>
          </table:table-cell>
          <table:table-cell table:style-name="ce5" table:formula="of:=IF(OR(IF([.D9]=&quot;r&quot;;1;0);IF([.D9]=&quot;y&quot;;1;0);IF([.D9]=&quot;p&quot;;1;0);IF([.D9]=&quot;w&quot;;1;0));1;0)" office:value-type="float" office:value="1" calcext:value-type="float">
            <text:p>1</text:p>
          </table:table-cell>
          <table:table-cell table:style-name="ce5" table:formula="of:=IF(OR(IF([.E9]=&quot;r&quot;;1;0);IF([.E9]=&quot;y&quot;;1;0);IF([.E9]=&quot;p&quot;;1;0);IF([.E9]=&quot;w&quot;;1;0));1;0)" office:value-type="float" office:value="0" calcext:value-type="float">
            <text:p>0</text:p>
          </table:table-cell>
          <table:table-cell table:style-name="ce5" table:formula="of:=IF(OR(IF([.F9]=&quot;r&quot;;1;0);IF([.F9]=&quot;y&quot;;1;0);IF([.F9]=&quot;p&quot;;1;0);IF([.F9]=&quot;w&quot;;1;0));1;0)" office:value-type="float" office:value="1" calcext:value-type="float">
            <text:p>1</text:p>
          </table:table-cell>
          <table:table-cell table:style-name="ce5" table:formula="of:=IF(OR(IF([.G9]=&quot;r&quot;;1;0);IF([.G9]=&quot;y&quot;;1;0);IF([.G9]=&quot;p&quot;;1;0);IF([.G9]=&quot;w&quot;;1;0));1;0)" office:value-type="float" office:value="0" calcext:value-type="float">
            <text:p>0</text:p>
          </table:table-cell>
          <table:table-cell table:style-name="ce5" table:formula="of:=IF(OR(IF([.H9]=&quot;r&quot;;1;0);IF([.H9]=&quot;y&quot;;1;0);IF([.H9]=&quot;p&quot;;1;0);IF([.H9]=&quot;w&quot;;1;0));1;0)" office:value-type="float" office:value="1" calcext:value-type="float">
            <text:p>1</text:p>
          </table:table-cell>
          <table:table-cell table:style-name="ce5" table:formula="of:=IF(OR(IF([.I9]=&quot;r&quot;;1;0);IF([.I9]=&quot;y&quot;;1;0);IF([.I9]=&quot;p&quot;;1;0);IF([.I9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9]=&quot;g&quot;;1;0);IF([.B9]=&quot;y&quot;;1;0);IF([.B9]=&quot;a&quot;;1;0);IF([.B9]=&quot;w&quot;;1;0));1;0)" office:value-type="float" office:value="1" calcext:value-type="float">
            <text:p>1</text:p>
          </table:table-cell>
          <table:table-cell table:style-name="ce5" table:formula="of:=IF(OR(IF([.C9]=&quot;g&quot;;1;0);IF([.C9]=&quot;y&quot;;1;0);IF([.C9]=&quot;a&quot;;1;0);IF([.C9]=&quot;w&quot;;1;0));1;0)" office:value-type="float" office:value="0" calcext:value-type="float">
            <text:p>0</text:p>
          </table:table-cell>
          <table:table-cell table:style-name="ce5" table:formula="of:=IF(OR(IF([.D9]=&quot;g&quot;;1;0);IF([.D9]=&quot;y&quot;;1;0);IF([.D9]=&quot;a&quot;;1;0);IF([.D9]=&quot;w&quot;;1;0));1;0)" office:value-type="float" office:value="1" calcext:value-type="float">
            <text:p>1</text:p>
          </table:table-cell>
          <table:table-cell table:style-name="ce5" table:formula="of:=IF(OR(IF([.E9]=&quot;g&quot;;1;0);IF([.E9]=&quot;y&quot;;1;0);IF([.E9]=&quot;a&quot;;1;0);IF([.E9]=&quot;w&quot;;1;0));1;0)" office:value-type="float" office:value="0" calcext:value-type="float">
            <text:p>0</text:p>
          </table:table-cell>
          <table:table-cell table:style-name="ce5" table:formula="of:=IF(OR(IF([.F9]=&quot;g&quot;;1;0);IF([.F9]=&quot;y&quot;;1;0);IF([.F9]=&quot;a&quot;;1;0);IF([.F9]=&quot;w&quot;;1;0));1;0)" office:value-type="float" office:value="1" calcext:value-type="float">
            <text:p>1</text:p>
          </table:table-cell>
          <table:table-cell table:style-name="ce5" table:formula="of:=IF(OR(IF([.G9]=&quot;g&quot;;1;0);IF([.G9]=&quot;y&quot;;1;0);IF([.G9]=&quot;a&quot;;1;0);IF([.G9]=&quot;w&quot;;1;0));1;0)" office:value-type="float" office:value="0" calcext:value-type="float">
            <text:p>0</text:p>
          </table:table-cell>
          <table:table-cell table:style-name="ce5" table:formula="of:=IF(OR(IF([.H9]=&quot;g&quot;;1;0);IF([.H9]=&quot;y&quot;;1;0);IF([.H9]=&quot;a&quot;;1;0);IF([.H9]=&quot;w&quot;;1;0));1;0)" office:value-type="float" office:value="1" calcext:value-type="float">
            <text:p>1</text:p>
          </table:table-cell>
          <table:table-cell table:style-name="ce5" table:formula="of:=IF(OR(IF([.I9]=&quot;g&quot;;1;0);IF([.I9]=&quot;y&quot;;1;0);IF([.I9]=&quot;a&quot;;1;0);IF([.I9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9]=&quot;b&quot;;1;0);IF([.B9]=&quot;p&quot;;1;0);IF([.B9]=&quot;a&quot;;1;0);IF([.B9]=&quot;w&quot;;1;0));1;0)" office:value-type="float" office:value="1" calcext:value-type="float">
            <text:p>1</text:p>
          </table:table-cell>
          <table:table-cell table:style-name="ce5" table:formula="of:=IF(OR(IF([.C9]=&quot;b&quot;;1;0);IF([.C9]=&quot;p&quot;;1;0);IF([.C9]=&quot;a&quot;;1;0);IF([.C9]=&quot;w&quot;;1;0));1;0)" office:value-type="float" office:value="0" calcext:value-type="float">
            <text:p>0</text:p>
          </table:table-cell>
          <table:table-cell table:style-name="ce5" table:formula="of:=IF(OR(IF([.D9]=&quot;b&quot;;1;0);IF([.D9]=&quot;p&quot;;1;0);IF([.D9]=&quot;a&quot;;1;0);IF([.D9]=&quot;w&quot;;1;0));1;0)" office:value-type="float" office:value="1" calcext:value-type="float">
            <text:p>1</text:p>
          </table:table-cell>
          <table:table-cell table:style-name="ce5" table:formula="of:=IF(OR(IF([.E9]=&quot;b&quot;;1;0);IF([.E9]=&quot;p&quot;;1;0);IF([.E9]=&quot;a&quot;;1;0);IF([.E9]=&quot;w&quot;;1;0));1;0)" office:value-type="float" office:value="0" calcext:value-type="float">
            <text:p>0</text:p>
          </table:table-cell>
          <table:table-cell table:style-name="ce5" table:formula="of:=IF(OR(IF([.F9]=&quot;b&quot;;1;0);IF([.F9]=&quot;p&quot;;1;0);IF([.F9]=&quot;a&quot;;1;0);IF([.F9]=&quot;w&quot;;1;0));1;0)" office:value-type="float" office:value="1" calcext:value-type="float">
            <text:p>1</text:p>
          </table:table-cell>
          <table:table-cell table:style-name="ce5" table:formula="of:=IF(OR(IF([.G9]=&quot;b&quot;;1;0);IF([.G9]=&quot;p&quot;;1;0);IF([.G9]=&quot;a&quot;;1;0);IF([.G9]=&quot;w&quot;;1;0));1;0)" office:value-type="float" office:value="0" calcext:value-type="float">
            <text:p>0</text:p>
          </table:table-cell>
          <table:table-cell table:style-name="ce5" table:formula="of:=IF(OR(IF([.H9]=&quot;b&quot;;1;0);IF([.H9]=&quot;p&quot;;1;0);IF([.H9]=&quot;a&quot;;1;0);IF([.H9]=&quot;w&quot;;1;0));1;0)" office:value-type="float" office:value="1" calcext:value-type="float">
            <text:p>1</text:p>
          </table:table-cell>
          <table:table-cell table:style-name="ce5" table:formula="of:=IF(OR(IF([.I9]=&quot;b&quot;;1;0);IF([.I9]=&quot;p&quot;;1;0);IF([.I9]=&quot;a&quot;;1;0);IF([.I9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/>
          <table:table-cell table:style-name="ce2"/>
          <table:table-cell/>
          <table:table-cell table:style-name="ce5" table:formula="of:=IF(OR(IF([.B10]=&quot;r&quot;;1;0);IF([.B10]=&quot;y&quot;;1;0);IF([.B10]=&quot;p&quot;;1;0);IF([.B10]=&quot;w&quot;;1;0));1;0)" office:value-type="float" office:value="1" calcext:value-type="float">
            <text:p>1</text:p>
          </table:table-cell>
          <table:table-cell table:style-name="ce5" table:formula="of:=IF(OR(IF([.C10]=&quot;r&quot;;1;0);IF([.C10]=&quot;y&quot;;1;0);IF([.C10]=&quot;p&quot;;1;0);IF([.C10]=&quot;w&quot;;1;0));1;0)" office:value-type="float" office:value="0" calcext:value-type="float">
            <text:p>0</text:p>
          </table:table-cell>
          <table:table-cell table:style-name="ce5" table:formula="of:=IF(OR(IF([.D10]=&quot;r&quot;;1;0);IF([.D10]=&quot;y&quot;;1;0);IF([.D10]=&quot;p&quot;;1;0);IF([.D10]=&quot;w&quot;;1;0));1;0)" office:value-type="float" office:value="1" calcext:value-type="float">
            <text:p>1</text:p>
          </table:table-cell>
          <table:table-cell table:style-name="ce5" table:formula="of:=IF(OR(IF([.E10]=&quot;r&quot;;1;0);IF([.E10]=&quot;y&quot;;1;0);IF([.E10]=&quot;p&quot;;1;0);IF([.E10]=&quot;w&quot;;1;0));1;0)" office:value-type="float" office:value="0" calcext:value-type="float">
            <text:p>0</text:p>
          </table:table-cell>
          <table:table-cell table:style-name="ce5" table:formula="of:=IF(OR(IF([.F10]=&quot;r&quot;;1;0);IF([.F10]=&quot;y&quot;;1;0);IF([.F10]=&quot;p&quot;;1;0);IF([.F10]=&quot;w&quot;;1;0));1;0)" office:value-type="float" office:value="1" calcext:value-type="float">
            <text:p>1</text:p>
          </table:table-cell>
          <table:table-cell table:style-name="ce5" table:formula="of:=IF(OR(IF([.G10]=&quot;r&quot;;1;0);IF([.G10]=&quot;y&quot;;1;0);IF([.G10]=&quot;p&quot;;1;0);IF([.G10]=&quot;w&quot;;1;0));1;0)" office:value-type="float" office:value="0" calcext:value-type="float">
            <text:p>0</text:p>
          </table:table-cell>
          <table:table-cell table:style-name="ce5" table:formula="of:=IF(OR(IF([.H10]=&quot;r&quot;;1;0);IF([.H10]=&quot;y&quot;;1;0);IF([.H10]=&quot;p&quot;;1;0);IF([.H10]=&quot;w&quot;;1;0));1;0)" office:value-type="float" office:value="1" calcext:value-type="float">
            <text:p>1</text:p>
          </table:table-cell>
          <table:table-cell table:style-name="ce5" table:formula="of:=IF(OR(IF([.I10]=&quot;r&quot;;1;0);IF([.I10]=&quot;y&quot;;1;0);IF([.I10]=&quot;p&quot;;1;0);IF([.I10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10]=&quot;g&quot;;1;0);IF([.B10]=&quot;y&quot;;1;0);IF([.B10]=&quot;a&quot;;1;0);IF([.B10]=&quot;w&quot;;1;0));1;0)" office:value-type="float" office:value="1" calcext:value-type="float">
            <text:p>1</text:p>
          </table:table-cell>
          <table:table-cell table:style-name="ce5" table:formula="of:=IF(OR(IF([.C10]=&quot;g&quot;;1;0);IF([.C10]=&quot;y&quot;;1;0);IF([.C10]=&quot;a&quot;;1;0);IF([.C10]=&quot;w&quot;;1;0));1;0)" office:value-type="float" office:value="0" calcext:value-type="float">
            <text:p>0</text:p>
          </table:table-cell>
          <table:table-cell table:style-name="ce5" table:formula="of:=IF(OR(IF([.D10]=&quot;g&quot;;1;0);IF([.D10]=&quot;y&quot;;1;0);IF([.D10]=&quot;a&quot;;1;0);IF([.D10]=&quot;w&quot;;1;0));1;0)" office:value-type="float" office:value="1" calcext:value-type="float">
            <text:p>1</text:p>
          </table:table-cell>
          <table:table-cell table:style-name="ce5" table:formula="of:=IF(OR(IF([.E10]=&quot;g&quot;;1;0);IF([.E10]=&quot;y&quot;;1;0);IF([.E10]=&quot;a&quot;;1;0);IF([.E10]=&quot;w&quot;;1;0));1;0)" office:value-type="float" office:value="0" calcext:value-type="float">
            <text:p>0</text:p>
          </table:table-cell>
          <table:table-cell table:style-name="ce5" table:formula="of:=IF(OR(IF([.F10]=&quot;g&quot;;1;0);IF([.F10]=&quot;y&quot;;1;0);IF([.F10]=&quot;a&quot;;1;0);IF([.F10]=&quot;w&quot;;1;0));1;0)" office:value-type="float" office:value="1" calcext:value-type="float">
            <text:p>1</text:p>
          </table:table-cell>
          <table:table-cell table:style-name="ce5" table:formula="of:=IF(OR(IF([.G10]=&quot;g&quot;;1;0);IF([.G10]=&quot;y&quot;;1;0);IF([.G10]=&quot;a&quot;;1;0);IF([.G10]=&quot;w&quot;;1;0));1;0)" office:value-type="float" office:value="0" calcext:value-type="float">
            <text:p>0</text:p>
          </table:table-cell>
          <table:table-cell table:style-name="ce5" table:formula="of:=IF(OR(IF([.H10]=&quot;g&quot;;1;0);IF([.H10]=&quot;y&quot;;1;0);IF([.H10]=&quot;a&quot;;1;0);IF([.H10]=&quot;w&quot;;1;0));1;0)" office:value-type="float" office:value="1" calcext:value-type="float">
            <text:p>1</text:p>
          </table:table-cell>
          <table:table-cell table:style-name="ce5" table:formula="of:=IF(OR(IF([.I10]=&quot;g&quot;;1;0);IF([.I10]=&quot;y&quot;;1;0);IF([.I10]=&quot;a&quot;;1;0);IF([.I10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10]=&quot;b&quot;;1;0);IF([.B10]=&quot;p&quot;;1;0);IF([.B10]=&quot;a&quot;;1;0);IF([.B10]=&quot;w&quot;;1;0));1;0)" office:value-type="float" office:value="1" calcext:value-type="float">
            <text:p>1</text:p>
          </table:table-cell>
          <table:table-cell table:style-name="ce5" table:formula="of:=IF(OR(IF([.C10]=&quot;b&quot;;1;0);IF([.C10]=&quot;p&quot;;1;0);IF([.C10]=&quot;a&quot;;1;0);IF([.C10]=&quot;w&quot;;1;0));1;0)" office:value-type="float" office:value="0" calcext:value-type="float">
            <text:p>0</text:p>
          </table:table-cell>
          <table:table-cell table:style-name="ce5" table:formula="of:=IF(OR(IF([.D10]=&quot;b&quot;;1;0);IF([.D10]=&quot;p&quot;;1;0);IF([.D10]=&quot;a&quot;;1;0);IF([.D10]=&quot;w&quot;;1;0));1;0)" office:value-type="float" office:value="1" calcext:value-type="float">
            <text:p>1</text:p>
          </table:table-cell>
          <table:table-cell table:style-name="ce5" table:formula="of:=IF(OR(IF([.E10]=&quot;b&quot;;1;0);IF([.E10]=&quot;p&quot;;1;0);IF([.E10]=&quot;a&quot;;1;0);IF([.E10]=&quot;w&quot;;1;0));1;0)" office:value-type="float" office:value="0" calcext:value-type="float">
            <text:p>0</text:p>
          </table:table-cell>
          <table:table-cell table:style-name="ce5" table:formula="of:=IF(OR(IF([.F10]=&quot;b&quot;;1;0);IF([.F10]=&quot;p&quot;;1;0);IF([.F10]=&quot;a&quot;;1;0);IF([.F10]=&quot;w&quot;;1;0));1;0)" office:value-type="float" office:value="1" calcext:value-type="float">
            <text:p>1</text:p>
          </table:table-cell>
          <table:table-cell table:style-name="ce5" table:formula="of:=IF(OR(IF([.G10]=&quot;b&quot;;1;0);IF([.G10]=&quot;p&quot;;1;0);IF([.G10]=&quot;a&quot;;1;0);IF([.G10]=&quot;w&quot;;1;0));1;0)" office:value-type="float" office:value="0" calcext:value-type="float">
            <text:p>0</text:p>
          </table:table-cell>
          <table:table-cell table:style-name="ce5" table:formula="of:=IF(OR(IF([.H10]=&quot;b&quot;;1;0);IF([.H10]=&quot;p&quot;;1;0);IF([.H10]=&quot;a&quot;;1;0);IF([.H10]=&quot;w&quot;;1;0));1;0)" office:value-type="float" office:value="1" calcext:value-type="float">
            <text:p>1</text:p>
          </table:table-cell>
          <table:table-cell table:style-name="ce5" table:formula="of:=IF(OR(IF([.I10]=&quot;b&quot;;1;0);IF([.I10]=&quot;p&quot;;1;0);IF([.I10]=&quot;a&quot;;1;0);IF([.I10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4">
          <table:table-cell table:style-name="ce2" table:number-columns-repeated="10"/>
          <table:table-cell table:number-columns-repeated="16374"/>
        </table:table-row>
        <table:table-row table:style-name="ro4">
          <table:table-cell table:number-columns-repeated="16384"/>
        </table:table-row>
        <table:table-row table:style-name="ro1">
          <table:table-cell/>
          <table:table-cell table:formula="of:=&quot;    .db &quot;&amp;[.L13]&amp;&quot;, &quot;&amp;[.L14]&amp;&quot;, &quot;&amp;[.L15]&amp;&quot;, &quot;&amp;[.L16]&amp;&quot;, &quot;&amp;[.L17]&amp;&quot;, &quot;&amp;[.L18]&amp;&quot;, &quot;&amp;[.L19]&amp;&quot;, &quot;&amp;[.L20]" office:value-type="string" office:string-value="    .db $AA, $AA, $AA, $AA, $AA, $AA, $AA, $AA" calcext:value-type="string">
            <text:p><text:s text:c="4"/>.db $AA, $AA, $AA, $AA, $AA, $AA, $AA, $AA</text:p>
          </table:table-cell>
          <table:table-cell table:number-columns-repeated="9"/>
          <table:table-cell table:style-name="ce4" table:formula="of:=&quot;$&quot;&amp;BIN2HEX([.L3]&amp;[.M3]&amp;[.N3]&amp;[.O3]&amp;[.P3]&amp;[.Q3]&amp;[.R3]&amp;[.S3];2)" office:value-type="string" office:string-value="$AA" calcext:value-type="string" table:number-columns-spanned="8" table:number-rows-spanned="1">
            <text:p>$AA</text:p>
          </table:table-cell>
          <table:covered-table-cell table:number-columns-repeated="7" table:style-name="ce4"/>
          <table:table-cell/>
          <table:table-cell table:style-name="ce4" table:formula="of:=&quot;$&quot;&amp;BIN2HEX([.U3]&amp;[.V3]&amp;[.W3]&amp;[.X3]&amp;[.Y3]&amp;[.Z3]&amp;[.AA3]&amp;[.AB3];2)" office:value-type="string" office:string-value="$AA" calcext:value-type="string" table:number-columns-spanned="8" table:number-rows-spanned="1">
            <text:p>$AA</text:p>
          </table:table-cell>
          <table:covered-table-cell table:number-columns-repeated="7" table:style-name="ce4"/>
          <table:table-cell/>
          <table:table-cell table:style-name="ce4" table:formula="of:=&quot;$&quot;&amp;BIN2HEX([.AD3]&amp;[.AE3]&amp;[.AF3]&amp;[.AG3]&amp;[.AH3]&amp;[.AI3]&amp;[.AJ3]&amp;[.AK3];2)" office:value-type="string" office:string-value="$AA" calcext:value-type="string" table:number-columns-spanned="8" table:number-rows-spanned="1">
            <text:p>$AA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/>
          <table:table-cell table:formula="of:=&quot;    .db &quot;&amp;[.U13]&amp;&quot;, &quot;&amp;[.U14]&amp;&quot;, &quot;&amp;[.U15]&amp;&quot;, &quot;&amp;[.U16]&amp;&quot;, &quot;&amp;[.U17]&amp;&quot;, &quot;&amp;[.U18]&amp;&quot;, &quot;&amp;[.U19]&amp;&quot;, &quot;&amp;[.U20]" office:value-type="string" office:string-value="    .db $AA, $AA, $AA, $AA, $AA, $AA, $AA, $AA" calcext:value-type="string">
            <text:p><text:s text:c="4"/>.db $AA, $AA, $AA, $AA, $AA, $AA, $AA, $AA</text:p>
          </table:table-cell>
          <table:table-cell table:number-columns-repeated="9"/>
          <table:table-cell table:style-name="ce4" table:formula="of:=&quot;$&quot;&amp;BIN2HEX([.L4]&amp;[.M4]&amp;[.N4]&amp;[.O4]&amp;[.P4]&amp;[.Q4]&amp;[.R4]&amp;[.S4];2)" office:value-type="string" office:string-value="$AA" calcext:value-type="string" table:number-columns-spanned="8" table:number-rows-spanned="1">
            <text:p>$AA</text:p>
          </table:table-cell>
          <table:covered-table-cell table:number-columns-repeated="7" table:style-name="ce4"/>
          <table:table-cell/>
          <table:table-cell table:style-name="ce4" table:formula="of:=&quot;$&quot;&amp;BIN2HEX([.U4]&amp;[.V4]&amp;[.W4]&amp;[.X4]&amp;[.Y4]&amp;[.Z4]&amp;[.AA4]&amp;[.AB4];2)" office:value-type="string" office:string-value="$AA" calcext:value-type="string" table:number-columns-spanned="8" table:number-rows-spanned="1">
            <text:p>$AA</text:p>
          </table:table-cell>
          <table:covered-table-cell table:number-columns-repeated="7" table:style-name="ce4"/>
          <table:table-cell/>
          <table:table-cell table:style-name="ce4" table:formula="of:=&quot;$&quot;&amp;BIN2HEX([.AD4]&amp;[.AE4]&amp;[.AF4]&amp;[.AG4]&amp;[.AH4]&amp;[.AI4]&amp;[.AJ4]&amp;[.AK4];2)" office:value-type="string" office:string-value="$AA" calcext:value-type="string" table:number-columns-spanned="8" table:number-rows-spanned="1">
            <text:p>$AA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/>
          <table:table-cell table:formula="of:=&quot;    .db &quot;&amp;[.AD13]&amp;&quot;, &quot;&amp;[.AD14]&amp;&quot;, &quot;&amp;[.AD15]&amp;&quot;, &quot;&amp;[.AD16]&amp;&quot;, &quot;&amp;[.AD17]&amp;&quot;, &quot;&amp;[.AD18]&amp;&quot;, &quot;&amp;[.AD19]&amp;&quot;, &quot;&amp;[.AD20]" office:value-type="string" office:string-value="    .db $AA, $AA, $AA, $AA, $AA, $AA, $AA, $AA" calcext:value-type="string">
            <text:p><text:s text:c="4"/>.db $AA, $AA, $AA, $AA, $AA, $AA, $AA, $AA</text:p>
          </table:table-cell>
          <table:table-cell table:number-columns-repeated="9"/>
          <table:table-cell table:style-name="ce4" table:formula="of:=&quot;$&quot;&amp;BIN2HEX([.L5]&amp;[.M5]&amp;[.N5]&amp;[.O5]&amp;[.P5]&amp;[.Q5]&amp;[.R5]&amp;[.S5];2)" office:value-type="string" office:string-value="$AA" calcext:value-type="string" table:number-columns-spanned="8" table:number-rows-spanned="1">
            <text:p>$AA</text:p>
          </table:table-cell>
          <table:covered-table-cell table:number-columns-repeated="7" table:style-name="ce4"/>
          <table:table-cell/>
          <table:table-cell table:style-name="ce4" table:formula="of:=&quot;$&quot;&amp;BIN2HEX([.U5]&amp;[.V5]&amp;[.W5]&amp;[.X5]&amp;[.Y5]&amp;[.Z5]&amp;[.AA5]&amp;[.AB5];2)" office:value-type="string" office:string-value="$AA" calcext:value-type="string" table:number-columns-spanned="8" table:number-rows-spanned="1">
            <text:p>$AA</text:p>
          </table:table-cell>
          <table:covered-table-cell table:number-columns-repeated="7" table:style-name="ce4"/>
          <table:table-cell/>
          <table:table-cell table:style-name="ce4" table:formula="of:=&quot;$&quot;&amp;BIN2HEX([.AD5]&amp;[.AE5]&amp;[.AF5]&amp;[.AG5]&amp;[.AH5]&amp;[.AI5]&amp;[.AJ5]&amp;[.AK5];2)" office:value-type="string" office:string-value="$AA" calcext:value-type="string" table:number-columns-spanned="8" table:number-rows-spanned="1">
            <text:p>$AA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6]&amp;[.M6]&amp;[.N6]&amp;[.O6]&amp;[.P6]&amp;[.Q6]&amp;[.R6]&amp;[.S6];2)" office:value-type="string" office:string-value="$AA" calcext:value-type="string" table:number-columns-spanned="8" table:number-rows-spanned="1">
            <text:p>$AA</text:p>
          </table:table-cell>
          <table:covered-table-cell table:number-columns-repeated="7" table:style-name="ce4"/>
          <table:table-cell/>
          <table:table-cell table:style-name="ce4" table:formula="of:=&quot;$&quot;&amp;BIN2HEX([.U6]&amp;[.V6]&amp;[.W6]&amp;[.X6]&amp;[.Y6]&amp;[.Z6]&amp;[.AA6]&amp;[.AB6];2)" office:value-type="string" office:string-value="$AA" calcext:value-type="string" table:number-columns-spanned="8" table:number-rows-spanned="1">
            <text:p>$AA</text:p>
          </table:table-cell>
          <table:covered-table-cell table:number-columns-repeated="7" table:style-name="ce4"/>
          <table:table-cell/>
          <table:table-cell table:style-name="ce4" table:formula="of:=&quot;$&quot;&amp;BIN2HEX([.AD6]&amp;[.AE6]&amp;[.AF6]&amp;[.AG6]&amp;[.AH6]&amp;[.AI6]&amp;[.AJ6]&amp;[.AK6];2)" office:value-type="string" office:string-value="$AA" calcext:value-type="string" table:number-columns-spanned="8" table:number-rows-spanned="1">
            <text:p>$AA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7]&amp;[.M7]&amp;[.N7]&amp;[.O7]&amp;[.P7]&amp;[.Q7]&amp;[.R7]&amp;[.S7];2)" office:value-type="string" office:string-value="$AA" calcext:value-type="string" table:number-columns-spanned="8" table:number-rows-spanned="1">
            <text:p>$AA</text:p>
          </table:table-cell>
          <table:covered-table-cell table:number-columns-repeated="7" table:style-name="ce4"/>
          <table:table-cell/>
          <table:table-cell table:style-name="ce4" table:formula="of:=&quot;$&quot;&amp;BIN2HEX([.U7]&amp;[.V7]&amp;[.W7]&amp;[.X7]&amp;[.Y7]&amp;[.Z7]&amp;[.AA7]&amp;[.AB7];2)" office:value-type="string" office:string-value="$AA" calcext:value-type="string" table:number-columns-spanned="8" table:number-rows-spanned="1">
            <text:p>$AA</text:p>
          </table:table-cell>
          <table:covered-table-cell table:number-columns-repeated="7" table:style-name="ce4"/>
          <table:table-cell/>
          <table:table-cell table:style-name="ce4" table:formula="of:=&quot;$&quot;&amp;BIN2HEX([.AD7]&amp;[.AE7]&amp;[.AF7]&amp;[.AG7]&amp;[.AH7]&amp;[.AI7]&amp;[.AJ7]&amp;[.AK7];2)" office:value-type="string" office:string-value="$AA" calcext:value-type="string" table:number-columns-spanned="8" table:number-rows-spanned="1">
            <text:p>$AA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8]&amp;[.M8]&amp;[.N8]&amp;[.O8]&amp;[.P8]&amp;[.Q8]&amp;[.R8]&amp;[.S8];2)" office:value-type="string" office:string-value="$AA" calcext:value-type="string" table:number-columns-spanned="8" table:number-rows-spanned="1">
            <text:p>$AA</text:p>
          </table:table-cell>
          <table:covered-table-cell table:number-columns-repeated="7" table:style-name="ce4"/>
          <table:table-cell/>
          <table:table-cell table:style-name="ce4" table:formula="of:=&quot;$&quot;&amp;BIN2HEX([.U8]&amp;[.V8]&amp;[.W8]&amp;[.X8]&amp;[.Y8]&amp;[.Z8]&amp;[.AA8]&amp;[.AB8];2)" office:value-type="string" office:string-value="$AA" calcext:value-type="string" table:number-columns-spanned="8" table:number-rows-spanned="1">
            <text:p>$AA</text:p>
          </table:table-cell>
          <table:covered-table-cell table:number-columns-repeated="7" table:style-name="ce4"/>
          <table:table-cell/>
          <table:table-cell table:style-name="ce4" table:formula="of:=&quot;$&quot;&amp;BIN2HEX([.AD8]&amp;[.AE8]&amp;[.AF8]&amp;[.AG8]&amp;[.AH8]&amp;[.AI8]&amp;[.AJ8]&amp;[.AK8];2)" office:value-type="string" office:string-value="$AA" calcext:value-type="string" table:number-columns-spanned="8" table:number-rows-spanned="1">
            <text:p>$AA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9]&amp;[.M9]&amp;[.N9]&amp;[.O9]&amp;[.P9]&amp;[.Q9]&amp;[.R9]&amp;[.S9];2)" office:value-type="string" office:string-value="$AA" calcext:value-type="string" table:number-columns-spanned="8" table:number-rows-spanned="1">
            <text:p>$AA</text:p>
          </table:table-cell>
          <table:covered-table-cell table:number-columns-repeated="7" table:style-name="ce4"/>
          <table:table-cell/>
          <table:table-cell table:style-name="ce4" table:formula="of:=&quot;$&quot;&amp;BIN2HEX([.U9]&amp;[.V9]&amp;[.W9]&amp;[.X9]&amp;[.Y9]&amp;[.Z9]&amp;[.AA9]&amp;[.AB9];2)" office:value-type="string" office:string-value="$AA" calcext:value-type="string" table:number-columns-spanned="8" table:number-rows-spanned="1">
            <text:p>$AA</text:p>
          </table:table-cell>
          <table:covered-table-cell table:number-columns-repeated="7" table:style-name="ce4"/>
          <table:table-cell/>
          <table:table-cell table:style-name="ce4" table:formula="of:=&quot;$&quot;&amp;BIN2HEX([.AD9]&amp;[.AE9]&amp;[.AF9]&amp;[.AG9]&amp;[.AH9]&amp;[.AI9]&amp;[.AJ9]&amp;[.AK9];2)" office:value-type="string" office:string-value="$AA" calcext:value-type="string" table:number-columns-spanned="8" table:number-rows-spanned="1">
            <text:p>$AA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10]&amp;[.M10]&amp;[.N10]&amp;[.O10]&amp;[.P10]&amp;[.Q10]&amp;[.R10]&amp;[.S10];2)" office:value-type="string" office:string-value="$AA" calcext:value-type="string" table:number-columns-spanned="8" table:number-rows-spanned="1">
            <text:p>$AA</text:p>
          </table:table-cell>
          <table:covered-table-cell table:number-columns-repeated="7" table:style-name="ce4"/>
          <table:table-cell/>
          <table:table-cell table:style-name="ce4" table:formula="of:=&quot;$&quot;&amp;BIN2HEX([.U10]&amp;[.V10]&amp;[.W10]&amp;[.X10]&amp;[.Y10]&amp;[.Z10]&amp;[.AA10]&amp;[.AB10];2)" office:value-type="string" office:string-value="$AA" calcext:value-type="string" table:number-columns-spanned="8" table:number-rows-spanned="1">
            <text:p>$AA</text:p>
          </table:table-cell>
          <table:covered-table-cell table:number-columns-repeated="7" table:style-name="ce4"/>
          <table:table-cell/>
          <table:table-cell table:style-name="ce4" table:formula="of:=&quot;$&quot;&amp;BIN2HEX([.AD10]&amp;[.AE10]&amp;[.AF10]&amp;[.AG10]&amp;[.AH10]&amp;[.AI10]&amp;[.AJ10]&amp;[.AK10];2)" office:value-type="string" office:string-value="$AA" calcext:value-type="string" table:number-columns-spanned="8" table:number-rows-spanned="1">
            <text:p>$AA</text:p>
          </table:table-cell>
          <table:covered-table-cell table:number-columns-repeated="7" table:style-name="ce4"/>
          <table:table-cell table:number-columns-repeated="16347"/>
        </table:table-row>
        <table:table-row table:style-name="ro5" table:number-rows-repeated="1048555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Gay.B3:Gay.I10">
            <calcext:condition calcext:apply-style-name="ConditionalStyle_36" calcext:value="=&quot;w&quot;" calcext:base-cell-address="Gay.B3"/>
            <calcext:condition calcext:apply-style-name="ConditionalStyle_37" calcext:value="=&quot;a&quot;" calcext:base-cell-address="Gay.B3"/>
            <calcext:condition calcext:apply-style-name="ConditionalStyle_38" calcext:value="=&quot;p&quot;" calcext:base-cell-address="Gay.B3"/>
            <calcext:condition calcext:apply-style-name="ConditionalStyle_39" calcext:value="=&quot;b&quot;" calcext:base-cell-address="Gay.B3"/>
            <calcext:condition calcext:apply-style-name="ConditionalStyle_40" calcext:value="=&quot;y&quot;" calcext:base-cell-address="Gay.B3"/>
            <calcext:condition calcext:apply-style-name="ConditionalStyle_41" calcext:value="=&quot;r&quot;" calcext:base-cell-address="Gay.B3"/>
            <calcext:condition calcext:apply-style-name="ConditionalStyle_42" calcext:value="=&quot;g&quot;" calcext:base-cell-address="Gay.B3"/>
          </calcext:conditional-format>
        </calcext:conditional-formats>
      </table:table>
      <table:table table:name="Eggplant" table:style-name="ta7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default-cell-style-name="ce1"/>
        <table:table-column table:style-name="co5" table:number-columns-repeated="8" table:default-cell-style-name="ce1"/>
        <table:table-column table:style-name="co7" table:default-cell-style-name="ce1"/>
        <table:table-column table:style-name="co5" table:number-columns-repeated="8" table:default-cell-style-name="ce1"/>
        <table:table-column table:style-name="co8" table:number-columns-repeated="16347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2" table:number-columns-repeated="10"/>
          <table:table-cell/>
          <table:table-cell table:style-name="ce4" office:value-type="string" calcext:value-type="string" table:number-columns-spanned="8" table:number-rows-spanned="1">
            <text:p>RED</text:p>
          </table:table-cell>
          <table:covered-table-cell table:number-columns-repeated="7" table:style-name="ce4"/>
          <table:table-cell/>
          <table:table-cell table:style-name="ce4" office:value-type="string" calcext:value-type="string" table:number-columns-spanned="8" table:number-rows-spanned="1">
            <text:p>GREEN</text:p>
          </table:table-cell>
          <table:covered-table-cell table:number-columns-repeated="7" table:style-name="ce4"/>
          <table:table-cell/>
          <table:table-cell table:style-name="ce4" office:value-type="string" calcext:value-type="string" table:number-columns-spanned="8" table:number-rows-spanned="1">
            <text:p>BLUE</text:p>
          </table:table-cell>
          <table:covered-table-cell table:number-columns-repeated="7" table:style-name="ce4"/>
          <table:table-cell table:number-columns-repeated="16347"/>
        </table:table-row>
        <table:table-row table:style-name="ro3">
          <table:table-cell table:style-name="ce2"/>
          <table:table-cell table:style-name="ce11" table:number-columns-repeated="4"/>
          <table:table-cell table:style-name="ce11" office:value-type="string" calcext:value-type="string">
            <text:p>g</text:p>
          </table:table-cell>
          <table:table-cell table:style-name="ce11" table:number-columns-repeated="2"/>
          <table:table-cell table:style-name="ce11" office:value-type="string" calcext:value-type="string">
            <text:p>g</text:p>
          </table:table-cell>
          <table:table-cell table:style-name="ce2"/>
          <table:table-cell/>
          <table:table-cell table:style-name="ce5" table:formula="of:=IF(OR(IF([.B3]=&quot;r&quot;;1;0);IF([.B3]=&quot;y&quot;;1;0);IF([.B3]=&quot;p&quot;;1;0);IF([.B3]=&quot;w&quot;;1;0));1;0)" office:value-type="float" office:value="0" calcext:value-type="float">
            <text:p>0</text:p>
          </table:table-cell>
          <table:table-cell table:style-name="ce5" table:formula="of:=IF(OR(IF([.C3]=&quot;r&quot;;1;0);IF([.C3]=&quot;y&quot;;1;0);IF([.C3]=&quot;p&quot;;1;0);IF([.C3]=&quot;w&quot;;1;0));1;0)" office:value-type="float" office:value="0" calcext:value-type="float">
            <text:p>0</text:p>
          </table:table-cell>
          <table:table-cell table:style-name="ce5" table:formula="of:=IF(OR(IF([.D3]=&quot;r&quot;;1;0);IF([.D3]=&quot;y&quot;;1;0);IF([.D3]=&quot;p&quot;;1;0);IF([.D3]=&quot;w&quot;;1;0));1;0)" office:value-type="float" office:value="0" calcext:value-type="float">
            <text:p>0</text:p>
          </table:table-cell>
          <table:table-cell table:style-name="ce5" table:formula="of:=IF(OR(IF([.E3]=&quot;r&quot;;1;0);IF([.E3]=&quot;y&quot;;1;0);IF([.E3]=&quot;p&quot;;1;0);IF([.E3]=&quot;w&quot;;1;0));1;0)" office:value-type="float" office:value="0" calcext:value-type="float">
            <text:p>0</text:p>
          </table:table-cell>
          <table:table-cell table:style-name="ce5" table:formula="of:=IF(OR(IF([.F3]=&quot;r&quot;;1;0);IF([.F3]=&quot;y&quot;;1;0);IF([.F3]=&quot;p&quot;;1;0);IF([.F3]=&quot;w&quot;;1;0));1;0)" office:value-type="float" office:value="0" calcext:value-type="float">
            <text:p>0</text:p>
          </table:table-cell>
          <table:table-cell table:style-name="ce5" table:formula="of:=IF(OR(IF([.G3]=&quot;r&quot;;1;0);IF([.G3]=&quot;y&quot;;1;0);IF([.G3]=&quot;p&quot;;1;0);IF([.G3]=&quot;w&quot;;1;0));1;0)" office:value-type="float" office:value="0" calcext:value-type="float">
            <text:p>0</text:p>
          </table:table-cell>
          <table:table-cell table:style-name="ce5" table:formula="of:=IF(OR(IF([.H3]=&quot;r&quot;;1;0);IF([.H3]=&quot;y&quot;;1;0);IF([.H3]=&quot;p&quot;;1;0);IF([.H3]=&quot;w&quot;;1;0));1;0)" office:value-type="float" office:value="0" calcext:value-type="float">
            <text:p>0</text:p>
          </table:table-cell>
          <table:table-cell table:style-name="ce5" table:formula="of:=IF(OR(IF([.I3]=&quot;r&quot;;1;0);IF([.I3]=&quot;y&quot;;1;0);IF([.I3]=&quot;p&quot;;1;0);IF([.I3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3]=&quot;g&quot;;1;0);IF([.B3]=&quot;y&quot;;1;0);IF([.B3]=&quot;a&quot;;1;0);IF([.B3]=&quot;w&quot;;1;0));1;0)" office:value-type="float" office:value="0" calcext:value-type="float">
            <text:p>0</text:p>
          </table:table-cell>
          <table:table-cell table:style-name="ce5" table:formula="of:=IF(OR(IF([.C3]=&quot;g&quot;;1;0);IF([.C3]=&quot;y&quot;;1;0);IF([.C3]=&quot;a&quot;;1;0);IF([.C3]=&quot;w&quot;;1;0));1;0)" office:value-type="float" office:value="0" calcext:value-type="float">
            <text:p>0</text:p>
          </table:table-cell>
          <table:table-cell table:style-name="ce5" table:formula="of:=IF(OR(IF([.D3]=&quot;g&quot;;1;0);IF([.D3]=&quot;y&quot;;1;0);IF([.D3]=&quot;a&quot;;1;0);IF([.D3]=&quot;w&quot;;1;0));1;0)" office:value-type="float" office:value="0" calcext:value-type="float">
            <text:p>0</text:p>
          </table:table-cell>
          <table:table-cell table:style-name="ce5" table:formula="of:=IF(OR(IF([.E3]=&quot;g&quot;;1;0);IF([.E3]=&quot;y&quot;;1;0);IF([.E3]=&quot;a&quot;;1;0);IF([.E3]=&quot;w&quot;;1;0));1;0)" office:value-type="float" office:value="0" calcext:value-type="float">
            <text:p>0</text:p>
          </table:table-cell>
          <table:table-cell table:style-name="ce5" table:formula="of:=IF(OR(IF([.F3]=&quot;g&quot;;1;0);IF([.F3]=&quot;y&quot;;1;0);IF([.F3]=&quot;a&quot;;1;0);IF([.F3]=&quot;w&quot;;1;0));1;0)" office:value-type="float" office:value="1" calcext:value-type="float">
            <text:p>1</text:p>
          </table:table-cell>
          <table:table-cell table:style-name="ce5" table:formula="of:=IF(OR(IF([.G3]=&quot;g&quot;;1;0);IF([.G3]=&quot;y&quot;;1;0);IF([.G3]=&quot;a&quot;;1;0);IF([.G3]=&quot;w&quot;;1;0));1;0)" office:value-type="float" office:value="0" calcext:value-type="float">
            <text:p>0</text:p>
          </table:table-cell>
          <table:table-cell table:style-name="ce5" table:formula="of:=IF(OR(IF([.H3]=&quot;g&quot;;1;0);IF([.H3]=&quot;y&quot;;1;0);IF([.H3]=&quot;a&quot;;1;0);IF([.H3]=&quot;w&quot;;1;0));1;0)" office:value-type="float" office:value="0" calcext:value-type="float">
            <text:p>0</text:p>
          </table:table-cell>
          <table:table-cell table:style-name="ce5" table:formula="of:=IF(OR(IF([.I3]=&quot;g&quot;;1;0);IF([.I3]=&quot;y&quot;;1;0);IF([.I3]=&quot;a&quot;;1;0);IF([.I3]=&quot;w&quot;;1;0));1;0)" office:value-type="float" office:value="1" calcext:value-type="float">
            <text:p>1</text:p>
          </table:table-cell>
          <table:table-cell table:style-name="ce5"/>
          <table:table-cell table:style-name="ce5" table:formula="of:=IF(OR(IF([.B3]=&quot;b&quot;;1;0);IF([.B3]=&quot;p&quot;;1;0);IF([.B3]=&quot;a&quot;;1;0);IF([.B3]=&quot;w&quot;;1;0));1;0)" office:value-type="float" office:value="0" calcext:value-type="float">
            <text:p>0</text:p>
          </table:table-cell>
          <table:table-cell table:style-name="ce5" table:formula="of:=IF(OR(IF([.C3]=&quot;b&quot;;1;0);IF([.C3]=&quot;p&quot;;1;0);IF([.C3]=&quot;a&quot;;1;0);IF([.C3]=&quot;w&quot;;1;0));1;0)" office:value-type="float" office:value="0" calcext:value-type="float">
            <text:p>0</text:p>
          </table:table-cell>
          <table:table-cell table:style-name="ce5" table:formula="of:=IF(OR(IF([.D3]=&quot;b&quot;;1;0);IF([.D3]=&quot;p&quot;;1;0);IF([.D3]=&quot;a&quot;;1;0);IF([.D3]=&quot;w&quot;;1;0));1;0)" office:value-type="float" office:value="0" calcext:value-type="float">
            <text:p>0</text:p>
          </table:table-cell>
          <table:table-cell table:style-name="ce5" table:formula="of:=IF(OR(IF([.E3]=&quot;b&quot;;1;0);IF([.E3]=&quot;p&quot;;1;0);IF([.E3]=&quot;a&quot;;1;0);IF([.E3]=&quot;w&quot;;1;0));1;0)" office:value-type="float" office:value="0" calcext:value-type="float">
            <text:p>0</text:p>
          </table:table-cell>
          <table:table-cell table:style-name="ce5" table:formula="of:=IF(OR(IF([.F3]=&quot;b&quot;;1;0);IF([.F3]=&quot;p&quot;;1;0);IF([.F3]=&quot;a&quot;;1;0);IF([.F3]=&quot;w&quot;;1;0));1;0)" office:value-type="float" office:value="0" calcext:value-type="float">
            <text:p>0</text:p>
          </table:table-cell>
          <table:table-cell table:style-name="ce5" table:formula="of:=IF(OR(IF([.G3]=&quot;b&quot;;1;0);IF([.G3]=&quot;p&quot;;1;0);IF([.G3]=&quot;a&quot;;1;0);IF([.G3]=&quot;w&quot;;1;0));1;0)" office:value-type="float" office:value="0" calcext:value-type="float">
            <text:p>0</text:p>
          </table:table-cell>
          <table:table-cell table:style-name="ce5" table:formula="of:=IF(OR(IF([.H3]=&quot;b&quot;;1;0);IF([.H3]=&quot;p&quot;;1;0);IF([.H3]=&quot;a&quot;;1;0);IF([.H3]=&quot;w&quot;;1;0));1;0)" office:value-type="float" office:value="0" calcext:value-type="float">
            <text:p>0</text:p>
          </table:table-cell>
          <table:table-cell table:style-name="ce5" table:formula="of:=IF(OR(IF([.I3]=&quot;b&quot;;1;0);IF([.I3]=&quot;p&quot;;1;0);IF([.I3]=&quot;a&quot;;1;0);IF([.I3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11" table:number-columns-repeated="4"/>
          <table:table-cell table:number-columns-repeated="3" table:style-name="ce11" office:value-type="string" calcext:value-type="string">
            <text:p>g</text:p>
          </table:table-cell>
          <table:table-cell table:style-name="ce11"/>
          <table:table-cell table:style-name="ce2"/>
          <table:table-cell/>
          <table:table-cell table:style-name="ce5" table:formula="of:=IF(OR(IF([.B4]=&quot;r&quot;;1;0);IF([.B4]=&quot;y&quot;;1;0);IF([.B4]=&quot;p&quot;;1;0);IF([.B4]=&quot;w&quot;;1;0));1;0)" office:value-type="float" office:value="0" calcext:value-type="float">
            <text:p>0</text:p>
          </table:table-cell>
          <table:table-cell table:style-name="ce5" table:formula="of:=IF(OR(IF([.C4]=&quot;r&quot;;1;0);IF([.C4]=&quot;y&quot;;1;0);IF([.C4]=&quot;p&quot;;1;0);IF([.C4]=&quot;w&quot;;1;0));1;0)" office:value-type="float" office:value="0" calcext:value-type="float">
            <text:p>0</text:p>
          </table:table-cell>
          <table:table-cell table:style-name="ce5" table:formula="of:=IF(OR(IF([.D4]=&quot;r&quot;;1;0);IF([.D4]=&quot;y&quot;;1;0);IF([.D4]=&quot;p&quot;;1;0);IF([.D4]=&quot;w&quot;;1;0));1;0)" office:value-type="float" office:value="0" calcext:value-type="float">
            <text:p>0</text:p>
          </table:table-cell>
          <table:table-cell table:style-name="ce5" table:formula="of:=IF(OR(IF([.E4]=&quot;r&quot;;1;0);IF([.E4]=&quot;y&quot;;1;0);IF([.E4]=&quot;p&quot;;1;0);IF([.E4]=&quot;w&quot;;1;0));1;0)" office:value-type="float" office:value="0" calcext:value-type="float">
            <text:p>0</text:p>
          </table:table-cell>
          <table:table-cell table:style-name="ce5" table:formula="of:=IF(OR(IF([.F4]=&quot;r&quot;;1;0);IF([.F4]=&quot;y&quot;;1;0);IF([.F4]=&quot;p&quot;;1;0);IF([.F4]=&quot;w&quot;;1;0));1;0)" office:value-type="float" office:value="0" calcext:value-type="float">
            <text:p>0</text:p>
          </table:table-cell>
          <table:table-cell table:style-name="ce5" table:formula="of:=IF(OR(IF([.G4]=&quot;r&quot;;1;0);IF([.G4]=&quot;y&quot;;1;0);IF([.G4]=&quot;p&quot;;1;0);IF([.G4]=&quot;w&quot;;1;0));1;0)" office:value-type="float" office:value="0" calcext:value-type="float">
            <text:p>0</text:p>
          </table:table-cell>
          <table:table-cell table:style-name="ce5" table:formula="of:=IF(OR(IF([.H4]=&quot;r&quot;;1;0);IF([.H4]=&quot;y&quot;;1;0);IF([.H4]=&quot;p&quot;;1;0);IF([.H4]=&quot;w&quot;;1;0));1;0)" office:value-type="float" office:value="0" calcext:value-type="float">
            <text:p>0</text:p>
          </table:table-cell>
          <table:table-cell table:style-name="ce5" table:formula="of:=IF(OR(IF([.I4]=&quot;r&quot;;1;0);IF([.I4]=&quot;y&quot;;1;0);IF([.I4]=&quot;p&quot;;1;0);IF([.I4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4]=&quot;g&quot;;1;0);IF([.B4]=&quot;y&quot;;1;0);IF([.B4]=&quot;a&quot;;1;0);IF([.B4]=&quot;w&quot;;1;0));1;0)" office:value-type="float" office:value="0" calcext:value-type="float">
            <text:p>0</text:p>
          </table:table-cell>
          <table:table-cell table:style-name="ce5" table:formula="of:=IF(OR(IF([.C4]=&quot;g&quot;;1;0);IF([.C4]=&quot;y&quot;;1;0);IF([.C4]=&quot;a&quot;;1;0);IF([.C4]=&quot;w&quot;;1;0));1;0)" office:value-type="float" office:value="0" calcext:value-type="float">
            <text:p>0</text:p>
          </table:table-cell>
          <table:table-cell table:style-name="ce5" table:formula="of:=IF(OR(IF([.D4]=&quot;g&quot;;1;0);IF([.D4]=&quot;y&quot;;1;0);IF([.D4]=&quot;a&quot;;1;0);IF([.D4]=&quot;w&quot;;1;0));1;0)" office:value-type="float" office:value="0" calcext:value-type="float">
            <text:p>0</text:p>
          </table:table-cell>
          <table:table-cell table:style-name="ce5" table:formula="of:=IF(OR(IF([.E4]=&quot;g&quot;;1;0);IF([.E4]=&quot;y&quot;;1;0);IF([.E4]=&quot;a&quot;;1;0);IF([.E4]=&quot;w&quot;;1;0));1;0)" office:value-type="float" office:value="0" calcext:value-type="float">
            <text:p>0</text:p>
          </table:table-cell>
          <table:table-cell table:style-name="ce5" table:formula="of:=IF(OR(IF([.F4]=&quot;g&quot;;1;0);IF([.F4]=&quot;y&quot;;1;0);IF([.F4]=&quot;a&quot;;1;0);IF([.F4]=&quot;w&quot;;1;0));1;0)" office:value-type="float" office:value="1" calcext:value-type="float">
            <text:p>1</text:p>
          </table:table-cell>
          <table:table-cell table:style-name="ce5" table:formula="of:=IF(OR(IF([.G4]=&quot;g&quot;;1;0);IF([.G4]=&quot;y&quot;;1;0);IF([.G4]=&quot;a&quot;;1;0);IF([.G4]=&quot;w&quot;;1;0));1;0)" office:value-type="float" office:value="1" calcext:value-type="float">
            <text:p>1</text:p>
          </table:table-cell>
          <table:table-cell table:style-name="ce5" table:formula="of:=IF(OR(IF([.H4]=&quot;g&quot;;1;0);IF([.H4]=&quot;y&quot;;1;0);IF([.H4]=&quot;a&quot;;1;0);IF([.H4]=&quot;w&quot;;1;0));1;0)" office:value-type="float" office:value="1" calcext:value-type="float">
            <text:p>1</text:p>
          </table:table-cell>
          <table:table-cell table:style-name="ce5" table:formula="of:=IF(OR(IF([.I4]=&quot;g&quot;;1;0);IF([.I4]=&quot;y&quot;;1;0);IF([.I4]=&quot;a&quot;;1;0);IF([.I4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4]=&quot;b&quot;;1;0);IF([.B4]=&quot;p&quot;;1;0);IF([.B4]=&quot;a&quot;;1;0);IF([.B4]=&quot;w&quot;;1;0));1;0)" office:value-type="float" office:value="0" calcext:value-type="float">
            <text:p>0</text:p>
          </table:table-cell>
          <table:table-cell table:style-name="ce5" table:formula="of:=IF(OR(IF([.C4]=&quot;b&quot;;1;0);IF([.C4]=&quot;p&quot;;1;0);IF([.C4]=&quot;a&quot;;1;0);IF([.C4]=&quot;w&quot;;1;0));1;0)" office:value-type="float" office:value="0" calcext:value-type="float">
            <text:p>0</text:p>
          </table:table-cell>
          <table:table-cell table:style-name="ce5" table:formula="of:=IF(OR(IF([.D4]=&quot;b&quot;;1;0);IF([.D4]=&quot;p&quot;;1;0);IF([.D4]=&quot;a&quot;;1;0);IF([.D4]=&quot;w&quot;;1;0));1;0)" office:value-type="float" office:value="0" calcext:value-type="float">
            <text:p>0</text:p>
          </table:table-cell>
          <table:table-cell table:style-name="ce5" table:formula="of:=IF(OR(IF([.E4]=&quot;b&quot;;1;0);IF([.E4]=&quot;p&quot;;1;0);IF([.E4]=&quot;a&quot;;1;0);IF([.E4]=&quot;w&quot;;1;0));1;0)" office:value-type="float" office:value="0" calcext:value-type="float">
            <text:p>0</text:p>
          </table:table-cell>
          <table:table-cell table:style-name="ce5" table:formula="of:=IF(OR(IF([.F4]=&quot;b&quot;;1;0);IF([.F4]=&quot;p&quot;;1;0);IF([.F4]=&quot;a&quot;;1;0);IF([.F4]=&quot;w&quot;;1;0));1;0)" office:value-type="float" office:value="0" calcext:value-type="float">
            <text:p>0</text:p>
          </table:table-cell>
          <table:table-cell table:style-name="ce5" table:formula="of:=IF(OR(IF([.G4]=&quot;b&quot;;1;0);IF([.G4]=&quot;p&quot;;1;0);IF([.G4]=&quot;a&quot;;1;0);IF([.G4]=&quot;w&quot;;1;0));1;0)" office:value-type="float" office:value="0" calcext:value-type="float">
            <text:p>0</text:p>
          </table:table-cell>
          <table:table-cell table:style-name="ce5" table:formula="of:=IF(OR(IF([.H4]=&quot;b&quot;;1;0);IF([.H4]=&quot;p&quot;;1;0);IF([.H4]=&quot;a&quot;;1;0);IF([.H4]=&quot;w&quot;;1;0));1;0)" office:value-type="float" office:value="0" calcext:value-type="float">
            <text:p>0</text:p>
          </table:table-cell>
          <table:table-cell table:style-name="ce5" table:formula="of:=IF(OR(IF([.I4]=&quot;b&quot;;1;0);IF([.I4]=&quot;p&quot;;1;0);IF([.I4]=&quot;a&quot;;1;0);IF([.I4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11" table:number-columns-repeated="3"/>
          <table:table-cell table:style-name="ce11" office:value-type="string" calcext:value-type="string">
            <text:p>p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p</text:p>
          </table:table-cell>
          <table:table-cell table:style-name="ce11" office:value-type="string" calcext:value-type="string">
            <text:p>g</text:p>
          </table:table-cell>
          <table:table-cell table:style-name="ce11"/>
          <table:table-cell table:style-name="ce2"/>
          <table:table-cell/>
          <table:table-cell table:style-name="ce5" table:formula="of:=IF(OR(IF([.B5]=&quot;r&quot;;1;0);IF([.B5]=&quot;y&quot;;1;0);IF([.B5]=&quot;p&quot;;1;0);IF([.B5]=&quot;w&quot;;1;0));1;0)" office:value-type="float" office:value="0" calcext:value-type="float">
            <text:p>0</text:p>
          </table:table-cell>
          <table:table-cell table:style-name="ce5" table:formula="of:=IF(OR(IF([.C5]=&quot;r&quot;;1;0);IF([.C5]=&quot;y&quot;;1;0);IF([.C5]=&quot;p&quot;;1;0);IF([.C5]=&quot;w&quot;;1;0));1;0)" office:value-type="float" office:value="0" calcext:value-type="float">
            <text:p>0</text:p>
          </table:table-cell>
          <table:table-cell table:style-name="ce5" table:formula="of:=IF(OR(IF([.D5]=&quot;r&quot;;1;0);IF([.D5]=&quot;y&quot;;1;0);IF([.D5]=&quot;p&quot;;1;0);IF([.D5]=&quot;w&quot;;1;0));1;0)" office:value-type="float" office:value="0" calcext:value-type="float">
            <text:p>0</text:p>
          </table:table-cell>
          <table:table-cell table:style-name="ce5" table:formula="of:=IF(OR(IF([.E5]=&quot;r&quot;;1;0);IF([.E5]=&quot;y&quot;;1;0);IF([.E5]=&quot;p&quot;;1;0);IF([.E5]=&quot;w&quot;;1;0));1;0)" office:value-type="float" office:value="1" calcext:value-type="float">
            <text:p>1</text:p>
          </table:table-cell>
          <table:table-cell table:style-name="ce5" table:formula="of:=IF(OR(IF([.F5]=&quot;r&quot;;1;0);IF([.F5]=&quot;y&quot;;1;0);IF([.F5]=&quot;p&quot;;1;0);IF([.F5]=&quot;w&quot;;1;0));1;0)" office:value-type="float" office:value="1" calcext:value-type="float">
            <text:p>1</text:p>
          </table:table-cell>
          <table:table-cell table:style-name="ce5" table:formula="of:=IF(OR(IF([.G5]=&quot;r&quot;;1;0);IF([.G5]=&quot;y&quot;;1;0);IF([.G5]=&quot;p&quot;;1;0);IF([.G5]=&quot;w&quot;;1;0));1;0)" office:value-type="float" office:value="1" calcext:value-type="float">
            <text:p>1</text:p>
          </table:table-cell>
          <table:table-cell table:style-name="ce5" table:formula="of:=IF(OR(IF([.H5]=&quot;r&quot;;1;0);IF([.H5]=&quot;y&quot;;1;0);IF([.H5]=&quot;p&quot;;1;0);IF([.H5]=&quot;w&quot;;1;0));1;0)" office:value-type="float" office:value="0" calcext:value-type="float">
            <text:p>0</text:p>
          </table:table-cell>
          <table:table-cell table:style-name="ce5" table:formula="of:=IF(OR(IF([.I5]=&quot;r&quot;;1;0);IF([.I5]=&quot;y&quot;;1;0);IF([.I5]=&quot;p&quot;;1;0);IF([.I5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5]=&quot;g&quot;;1;0);IF([.B5]=&quot;y&quot;;1;0);IF([.B5]=&quot;a&quot;;1;0);IF([.B5]=&quot;w&quot;;1;0));1;0)" office:value-type="float" office:value="0" calcext:value-type="float">
            <text:p>0</text:p>
          </table:table-cell>
          <table:table-cell table:style-name="ce5" table:formula="of:=IF(OR(IF([.C5]=&quot;g&quot;;1;0);IF([.C5]=&quot;y&quot;;1;0);IF([.C5]=&quot;a&quot;;1;0);IF([.C5]=&quot;w&quot;;1;0));1;0)" office:value-type="float" office:value="0" calcext:value-type="float">
            <text:p>0</text:p>
          </table:table-cell>
          <table:table-cell table:style-name="ce5" table:formula="of:=IF(OR(IF([.D5]=&quot;g&quot;;1;0);IF([.D5]=&quot;y&quot;;1;0);IF([.D5]=&quot;a&quot;;1;0);IF([.D5]=&quot;w&quot;;1;0));1;0)" office:value-type="float" office:value="0" calcext:value-type="float">
            <text:p>0</text:p>
          </table:table-cell>
          <table:table-cell table:style-name="ce5" table:formula="of:=IF(OR(IF([.E5]=&quot;g&quot;;1;0);IF([.E5]=&quot;y&quot;;1;0);IF([.E5]=&quot;a&quot;;1;0);IF([.E5]=&quot;w&quot;;1;0));1;0)" office:value-type="float" office:value="0" calcext:value-type="float">
            <text:p>0</text:p>
          </table:table-cell>
          <table:table-cell table:style-name="ce5" table:formula="of:=IF(OR(IF([.F5]=&quot;g&quot;;1;0);IF([.F5]=&quot;y&quot;;1;0);IF([.F5]=&quot;a&quot;;1;0);IF([.F5]=&quot;w&quot;;1;0));1;0)" office:value-type="float" office:value="0" calcext:value-type="float">
            <text:p>0</text:p>
          </table:table-cell>
          <table:table-cell table:style-name="ce5" table:formula="of:=IF(OR(IF([.G5]=&quot;g&quot;;1;0);IF([.G5]=&quot;y&quot;;1;0);IF([.G5]=&quot;a&quot;;1;0);IF([.G5]=&quot;w&quot;;1;0));1;0)" office:value-type="float" office:value="0" calcext:value-type="float">
            <text:p>0</text:p>
          </table:table-cell>
          <table:table-cell table:style-name="ce5" table:formula="of:=IF(OR(IF([.H5]=&quot;g&quot;;1;0);IF([.H5]=&quot;y&quot;;1;0);IF([.H5]=&quot;a&quot;;1;0);IF([.H5]=&quot;w&quot;;1;0));1;0)" office:value-type="float" office:value="1" calcext:value-type="float">
            <text:p>1</text:p>
          </table:table-cell>
          <table:table-cell table:style-name="ce5" table:formula="of:=IF(OR(IF([.I5]=&quot;g&quot;;1;0);IF([.I5]=&quot;y&quot;;1;0);IF([.I5]=&quot;a&quot;;1;0);IF([.I5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5]=&quot;b&quot;;1;0);IF([.B5]=&quot;p&quot;;1;0);IF([.B5]=&quot;a&quot;;1;0);IF([.B5]=&quot;w&quot;;1;0));1;0)" office:value-type="float" office:value="0" calcext:value-type="float">
            <text:p>0</text:p>
          </table:table-cell>
          <table:table-cell table:style-name="ce5" table:formula="of:=IF(OR(IF([.C5]=&quot;b&quot;;1;0);IF([.C5]=&quot;p&quot;;1;0);IF([.C5]=&quot;a&quot;;1;0);IF([.C5]=&quot;w&quot;;1;0));1;0)" office:value-type="float" office:value="0" calcext:value-type="float">
            <text:p>0</text:p>
          </table:table-cell>
          <table:table-cell table:style-name="ce5" table:formula="of:=IF(OR(IF([.D5]=&quot;b&quot;;1;0);IF([.D5]=&quot;p&quot;;1;0);IF([.D5]=&quot;a&quot;;1;0);IF([.D5]=&quot;w&quot;;1;0));1;0)" office:value-type="float" office:value="0" calcext:value-type="float">
            <text:p>0</text:p>
          </table:table-cell>
          <table:table-cell table:style-name="ce5" table:formula="of:=IF(OR(IF([.E5]=&quot;b&quot;;1;0);IF([.E5]=&quot;p&quot;;1;0);IF([.E5]=&quot;a&quot;;1;0);IF([.E5]=&quot;w&quot;;1;0));1;0)" office:value-type="float" office:value="1" calcext:value-type="float">
            <text:p>1</text:p>
          </table:table-cell>
          <table:table-cell table:style-name="ce5" table:formula="of:=IF(OR(IF([.F5]=&quot;b&quot;;1;0);IF([.F5]=&quot;p&quot;;1;0);IF([.F5]=&quot;a&quot;;1;0);IF([.F5]=&quot;w&quot;;1;0));1;0)" office:value-type="float" office:value="0" calcext:value-type="float">
            <text:p>0</text:p>
          </table:table-cell>
          <table:table-cell table:style-name="ce5" table:formula="of:=IF(OR(IF([.G5]=&quot;b&quot;;1;0);IF([.G5]=&quot;p&quot;;1;0);IF([.G5]=&quot;a&quot;;1;0);IF([.G5]=&quot;w&quot;;1;0));1;0)" office:value-type="float" office:value="1" calcext:value-type="float">
            <text:p>1</text:p>
          </table:table-cell>
          <table:table-cell table:style-name="ce5" table:formula="of:=IF(OR(IF([.H5]=&quot;b&quot;;1;0);IF([.H5]=&quot;p&quot;;1;0);IF([.H5]=&quot;a&quot;;1;0);IF([.H5]=&quot;w&quot;;1;0));1;0)" office:value-type="float" office:value="0" calcext:value-type="float">
            <text:p>0</text:p>
          </table:table-cell>
          <table:table-cell table:style-name="ce5" table:formula="of:=IF(OR(IF([.I5]=&quot;b&quot;;1;0);IF([.I5]=&quot;p&quot;;1;0);IF([.I5]=&quot;a&quot;;1;0);IF([.I5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11"/>
          <table:table-cell table:number-columns-repeated="2" table:style-name="ce11" office:value-type="string" calcext:value-type="string">
            <text:p>p</text:p>
          </table:table-cell>
          <table:table-cell table:style-name="ce11" office:value-type="string" calcext:value-type="string">
            <text:p>w</text:p>
          </table:table-cell>
          <table:table-cell table:number-columns-repeated="2" table:style-name="ce11" office:value-type="string" calcext:value-type="string">
            <text:p>p</text:p>
          </table:table-cell>
          <table:table-cell table:style-name="ce11" office:value-type="string" calcext:value-type="string">
            <text:p>b</text:p>
          </table:table-cell>
          <table:table-cell table:style-name="ce11" office:value-type="string" calcext:value-type="string">
            <text:p>g</text:p>
          </table:table-cell>
          <table:table-cell table:style-name="ce2"/>
          <table:table-cell/>
          <table:table-cell table:style-name="ce5" table:formula="of:=IF(OR(IF([.B6]=&quot;r&quot;;1;0);IF([.B6]=&quot;y&quot;;1;0);IF([.B6]=&quot;p&quot;;1;0);IF([.B6]=&quot;w&quot;;1;0));1;0)" office:value-type="float" office:value="0" calcext:value-type="float">
            <text:p>0</text:p>
          </table:table-cell>
          <table:table-cell table:style-name="ce5" table:formula="of:=IF(OR(IF([.C6]=&quot;r&quot;;1;0);IF([.C6]=&quot;y&quot;;1;0);IF([.C6]=&quot;p&quot;;1;0);IF([.C6]=&quot;w&quot;;1;0));1;0)" office:value-type="float" office:value="1" calcext:value-type="float">
            <text:p>1</text:p>
          </table:table-cell>
          <table:table-cell table:style-name="ce5" table:formula="of:=IF(OR(IF([.D6]=&quot;r&quot;;1;0);IF([.D6]=&quot;y&quot;;1;0);IF([.D6]=&quot;p&quot;;1;0);IF([.D6]=&quot;w&quot;;1;0));1;0)" office:value-type="float" office:value="1" calcext:value-type="float">
            <text:p>1</text:p>
          </table:table-cell>
          <table:table-cell table:style-name="ce5" table:formula="of:=IF(OR(IF([.E6]=&quot;r&quot;;1;0);IF([.E6]=&quot;y&quot;;1;0);IF([.E6]=&quot;p&quot;;1;0);IF([.E6]=&quot;w&quot;;1;0));1;0)" office:value-type="float" office:value="1" calcext:value-type="float">
            <text:p>1</text:p>
          </table:table-cell>
          <table:table-cell table:style-name="ce5" table:formula="of:=IF(OR(IF([.F6]=&quot;r&quot;;1;0);IF([.F6]=&quot;y&quot;;1;0);IF([.F6]=&quot;p&quot;;1;0);IF([.F6]=&quot;w&quot;;1;0));1;0)" office:value-type="float" office:value="1" calcext:value-type="float">
            <text:p>1</text:p>
          </table:table-cell>
          <table:table-cell table:style-name="ce5" table:formula="of:=IF(OR(IF([.G6]=&quot;r&quot;;1;0);IF([.G6]=&quot;y&quot;;1;0);IF([.G6]=&quot;p&quot;;1;0);IF([.G6]=&quot;w&quot;;1;0));1;0)" office:value-type="float" office:value="1" calcext:value-type="float">
            <text:p>1</text:p>
          </table:table-cell>
          <table:table-cell table:style-name="ce5" table:formula="of:=IF(OR(IF([.H6]=&quot;r&quot;;1;0);IF([.H6]=&quot;y&quot;;1;0);IF([.H6]=&quot;p&quot;;1;0);IF([.H6]=&quot;w&quot;;1;0));1;0)" office:value-type="float" office:value="0" calcext:value-type="float">
            <text:p>0</text:p>
          </table:table-cell>
          <table:table-cell table:style-name="ce5" table:formula="of:=IF(OR(IF([.I6]=&quot;r&quot;;1;0);IF([.I6]=&quot;y&quot;;1;0);IF([.I6]=&quot;p&quot;;1;0);IF([.I6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6]=&quot;g&quot;;1;0);IF([.B6]=&quot;y&quot;;1;0);IF([.B6]=&quot;a&quot;;1;0);IF([.B6]=&quot;w&quot;;1;0));1;0)" office:value-type="float" office:value="0" calcext:value-type="float">
            <text:p>0</text:p>
          </table:table-cell>
          <table:table-cell table:style-name="ce5" table:formula="of:=IF(OR(IF([.C6]=&quot;g&quot;;1;0);IF([.C6]=&quot;y&quot;;1;0);IF([.C6]=&quot;a&quot;;1;0);IF([.C6]=&quot;w&quot;;1;0));1;0)" office:value-type="float" office:value="0" calcext:value-type="float">
            <text:p>0</text:p>
          </table:table-cell>
          <table:table-cell table:style-name="ce5" table:formula="of:=IF(OR(IF([.D6]=&quot;g&quot;;1;0);IF([.D6]=&quot;y&quot;;1;0);IF([.D6]=&quot;a&quot;;1;0);IF([.D6]=&quot;w&quot;;1;0));1;0)" office:value-type="float" office:value="0" calcext:value-type="float">
            <text:p>0</text:p>
          </table:table-cell>
          <table:table-cell table:style-name="ce5" table:formula="of:=IF(OR(IF([.E6]=&quot;g&quot;;1;0);IF([.E6]=&quot;y&quot;;1;0);IF([.E6]=&quot;a&quot;;1;0);IF([.E6]=&quot;w&quot;;1;0));1;0)" office:value-type="float" office:value="1" calcext:value-type="float">
            <text:p>1</text:p>
          </table:table-cell>
          <table:table-cell table:style-name="ce5" table:formula="of:=IF(OR(IF([.F6]=&quot;g&quot;;1;0);IF([.F6]=&quot;y&quot;;1;0);IF([.F6]=&quot;a&quot;;1;0);IF([.F6]=&quot;w&quot;;1;0));1;0)" office:value-type="float" office:value="0" calcext:value-type="float">
            <text:p>0</text:p>
          </table:table-cell>
          <table:table-cell table:style-name="ce5" table:formula="of:=IF(OR(IF([.G6]=&quot;g&quot;;1;0);IF([.G6]=&quot;y&quot;;1;0);IF([.G6]=&quot;a&quot;;1;0);IF([.G6]=&quot;w&quot;;1;0));1;0)" office:value-type="float" office:value="0" calcext:value-type="float">
            <text:p>0</text:p>
          </table:table-cell>
          <table:table-cell table:style-name="ce5" table:formula="of:=IF(OR(IF([.H6]=&quot;g&quot;;1;0);IF([.H6]=&quot;y&quot;;1;0);IF([.H6]=&quot;a&quot;;1;0);IF([.H6]=&quot;w&quot;;1;0));1;0)" office:value-type="float" office:value="0" calcext:value-type="float">
            <text:p>0</text:p>
          </table:table-cell>
          <table:table-cell table:style-name="ce5" table:formula="of:=IF(OR(IF([.I6]=&quot;g&quot;;1;0);IF([.I6]=&quot;y&quot;;1;0);IF([.I6]=&quot;a&quot;;1;0);IF([.I6]=&quot;w&quot;;1;0));1;0)" office:value-type="float" office:value="1" calcext:value-type="float">
            <text:p>1</text:p>
          </table:table-cell>
          <table:table-cell table:style-name="ce5"/>
          <table:table-cell table:style-name="ce5" table:formula="of:=IF(OR(IF([.B6]=&quot;b&quot;;1;0);IF([.B6]=&quot;p&quot;;1;0);IF([.B6]=&quot;a&quot;;1;0);IF([.B6]=&quot;w&quot;;1;0));1;0)" office:value-type="float" office:value="0" calcext:value-type="float">
            <text:p>0</text:p>
          </table:table-cell>
          <table:table-cell table:style-name="ce5" table:formula="of:=IF(OR(IF([.C6]=&quot;b&quot;;1;0);IF([.C6]=&quot;p&quot;;1;0);IF([.C6]=&quot;a&quot;;1;0);IF([.C6]=&quot;w&quot;;1;0));1;0)" office:value-type="float" office:value="1" calcext:value-type="float">
            <text:p>1</text:p>
          </table:table-cell>
          <table:table-cell table:style-name="ce5" table:formula="of:=IF(OR(IF([.D6]=&quot;b&quot;;1;0);IF([.D6]=&quot;p&quot;;1;0);IF([.D6]=&quot;a&quot;;1;0);IF([.D6]=&quot;w&quot;;1;0));1;0)" office:value-type="float" office:value="1" calcext:value-type="float">
            <text:p>1</text:p>
          </table:table-cell>
          <table:table-cell table:style-name="ce5" table:formula="of:=IF(OR(IF([.E6]=&quot;b&quot;;1;0);IF([.E6]=&quot;p&quot;;1;0);IF([.E6]=&quot;a&quot;;1;0);IF([.E6]=&quot;w&quot;;1;0));1;0)" office:value-type="float" office:value="1" calcext:value-type="float">
            <text:p>1</text:p>
          </table:table-cell>
          <table:table-cell table:style-name="ce5" table:formula="of:=IF(OR(IF([.F6]=&quot;b&quot;;1;0);IF([.F6]=&quot;p&quot;;1;0);IF([.F6]=&quot;a&quot;;1;0);IF([.F6]=&quot;w&quot;;1;0));1;0)" office:value-type="float" office:value="1" calcext:value-type="float">
            <text:p>1</text:p>
          </table:table-cell>
          <table:table-cell table:style-name="ce5" table:formula="of:=IF(OR(IF([.G6]=&quot;b&quot;;1;0);IF([.G6]=&quot;p&quot;;1;0);IF([.G6]=&quot;a&quot;;1;0);IF([.G6]=&quot;w&quot;;1;0));1;0)" office:value-type="float" office:value="1" calcext:value-type="float">
            <text:p>1</text:p>
          </table:table-cell>
          <table:table-cell table:style-name="ce5" table:formula="of:=IF(OR(IF([.H6]=&quot;b&quot;;1;0);IF([.H6]=&quot;p&quot;;1;0);IF([.H6]=&quot;a&quot;;1;0);IF([.H6]=&quot;w&quot;;1;0));1;0)" office:value-type="float" office:value="1" calcext:value-type="float">
            <text:p>1</text:p>
          </table:table-cell>
          <table:table-cell table:style-name="ce5" table:formula="of:=IF(OR(IF([.I6]=&quot;b&quot;;1;0);IF([.I6]=&quot;p&quot;;1;0);IF([.I6]=&quot;a&quot;;1;0);IF([.I6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11" office:value-type="string" calcext:value-type="string">
            <text:p>p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w</text:p>
          </table:table-cell>
          <table:table-cell table:number-columns-repeated="4" table:style-name="ce11" office:value-type="string" calcext:value-type="string">
            <text:p>p</text:p>
          </table:table-cell>
          <table:table-cell table:style-name="ce11"/>
          <table:table-cell table:style-name="ce2"/>
          <table:table-cell/>
          <table:table-cell table:style-name="ce5" table:formula="of:=IF(OR(IF([.B7]=&quot;r&quot;;1;0);IF([.B7]=&quot;y&quot;;1;0);IF([.B7]=&quot;p&quot;;1;0);IF([.B7]=&quot;w&quot;;1;0));1;0)" office:value-type="float" office:value="1" calcext:value-type="float">
            <text:p>1</text:p>
          </table:table-cell>
          <table:table-cell table:style-name="ce5" table:formula="of:=IF(OR(IF([.C7]=&quot;r&quot;;1;0);IF([.C7]=&quot;y&quot;;1;0);IF([.C7]=&quot;p&quot;;1;0);IF([.C7]=&quot;w&quot;;1;0));1;0)" office:value-type="float" office:value="1" calcext:value-type="float">
            <text:p>1</text:p>
          </table:table-cell>
          <table:table-cell table:style-name="ce5" table:formula="of:=IF(OR(IF([.D7]=&quot;r&quot;;1;0);IF([.D7]=&quot;y&quot;;1;0);IF([.D7]=&quot;p&quot;;1;0);IF([.D7]=&quot;w&quot;;1;0));1;0)" office:value-type="float" office:value="1" calcext:value-type="float">
            <text:p>1</text:p>
          </table:table-cell>
          <table:table-cell table:style-name="ce5" table:formula="of:=IF(OR(IF([.E7]=&quot;r&quot;;1;0);IF([.E7]=&quot;y&quot;;1;0);IF([.E7]=&quot;p&quot;;1;0);IF([.E7]=&quot;w&quot;;1;0));1;0)" office:value-type="float" office:value="1" calcext:value-type="float">
            <text:p>1</text:p>
          </table:table-cell>
          <table:table-cell table:style-name="ce5" table:formula="of:=IF(OR(IF([.F7]=&quot;r&quot;;1;0);IF([.F7]=&quot;y&quot;;1;0);IF([.F7]=&quot;p&quot;;1;0);IF([.F7]=&quot;w&quot;;1;0));1;0)" office:value-type="float" office:value="1" calcext:value-type="float">
            <text:p>1</text:p>
          </table:table-cell>
          <table:table-cell table:style-name="ce5" table:formula="of:=IF(OR(IF([.G7]=&quot;r&quot;;1;0);IF([.G7]=&quot;y&quot;;1;0);IF([.G7]=&quot;p&quot;;1;0);IF([.G7]=&quot;w&quot;;1;0));1;0)" office:value-type="float" office:value="1" calcext:value-type="float">
            <text:p>1</text:p>
          </table:table-cell>
          <table:table-cell table:style-name="ce5" table:formula="of:=IF(OR(IF([.H7]=&quot;r&quot;;1;0);IF([.H7]=&quot;y&quot;;1;0);IF([.H7]=&quot;p&quot;;1;0);IF([.H7]=&quot;w&quot;;1;0));1;0)" office:value-type="float" office:value="1" calcext:value-type="float">
            <text:p>1</text:p>
          </table:table-cell>
          <table:table-cell table:style-name="ce5" table:formula="of:=IF(OR(IF([.I7]=&quot;r&quot;;1;0);IF([.I7]=&quot;y&quot;;1;0);IF([.I7]=&quot;p&quot;;1;0);IF([.I7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7]=&quot;g&quot;;1;0);IF([.B7]=&quot;y&quot;;1;0);IF([.B7]=&quot;a&quot;;1;0);IF([.B7]=&quot;w&quot;;1;0));1;0)" office:value-type="float" office:value="0" calcext:value-type="float">
            <text:p>0</text:p>
          </table:table-cell>
          <table:table-cell table:style-name="ce5" table:formula="of:=IF(OR(IF([.C7]=&quot;g&quot;;1;0);IF([.C7]=&quot;y&quot;;1;0);IF([.C7]=&quot;a&quot;;1;0);IF([.C7]=&quot;w&quot;;1;0));1;0)" office:value-type="float" office:value="0" calcext:value-type="float">
            <text:p>0</text:p>
          </table:table-cell>
          <table:table-cell table:style-name="ce5" table:formula="of:=IF(OR(IF([.D7]=&quot;g&quot;;1;0);IF([.D7]=&quot;y&quot;;1;0);IF([.D7]=&quot;a&quot;;1;0);IF([.D7]=&quot;w&quot;;1;0));1;0)" office:value-type="float" office:value="1" calcext:value-type="float">
            <text:p>1</text:p>
          </table:table-cell>
          <table:table-cell table:style-name="ce5" table:formula="of:=IF(OR(IF([.E7]=&quot;g&quot;;1;0);IF([.E7]=&quot;y&quot;;1;0);IF([.E7]=&quot;a&quot;;1;0);IF([.E7]=&quot;w&quot;;1;0));1;0)" office:value-type="float" office:value="0" calcext:value-type="float">
            <text:p>0</text:p>
          </table:table-cell>
          <table:table-cell table:style-name="ce5" table:formula="of:=IF(OR(IF([.F7]=&quot;g&quot;;1;0);IF([.F7]=&quot;y&quot;;1;0);IF([.F7]=&quot;a&quot;;1;0);IF([.F7]=&quot;w&quot;;1;0));1;0)" office:value-type="float" office:value="0" calcext:value-type="float">
            <text:p>0</text:p>
          </table:table-cell>
          <table:table-cell table:style-name="ce5" table:formula="of:=IF(OR(IF([.G7]=&quot;g&quot;;1;0);IF([.G7]=&quot;y&quot;;1;0);IF([.G7]=&quot;a&quot;;1;0);IF([.G7]=&quot;w&quot;;1;0));1;0)" office:value-type="float" office:value="0" calcext:value-type="float">
            <text:p>0</text:p>
          </table:table-cell>
          <table:table-cell table:style-name="ce5" table:formula="of:=IF(OR(IF([.H7]=&quot;g&quot;;1;0);IF([.H7]=&quot;y&quot;;1;0);IF([.H7]=&quot;a&quot;;1;0);IF([.H7]=&quot;w&quot;;1;0));1;0)" office:value-type="float" office:value="0" calcext:value-type="float">
            <text:p>0</text:p>
          </table:table-cell>
          <table:table-cell table:style-name="ce5" table:formula="of:=IF(OR(IF([.I7]=&quot;g&quot;;1;0);IF([.I7]=&quot;y&quot;;1;0);IF([.I7]=&quot;a&quot;;1;0);IF([.I7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7]=&quot;b&quot;;1;0);IF([.B7]=&quot;p&quot;;1;0);IF([.B7]=&quot;a&quot;;1;0);IF([.B7]=&quot;w&quot;;1;0));1;0)" office:value-type="float" office:value="1" calcext:value-type="float">
            <text:p>1</text:p>
          </table:table-cell>
          <table:table-cell table:style-name="ce5" table:formula="of:=IF(OR(IF([.C7]=&quot;b&quot;;1;0);IF([.C7]=&quot;p&quot;;1;0);IF([.C7]=&quot;a&quot;;1;0);IF([.C7]=&quot;w&quot;;1;0));1;0)" office:value-type="float" office:value="0" calcext:value-type="float">
            <text:p>0</text:p>
          </table:table-cell>
          <table:table-cell table:style-name="ce5" table:formula="of:=IF(OR(IF([.D7]=&quot;b&quot;;1;0);IF([.D7]=&quot;p&quot;;1;0);IF([.D7]=&quot;a&quot;;1;0);IF([.D7]=&quot;w&quot;;1;0));1;0)" office:value-type="float" office:value="1" calcext:value-type="float">
            <text:p>1</text:p>
          </table:table-cell>
          <table:table-cell table:style-name="ce5" table:formula="of:=IF(OR(IF([.E7]=&quot;b&quot;;1;0);IF([.E7]=&quot;p&quot;;1;0);IF([.E7]=&quot;a&quot;;1;0);IF([.E7]=&quot;w&quot;;1;0));1;0)" office:value-type="float" office:value="1" calcext:value-type="float">
            <text:p>1</text:p>
          </table:table-cell>
          <table:table-cell table:style-name="ce5" table:formula="of:=IF(OR(IF([.F7]=&quot;b&quot;;1;0);IF([.F7]=&quot;p&quot;;1;0);IF([.F7]=&quot;a&quot;;1;0);IF([.F7]=&quot;w&quot;;1;0));1;0)" office:value-type="float" office:value="1" calcext:value-type="float">
            <text:p>1</text:p>
          </table:table-cell>
          <table:table-cell table:style-name="ce5" table:formula="of:=IF(OR(IF([.G7]=&quot;b&quot;;1;0);IF([.G7]=&quot;p&quot;;1;0);IF([.G7]=&quot;a&quot;;1;0);IF([.G7]=&quot;w&quot;;1;0));1;0)" office:value-type="float" office:value="1" calcext:value-type="float">
            <text:p>1</text:p>
          </table:table-cell>
          <table:table-cell table:style-name="ce5" table:formula="of:=IF(OR(IF([.H7]=&quot;b&quot;;1;0);IF([.H7]=&quot;p&quot;;1;0);IF([.H7]=&quot;a&quot;;1;0);IF([.H7]=&quot;w&quot;;1;0));1;0)" office:value-type="float" office:value="1" calcext:value-type="float">
            <text:p>1</text:p>
          </table:table-cell>
          <table:table-cell table:style-name="ce5" table:formula="of:=IF(OR(IF([.I7]=&quot;b&quot;;1;0);IF([.I7]=&quot;p&quot;;1;0);IF([.I7]=&quot;a&quot;;1;0);IF([.I7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number-columns-repeated="7" table:style-name="ce11" office:value-type="string" calcext:value-type="string">
            <text:p>p</text:p>
          </table:table-cell>
          <table:table-cell table:style-name="ce11"/>
          <table:table-cell table:style-name="ce2"/>
          <table:table-cell/>
          <table:table-cell table:style-name="ce5" table:formula="of:=IF(OR(IF([.B8]=&quot;r&quot;;1;0);IF([.B8]=&quot;y&quot;;1;0);IF([.B8]=&quot;p&quot;;1;0);IF([.B8]=&quot;w&quot;;1;0));1;0)" office:value-type="float" office:value="1" calcext:value-type="float">
            <text:p>1</text:p>
          </table:table-cell>
          <table:table-cell table:style-name="ce5" table:formula="of:=IF(OR(IF([.C8]=&quot;r&quot;;1;0);IF([.C8]=&quot;y&quot;;1;0);IF([.C8]=&quot;p&quot;;1;0);IF([.C8]=&quot;w&quot;;1;0));1;0)" office:value-type="float" office:value="1" calcext:value-type="float">
            <text:p>1</text:p>
          </table:table-cell>
          <table:table-cell table:style-name="ce5" table:formula="of:=IF(OR(IF([.D8]=&quot;r&quot;;1;0);IF([.D8]=&quot;y&quot;;1;0);IF([.D8]=&quot;p&quot;;1;0);IF([.D8]=&quot;w&quot;;1;0));1;0)" office:value-type="float" office:value="1" calcext:value-type="float">
            <text:p>1</text:p>
          </table:table-cell>
          <table:table-cell table:style-name="ce5" table:formula="of:=IF(OR(IF([.E8]=&quot;r&quot;;1;0);IF([.E8]=&quot;y&quot;;1;0);IF([.E8]=&quot;p&quot;;1;0);IF([.E8]=&quot;w&quot;;1;0));1;0)" office:value-type="float" office:value="1" calcext:value-type="float">
            <text:p>1</text:p>
          </table:table-cell>
          <table:table-cell table:style-name="ce5" table:formula="of:=IF(OR(IF([.F8]=&quot;r&quot;;1;0);IF([.F8]=&quot;y&quot;;1;0);IF([.F8]=&quot;p&quot;;1;0);IF([.F8]=&quot;w&quot;;1;0));1;0)" office:value-type="float" office:value="1" calcext:value-type="float">
            <text:p>1</text:p>
          </table:table-cell>
          <table:table-cell table:style-name="ce5" table:formula="of:=IF(OR(IF([.G8]=&quot;r&quot;;1;0);IF([.G8]=&quot;y&quot;;1;0);IF([.G8]=&quot;p&quot;;1;0);IF([.G8]=&quot;w&quot;;1;0));1;0)" office:value-type="float" office:value="1" calcext:value-type="float">
            <text:p>1</text:p>
          </table:table-cell>
          <table:table-cell table:style-name="ce5" table:formula="of:=IF(OR(IF([.H8]=&quot;r&quot;;1;0);IF([.H8]=&quot;y&quot;;1;0);IF([.H8]=&quot;p&quot;;1;0);IF([.H8]=&quot;w&quot;;1;0));1;0)" office:value-type="float" office:value="1" calcext:value-type="float">
            <text:p>1</text:p>
          </table:table-cell>
          <table:table-cell table:style-name="ce5" table:formula="of:=IF(OR(IF([.I8]=&quot;r&quot;;1;0);IF([.I8]=&quot;y&quot;;1;0);IF([.I8]=&quot;p&quot;;1;0);IF([.I8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8]=&quot;g&quot;;1;0);IF([.B8]=&quot;y&quot;;1;0);IF([.B8]=&quot;a&quot;;1;0);IF([.B8]=&quot;w&quot;;1;0));1;0)" office:value-type="float" office:value="0" calcext:value-type="float">
            <text:p>0</text:p>
          </table:table-cell>
          <table:table-cell table:style-name="ce5" table:formula="of:=IF(OR(IF([.C8]=&quot;g&quot;;1;0);IF([.C8]=&quot;y&quot;;1;0);IF([.C8]=&quot;a&quot;;1;0);IF([.C8]=&quot;w&quot;;1;0));1;0)" office:value-type="float" office:value="0" calcext:value-type="float">
            <text:p>0</text:p>
          </table:table-cell>
          <table:table-cell table:style-name="ce5" table:formula="of:=IF(OR(IF([.D8]=&quot;g&quot;;1;0);IF([.D8]=&quot;y&quot;;1;0);IF([.D8]=&quot;a&quot;;1;0);IF([.D8]=&quot;w&quot;;1;0));1;0)" office:value-type="float" office:value="0" calcext:value-type="float">
            <text:p>0</text:p>
          </table:table-cell>
          <table:table-cell table:style-name="ce5" table:formula="of:=IF(OR(IF([.E8]=&quot;g&quot;;1;0);IF([.E8]=&quot;y&quot;;1;0);IF([.E8]=&quot;a&quot;;1;0);IF([.E8]=&quot;w&quot;;1;0));1;0)" office:value-type="float" office:value="0" calcext:value-type="float">
            <text:p>0</text:p>
          </table:table-cell>
          <table:table-cell table:style-name="ce5" table:formula="of:=IF(OR(IF([.F8]=&quot;g&quot;;1;0);IF([.F8]=&quot;y&quot;;1;0);IF([.F8]=&quot;a&quot;;1;0);IF([.F8]=&quot;w&quot;;1;0));1;0)" office:value-type="float" office:value="0" calcext:value-type="float">
            <text:p>0</text:p>
          </table:table-cell>
          <table:table-cell table:style-name="ce5" table:formula="of:=IF(OR(IF([.G8]=&quot;g&quot;;1;0);IF([.G8]=&quot;y&quot;;1;0);IF([.G8]=&quot;a&quot;;1;0);IF([.G8]=&quot;w&quot;;1;0));1;0)" office:value-type="float" office:value="0" calcext:value-type="float">
            <text:p>0</text:p>
          </table:table-cell>
          <table:table-cell table:style-name="ce5" table:formula="of:=IF(OR(IF([.H8]=&quot;g&quot;;1;0);IF([.H8]=&quot;y&quot;;1;0);IF([.H8]=&quot;a&quot;;1;0);IF([.H8]=&quot;w&quot;;1;0));1;0)" office:value-type="float" office:value="0" calcext:value-type="float">
            <text:p>0</text:p>
          </table:table-cell>
          <table:table-cell table:style-name="ce5" table:formula="of:=IF(OR(IF([.I8]=&quot;g&quot;;1;0);IF([.I8]=&quot;y&quot;;1;0);IF([.I8]=&quot;a&quot;;1;0);IF([.I8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8]=&quot;b&quot;;1;0);IF([.B8]=&quot;p&quot;;1;0);IF([.B8]=&quot;a&quot;;1;0);IF([.B8]=&quot;w&quot;;1;0));1;0)" office:value-type="float" office:value="1" calcext:value-type="float">
            <text:p>1</text:p>
          </table:table-cell>
          <table:table-cell table:style-name="ce5" table:formula="of:=IF(OR(IF([.C8]=&quot;b&quot;;1;0);IF([.C8]=&quot;p&quot;;1;0);IF([.C8]=&quot;a&quot;;1;0);IF([.C8]=&quot;w&quot;;1;0));1;0)" office:value-type="float" office:value="1" calcext:value-type="float">
            <text:p>1</text:p>
          </table:table-cell>
          <table:table-cell table:style-name="ce5" table:formula="of:=IF(OR(IF([.D8]=&quot;b&quot;;1;0);IF([.D8]=&quot;p&quot;;1;0);IF([.D8]=&quot;a&quot;;1;0);IF([.D8]=&quot;w&quot;;1;0));1;0)" office:value-type="float" office:value="1" calcext:value-type="float">
            <text:p>1</text:p>
          </table:table-cell>
          <table:table-cell table:style-name="ce5" table:formula="of:=IF(OR(IF([.E8]=&quot;b&quot;;1;0);IF([.E8]=&quot;p&quot;;1;0);IF([.E8]=&quot;a&quot;;1;0);IF([.E8]=&quot;w&quot;;1;0));1;0)" office:value-type="float" office:value="1" calcext:value-type="float">
            <text:p>1</text:p>
          </table:table-cell>
          <table:table-cell table:style-name="ce5" table:formula="of:=IF(OR(IF([.F8]=&quot;b&quot;;1;0);IF([.F8]=&quot;p&quot;;1;0);IF([.F8]=&quot;a&quot;;1;0);IF([.F8]=&quot;w&quot;;1;0));1;0)" office:value-type="float" office:value="1" calcext:value-type="float">
            <text:p>1</text:p>
          </table:table-cell>
          <table:table-cell table:style-name="ce5" table:formula="of:=IF(OR(IF([.G8]=&quot;b&quot;;1;0);IF([.G8]=&quot;p&quot;;1;0);IF([.G8]=&quot;a&quot;;1;0);IF([.G8]=&quot;w&quot;;1;0));1;0)" office:value-type="float" office:value="1" calcext:value-type="float">
            <text:p>1</text:p>
          </table:table-cell>
          <table:table-cell table:style-name="ce5" table:formula="of:=IF(OR(IF([.H8]=&quot;b&quot;;1;0);IF([.H8]=&quot;p&quot;;1;0);IF([.H8]=&quot;a&quot;;1;0);IF([.H8]=&quot;w&quot;;1;0));1;0)" office:value-type="float" office:value="1" calcext:value-type="float">
            <text:p>1</text:p>
          </table:table-cell>
          <table:table-cell table:style-name="ce5" table:formula="of:=IF(OR(IF([.I8]=&quot;b&quot;;1;0);IF([.I8]=&quot;p&quot;;1;0);IF([.I8]=&quot;a&quot;;1;0);IF([.I8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number-columns-repeated="6" table:style-name="ce11" office:value-type="string" calcext:value-type="string">
            <text:p>p</text:p>
          </table:table-cell>
          <table:table-cell table:style-name="ce11" table:number-columns-repeated="2"/>
          <table:table-cell table:style-name="ce2"/>
          <table:table-cell/>
          <table:table-cell table:style-name="ce5" table:formula="of:=IF(OR(IF([.B9]=&quot;r&quot;;1;0);IF([.B9]=&quot;y&quot;;1;0);IF([.B9]=&quot;p&quot;;1;0);IF([.B9]=&quot;w&quot;;1;0));1;0)" office:value-type="float" office:value="1" calcext:value-type="float">
            <text:p>1</text:p>
          </table:table-cell>
          <table:table-cell table:style-name="ce5" table:formula="of:=IF(OR(IF([.C9]=&quot;r&quot;;1;0);IF([.C9]=&quot;y&quot;;1;0);IF([.C9]=&quot;p&quot;;1;0);IF([.C9]=&quot;w&quot;;1;0));1;0)" office:value-type="float" office:value="1" calcext:value-type="float">
            <text:p>1</text:p>
          </table:table-cell>
          <table:table-cell table:style-name="ce5" table:formula="of:=IF(OR(IF([.D9]=&quot;r&quot;;1;0);IF([.D9]=&quot;y&quot;;1;0);IF([.D9]=&quot;p&quot;;1;0);IF([.D9]=&quot;w&quot;;1;0));1;0)" office:value-type="float" office:value="1" calcext:value-type="float">
            <text:p>1</text:p>
          </table:table-cell>
          <table:table-cell table:style-name="ce5" table:formula="of:=IF(OR(IF([.E9]=&quot;r&quot;;1;0);IF([.E9]=&quot;y&quot;;1;0);IF([.E9]=&quot;p&quot;;1;0);IF([.E9]=&quot;w&quot;;1;0));1;0)" office:value-type="float" office:value="1" calcext:value-type="float">
            <text:p>1</text:p>
          </table:table-cell>
          <table:table-cell table:style-name="ce5" table:formula="of:=IF(OR(IF([.F9]=&quot;r&quot;;1;0);IF([.F9]=&quot;y&quot;;1;0);IF([.F9]=&quot;p&quot;;1;0);IF([.F9]=&quot;w&quot;;1;0));1;0)" office:value-type="float" office:value="1" calcext:value-type="float">
            <text:p>1</text:p>
          </table:table-cell>
          <table:table-cell table:style-name="ce5" table:formula="of:=IF(OR(IF([.G9]=&quot;r&quot;;1;0);IF([.G9]=&quot;y&quot;;1;0);IF([.G9]=&quot;p&quot;;1;0);IF([.G9]=&quot;w&quot;;1;0));1;0)" office:value-type="float" office:value="1" calcext:value-type="float">
            <text:p>1</text:p>
          </table:table-cell>
          <table:table-cell table:style-name="ce5" table:formula="of:=IF(OR(IF([.H9]=&quot;r&quot;;1;0);IF([.H9]=&quot;y&quot;;1;0);IF([.H9]=&quot;p&quot;;1;0);IF([.H9]=&quot;w&quot;;1;0));1;0)" office:value-type="float" office:value="0" calcext:value-type="float">
            <text:p>0</text:p>
          </table:table-cell>
          <table:table-cell table:style-name="ce5" table:formula="of:=IF(OR(IF([.I9]=&quot;r&quot;;1;0);IF([.I9]=&quot;y&quot;;1;0);IF([.I9]=&quot;p&quot;;1;0);IF([.I9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9]=&quot;g&quot;;1;0);IF([.B9]=&quot;y&quot;;1;0);IF([.B9]=&quot;a&quot;;1;0);IF([.B9]=&quot;w&quot;;1;0));1;0)" office:value-type="float" office:value="0" calcext:value-type="float">
            <text:p>0</text:p>
          </table:table-cell>
          <table:table-cell table:style-name="ce5" table:formula="of:=IF(OR(IF([.C9]=&quot;g&quot;;1;0);IF([.C9]=&quot;y&quot;;1;0);IF([.C9]=&quot;a&quot;;1;0);IF([.C9]=&quot;w&quot;;1;0));1;0)" office:value-type="float" office:value="0" calcext:value-type="float">
            <text:p>0</text:p>
          </table:table-cell>
          <table:table-cell table:style-name="ce5" table:formula="of:=IF(OR(IF([.D9]=&quot;g&quot;;1;0);IF([.D9]=&quot;y&quot;;1;0);IF([.D9]=&quot;a&quot;;1;0);IF([.D9]=&quot;w&quot;;1;0));1;0)" office:value-type="float" office:value="0" calcext:value-type="float">
            <text:p>0</text:p>
          </table:table-cell>
          <table:table-cell table:style-name="ce5" table:formula="of:=IF(OR(IF([.E9]=&quot;g&quot;;1;0);IF([.E9]=&quot;y&quot;;1;0);IF([.E9]=&quot;a&quot;;1;0);IF([.E9]=&quot;w&quot;;1;0));1;0)" office:value-type="float" office:value="0" calcext:value-type="float">
            <text:p>0</text:p>
          </table:table-cell>
          <table:table-cell table:style-name="ce5" table:formula="of:=IF(OR(IF([.F9]=&quot;g&quot;;1;0);IF([.F9]=&quot;y&quot;;1;0);IF([.F9]=&quot;a&quot;;1;0);IF([.F9]=&quot;w&quot;;1;0));1;0)" office:value-type="float" office:value="0" calcext:value-type="float">
            <text:p>0</text:p>
          </table:table-cell>
          <table:table-cell table:style-name="ce5" table:formula="of:=IF(OR(IF([.G9]=&quot;g&quot;;1;0);IF([.G9]=&quot;y&quot;;1;0);IF([.G9]=&quot;a&quot;;1;0);IF([.G9]=&quot;w&quot;;1;0));1;0)" office:value-type="float" office:value="0" calcext:value-type="float">
            <text:p>0</text:p>
          </table:table-cell>
          <table:table-cell table:style-name="ce5" table:formula="of:=IF(OR(IF([.H9]=&quot;g&quot;;1;0);IF([.H9]=&quot;y&quot;;1;0);IF([.H9]=&quot;a&quot;;1;0);IF([.H9]=&quot;w&quot;;1;0));1;0)" office:value-type="float" office:value="0" calcext:value-type="float">
            <text:p>0</text:p>
          </table:table-cell>
          <table:table-cell table:style-name="ce5" table:formula="of:=IF(OR(IF([.I9]=&quot;g&quot;;1;0);IF([.I9]=&quot;y&quot;;1;0);IF([.I9]=&quot;a&quot;;1;0);IF([.I9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9]=&quot;b&quot;;1;0);IF([.B9]=&quot;p&quot;;1;0);IF([.B9]=&quot;a&quot;;1;0);IF([.B9]=&quot;w&quot;;1;0));1;0)" office:value-type="float" office:value="1" calcext:value-type="float">
            <text:p>1</text:p>
          </table:table-cell>
          <table:table-cell table:style-name="ce5" table:formula="of:=IF(OR(IF([.C9]=&quot;b&quot;;1;0);IF([.C9]=&quot;p&quot;;1;0);IF([.C9]=&quot;a&quot;;1;0);IF([.C9]=&quot;w&quot;;1;0));1;0)" office:value-type="float" office:value="1" calcext:value-type="float">
            <text:p>1</text:p>
          </table:table-cell>
          <table:table-cell table:style-name="ce5" table:formula="of:=IF(OR(IF([.D9]=&quot;b&quot;;1;0);IF([.D9]=&quot;p&quot;;1;0);IF([.D9]=&quot;a&quot;;1;0);IF([.D9]=&quot;w&quot;;1;0));1;0)" office:value-type="float" office:value="1" calcext:value-type="float">
            <text:p>1</text:p>
          </table:table-cell>
          <table:table-cell table:style-name="ce5" table:formula="of:=IF(OR(IF([.E9]=&quot;b&quot;;1;0);IF([.E9]=&quot;p&quot;;1;0);IF([.E9]=&quot;a&quot;;1;0);IF([.E9]=&quot;w&quot;;1;0));1;0)" office:value-type="float" office:value="1" calcext:value-type="float">
            <text:p>1</text:p>
          </table:table-cell>
          <table:table-cell table:style-name="ce5" table:formula="of:=IF(OR(IF([.F9]=&quot;b&quot;;1;0);IF([.F9]=&quot;p&quot;;1;0);IF([.F9]=&quot;a&quot;;1;0);IF([.F9]=&quot;w&quot;;1;0));1;0)" office:value-type="float" office:value="1" calcext:value-type="float">
            <text:p>1</text:p>
          </table:table-cell>
          <table:table-cell table:style-name="ce5" table:formula="of:=IF(OR(IF([.G9]=&quot;b&quot;;1;0);IF([.G9]=&quot;p&quot;;1;0);IF([.G9]=&quot;a&quot;;1;0);IF([.G9]=&quot;w&quot;;1;0));1;0)" office:value-type="float" office:value="1" calcext:value-type="float">
            <text:p>1</text:p>
          </table:table-cell>
          <table:table-cell table:style-name="ce5" table:formula="of:=IF(OR(IF([.H9]=&quot;b&quot;;1;0);IF([.H9]=&quot;p&quot;;1;0);IF([.H9]=&quot;a&quot;;1;0);IF([.H9]=&quot;w&quot;;1;0));1;0)" office:value-type="float" office:value="0" calcext:value-type="float">
            <text:p>0</text:p>
          </table:table-cell>
          <table:table-cell table:style-name="ce5" table:formula="of:=IF(OR(IF([.I9]=&quot;b&quot;;1;0);IF([.I9]=&quot;p&quot;;1;0);IF([.I9]=&quot;a&quot;;1;0);IF([.I9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3">
          <table:table-cell table:style-name="ce2"/>
          <table:table-cell table:style-name="ce11"/>
          <table:table-cell table:number-columns-repeated="4" table:style-name="ce11" office:value-type="string" calcext:value-type="string">
            <text:p>p</text:p>
          </table:table-cell>
          <table:table-cell table:style-name="ce11" table:number-columns-repeated="3"/>
          <table:table-cell table:style-name="ce2"/>
          <table:table-cell/>
          <table:table-cell table:style-name="ce5" table:formula="of:=IF(OR(IF([.B10]=&quot;r&quot;;1;0);IF([.B10]=&quot;y&quot;;1;0);IF([.B10]=&quot;p&quot;;1;0);IF([.B10]=&quot;w&quot;;1;0));1;0)" office:value-type="float" office:value="0" calcext:value-type="float">
            <text:p>0</text:p>
          </table:table-cell>
          <table:table-cell table:style-name="ce5" table:formula="of:=IF(OR(IF([.C10]=&quot;r&quot;;1;0);IF([.C10]=&quot;y&quot;;1;0);IF([.C10]=&quot;p&quot;;1;0);IF([.C10]=&quot;w&quot;;1;0));1;0)" office:value-type="float" office:value="1" calcext:value-type="float">
            <text:p>1</text:p>
          </table:table-cell>
          <table:table-cell table:style-name="ce5" table:formula="of:=IF(OR(IF([.D10]=&quot;r&quot;;1;0);IF([.D10]=&quot;y&quot;;1;0);IF([.D10]=&quot;p&quot;;1;0);IF([.D10]=&quot;w&quot;;1;0));1;0)" office:value-type="float" office:value="1" calcext:value-type="float">
            <text:p>1</text:p>
          </table:table-cell>
          <table:table-cell table:style-name="ce5" table:formula="of:=IF(OR(IF([.E10]=&quot;r&quot;;1;0);IF([.E10]=&quot;y&quot;;1;0);IF([.E10]=&quot;p&quot;;1;0);IF([.E10]=&quot;w&quot;;1;0));1;0)" office:value-type="float" office:value="1" calcext:value-type="float">
            <text:p>1</text:p>
          </table:table-cell>
          <table:table-cell table:style-name="ce5" table:formula="of:=IF(OR(IF([.F10]=&quot;r&quot;;1;0);IF([.F10]=&quot;y&quot;;1;0);IF([.F10]=&quot;p&quot;;1;0);IF([.F10]=&quot;w&quot;;1;0));1;0)" office:value-type="float" office:value="1" calcext:value-type="float">
            <text:p>1</text:p>
          </table:table-cell>
          <table:table-cell table:style-name="ce5" table:formula="of:=IF(OR(IF([.G10]=&quot;r&quot;;1;0);IF([.G10]=&quot;y&quot;;1;0);IF([.G10]=&quot;p&quot;;1;0);IF([.G10]=&quot;w&quot;;1;0));1;0)" office:value-type="float" office:value="0" calcext:value-type="float">
            <text:p>0</text:p>
          </table:table-cell>
          <table:table-cell table:style-name="ce5" table:formula="of:=IF(OR(IF([.H10]=&quot;r&quot;;1;0);IF([.H10]=&quot;y&quot;;1;0);IF([.H10]=&quot;p&quot;;1;0);IF([.H10]=&quot;w&quot;;1;0));1;0)" office:value-type="float" office:value="0" calcext:value-type="float">
            <text:p>0</text:p>
          </table:table-cell>
          <table:table-cell table:style-name="ce5" table:formula="of:=IF(OR(IF([.I10]=&quot;r&quot;;1;0);IF([.I10]=&quot;y&quot;;1;0);IF([.I10]=&quot;p&quot;;1;0);IF([.I10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10]=&quot;g&quot;;1;0);IF([.B10]=&quot;y&quot;;1;0);IF([.B10]=&quot;a&quot;;1;0);IF([.B10]=&quot;w&quot;;1;0));1;0)" office:value-type="float" office:value="0" calcext:value-type="float">
            <text:p>0</text:p>
          </table:table-cell>
          <table:table-cell table:style-name="ce5" table:formula="of:=IF(OR(IF([.C10]=&quot;g&quot;;1;0);IF([.C10]=&quot;y&quot;;1;0);IF([.C10]=&quot;a&quot;;1;0);IF([.C10]=&quot;w&quot;;1;0));1;0)" office:value-type="float" office:value="0" calcext:value-type="float">
            <text:p>0</text:p>
          </table:table-cell>
          <table:table-cell table:style-name="ce5" table:formula="of:=IF(OR(IF([.D10]=&quot;g&quot;;1;0);IF([.D10]=&quot;y&quot;;1;0);IF([.D10]=&quot;a&quot;;1;0);IF([.D10]=&quot;w&quot;;1;0));1;0)" office:value-type="float" office:value="0" calcext:value-type="float">
            <text:p>0</text:p>
          </table:table-cell>
          <table:table-cell table:style-name="ce5" table:formula="of:=IF(OR(IF([.E10]=&quot;g&quot;;1;0);IF([.E10]=&quot;y&quot;;1;0);IF([.E10]=&quot;a&quot;;1;0);IF([.E10]=&quot;w&quot;;1;0));1;0)" office:value-type="float" office:value="0" calcext:value-type="float">
            <text:p>0</text:p>
          </table:table-cell>
          <table:table-cell table:style-name="ce5" table:formula="of:=IF(OR(IF([.F10]=&quot;g&quot;;1;0);IF([.F10]=&quot;y&quot;;1;0);IF([.F10]=&quot;a&quot;;1;0);IF([.F10]=&quot;w&quot;;1;0));1;0)" office:value-type="float" office:value="0" calcext:value-type="float">
            <text:p>0</text:p>
          </table:table-cell>
          <table:table-cell table:style-name="ce5" table:formula="of:=IF(OR(IF([.G10]=&quot;g&quot;;1;0);IF([.G10]=&quot;y&quot;;1;0);IF([.G10]=&quot;a&quot;;1;0);IF([.G10]=&quot;w&quot;;1;0));1;0)" office:value-type="float" office:value="0" calcext:value-type="float">
            <text:p>0</text:p>
          </table:table-cell>
          <table:table-cell table:style-name="ce5" table:formula="of:=IF(OR(IF([.H10]=&quot;g&quot;;1;0);IF([.H10]=&quot;y&quot;;1;0);IF([.H10]=&quot;a&quot;;1;0);IF([.H10]=&quot;w&quot;;1;0));1;0)" office:value-type="float" office:value="0" calcext:value-type="float">
            <text:p>0</text:p>
          </table:table-cell>
          <table:table-cell table:style-name="ce5" table:formula="of:=IF(OR(IF([.I10]=&quot;g&quot;;1;0);IF([.I10]=&quot;y&quot;;1;0);IF([.I10]=&quot;a&quot;;1;0);IF([.I10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10]=&quot;b&quot;;1;0);IF([.B10]=&quot;p&quot;;1;0);IF([.B10]=&quot;a&quot;;1;0);IF([.B10]=&quot;w&quot;;1;0));1;0)" office:value-type="float" office:value="0" calcext:value-type="float">
            <text:p>0</text:p>
          </table:table-cell>
          <table:table-cell table:style-name="ce5" table:formula="of:=IF(OR(IF([.C10]=&quot;b&quot;;1;0);IF([.C10]=&quot;p&quot;;1;0);IF([.C10]=&quot;a&quot;;1;0);IF([.C10]=&quot;w&quot;;1;0));1;0)" office:value-type="float" office:value="1" calcext:value-type="float">
            <text:p>1</text:p>
          </table:table-cell>
          <table:table-cell table:style-name="ce5" table:formula="of:=IF(OR(IF([.D10]=&quot;b&quot;;1;0);IF([.D10]=&quot;p&quot;;1;0);IF([.D10]=&quot;a&quot;;1;0);IF([.D10]=&quot;w&quot;;1;0));1;0)" office:value-type="float" office:value="1" calcext:value-type="float">
            <text:p>1</text:p>
          </table:table-cell>
          <table:table-cell table:style-name="ce5" table:formula="of:=IF(OR(IF([.E10]=&quot;b&quot;;1;0);IF([.E10]=&quot;p&quot;;1;0);IF([.E10]=&quot;a&quot;;1;0);IF([.E10]=&quot;w&quot;;1;0));1;0)" office:value-type="float" office:value="1" calcext:value-type="float">
            <text:p>1</text:p>
          </table:table-cell>
          <table:table-cell table:style-name="ce5" table:formula="of:=IF(OR(IF([.F10]=&quot;b&quot;;1;0);IF([.F10]=&quot;p&quot;;1;0);IF([.F10]=&quot;a&quot;;1;0);IF([.F10]=&quot;w&quot;;1;0));1;0)" office:value-type="float" office:value="1" calcext:value-type="float">
            <text:p>1</text:p>
          </table:table-cell>
          <table:table-cell table:style-name="ce5" table:formula="of:=IF(OR(IF([.G10]=&quot;b&quot;;1;0);IF([.G10]=&quot;p&quot;;1;0);IF([.G10]=&quot;a&quot;;1;0);IF([.G10]=&quot;w&quot;;1;0));1;0)" office:value-type="float" office:value="0" calcext:value-type="float">
            <text:p>0</text:p>
          </table:table-cell>
          <table:table-cell table:style-name="ce5" table:formula="of:=IF(OR(IF([.H10]=&quot;b&quot;;1;0);IF([.H10]=&quot;p&quot;;1;0);IF([.H10]=&quot;a&quot;;1;0);IF([.H10]=&quot;w&quot;;1;0));1;0)" office:value-type="float" office:value="0" calcext:value-type="float">
            <text:p>0</text:p>
          </table:table-cell>
          <table:table-cell table:style-name="ce5" table:formula="of:=IF(OR(IF([.I10]=&quot;b&quot;;1;0);IF([.I10]=&quot;p&quot;;1;0);IF([.I10]=&quot;a&quot;;1;0);IF([.I10]=&quot;w&quot;;1;0));1;0)" office:value-type="float" office:value="0" calcext:value-type="float">
            <text:p>0</text:p>
          </table:table-cell>
          <table:table-cell table:number-columns-repeated="16347"/>
        </table:table-row>
        <table:table-row table:style-name="ro4">
          <table:table-cell table:style-name="ce2" table:number-columns-repeated="10"/>
          <table:table-cell table:number-columns-repeated="16374"/>
        </table:table-row>
        <table:table-row table:style-name="ro4">
          <table:table-cell table:number-columns-repeated="16384"/>
        </table:table-row>
        <table:table-row table:style-name="ro1">
          <table:table-cell/>
          <table:table-cell table:formula="of:=&quot;    .dw &quot;&amp;[.L13]&amp;&quot;, &quot;&amp;[.L14]&amp;&quot;, &quot;&amp;[.L15]&amp;&quot;, &quot;&amp;[.L16]&amp;&quot;, &quot;&amp;[.L17]&amp;&quot;, &quot;&amp;[.L18]&amp;&quot;, &quot;&amp;[.L19]&amp;&quot;, &quot;&amp;[.L20]" office:value-type="string" office:string-value="    .dw $00, $00, $1C, $7C, $FE, $FE, $FC, $78" calcext:value-type="string">
            <text:p><text:s text:c="4"/>.dw $00, $00, $1C, $7C, $FE, $FE, $FC, $78</text:p>
          </table:table-cell>
          <table:table-cell table:number-columns-repeated="9"/>
          <table:table-cell table:style-name="ce4" table:formula="of:=&quot;$&quot;&amp;BIN2HEX([.L3]&amp;[.M3]&amp;[.N3]&amp;[.O3]&amp;[.P3]&amp;[.Q3]&amp;[.R3]&amp;[.S3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U3]&amp;[.V3]&amp;[.W3]&amp;[.X3]&amp;[.Y3]&amp;[.Z3]&amp;[.AA3]&amp;[.AB3];2)" office:value-type="string" office:string-value="$09" calcext:value-type="string" table:number-columns-spanned="8" table:number-rows-spanned="1">
            <text:p>$09</text:p>
          </table:table-cell>
          <table:covered-table-cell table:number-columns-repeated="7" table:style-name="ce4"/>
          <table:table-cell/>
          <table:table-cell table:style-name="ce4" table:formula="of:=&quot;$&quot;&amp;BIN2HEX([.AD3]&amp;[.AE3]&amp;[.AF3]&amp;[.AG3]&amp;[.AH3]&amp;[.AI3]&amp;[.AJ3]&amp;[.AK3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/>
          <table:table-cell table:formula="of:=&quot;    .dw &quot;&amp;[.U13]&amp;&quot;, &quot;&amp;[.U14]&amp;&quot;, &quot;&amp;[.U15]&amp;&quot;, &quot;&amp;[.U16]&amp;&quot;, &quot;&amp;[.U17]&amp;&quot;, &quot;&amp;[.U18]&amp;&quot;, &quot;&amp;[.U19]&amp;&quot;, &quot;&amp;[.U20]" office:value-type="string" office:string-value="    .dw $09, $0E, $02, $11, $20, $00, $00, $00" calcext:value-type="string">
            <text:p><text:s text:c="4"/>.dw $09, $0E, $02, $11, $20, $00, $00, $00</text:p>
          </table:table-cell>
          <table:table-cell table:number-columns-repeated="9"/>
          <table:table-cell table:style-name="ce4" table:formula="of:=&quot;$&quot;&amp;BIN2HEX([.L4]&amp;[.M4]&amp;[.N4]&amp;[.O4]&amp;[.P4]&amp;[.Q4]&amp;[.R4]&amp;[.S4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U4]&amp;[.V4]&amp;[.W4]&amp;[.X4]&amp;[.Y4]&amp;[.Z4]&amp;[.AA4]&amp;[.AB4];2)" office:value-type="string" office:string-value="$0E" calcext:value-type="string" table:number-columns-spanned="8" table:number-rows-spanned="1">
            <text:p>$0E</text:p>
          </table:table-cell>
          <table:covered-table-cell table:number-columns-repeated="7" table:style-name="ce4"/>
          <table:table-cell/>
          <table:table-cell table:style-name="ce4" table:formula="of:=&quot;$&quot;&amp;BIN2HEX([.AD4]&amp;[.AE4]&amp;[.AF4]&amp;[.AG4]&amp;[.AH4]&amp;[.AI4]&amp;[.AJ4]&amp;[.AK4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/>
          <table:table-cell table:formula="of:=&quot;    .dw &quot;&amp;[.AD13]&amp;&quot;, &quot;&amp;[.AD14]&amp;&quot;, &quot;&amp;[.AD15]&amp;&quot;, &quot;&amp;[.AD16]&amp;&quot;, &quot;&amp;[.AD17]&amp;&quot;, &quot;&amp;[.AD18]&amp;&quot;, &quot;&amp;[.AD19]&amp;&quot;, &quot;&amp;[.AD20]" office:value-type="string" office:string-value="    .dw $00, $00, $14, $7E, $BE, $FE, $FC, $78" calcext:value-type="string">
            <text:p><text:s text:c="4"/>.dw $00, $00, $14, $7E, $BE, $FE, $FC, $78</text:p>
          </table:table-cell>
          <table:table-cell table:number-columns-repeated="9"/>
          <table:table-cell table:style-name="ce4" table:formula="of:=&quot;$&quot;&amp;BIN2HEX([.L5]&amp;[.M5]&amp;[.N5]&amp;[.O5]&amp;[.P5]&amp;[.Q5]&amp;[.R5]&amp;[.S5];2)" office:value-type="string" office:string-value="$1C" calcext:value-type="string" table:number-columns-spanned="8" table:number-rows-spanned="1">
            <text:p>$1C</text:p>
          </table:table-cell>
          <table:covered-table-cell table:number-columns-repeated="7" table:style-name="ce4"/>
          <table:table-cell/>
          <table:table-cell table:style-name="ce4" table:formula="of:=&quot;$&quot;&amp;BIN2HEX([.U5]&amp;[.V5]&amp;[.W5]&amp;[.X5]&amp;[.Y5]&amp;[.Z5]&amp;[.AA5]&amp;[.AB5];2)" office:value-type="string" office:string-value="$02" calcext:value-type="string" table:number-columns-spanned="8" table:number-rows-spanned="1">
            <text:p>$02</text:p>
          </table:table-cell>
          <table:covered-table-cell table:number-columns-repeated="7" table:style-name="ce4"/>
          <table:table-cell/>
          <table:table-cell table:style-name="ce4" table:formula="of:=&quot;$&quot;&amp;BIN2HEX([.AD5]&amp;[.AE5]&amp;[.AF5]&amp;[.AG5]&amp;[.AH5]&amp;[.AI5]&amp;[.AJ5]&amp;[.AK5];2)" office:value-type="string" office:string-value="$14" calcext:value-type="string" table:number-columns-spanned="8" table:number-rows-spanned="1">
            <text:p>$14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6]&amp;[.M6]&amp;[.N6]&amp;[.O6]&amp;[.P6]&amp;[.Q6]&amp;[.R6]&amp;[.S6];2)" office:value-type="string" office:string-value="$7C" calcext:value-type="string" table:number-columns-spanned="8" table:number-rows-spanned="1">
            <text:p>$7C</text:p>
          </table:table-cell>
          <table:covered-table-cell table:number-columns-repeated="7" table:style-name="ce4"/>
          <table:table-cell/>
          <table:table-cell table:style-name="ce4" table:formula="of:=&quot;$&quot;&amp;BIN2HEX([.U6]&amp;[.V6]&amp;[.W6]&amp;[.X6]&amp;[.Y6]&amp;[.Z6]&amp;[.AA6]&amp;[.AB6];2)" office:value-type="string" office:string-value="$11" calcext:value-type="string" table:number-columns-spanned="8" table:number-rows-spanned="1">
            <text:p>$11</text:p>
          </table:table-cell>
          <table:covered-table-cell table:number-columns-repeated="7" table:style-name="ce4"/>
          <table:table-cell/>
          <table:table-cell table:style-name="ce4" table:formula="of:=&quot;$&quot;&amp;BIN2HEX([.AD6]&amp;[.AE6]&amp;[.AF6]&amp;[.AG6]&amp;[.AH6]&amp;[.AI6]&amp;[.AJ6]&amp;[.AK6];2)" office:value-type="string" office:string-value="$7E" calcext:value-type="string" table:number-columns-spanned="8" table:number-rows-spanned="1">
            <text:p>$7E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7]&amp;[.M7]&amp;[.N7]&amp;[.O7]&amp;[.P7]&amp;[.Q7]&amp;[.R7]&amp;[.S7];2)" office:value-type="string" office:string-value="$FE" calcext:value-type="string" table:number-columns-spanned="8" table:number-rows-spanned="1">
            <text:p>$FE</text:p>
          </table:table-cell>
          <table:covered-table-cell table:number-columns-repeated="7" table:style-name="ce4"/>
          <table:table-cell/>
          <table:table-cell table:style-name="ce4" table:formula="of:=&quot;$&quot;&amp;BIN2HEX([.U7]&amp;[.V7]&amp;[.W7]&amp;[.X7]&amp;[.Y7]&amp;[.Z7]&amp;[.AA7]&amp;[.AB7];2)" office:value-type="string" office:string-value="$20" calcext:value-type="string" table:number-columns-spanned="8" table:number-rows-spanned="1">
            <text:p>$20</text:p>
          </table:table-cell>
          <table:covered-table-cell table:number-columns-repeated="7" table:style-name="ce4"/>
          <table:table-cell/>
          <table:table-cell table:style-name="ce4" table:formula="of:=&quot;$&quot;&amp;BIN2HEX([.AD7]&amp;[.AE7]&amp;[.AF7]&amp;[.AG7]&amp;[.AH7]&amp;[.AI7]&amp;[.AJ7]&amp;[.AK7];2)" office:value-type="string" office:string-value="$BE" calcext:value-type="string" table:number-columns-spanned="8" table:number-rows-spanned="1">
            <text:p>$BE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8]&amp;[.M8]&amp;[.N8]&amp;[.O8]&amp;[.P8]&amp;[.Q8]&amp;[.R8]&amp;[.S8];2)" office:value-type="string" office:string-value="$FE" calcext:value-type="string" table:number-columns-spanned="8" table:number-rows-spanned="1">
            <text:p>$FE</text:p>
          </table:table-cell>
          <table:covered-table-cell table:number-columns-repeated="7" table:style-name="ce4"/>
          <table:table-cell/>
          <table:table-cell table:style-name="ce4" table:formula="of:=&quot;$&quot;&amp;BIN2HEX([.U8]&amp;[.V8]&amp;[.W8]&amp;[.X8]&amp;[.Y8]&amp;[.Z8]&amp;[.AA8]&amp;[.AB8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AD8]&amp;[.AE8]&amp;[.AF8]&amp;[.AG8]&amp;[.AH8]&amp;[.AI8]&amp;[.AJ8]&amp;[.AK8];2)" office:value-type="string" office:string-value="$FE" calcext:value-type="string" table:number-columns-spanned="8" table:number-rows-spanned="1">
            <text:p>$FE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9]&amp;[.M9]&amp;[.N9]&amp;[.O9]&amp;[.P9]&amp;[.Q9]&amp;[.R9]&amp;[.S9];2)" office:value-type="string" office:string-value="$FC" calcext:value-type="string" table:number-columns-spanned="8" table:number-rows-spanned="1">
            <text:p>$FC</text:p>
          </table:table-cell>
          <table:covered-table-cell table:number-columns-repeated="7" table:style-name="ce4"/>
          <table:table-cell/>
          <table:table-cell table:style-name="ce4" table:formula="of:=&quot;$&quot;&amp;BIN2HEX([.U9]&amp;[.V9]&amp;[.W9]&amp;[.X9]&amp;[.Y9]&amp;[.Z9]&amp;[.AA9]&amp;[.AB9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AD9]&amp;[.AE9]&amp;[.AF9]&amp;[.AG9]&amp;[.AH9]&amp;[.AI9]&amp;[.AJ9]&amp;[.AK9];2)" office:value-type="string" office:string-value="$FC" calcext:value-type="string" table:number-columns-spanned="8" table:number-rows-spanned="1">
            <text:p>$FC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10]&amp;[.M10]&amp;[.N10]&amp;[.O10]&amp;[.P10]&amp;[.Q10]&amp;[.R10]&amp;[.S10];2)" office:value-type="string" office:string-value="$78" calcext:value-type="string" table:number-columns-spanned="8" table:number-rows-spanned="1">
            <text:p>$78</text:p>
          </table:table-cell>
          <table:covered-table-cell table:number-columns-repeated="7" table:style-name="ce4"/>
          <table:table-cell/>
          <table:table-cell table:style-name="ce4" table:formula="of:=&quot;$&quot;&amp;BIN2HEX([.U10]&amp;[.V10]&amp;[.W10]&amp;[.X10]&amp;[.Y10]&amp;[.Z10]&amp;[.AA10]&amp;[.AB10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AD10]&amp;[.AE10]&amp;[.AF10]&amp;[.AG10]&amp;[.AH10]&amp;[.AI10]&amp;[.AJ10]&amp;[.AK10];2)" office:value-type="string" office:string-value="$78" calcext:value-type="string" table:number-columns-spanned="8" table:number-rows-spanned="1">
            <text:p>$78</text:p>
          </table:table-cell>
          <table:covered-table-cell table:number-columns-repeated="7" table:style-name="ce4"/>
          <table:table-cell table:number-columns-repeated="16347"/>
        </table:table-row>
        <table:table-row table:style-name="ro5" table:number-rows-repeated="1048555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Eggplant.B3:Eggplant.I10">
            <calcext:condition calcext:apply-style-name="ConditionalStyle_43" calcext:value="=&quot;w&quot;" calcext:base-cell-address="Eggplant.B3"/>
            <calcext:condition calcext:apply-style-name="ConditionalStyle_44" calcext:value="=&quot;a&quot;" calcext:base-cell-address="Eggplant.B3"/>
            <calcext:condition calcext:apply-style-name="ConditionalStyle_45" calcext:value="=&quot;p&quot;" calcext:base-cell-address="Eggplant.B3"/>
            <calcext:condition calcext:apply-style-name="ConditionalStyle_46" calcext:value="=&quot;b&quot;" calcext:base-cell-address="Eggplant.B3"/>
            <calcext:condition calcext:apply-style-name="ConditionalStyle_47" calcext:value="=&quot;y&quot;" calcext:base-cell-address="Eggplant.B3"/>
            <calcext:condition calcext:apply-style-name="ConditionalStyle_48" calcext:value="=&quot;r&quot;" calcext:base-cell-address="Eggplant.B3"/>
            <calcext:condition calcext:apply-style-name="ConditionalStyle_49" calcext:value="=&quot;g&quot;" calcext:base-cell-address="Eggplant.B3"/>
          </calcext:conditional-format>
        </calcext:conditional-formats>
      </table:table>
      <table:table table:name="Cherry (2)" table:style-name="ta8">
        <office:forms form:automatic-focus="false" form:apply-design-mode="false"/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default-cell-style-name="ce1"/>
        <table:table-column table:style-name="co5" table:number-columns-repeated="8" table:default-cell-style-name="ce1"/>
        <table:table-column table:style-name="co7" table:default-cell-style-name="ce1"/>
        <table:table-column table:style-name="co5" table:number-columns-repeated="8" table:default-cell-style-name="ce1"/>
        <table:table-column table:style-name="co8" table:number-columns-repeated="16347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2" table:number-columns-repeated="10"/>
          <table:table-cell/>
          <table:table-cell table:style-name="ce4" office:value-type="string" calcext:value-type="string" table:number-columns-spanned="8" table:number-rows-spanned="1">
            <text:p>RED</text:p>
          </table:table-cell>
          <table:covered-table-cell table:number-columns-repeated="7" table:style-name="ce4"/>
          <table:table-cell/>
          <table:table-cell table:style-name="ce4" office:value-type="string" calcext:value-type="string" table:number-columns-spanned="8" table:number-rows-spanned="1">
            <text:p>GREEN</text:p>
          </table:table-cell>
          <table:covered-table-cell table:number-columns-repeated="7" table:style-name="ce4"/>
          <table:table-cell/>
          <table:table-cell table:style-name="ce4" office:value-type="string" calcext:value-type="string" table:number-columns-spanned="8" table:number-rows-spanned="1">
            <text:p>BLUE</text:p>
          </table:table-cell>
          <table:covered-table-cell table:number-columns-repeated="7" table:style-name="ce4"/>
          <table:table-cell table:number-columns-repeated="16347"/>
        </table:table-row>
        <table:table-row table:style-name="ro3">
          <table:table-cell table:style-name="ce2"/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p</text:p>
          </table:table-cell>
          <table:table-cell table:style-name="ce12" office:value-type="string" calcext:value-type="string">
            <text:p>w</text:p>
          </table:table-cell>
          <table:table-cell table:style-name="ce12"/>
          <table:table-cell table:style-name="ce2"/>
          <table:table-cell/>
          <table:table-cell table:style-name="ce5" table:formula="of:=IF(OR(IF([.B3]=&quot;r&quot;;1;0);IF([.B3]=&quot;y&quot;;1;0);IF([.B3]=&quot;p&quot;;1;0);IF([.B3]=&quot;w&quot;;1;0));1;0)" office:value-type="float" office:value="1" calcext:value-type="float">
            <text:p>1</text:p>
          </table:table-cell>
          <table:table-cell table:style-name="ce5" table:formula="of:=IF(OR(IF([.C3]=&quot;r&quot;;1;0);IF([.C3]=&quot;y&quot;;1;0);IF([.C3]=&quot;p&quot;;1;0);IF([.C3]=&quot;w&quot;;1;0));1;0)" office:value-type="float" office:value="1" calcext:value-type="float">
            <text:p>1</text:p>
          </table:table-cell>
          <table:table-cell table:style-name="ce5" table:formula="of:=IF(OR(IF([.D3]=&quot;r&quot;;1;0);IF([.D3]=&quot;y&quot;;1;0);IF([.D3]=&quot;p&quot;;1;0);IF([.D3]=&quot;w&quot;;1;0));1;0)" office:value-type="float" office:value="0" calcext:value-type="float">
            <text:p>0</text:p>
          </table:table-cell>
          <table:table-cell table:style-name="ce5" table:formula="of:=IF(OR(IF([.E3]=&quot;r&quot;;1;0);IF([.E3]=&quot;y&quot;;1;0);IF([.E3]=&quot;p&quot;;1;0);IF([.E3]=&quot;w&quot;;1;0));1;0)" office:value-type="float" office:value="0" calcext:value-type="float">
            <text:p>0</text:p>
          </table:table-cell>
          <table:table-cell table:style-name="ce5" table:formula="of:=IF(OR(IF([.F3]=&quot;r&quot;;1;0);IF([.F3]=&quot;y&quot;;1;0);IF([.F3]=&quot;p&quot;;1;0);IF([.F3]=&quot;w&quot;;1;0));1;0)" office:value-type="float" office:value="0" calcext:value-type="float">
            <text:p>0</text:p>
          </table:table-cell>
          <table:table-cell table:style-name="ce5" table:formula="of:=IF(OR(IF([.G3]=&quot;r&quot;;1;0);IF([.G3]=&quot;y&quot;;1;0);IF([.G3]=&quot;p&quot;;1;0);IF([.G3]=&quot;w&quot;;1;0));1;0)" office:value-type="float" office:value="1" calcext:value-type="float">
            <text:p>1</text:p>
          </table:table-cell>
          <table:table-cell table:style-name="ce5" table:formula="of:=IF(OR(IF([.H3]=&quot;r&quot;;1;0);IF([.H3]=&quot;y&quot;;1;0);IF([.H3]=&quot;p&quot;;1;0);IF([.H3]=&quot;w&quot;;1;0));1;0)" office:value-type="float" office:value="1" calcext:value-type="float">
            <text:p>1</text:p>
          </table:table-cell>
          <table:table-cell table:style-name="ce5" table:formula="of:=IF(OR(IF([.I3]=&quot;r&quot;;1;0);IF([.I3]=&quot;y&quot;;1;0);IF([.I3]=&quot;p&quot;;1;0);IF([.I3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3]=&quot;g&quot;;1;0);IF([.B3]=&quot;y&quot;;1;0);IF([.B3]=&quot;a&quot;;1;0);IF([.B3]=&quot;w&quot;;1;0));1;0)" office:value-type="float" office:value="0" calcext:value-type="float">
            <text:p>0</text:p>
          </table:table-cell>
          <table:table-cell table:style-name="ce5" table:formula="of:=IF(OR(IF([.C3]=&quot;g&quot;;1;0);IF([.C3]=&quot;y&quot;;1;0);IF([.C3]=&quot;a&quot;;1;0);IF([.C3]=&quot;w&quot;;1;0));1;0)" office:value-type="float" office:value="1" calcext:value-type="float">
            <text:p>1</text:p>
          </table:table-cell>
          <table:table-cell table:style-name="ce5" table:formula="of:=IF(OR(IF([.D3]=&quot;g&quot;;1;0);IF([.D3]=&quot;y&quot;;1;0);IF([.D3]=&quot;a&quot;;1;0);IF([.D3]=&quot;w&quot;;1;0));1;0)" office:value-type="float" office:value="1" calcext:value-type="float">
            <text:p>1</text:p>
          </table:table-cell>
          <table:table-cell table:style-name="ce5" table:formula="of:=IF(OR(IF([.E3]=&quot;g&quot;;1;0);IF([.E3]=&quot;y&quot;;1;0);IF([.E3]=&quot;a&quot;;1;0);IF([.E3]=&quot;w&quot;;1;0));1;0)" office:value-type="float" office:value="1" calcext:value-type="float">
            <text:p>1</text:p>
          </table:table-cell>
          <table:table-cell table:style-name="ce5" table:formula="of:=IF(OR(IF([.F3]=&quot;g&quot;;1;0);IF([.F3]=&quot;y&quot;;1;0);IF([.F3]=&quot;a&quot;;1;0);IF([.F3]=&quot;w&quot;;1;0));1;0)" office:value-type="float" office:value="0" calcext:value-type="float">
            <text:p>0</text:p>
          </table:table-cell>
          <table:table-cell table:style-name="ce5" table:formula="of:=IF(OR(IF([.G3]=&quot;g&quot;;1;0);IF([.G3]=&quot;y&quot;;1;0);IF([.G3]=&quot;a&quot;;1;0);IF([.G3]=&quot;w&quot;;1;0));1;0)" office:value-type="float" office:value="0" calcext:value-type="float">
            <text:p>0</text:p>
          </table:table-cell>
          <table:table-cell table:style-name="ce5" table:formula="of:=IF(OR(IF([.H3]=&quot;g&quot;;1;0);IF([.H3]=&quot;y&quot;;1;0);IF([.H3]=&quot;a&quot;;1;0);IF([.H3]=&quot;w&quot;;1;0));1;0)" office:value-type="float" office:value="1" calcext:value-type="float">
            <text:p>1</text:p>
          </table:table-cell>
          <table:table-cell table:style-name="ce5" table:formula="of:=IF(OR(IF([.I3]=&quot;g&quot;;1;0);IF([.I3]=&quot;y&quot;;1;0);IF([.I3]=&quot;a&quot;;1;0);IF([.I3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3]=&quot;b&quot;;1;0);IF([.B3]=&quot;p&quot;;1;0);IF([.B3]=&quot;a&quot;;1;0);IF([.B3]=&quot;w&quot;;1;0));1;0)" office:value-type="float" office:value="0" calcext:value-type="float">
            <text:p>0</text:p>
          </table:table-cell>
          <table:table-cell table:style-name="ce5" table:formula="of:=IF(OR(IF([.C3]=&quot;b&quot;;1;0);IF([.C3]=&quot;p&quot;;1;0);IF([.C3]=&quot;a&quot;;1;0);IF([.C3]=&quot;w&quot;;1;0));1;0)" office:value-type="float" office:value="0" calcext:value-type="float">
            <text:p>0</text:p>
          </table:table-cell>
          <table:table-cell table:style-name="ce5" table:formula="of:=IF(OR(IF([.D3]=&quot;b&quot;;1;0);IF([.D3]=&quot;p&quot;;1;0);IF([.D3]=&quot;a&quot;;1;0);IF([.D3]=&quot;w&quot;;1;0));1;0)" office:value-type="float" office:value="0" calcext:value-type="float">
            <text:p>0</text:p>
          </table:table-cell>
          <table:table-cell table:style-name="ce5" table:formula="of:=IF(OR(IF([.E3]=&quot;b&quot;;1;0);IF([.E3]=&quot;p&quot;;1;0);IF([.E3]=&quot;a&quot;;1;0);IF([.E3]=&quot;w&quot;;1;0));1;0)" office:value-type="float" office:value="1" calcext:value-type="float">
            <text:p>1</text:p>
          </table:table-cell>
          <table:table-cell table:style-name="ce5" table:formula="of:=IF(OR(IF([.F3]=&quot;b&quot;;1;0);IF([.F3]=&quot;p&quot;;1;0);IF([.F3]=&quot;a&quot;;1;0);IF([.F3]=&quot;w&quot;;1;0));1;0)" office:value-type="float" office:value="1" calcext:value-type="float">
            <text:p>1</text:p>
          </table:table-cell>
          <table:table-cell table:style-name="ce5" table:formula="of:=IF(OR(IF([.G3]=&quot;b&quot;;1;0);IF([.G3]=&quot;p&quot;;1;0);IF([.G3]=&quot;a&quot;;1;0);IF([.G3]=&quot;w&quot;;1;0));1;0)" office:value-type="float" office:value="1" calcext:value-type="float">
            <text:p>1</text:p>
          </table:table-cell>
          <table:table-cell table:style-name="ce5" table:formula="of:=IF(OR(IF([.H3]=&quot;b&quot;;1;0);IF([.H3]=&quot;p&quot;;1;0);IF([.H3]=&quot;a&quot;;1;0);IF([.H3]=&quot;w&quot;;1;0));1;0)" office:value-type="float" office:value="1" calcext:value-type="float">
            <text:p>1</text:p>
          </table:table-cell>
          <table:table-cell table:style-name="ce5" table:formula="of:=IF(OR(IF([.I3]=&quot;b&quot;;1;0);IF([.I3]=&quot;p&quot;;1;0);IF([.I3]=&quot;a&quot;;1;0);IF([.I3]=&quot;w&quot;;1;0));1;0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ed</text:p>
          </table:table-cell>
          <table:table-cell table:number-columns-repeated="16344"/>
        </table:table-row>
        <table:table-row table:style-name="ro3">
          <table:table-cell table:style-name="ce2"/>
          <table:table-cell table:style-name="ce12" table:number-columns-repeated="8"/>
          <table:table-cell table:style-name="ce2"/>
          <table:table-cell/>
          <table:table-cell table:style-name="ce5" table:formula="of:=IF(OR(IF([.B4]=&quot;r&quot;;1;0);IF([.B4]=&quot;y&quot;;1;0);IF([.B4]=&quot;p&quot;;1;0);IF([.B4]=&quot;w&quot;;1;0));1;0)" office:value-type="float" office:value="0" calcext:value-type="float">
            <text:p>0</text:p>
          </table:table-cell>
          <table:table-cell table:style-name="ce5" table:formula="of:=IF(OR(IF([.C4]=&quot;r&quot;;1;0);IF([.C4]=&quot;y&quot;;1;0);IF([.C4]=&quot;p&quot;;1;0);IF([.C4]=&quot;w&quot;;1;0));1;0)" office:value-type="float" office:value="0" calcext:value-type="float">
            <text:p>0</text:p>
          </table:table-cell>
          <table:table-cell table:style-name="ce5" table:formula="of:=IF(OR(IF([.D4]=&quot;r&quot;;1;0);IF([.D4]=&quot;y&quot;;1;0);IF([.D4]=&quot;p&quot;;1;0);IF([.D4]=&quot;w&quot;;1;0));1;0)" office:value-type="float" office:value="0" calcext:value-type="float">
            <text:p>0</text:p>
          </table:table-cell>
          <table:table-cell table:style-name="ce5" table:formula="of:=IF(OR(IF([.E4]=&quot;r&quot;;1;0);IF([.E4]=&quot;y&quot;;1;0);IF([.E4]=&quot;p&quot;;1;0);IF([.E4]=&quot;w&quot;;1;0));1;0)" office:value-type="float" office:value="0" calcext:value-type="float">
            <text:p>0</text:p>
          </table:table-cell>
          <table:table-cell table:style-name="ce5" table:formula="of:=IF(OR(IF([.F4]=&quot;r&quot;;1;0);IF([.F4]=&quot;y&quot;;1;0);IF([.F4]=&quot;p&quot;;1;0);IF([.F4]=&quot;w&quot;;1;0));1;0)" office:value-type="float" office:value="0" calcext:value-type="float">
            <text:p>0</text:p>
          </table:table-cell>
          <table:table-cell table:style-name="ce5" table:formula="of:=IF(OR(IF([.G4]=&quot;r&quot;;1;0);IF([.G4]=&quot;y&quot;;1;0);IF([.G4]=&quot;p&quot;;1;0);IF([.G4]=&quot;w&quot;;1;0));1;0)" office:value-type="float" office:value="0" calcext:value-type="float">
            <text:p>0</text:p>
          </table:table-cell>
          <table:table-cell table:style-name="ce5" table:formula="of:=IF(OR(IF([.H4]=&quot;r&quot;;1;0);IF([.H4]=&quot;y&quot;;1;0);IF([.H4]=&quot;p&quot;;1;0);IF([.H4]=&quot;w&quot;;1;0));1;0)" office:value-type="float" office:value="0" calcext:value-type="float">
            <text:p>0</text:p>
          </table:table-cell>
          <table:table-cell table:style-name="ce5" table:formula="of:=IF(OR(IF([.I4]=&quot;r&quot;;1;0);IF([.I4]=&quot;y&quot;;1;0);IF([.I4]=&quot;p&quot;;1;0);IF([.I4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4]=&quot;g&quot;;1;0);IF([.B4]=&quot;y&quot;;1;0);IF([.B4]=&quot;a&quot;;1;0);IF([.B4]=&quot;w&quot;;1;0));1;0)" office:value-type="float" office:value="0" calcext:value-type="float">
            <text:p>0</text:p>
          </table:table-cell>
          <table:table-cell table:style-name="ce5" table:formula="of:=IF(OR(IF([.C4]=&quot;g&quot;;1;0);IF([.C4]=&quot;y&quot;;1;0);IF([.C4]=&quot;a&quot;;1;0);IF([.C4]=&quot;w&quot;;1;0));1;0)" office:value-type="float" office:value="0" calcext:value-type="float">
            <text:p>0</text:p>
          </table:table-cell>
          <table:table-cell table:style-name="ce5" table:formula="of:=IF(OR(IF([.D4]=&quot;g&quot;;1;0);IF([.D4]=&quot;y&quot;;1;0);IF([.D4]=&quot;a&quot;;1;0);IF([.D4]=&quot;w&quot;;1;0));1;0)" office:value-type="float" office:value="0" calcext:value-type="float">
            <text:p>0</text:p>
          </table:table-cell>
          <table:table-cell table:style-name="ce5" table:formula="of:=IF(OR(IF([.E4]=&quot;g&quot;;1;0);IF([.E4]=&quot;y&quot;;1;0);IF([.E4]=&quot;a&quot;;1;0);IF([.E4]=&quot;w&quot;;1;0));1;0)" office:value-type="float" office:value="0" calcext:value-type="float">
            <text:p>0</text:p>
          </table:table-cell>
          <table:table-cell table:style-name="ce5" table:formula="of:=IF(OR(IF([.F4]=&quot;g&quot;;1;0);IF([.F4]=&quot;y&quot;;1;0);IF([.F4]=&quot;a&quot;;1;0);IF([.F4]=&quot;w&quot;;1;0));1;0)" office:value-type="float" office:value="0" calcext:value-type="float">
            <text:p>0</text:p>
          </table:table-cell>
          <table:table-cell table:style-name="ce5" table:formula="of:=IF(OR(IF([.G4]=&quot;g&quot;;1;0);IF([.G4]=&quot;y&quot;;1;0);IF([.G4]=&quot;a&quot;;1;0);IF([.G4]=&quot;w&quot;;1;0));1;0)" office:value-type="float" office:value="0" calcext:value-type="float">
            <text:p>0</text:p>
          </table:table-cell>
          <table:table-cell table:style-name="ce5" table:formula="of:=IF(OR(IF([.H4]=&quot;g&quot;;1;0);IF([.H4]=&quot;y&quot;;1;0);IF([.H4]=&quot;a&quot;;1;0);IF([.H4]=&quot;w&quot;;1;0));1;0)" office:value-type="float" office:value="0" calcext:value-type="float">
            <text:p>0</text:p>
          </table:table-cell>
          <table:table-cell table:style-name="ce5" table:formula="of:=IF(OR(IF([.I4]=&quot;g&quot;;1;0);IF([.I4]=&quot;y&quot;;1;0);IF([.I4]=&quot;a&quot;;1;0);IF([.I4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4]=&quot;b&quot;;1;0);IF([.B4]=&quot;p&quot;;1;0);IF([.B4]=&quot;a&quot;;1;0);IF([.B4]=&quot;w&quot;;1;0));1;0)" office:value-type="float" office:value="0" calcext:value-type="float">
            <text:p>0</text:p>
          </table:table-cell>
          <table:table-cell table:style-name="ce5" table:formula="of:=IF(OR(IF([.C4]=&quot;b&quot;;1;0);IF([.C4]=&quot;p&quot;;1;0);IF([.C4]=&quot;a&quot;;1;0);IF([.C4]=&quot;w&quot;;1;0));1;0)" office:value-type="float" office:value="0" calcext:value-type="float">
            <text:p>0</text:p>
          </table:table-cell>
          <table:table-cell table:style-name="ce5" table:formula="of:=IF(OR(IF([.D4]=&quot;b&quot;;1;0);IF([.D4]=&quot;p&quot;;1;0);IF([.D4]=&quot;a&quot;;1;0);IF([.D4]=&quot;w&quot;;1;0));1;0)" office:value-type="float" office:value="0" calcext:value-type="float">
            <text:p>0</text:p>
          </table:table-cell>
          <table:table-cell table:style-name="ce5" table:formula="of:=IF(OR(IF([.E4]=&quot;b&quot;;1;0);IF([.E4]=&quot;p&quot;;1;0);IF([.E4]=&quot;a&quot;;1;0);IF([.E4]=&quot;w&quot;;1;0));1;0)" office:value-type="float" office:value="0" calcext:value-type="float">
            <text:p>0</text:p>
          </table:table-cell>
          <table:table-cell table:style-name="ce5" table:formula="of:=IF(OR(IF([.F4]=&quot;b&quot;;1;0);IF([.F4]=&quot;p&quot;;1;0);IF([.F4]=&quot;a&quot;;1;0);IF([.F4]=&quot;w&quot;;1;0));1;0)" office:value-type="float" office:value="0" calcext:value-type="float">
            <text:p>0</text:p>
          </table:table-cell>
          <table:table-cell table:style-name="ce5" table:formula="of:=IF(OR(IF([.G4]=&quot;b&quot;;1;0);IF([.G4]=&quot;p&quot;;1;0);IF([.G4]=&quot;a&quot;;1;0);IF([.G4]=&quot;w&quot;;1;0));1;0)" office:value-type="float" office:value="0" calcext:value-type="float">
            <text:p>0</text:p>
          </table:table-cell>
          <table:table-cell table:style-name="ce5" table:formula="of:=IF(OR(IF([.H4]=&quot;b&quot;;1;0);IF([.H4]=&quot;p&quot;;1;0);IF([.H4]=&quot;a&quot;;1;0);IF([.H4]=&quot;w&quot;;1;0));1;0)" office:value-type="float" office:value="0" calcext:value-type="float">
            <text:p>0</text:p>
          </table:table-cell>
          <table:table-cell table:style-name="ce5" table:formula="of:=IF(OR(IF([.I4]=&quot;b&quot;;1;0);IF([.I4]=&quot;p&quot;;1;0);IF([.I4]=&quot;a&quot;;1;0);IF([.I4]=&quot;w&quot;;1;0));1;0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ellow</text:p>
          </table:table-cell>
          <table:table-cell table:number-columns-repeated="16344"/>
        </table:table-row>
        <table:table-row table:style-name="ro3">
          <table:table-cell table:style-name="ce2"/>
          <table:table-cell table:style-name="ce12" table:number-columns-repeated="8"/>
          <table:table-cell table:style-name="ce2"/>
          <table:table-cell/>
          <table:table-cell table:style-name="ce5" table:formula="of:=IF(OR(IF([.B5]=&quot;r&quot;;1;0);IF([.B5]=&quot;y&quot;;1;0);IF([.B5]=&quot;p&quot;;1;0);IF([.B5]=&quot;w&quot;;1;0));1;0)" office:value-type="float" office:value="0" calcext:value-type="float">
            <text:p>0</text:p>
          </table:table-cell>
          <table:table-cell table:style-name="ce5" table:formula="of:=IF(OR(IF([.C5]=&quot;r&quot;;1;0);IF([.C5]=&quot;y&quot;;1;0);IF([.C5]=&quot;p&quot;;1;0);IF([.C5]=&quot;w&quot;;1;0));1;0)" office:value-type="float" office:value="0" calcext:value-type="float">
            <text:p>0</text:p>
          </table:table-cell>
          <table:table-cell table:style-name="ce5" table:formula="of:=IF(OR(IF([.D5]=&quot;r&quot;;1;0);IF([.D5]=&quot;y&quot;;1;0);IF([.D5]=&quot;p&quot;;1;0);IF([.D5]=&quot;w&quot;;1;0));1;0)" office:value-type="float" office:value="0" calcext:value-type="float">
            <text:p>0</text:p>
          </table:table-cell>
          <table:table-cell table:style-name="ce5" table:formula="of:=IF(OR(IF([.E5]=&quot;r&quot;;1;0);IF([.E5]=&quot;y&quot;;1;0);IF([.E5]=&quot;p&quot;;1;0);IF([.E5]=&quot;w&quot;;1;0));1;0)" office:value-type="float" office:value="0" calcext:value-type="float">
            <text:p>0</text:p>
          </table:table-cell>
          <table:table-cell table:style-name="ce5" table:formula="of:=IF(OR(IF([.F5]=&quot;r&quot;;1;0);IF([.F5]=&quot;y&quot;;1;0);IF([.F5]=&quot;p&quot;;1;0);IF([.F5]=&quot;w&quot;;1;0));1;0)" office:value-type="float" office:value="0" calcext:value-type="float">
            <text:p>0</text:p>
          </table:table-cell>
          <table:table-cell table:style-name="ce5" table:formula="of:=IF(OR(IF([.G5]=&quot;r&quot;;1;0);IF([.G5]=&quot;y&quot;;1;0);IF([.G5]=&quot;p&quot;;1;0);IF([.G5]=&quot;w&quot;;1;0));1;0)" office:value-type="float" office:value="0" calcext:value-type="float">
            <text:p>0</text:p>
          </table:table-cell>
          <table:table-cell table:style-name="ce5" table:formula="of:=IF(OR(IF([.H5]=&quot;r&quot;;1;0);IF([.H5]=&quot;y&quot;;1;0);IF([.H5]=&quot;p&quot;;1;0);IF([.H5]=&quot;w&quot;;1;0));1;0)" office:value-type="float" office:value="0" calcext:value-type="float">
            <text:p>0</text:p>
          </table:table-cell>
          <table:table-cell table:style-name="ce5" table:formula="of:=IF(OR(IF([.I5]=&quot;r&quot;;1;0);IF([.I5]=&quot;y&quot;;1;0);IF([.I5]=&quot;p&quot;;1;0);IF([.I5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5]=&quot;g&quot;;1;0);IF([.B5]=&quot;y&quot;;1;0);IF([.B5]=&quot;a&quot;;1;0);IF([.B5]=&quot;w&quot;;1;0));1;0)" office:value-type="float" office:value="0" calcext:value-type="float">
            <text:p>0</text:p>
          </table:table-cell>
          <table:table-cell table:style-name="ce5" table:formula="of:=IF(OR(IF([.C5]=&quot;g&quot;;1;0);IF([.C5]=&quot;y&quot;;1;0);IF([.C5]=&quot;a&quot;;1;0);IF([.C5]=&quot;w&quot;;1;0));1;0)" office:value-type="float" office:value="0" calcext:value-type="float">
            <text:p>0</text:p>
          </table:table-cell>
          <table:table-cell table:style-name="ce5" table:formula="of:=IF(OR(IF([.D5]=&quot;g&quot;;1;0);IF([.D5]=&quot;y&quot;;1;0);IF([.D5]=&quot;a&quot;;1;0);IF([.D5]=&quot;w&quot;;1;0));1;0)" office:value-type="float" office:value="0" calcext:value-type="float">
            <text:p>0</text:p>
          </table:table-cell>
          <table:table-cell table:style-name="ce5" table:formula="of:=IF(OR(IF([.E5]=&quot;g&quot;;1;0);IF([.E5]=&quot;y&quot;;1;0);IF([.E5]=&quot;a&quot;;1;0);IF([.E5]=&quot;w&quot;;1;0));1;0)" office:value-type="float" office:value="0" calcext:value-type="float">
            <text:p>0</text:p>
          </table:table-cell>
          <table:table-cell table:style-name="ce5" table:formula="of:=IF(OR(IF([.F5]=&quot;g&quot;;1;0);IF([.F5]=&quot;y&quot;;1;0);IF([.F5]=&quot;a&quot;;1;0);IF([.F5]=&quot;w&quot;;1;0));1;0)" office:value-type="float" office:value="0" calcext:value-type="float">
            <text:p>0</text:p>
          </table:table-cell>
          <table:table-cell table:style-name="ce5" table:formula="of:=IF(OR(IF([.G5]=&quot;g&quot;;1;0);IF([.G5]=&quot;y&quot;;1;0);IF([.G5]=&quot;a&quot;;1;0);IF([.G5]=&quot;w&quot;;1;0));1;0)" office:value-type="float" office:value="0" calcext:value-type="float">
            <text:p>0</text:p>
          </table:table-cell>
          <table:table-cell table:style-name="ce5" table:formula="of:=IF(OR(IF([.H5]=&quot;g&quot;;1;0);IF([.H5]=&quot;y&quot;;1;0);IF([.H5]=&quot;a&quot;;1;0);IF([.H5]=&quot;w&quot;;1;0));1;0)" office:value-type="float" office:value="0" calcext:value-type="float">
            <text:p>0</text:p>
          </table:table-cell>
          <table:table-cell table:style-name="ce5" table:formula="of:=IF(OR(IF([.I5]=&quot;g&quot;;1;0);IF([.I5]=&quot;y&quot;;1;0);IF([.I5]=&quot;a&quot;;1;0);IF([.I5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5]=&quot;b&quot;;1;0);IF([.B5]=&quot;p&quot;;1;0);IF([.B5]=&quot;a&quot;;1;0);IF([.B5]=&quot;w&quot;;1;0));1;0)" office:value-type="float" office:value="0" calcext:value-type="float">
            <text:p>0</text:p>
          </table:table-cell>
          <table:table-cell table:style-name="ce5" table:formula="of:=IF(OR(IF([.C5]=&quot;b&quot;;1;0);IF([.C5]=&quot;p&quot;;1;0);IF([.C5]=&quot;a&quot;;1;0);IF([.C5]=&quot;w&quot;;1;0));1;0)" office:value-type="float" office:value="0" calcext:value-type="float">
            <text:p>0</text:p>
          </table:table-cell>
          <table:table-cell table:style-name="ce5" table:formula="of:=IF(OR(IF([.D5]=&quot;b&quot;;1;0);IF([.D5]=&quot;p&quot;;1;0);IF([.D5]=&quot;a&quot;;1;0);IF([.D5]=&quot;w&quot;;1;0));1;0)" office:value-type="float" office:value="0" calcext:value-type="float">
            <text:p>0</text:p>
          </table:table-cell>
          <table:table-cell table:style-name="ce5" table:formula="of:=IF(OR(IF([.E5]=&quot;b&quot;;1;0);IF([.E5]=&quot;p&quot;;1;0);IF([.E5]=&quot;a&quot;;1;0);IF([.E5]=&quot;w&quot;;1;0));1;0)" office:value-type="float" office:value="0" calcext:value-type="float">
            <text:p>0</text:p>
          </table:table-cell>
          <table:table-cell table:style-name="ce5" table:formula="of:=IF(OR(IF([.F5]=&quot;b&quot;;1;0);IF([.F5]=&quot;p&quot;;1;0);IF([.F5]=&quot;a&quot;;1;0);IF([.F5]=&quot;w&quot;;1;0));1;0)" office:value-type="float" office:value="0" calcext:value-type="float">
            <text:p>0</text:p>
          </table:table-cell>
          <table:table-cell table:style-name="ce5" table:formula="of:=IF(OR(IF([.G5]=&quot;b&quot;;1;0);IF([.G5]=&quot;p&quot;;1;0);IF([.G5]=&quot;a&quot;;1;0);IF([.G5]=&quot;w&quot;;1;0));1;0)" office:value-type="float" office:value="0" calcext:value-type="float">
            <text:p>0</text:p>
          </table:table-cell>
          <table:table-cell table:style-name="ce5" table:formula="of:=IF(OR(IF([.H5]=&quot;b&quot;;1;0);IF([.H5]=&quot;p&quot;;1;0);IF([.H5]=&quot;a&quot;;1;0);IF([.H5]=&quot;w&quot;;1;0));1;0)" office:value-type="float" office:value="0" calcext:value-type="float">
            <text:p>0</text:p>
          </table:table-cell>
          <table:table-cell table:style-name="ce5" table:formula="of:=IF(OR(IF([.I5]=&quot;b&quot;;1;0);IF([.I5]=&quot;p&quot;;1;0);IF([.I5]=&quot;a&quot;;1;0);IF([.I5]=&quot;w&quot;;1;0));1;0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reen</text:p>
          </table:table-cell>
          <table:table-cell table:number-columns-repeated="16344"/>
        </table:table-row>
        <table:table-row table:style-name="ro3">
          <table:table-cell table:style-name="ce2"/>
          <table:table-cell table:style-name="ce12" table:number-columns-repeated="8"/>
          <table:table-cell table:style-name="ce2"/>
          <table:table-cell/>
          <table:table-cell table:style-name="ce5" table:formula="of:=IF(OR(IF([.B6]=&quot;r&quot;;1;0);IF([.B6]=&quot;y&quot;;1;0);IF([.B6]=&quot;p&quot;;1;0);IF([.B6]=&quot;w&quot;;1;0));1;0)" office:value-type="float" office:value="0" calcext:value-type="float">
            <text:p>0</text:p>
          </table:table-cell>
          <table:table-cell table:style-name="ce5" table:formula="of:=IF(OR(IF([.C6]=&quot;r&quot;;1;0);IF([.C6]=&quot;y&quot;;1;0);IF([.C6]=&quot;p&quot;;1;0);IF([.C6]=&quot;w&quot;;1;0));1;0)" office:value-type="float" office:value="0" calcext:value-type="float">
            <text:p>0</text:p>
          </table:table-cell>
          <table:table-cell table:style-name="ce5" table:formula="of:=IF(OR(IF([.D6]=&quot;r&quot;;1;0);IF([.D6]=&quot;y&quot;;1;0);IF([.D6]=&quot;p&quot;;1;0);IF([.D6]=&quot;w&quot;;1;0));1;0)" office:value-type="float" office:value="0" calcext:value-type="float">
            <text:p>0</text:p>
          </table:table-cell>
          <table:table-cell table:style-name="ce5" table:formula="of:=IF(OR(IF([.E6]=&quot;r&quot;;1;0);IF([.E6]=&quot;y&quot;;1;0);IF([.E6]=&quot;p&quot;;1;0);IF([.E6]=&quot;w&quot;;1;0));1;0)" office:value-type="float" office:value="0" calcext:value-type="float">
            <text:p>0</text:p>
          </table:table-cell>
          <table:table-cell table:style-name="ce5" table:formula="of:=IF(OR(IF([.F6]=&quot;r&quot;;1;0);IF([.F6]=&quot;y&quot;;1;0);IF([.F6]=&quot;p&quot;;1;0);IF([.F6]=&quot;w&quot;;1;0));1;0)" office:value-type="float" office:value="0" calcext:value-type="float">
            <text:p>0</text:p>
          </table:table-cell>
          <table:table-cell table:style-name="ce5" table:formula="of:=IF(OR(IF([.G6]=&quot;r&quot;;1;0);IF([.G6]=&quot;y&quot;;1;0);IF([.G6]=&quot;p&quot;;1;0);IF([.G6]=&quot;w&quot;;1;0));1;0)" office:value-type="float" office:value="0" calcext:value-type="float">
            <text:p>0</text:p>
          </table:table-cell>
          <table:table-cell table:style-name="ce5" table:formula="of:=IF(OR(IF([.H6]=&quot;r&quot;;1;0);IF([.H6]=&quot;y&quot;;1;0);IF([.H6]=&quot;p&quot;;1;0);IF([.H6]=&quot;w&quot;;1;0));1;0)" office:value-type="float" office:value="0" calcext:value-type="float">
            <text:p>0</text:p>
          </table:table-cell>
          <table:table-cell table:style-name="ce5" table:formula="of:=IF(OR(IF([.I6]=&quot;r&quot;;1;0);IF([.I6]=&quot;y&quot;;1;0);IF([.I6]=&quot;p&quot;;1;0);IF([.I6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6]=&quot;g&quot;;1;0);IF([.B6]=&quot;y&quot;;1;0);IF([.B6]=&quot;a&quot;;1;0);IF([.B6]=&quot;w&quot;;1;0));1;0)" office:value-type="float" office:value="0" calcext:value-type="float">
            <text:p>0</text:p>
          </table:table-cell>
          <table:table-cell table:style-name="ce5" table:formula="of:=IF(OR(IF([.C6]=&quot;g&quot;;1;0);IF([.C6]=&quot;y&quot;;1;0);IF([.C6]=&quot;a&quot;;1;0);IF([.C6]=&quot;w&quot;;1;0));1;0)" office:value-type="float" office:value="0" calcext:value-type="float">
            <text:p>0</text:p>
          </table:table-cell>
          <table:table-cell table:style-name="ce5" table:formula="of:=IF(OR(IF([.D6]=&quot;g&quot;;1;0);IF([.D6]=&quot;y&quot;;1;0);IF([.D6]=&quot;a&quot;;1;0);IF([.D6]=&quot;w&quot;;1;0));1;0)" office:value-type="float" office:value="0" calcext:value-type="float">
            <text:p>0</text:p>
          </table:table-cell>
          <table:table-cell table:style-name="ce5" table:formula="of:=IF(OR(IF([.E6]=&quot;g&quot;;1;0);IF([.E6]=&quot;y&quot;;1;0);IF([.E6]=&quot;a&quot;;1;0);IF([.E6]=&quot;w&quot;;1;0));1;0)" office:value-type="float" office:value="0" calcext:value-type="float">
            <text:p>0</text:p>
          </table:table-cell>
          <table:table-cell table:style-name="ce5" table:formula="of:=IF(OR(IF([.F6]=&quot;g&quot;;1;0);IF([.F6]=&quot;y&quot;;1;0);IF([.F6]=&quot;a&quot;;1;0);IF([.F6]=&quot;w&quot;;1;0));1;0)" office:value-type="float" office:value="0" calcext:value-type="float">
            <text:p>0</text:p>
          </table:table-cell>
          <table:table-cell table:style-name="ce5" table:formula="of:=IF(OR(IF([.G6]=&quot;g&quot;;1;0);IF([.G6]=&quot;y&quot;;1;0);IF([.G6]=&quot;a&quot;;1;0);IF([.G6]=&quot;w&quot;;1;0));1;0)" office:value-type="float" office:value="0" calcext:value-type="float">
            <text:p>0</text:p>
          </table:table-cell>
          <table:table-cell table:style-name="ce5" table:formula="of:=IF(OR(IF([.H6]=&quot;g&quot;;1;0);IF([.H6]=&quot;y&quot;;1;0);IF([.H6]=&quot;a&quot;;1;0);IF([.H6]=&quot;w&quot;;1;0));1;0)" office:value-type="float" office:value="0" calcext:value-type="float">
            <text:p>0</text:p>
          </table:table-cell>
          <table:table-cell table:style-name="ce5" table:formula="of:=IF(OR(IF([.I6]=&quot;g&quot;;1;0);IF([.I6]=&quot;y&quot;;1;0);IF([.I6]=&quot;a&quot;;1;0);IF([.I6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6]=&quot;b&quot;;1;0);IF([.B6]=&quot;p&quot;;1;0);IF([.B6]=&quot;a&quot;;1;0);IF([.B6]=&quot;w&quot;;1;0));1;0)" office:value-type="float" office:value="0" calcext:value-type="float">
            <text:p>0</text:p>
          </table:table-cell>
          <table:table-cell table:style-name="ce5" table:formula="of:=IF(OR(IF([.C6]=&quot;b&quot;;1;0);IF([.C6]=&quot;p&quot;;1;0);IF([.C6]=&quot;a&quot;;1;0);IF([.C6]=&quot;w&quot;;1;0));1;0)" office:value-type="float" office:value="0" calcext:value-type="float">
            <text:p>0</text:p>
          </table:table-cell>
          <table:table-cell table:style-name="ce5" table:formula="of:=IF(OR(IF([.D6]=&quot;b&quot;;1;0);IF([.D6]=&quot;p&quot;;1;0);IF([.D6]=&quot;a&quot;;1;0);IF([.D6]=&quot;w&quot;;1;0));1;0)" office:value-type="float" office:value="0" calcext:value-type="float">
            <text:p>0</text:p>
          </table:table-cell>
          <table:table-cell table:style-name="ce5" table:formula="of:=IF(OR(IF([.E6]=&quot;b&quot;;1;0);IF([.E6]=&quot;p&quot;;1;0);IF([.E6]=&quot;a&quot;;1;0);IF([.E6]=&quot;w&quot;;1;0));1;0)" office:value-type="float" office:value="0" calcext:value-type="float">
            <text:p>0</text:p>
          </table:table-cell>
          <table:table-cell table:style-name="ce5" table:formula="of:=IF(OR(IF([.F6]=&quot;b&quot;;1;0);IF([.F6]=&quot;p&quot;;1;0);IF([.F6]=&quot;a&quot;;1;0);IF([.F6]=&quot;w&quot;;1;0));1;0)" office:value-type="float" office:value="0" calcext:value-type="float">
            <text:p>0</text:p>
          </table:table-cell>
          <table:table-cell table:style-name="ce5" table:formula="of:=IF(OR(IF([.G6]=&quot;b&quot;;1;0);IF([.G6]=&quot;p&quot;;1;0);IF([.G6]=&quot;a&quot;;1;0);IF([.G6]=&quot;w&quot;;1;0));1;0)" office:value-type="float" office:value="0" calcext:value-type="float">
            <text:p>0</text:p>
          </table:table-cell>
          <table:table-cell table:style-name="ce5" table:formula="of:=IF(OR(IF([.H6]=&quot;b&quot;;1;0);IF([.H6]=&quot;p&quot;;1;0);IF([.H6]=&quot;a&quot;;1;0);IF([.H6]=&quot;w&quot;;1;0));1;0)" office:value-type="float" office:value="0" calcext:value-type="float">
            <text:p>0</text:p>
          </table:table-cell>
          <table:table-cell table:style-name="ce5" table:formula="of:=IF(OR(IF([.I6]=&quot;b&quot;;1;0);IF([.I6]=&quot;p&quot;;1;0);IF([.I6]=&quot;a&quot;;1;0);IF([.I6]=&quot;w&quot;;1;0));1;0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qua</text:p>
          </table:table-cell>
          <table:table-cell table:number-columns-repeated="16344"/>
        </table:table-row>
        <table:table-row table:style-name="ro3">
          <table:table-cell table:style-name="ce2"/>
          <table:table-cell table:style-name="ce12" table:number-columns-repeated="8"/>
          <table:table-cell table:style-name="ce2"/>
          <table:table-cell/>
          <table:table-cell table:style-name="ce5" table:formula="of:=IF(OR(IF([.B7]=&quot;r&quot;;1;0);IF([.B7]=&quot;y&quot;;1;0);IF([.B7]=&quot;p&quot;;1;0);IF([.B7]=&quot;w&quot;;1;0));1;0)" office:value-type="float" office:value="0" calcext:value-type="float">
            <text:p>0</text:p>
          </table:table-cell>
          <table:table-cell table:style-name="ce5" table:formula="of:=IF(OR(IF([.C7]=&quot;r&quot;;1;0);IF([.C7]=&quot;y&quot;;1;0);IF([.C7]=&quot;p&quot;;1;0);IF([.C7]=&quot;w&quot;;1;0));1;0)" office:value-type="float" office:value="0" calcext:value-type="float">
            <text:p>0</text:p>
          </table:table-cell>
          <table:table-cell table:style-name="ce5" table:formula="of:=IF(OR(IF([.D7]=&quot;r&quot;;1;0);IF([.D7]=&quot;y&quot;;1;0);IF([.D7]=&quot;p&quot;;1;0);IF([.D7]=&quot;w&quot;;1;0));1;0)" office:value-type="float" office:value="0" calcext:value-type="float">
            <text:p>0</text:p>
          </table:table-cell>
          <table:table-cell table:style-name="ce5" table:formula="of:=IF(OR(IF([.E7]=&quot;r&quot;;1;0);IF([.E7]=&quot;y&quot;;1;0);IF([.E7]=&quot;p&quot;;1;0);IF([.E7]=&quot;w&quot;;1;0));1;0)" office:value-type="float" office:value="0" calcext:value-type="float">
            <text:p>0</text:p>
          </table:table-cell>
          <table:table-cell table:style-name="ce5" table:formula="of:=IF(OR(IF([.F7]=&quot;r&quot;;1;0);IF([.F7]=&quot;y&quot;;1;0);IF([.F7]=&quot;p&quot;;1;0);IF([.F7]=&quot;w&quot;;1;0));1;0)" office:value-type="float" office:value="0" calcext:value-type="float">
            <text:p>0</text:p>
          </table:table-cell>
          <table:table-cell table:style-name="ce5" table:formula="of:=IF(OR(IF([.G7]=&quot;r&quot;;1;0);IF([.G7]=&quot;y&quot;;1;0);IF([.G7]=&quot;p&quot;;1;0);IF([.G7]=&quot;w&quot;;1;0));1;0)" office:value-type="float" office:value="0" calcext:value-type="float">
            <text:p>0</text:p>
          </table:table-cell>
          <table:table-cell table:style-name="ce5" table:formula="of:=IF(OR(IF([.H7]=&quot;r&quot;;1;0);IF([.H7]=&quot;y&quot;;1;0);IF([.H7]=&quot;p&quot;;1;0);IF([.H7]=&quot;w&quot;;1;0));1;0)" office:value-type="float" office:value="0" calcext:value-type="float">
            <text:p>0</text:p>
          </table:table-cell>
          <table:table-cell table:style-name="ce5" table:formula="of:=IF(OR(IF([.I7]=&quot;r&quot;;1;0);IF([.I7]=&quot;y&quot;;1;0);IF([.I7]=&quot;p&quot;;1;0);IF([.I7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7]=&quot;g&quot;;1;0);IF([.B7]=&quot;y&quot;;1;0);IF([.B7]=&quot;a&quot;;1;0);IF([.B7]=&quot;w&quot;;1;0));1;0)" office:value-type="float" office:value="0" calcext:value-type="float">
            <text:p>0</text:p>
          </table:table-cell>
          <table:table-cell table:style-name="ce5" table:formula="of:=IF(OR(IF([.C7]=&quot;g&quot;;1;0);IF([.C7]=&quot;y&quot;;1;0);IF([.C7]=&quot;a&quot;;1;0);IF([.C7]=&quot;w&quot;;1;0));1;0)" office:value-type="float" office:value="0" calcext:value-type="float">
            <text:p>0</text:p>
          </table:table-cell>
          <table:table-cell table:style-name="ce5" table:formula="of:=IF(OR(IF([.D7]=&quot;g&quot;;1;0);IF([.D7]=&quot;y&quot;;1;0);IF([.D7]=&quot;a&quot;;1;0);IF([.D7]=&quot;w&quot;;1;0));1;0)" office:value-type="float" office:value="0" calcext:value-type="float">
            <text:p>0</text:p>
          </table:table-cell>
          <table:table-cell table:style-name="ce5" table:formula="of:=IF(OR(IF([.E7]=&quot;g&quot;;1;0);IF([.E7]=&quot;y&quot;;1;0);IF([.E7]=&quot;a&quot;;1;0);IF([.E7]=&quot;w&quot;;1;0));1;0)" office:value-type="float" office:value="0" calcext:value-type="float">
            <text:p>0</text:p>
          </table:table-cell>
          <table:table-cell table:style-name="ce5" table:formula="of:=IF(OR(IF([.F7]=&quot;g&quot;;1;0);IF([.F7]=&quot;y&quot;;1;0);IF([.F7]=&quot;a&quot;;1;0);IF([.F7]=&quot;w&quot;;1;0));1;0)" office:value-type="float" office:value="0" calcext:value-type="float">
            <text:p>0</text:p>
          </table:table-cell>
          <table:table-cell table:style-name="ce5" table:formula="of:=IF(OR(IF([.G7]=&quot;g&quot;;1;0);IF([.G7]=&quot;y&quot;;1;0);IF([.G7]=&quot;a&quot;;1;0);IF([.G7]=&quot;w&quot;;1;0));1;0)" office:value-type="float" office:value="0" calcext:value-type="float">
            <text:p>0</text:p>
          </table:table-cell>
          <table:table-cell table:style-name="ce5" table:formula="of:=IF(OR(IF([.H7]=&quot;g&quot;;1;0);IF([.H7]=&quot;y&quot;;1;0);IF([.H7]=&quot;a&quot;;1;0);IF([.H7]=&quot;w&quot;;1;0));1;0)" office:value-type="float" office:value="0" calcext:value-type="float">
            <text:p>0</text:p>
          </table:table-cell>
          <table:table-cell table:style-name="ce5" table:formula="of:=IF(OR(IF([.I7]=&quot;g&quot;;1;0);IF([.I7]=&quot;y&quot;;1;0);IF([.I7]=&quot;a&quot;;1;0);IF([.I7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7]=&quot;b&quot;;1;0);IF([.B7]=&quot;p&quot;;1;0);IF([.B7]=&quot;a&quot;;1;0);IF([.B7]=&quot;w&quot;;1;0));1;0)" office:value-type="float" office:value="0" calcext:value-type="float">
            <text:p>0</text:p>
          </table:table-cell>
          <table:table-cell table:style-name="ce5" table:formula="of:=IF(OR(IF([.C7]=&quot;b&quot;;1;0);IF([.C7]=&quot;p&quot;;1;0);IF([.C7]=&quot;a&quot;;1;0);IF([.C7]=&quot;w&quot;;1;0));1;0)" office:value-type="float" office:value="0" calcext:value-type="float">
            <text:p>0</text:p>
          </table:table-cell>
          <table:table-cell table:style-name="ce5" table:formula="of:=IF(OR(IF([.D7]=&quot;b&quot;;1;0);IF([.D7]=&quot;p&quot;;1;0);IF([.D7]=&quot;a&quot;;1;0);IF([.D7]=&quot;w&quot;;1;0));1;0)" office:value-type="float" office:value="0" calcext:value-type="float">
            <text:p>0</text:p>
          </table:table-cell>
          <table:table-cell table:style-name="ce5" table:formula="of:=IF(OR(IF([.E7]=&quot;b&quot;;1;0);IF([.E7]=&quot;p&quot;;1;0);IF([.E7]=&quot;a&quot;;1;0);IF([.E7]=&quot;w&quot;;1;0));1;0)" office:value-type="float" office:value="0" calcext:value-type="float">
            <text:p>0</text:p>
          </table:table-cell>
          <table:table-cell table:style-name="ce5" table:formula="of:=IF(OR(IF([.F7]=&quot;b&quot;;1;0);IF([.F7]=&quot;p&quot;;1;0);IF([.F7]=&quot;a&quot;;1;0);IF([.F7]=&quot;w&quot;;1;0));1;0)" office:value-type="float" office:value="0" calcext:value-type="float">
            <text:p>0</text:p>
          </table:table-cell>
          <table:table-cell table:style-name="ce5" table:formula="of:=IF(OR(IF([.G7]=&quot;b&quot;;1;0);IF([.G7]=&quot;p&quot;;1;0);IF([.G7]=&quot;a&quot;;1;0);IF([.G7]=&quot;w&quot;;1;0));1;0)" office:value-type="float" office:value="0" calcext:value-type="float">
            <text:p>0</text:p>
          </table:table-cell>
          <table:table-cell table:style-name="ce5" table:formula="of:=IF(OR(IF([.H7]=&quot;b&quot;;1;0);IF([.H7]=&quot;p&quot;;1;0);IF([.H7]=&quot;a&quot;;1;0);IF([.H7]=&quot;w&quot;;1;0));1;0)" office:value-type="float" office:value="0" calcext:value-type="float">
            <text:p>0</text:p>
          </table:table-cell>
          <table:table-cell table:style-name="ce5" table:formula="of:=IF(OR(IF([.I7]=&quot;b&quot;;1;0);IF([.I7]=&quot;p&quot;;1;0);IF([.I7]=&quot;a&quot;;1;0);IF([.I7]=&quot;w&quot;;1;0));1;0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blue</text:p>
          </table:table-cell>
          <table:table-cell table:number-columns-repeated="16344"/>
        </table:table-row>
        <table:table-row table:style-name="ro3">
          <table:table-cell table:style-name="ce2"/>
          <table:table-cell table:style-name="ce12" table:number-columns-repeated="8"/>
          <table:table-cell table:style-name="ce2"/>
          <table:table-cell/>
          <table:table-cell table:style-name="ce5" table:formula="of:=IF(OR(IF([.B8]=&quot;r&quot;;1;0);IF([.B8]=&quot;y&quot;;1;0);IF([.B8]=&quot;p&quot;;1;0);IF([.B8]=&quot;w&quot;;1;0));1;0)" office:value-type="float" office:value="0" calcext:value-type="float">
            <text:p>0</text:p>
          </table:table-cell>
          <table:table-cell table:style-name="ce5" table:formula="of:=IF(OR(IF([.C8]=&quot;r&quot;;1;0);IF([.C8]=&quot;y&quot;;1;0);IF([.C8]=&quot;p&quot;;1;0);IF([.C8]=&quot;w&quot;;1;0));1;0)" office:value-type="float" office:value="0" calcext:value-type="float">
            <text:p>0</text:p>
          </table:table-cell>
          <table:table-cell table:style-name="ce5" table:formula="of:=IF(OR(IF([.D8]=&quot;r&quot;;1;0);IF([.D8]=&quot;y&quot;;1;0);IF([.D8]=&quot;p&quot;;1;0);IF([.D8]=&quot;w&quot;;1;0));1;0)" office:value-type="float" office:value="0" calcext:value-type="float">
            <text:p>0</text:p>
          </table:table-cell>
          <table:table-cell table:style-name="ce5" table:formula="of:=IF(OR(IF([.E8]=&quot;r&quot;;1;0);IF([.E8]=&quot;y&quot;;1;0);IF([.E8]=&quot;p&quot;;1;0);IF([.E8]=&quot;w&quot;;1;0));1;0)" office:value-type="float" office:value="0" calcext:value-type="float">
            <text:p>0</text:p>
          </table:table-cell>
          <table:table-cell table:style-name="ce5" table:formula="of:=IF(OR(IF([.F8]=&quot;r&quot;;1;0);IF([.F8]=&quot;y&quot;;1;0);IF([.F8]=&quot;p&quot;;1;0);IF([.F8]=&quot;w&quot;;1;0));1;0)" office:value-type="float" office:value="0" calcext:value-type="float">
            <text:p>0</text:p>
          </table:table-cell>
          <table:table-cell table:style-name="ce5" table:formula="of:=IF(OR(IF([.G8]=&quot;r&quot;;1;0);IF([.G8]=&quot;y&quot;;1;0);IF([.G8]=&quot;p&quot;;1;0);IF([.G8]=&quot;w&quot;;1;0));1;0)" office:value-type="float" office:value="0" calcext:value-type="float">
            <text:p>0</text:p>
          </table:table-cell>
          <table:table-cell table:style-name="ce5" table:formula="of:=IF(OR(IF([.H8]=&quot;r&quot;;1;0);IF([.H8]=&quot;y&quot;;1;0);IF([.H8]=&quot;p&quot;;1;0);IF([.H8]=&quot;w&quot;;1;0));1;0)" office:value-type="float" office:value="0" calcext:value-type="float">
            <text:p>0</text:p>
          </table:table-cell>
          <table:table-cell table:style-name="ce5" table:formula="of:=IF(OR(IF([.I8]=&quot;r&quot;;1;0);IF([.I8]=&quot;y&quot;;1;0);IF([.I8]=&quot;p&quot;;1;0);IF([.I8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8]=&quot;g&quot;;1;0);IF([.B8]=&quot;y&quot;;1;0);IF([.B8]=&quot;a&quot;;1;0);IF([.B8]=&quot;w&quot;;1;0));1;0)" office:value-type="float" office:value="0" calcext:value-type="float">
            <text:p>0</text:p>
          </table:table-cell>
          <table:table-cell table:style-name="ce5" table:formula="of:=IF(OR(IF([.C8]=&quot;g&quot;;1;0);IF([.C8]=&quot;y&quot;;1;0);IF([.C8]=&quot;a&quot;;1;0);IF([.C8]=&quot;w&quot;;1;0));1;0)" office:value-type="float" office:value="0" calcext:value-type="float">
            <text:p>0</text:p>
          </table:table-cell>
          <table:table-cell table:style-name="ce5" table:formula="of:=IF(OR(IF([.D8]=&quot;g&quot;;1;0);IF([.D8]=&quot;y&quot;;1;0);IF([.D8]=&quot;a&quot;;1;0);IF([.D8]=&quot;w&quot;;1;0));1;0)" office:value-type="float" office:value="0" calcext:value-type="float">
            <text:p>0</text:p>
          </table:table-cell>
          <table:table-cell table:style-name="ce5" table:formula="of:=IF(OR(IF([.E8]=&quot;g&quot;;1;0);IF([.E8]=&quot;y&quot;;1;0);IF([.E8]=&quot;a&quot;;1;0);IF([.E8]=&quot;w&quot;;1;0));1;0)" office:value-type="float" office:value="0" calcext:value-type="float">
            <text:p>0</text:p>
          </table:table-cell>
          <table:table-cell table:style-name="ce5" table:formula="of:=IF(OR(IF([.F8]=&quot;g&quot;;1;0);IF([.F8]=&quot;y&quot;;1;0);IF([.F8]=&quot;a&quot;;1;0);IF([.F8]=&quot;w&quot;;1;0));1;0)" office:value-type="float" office:value="0" calcext:value-type="float">
            <text:p>0</text:p>
          </table:table-cell>
          <table:table-cell table:style-name="ce5" table:formula="of:=IF(OR(IF([.G8]=&quot;g&quot;;1;0);IF([.G8]=&quot;y&quot;;1;0);IF([.G8]=&quot;a&quot;;1;0);IF([.G8]=&quot;w&quot;;1;0));1;0)" office:value-type="float" office:value="0" calcext:value-type="float">
            <text:p>0</text:p>
          </table:table-cell>
          <table:table-cell table:style-name="ce5" table:formula="of:=IF(OR(IF([.H8]=&quot;g&quot;;1;0);IF([.H8]=&quot;y&quot;;1;0);IF([.H8]=&quot;a&quot;;1;0);IF([.H8]=&quot;w&quot;;1;0));1;0)" office:value-type="float" office:value="0" calcext:value-type="float">
            <text:p>0</text:p>
          </table:table-cell>
          <table:table-cell table:style-name="ce5" table:formula="of:=IF(OR(IF([.I8]=&quot;g&quot;;1;0);IF([.I8]=&quot;y&quot;;1;0);IF([.I8]=&quot;a&quot;;1;0);IF([.I8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8]=&quot;b&quot;;1;0);IF([.B8]=&quot;p&quot;;1;0);IF([.B8]=&quot;a&quot;;1;0);IF([.B8]=&quot;w&quot;;1;0));1;0)" office:value-type="float" office:value="0" calcext:value-type="float">
            <text:p>0</text:p>
          </table:table-cell>
          <table:table-cell table:style-name="ce5" table:formula="of:=IF(OR(IF([.C8]=&quot;b&quot;;1;0);IF([.C8]=&quot;p&quot;;1;0);IF([.C8]=&quot;a&quot;;1;0);IF([.C8]=&quot;w&quot;;1;0));1;0)" office:value-type="float" office:value="0" calcext:value-type="float">
            <text:p>0</text:p>
          </table:table-cell>
          <table:table-cell table:style-name="ce5" table:formula="of:=IF(OR(IF([.D8]=&quot;b&quot;;1;0);IF([.D8]=&quot;p&quot;;1;0);IF([.D8]=&quot;a&quot;;1;0);IF([.D8]=&quot;w&quot;;1;0));1;0)" office:value-type="float" office:value="0" calcext:value-type="float">
            <text:p>0</text:p>
          </table:table-cell>
          <table:table-cell table:style-name="ce5" table:formula="of:=IF(OR(IF([.E8]=&quot;b&quot;;1;0);IF([.E8]=&quot;p&quot;;1;0);IF([.E8]=&quot;a&quot;;1;0);IF([.E8]=&quot;w&quot;;1;0));1;0)" office:value-type="float" office:value="0" calcext:value-type="float">
            <text:p>0</text:p>
          </table:table-cell>
          <table:table-cell table:style-name="ce5" table:formula="of:=IF(OR(IF([.F8]=&quot;b&quot;;1;0);IF([.F8]=&quot;p&quot;;1;0);IF([.F8]=&quot;a&quot;;1;0);IF([.F8]=&quot;w&quot;;1;0));1;0)" office:value-type="float" office:value="0" calcext:value-type="float">
            <text:p>0</text:p>
          </table:table-cell>
          <table:table-cell table:style-name="ce5" table:formula="of:=IF(OR(IF([.G8]=&quot;b&quot;;1;0);IF([.G8]=&quot;p&quot;;1;0);IF([.G8]=&quot;a&quot;;1;0);IF([.G8]=&quot;w&quot;;1;0));1;0)" office:value-type="float" office:value="0" calcext:value-type="float">
            <text:p>0</text:p>
          </table:table-cell>
          <table:table-cell table:style-name="ce5" table:formula="of:=IF(OR(IF([.H8]=&quot;b&quot;;1;0);IF([.H8]=&quot;p&quot;;1;0);IF([.H8]=&quot;a&quot;;1;0);IF([.H8]=&quot;w&quot;;1;0));1;0)" office:value-type="float" office:value="0" calcext:value-type="float">
            <text:p>0</text:p>
          </table:table-cell>
          <table:table-cell table:style-name="ce5" table:formula="of:=IF(OR(IF([.I8]=&quot;b&quot;;1;0);IF([.I8]=&quot;p&quot;;1;0);IF([.I8]=&quot;a&quot;;1;0);IF([.I8]=&quot;w&quot;;1;0));1;0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urple</text:p>
          </table:table-cell>
          <table:table-cell table:number-columns-repeated="16344"/>
        </table:table-row>
        <table:table-row table:style-name="ro3">
          <table:table-cell table:style-name="ce2"/>
          <table:table-cell table:style-name="ce12" table:number-columns-repeated="8"/>
          <table:table-cell table:style-name="ce2"/>
          <table:table-cell/>
          <table:table-cell table:style-name="ce5" table:formula="of:=IF(OR(IF([.B9]=&quot;r&quot;;1;0);IF([.B9]=&quot;y&quot;;1;0);IF([.B9]=&quot;p&quot;;1;0);IF([.B9]=&quot;w&quot;;1;0));1;0)" office:value-type="float" office:value="0" calcext:value-type="float">
            <text:p>0</text:p>
          </table:table-cell>
          <table:table-cell table:style-name="ce5" table:formula="of:=IF(OR(IF([.C9]=&quot;r&quot;;1;0);IF([.C9]=&quot;y&quot;;1;0);IF([.C9]=&quot;p&quot;;1;0);IF([.C9]=&quot;w&quot;;1;0));1;0)" office:value-type="float" office:value="0" calcext:value-type="float">
            <text:p>0</text:p>
          </table:table-cell>
          <table:table-cell table:style-name="ce5" table:formula="of:=IF(OR(IF([.D9]=&quot;r&quot;;1;0);IF([.D9]=&quot;y&quot;;1;0);IF([.D9]=&quot;p&quot;;1;0);IF([.D9]=&quot;w&quot;;1;0));1;0)" office:value-type="float" office:value="0" calcext:value-type="float">
            <text:p>0</text:p>
          </table:table-cell>
          <table:table-cell table:style-name="ce5" table:formula="of:=IF(OR(IF([.E9]=&quot;r&quot;;1;0);IF([.E9]=&quot;y&quot;;1;0);IF([.E9]=&quot;p&quot;;1;0);IF([.E9]=&quot;w&quot;;1;0));1;0)" office:value-type="float" office:value="0" calcext:value-type="float">
            <text:p>0</text:p>
          </table:table-cell>
          <table:table-cell table:style-name="ce5" table:formula="of:=IF(OR(IF([.F9]=&quot;r&quot;;1;0);IF([.F9]=&quot;y&quot;;1;0);IF([.F9]=&quot;p&quot;;1;0);IF([.F9]=&quot;w&quot;;1;0));1;0)" office:value-type="float" office:value="0" calcext:value-type="float">
            <text:p>0</text:p>
          </table:table-cell>
          <table:table-cell table:style-name="ce5" table:formula="of:=IF(OR(IF([.G9]=&quot;r&quot;;1;0);IF([.G9]=&quot;y&quot;;1;0);IF([.G9]=&quot;p&quot;;1;0);IF([.G9]=&quot;w&quot;;1;0));1;0)" office:value-type="float" office:value="0" calcext:value-type="float">
            <text:p>0</text:p>
          </table:table-cell>
          <table:table-cell table:style-name="ce5" table:formula="of:=IF(OR(IF([.H9]=&quot;r&quot;;1;0);IF([.H9]=&quot;y&quot;;1;0);IF([.H9]=&quot;p&quot;;1;0);IF([.H9]=&quot;w&quot;;1;0));1;0)" office:value-type="float" office:value="0" calcext:value-type="float">
            <text:p>0</text:p>
          </table:table-cell>
          <table:table-cell table:style-name="ce5" table:formula="of:=IF(OR(IF([.I9]=&quot;r&quot;;1;0);IF([.I9]=&quot;y&quot;;1;0);IF([.I9]=&quot;p&quot;;1;0);IF([.I9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9]=&quot;g&quot;;1;0);IF([.B9]=&quot;y&quot;;1;0);IF([.B9]=&quot;a&quot;;1;0);IF([.B9]=&quot;w&quot;;1;0));1;0)" office:value-type="float" office:value="0" calcext:value-type="float">
            <text:p>0</text:p>
          </table:table-cell>
          <table:table-cell table:style-name="ce5" table:formula="of:=IF(OR(IF([.C9]=&quot;g&quot;;1;0);IF([.C9]=&quot;y&quot;;1;0);IF([.C9]=&quot;a&quot;;1;0);IF([.C9]=&quot;w&quot;;1;0));1;0)" office:value-type="float" office:value="0" calcext:value-type="float">
            <text:p>0</text:p>
          </table:table-cell>
          <table:table-cell table:style-name="ce5" table:formula="of:=IF(OR(IF([.D9]=&quot;g&quot;;1;0);IF([.D9]=&quot;y&quot;;1;0);IF([.D9]=&quot;a&quot;;1;0);IF([.D9]=&quot;w&quot;;1;0));1;0)" office:value-type="float" office:value="0" calcext:value-type="float">
            <text:p>0</text:p>
          </table:table-cell>
          <table:table-cell table:style-name="ce5" table:formula="of:=IF(OR(IF([.E9]=&quot;g&quot;;1;0);IF([.E9]=&quot;y&quot;;1;0);IF([.E9]=&quot;a&quot;;1;0);IF([.E9]=&quot;w&quot;;1;0));1;0)" office:value-type="float" office:value="0" calcext:value-type="float">
            <text:p>0</text:p>
          </table:table-cell>
          <table:table-cell table:style-name="ce5" table:formula="of:=IF(OR(IF([.F9]=&quot;g&quot;;1;0);IF([.F9]=&quot;y&quot;;1;0);IF([.F9]=&quot;a&quot;;1;0);IF([.F9]=&quot;w&quot;;1;0));1;0)" office:value-type="float" office:value="0" calcext:value-type="float">
            <text:p>0</text:p>
          </table:table-cell>
          <table:table-cell table:style-name="ce5" table:formula="of:=IF(OR(IF([.G9]=&quot;g&quot;;1;0);IF([.G9]=&quot;y&quot;;1;0);IF([.G9]=&quot;a&quot;;1;0);IF([.G9]=&quot;w&quot;;1;0));1;0)" office:value-type="float" office:value="0" calcext:value-type="float">
            <text:p>0</text:p>
          </table:table-cell>
          <table:table-cell table:style-name="ce5" table:formula="of:=IF(OR(IF([.H9]=&quot;g&quot;;1;0);IF([.H9]=&quot;y&quot;;1;0);IF([.H9]=&quot;a&quot;;1;0);IF([.H9]=&quot;w&quot;;1;0));1;0)" office:value-type="float" office:value="0" calcext:value-type="float">
            <text:p>0</text:p>
          </table:table-cell>
          <table:table-cell table:style-name="ce5" table:formula="of:=IF(OR(IF([.I9]=&quot;g&quot;;1;0);IF([.I9]=&quot;y&quot;;1;0);IF([.I9]=&quot;a&quot;;1;0);IF([.I9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9]=&quot;b&quot;;1;0);IF([.B9]=&quot;p&quot;;1;0);IF([.B9]=&quot;a&quot;;1;0);IF([.B9]=&quot;w&quot;;1;0));1;0)" office:value-type="float" office:value="0" calcext:value-type="float">
            <text:p>0</text:p>
          </table:table-cell>
          <table:table-cell table:style-name="ce5" table:formula="of:=IF(OR(IF([.C9]=&quot;b&quot;;1;0);IF([.C9]=&quot;p&quot;;1;0);IF([.C9]=&quot;a&quot;;1;0);IF([.C9]=&quot;w&quot;;1;0));1;0)" office:value-type="float" office:value="0" calcext:value-type="float">
            <text:p>0</text:p>
          </table:table-cell>
          <table:table-cell table:style-name="ce5" table:formula="of:=IF(OR(IF([.D9]=&quot;b&quot;;1;0);IF([.D9]=&quot;p&quot;;1;0);IF([.D9]=&quot;a&quot;;1;0);IF([.D9]=&quot;w&quot;;1;0));1;0)" office:value-type="float" office:value="0" calcext:value-type="float">
            <text:p>0</text:p>
          </table:table-cell>
          <table:table-cell table:style-name="ce5" table:formula="of:=IF(OR(IF([.E9]=&quot;b&quot;;1;0);IF([.E9]=&quot;p&quot;;1;0);IF([.E9]=&quot;a&quot;;1;0);IF([.E9]=&quot;w&quot;;1;0));1;0)" office:value-type="float" office:value="0" calcext:value-type="float">
            <text:p>0</text:p>
          </table:table-cell>
          <table:table-cell table:style-name="ce5" table:formula="of:=IF(OR(IF([.F9]=&quot;b&quot;;1;0);IF([.F9]=&quot;p&quot;;1;0);IF([.F9]=&quot;a&quot;;1;0);IF([.F9]=&quot;w&quot;;1;0));1;0)" office:value-type="float" office:value="0" calcext:value-type="float">
            <text:p>0</text:p>
          </table:table-cell>
          <table:table-cell table:style-name="ce5" table:formula="of:=IF(OR(IF([.G9]=&quot;b&quot;;1;0);IF([.G9]=&quot;p&quot;;1;0);IF([.G9]=&quot;a&quot;;1;0);IF([.G9]=&quot;w&quot;;1;0));1;0)" office:value-type="float" office:value="0" calcext:value-type="float">
            <text:p>0</text:p>
          </table:table-cell>
          <table:table-cell table:style-name="ce5" table:formula="of:=IF(OR(IF([.H9]=&quot;b&quot;;1;0);IF([.H9]=&quot;p&quot;;1;0);IF([.H9]=&quot;a&quot;;1;0);IF([.H9]=&quot;w&quot;;1;0));1;0)" office:value-type="float" office:value="0" calcext:value-type="float">
            <text:p>0</text:p>
          </table:table-cell>
          <table:table-cell table:style-name="ce5" table:formula="of:=IF(OR(IF([.I9]=&quot;b&quot;;1;0);IF([.I9]=&quot;p&quot;;1;0);IF([.I9]=&quot;a&quot;;1;0);IF([.I9]=&quot;w&quot;;1;0));1;0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white</text:p>
          </table:table-cell>
          <table:table-cell table:number-columns-repeated="16344"/>
        </table:table-row>
        <table:table-row table:style-name="ro3">
          <table:table-cell table:style-name="ce2"/>
          <table:table-cell table:style-name="ce12" table:number-columns-repeated="8"/>
          <table:table-cell table:style-name="ce2"/>
          <table:table-cell/>
          <table:table-cell table:style-name="ce5" table:formula="of:=IF(OR(IF([.B10]=&quot;r&quot;;1;0);IF([.B10]=&quot;y&quot;;1;0);IF([.B10]=&quot;p&quot;;1;0);IF([.B10]=&quot;w&quot;;1;0));1;0)" office:value-type="float" office:value="0" calcext:value-type="float">
            <text:p>0</text:p>
          </table:table-cell>
          <table:table-cell table:style-name="ce5" table:formula="of:=IF(OR(IF([.C10]=&quot;r&quot;;1;0);IF([.C10]=&quot;y&quot;;1;0);IF([.C10]=&quot;p&quot;;1;0);IF([.C10]=&quot;w&quot;;1;0));1;0)" office:value-type="float" office:value="0" calcext:value-type="float">
            <text:p>0</text:p>
          </table:table-cell>
          <table:table-cell table:style-name="ce5" table:formula="of:=IF(OR(IF([.D10]=&quot;r&quot;;1;0);IF([.D10]=&quot;y&quot;;1;0);IF([.D10]=&quot;p&quot;;1;0);IF([.D10]=&quot;w&quot;;1;0));1;0)" office:value-type="float" office:value="0" calcext:value-type="float">
            <text:p>0</text:p>
          </table:table-cell>
          <table:table-cell table:style-name="ce5" table:formula="of:=IF(OR(IF([.E10]=&quot;r&quot;;1;0);IF([.E10]=&quot;y&quot;;1;0);IF([.E10]=&quot;p&quot;;1;0);IF([.E10]=&quot;w&quot;;1;0));1;0)" office:value-type="float" office:value="0" calcext:value-type="float">
            <text:p>0</text:p>
          </table:table-cell>
          <table:table-cell table:style-name="ce5" table:formula="of:=IF(OR(IF([.F10]=&quot;r&quot;;1;0);IF([.F10]=&quot;y&quot;;1;0);IF([.F10]=&quot;p&quot;;1;0);IF([.F10]=&quot;w&quot;;1;0));1;0)" office:value-type="float" office:value="0" calcext:value-type="float">
            <text:p>0</text:p>
          </table:table-cell>
          <table:table-cell table:style-name="ce5" table:formula="of:=IF(OR(IF([.G10]=&quot;r&quot;;1;0);IF([.G10]=&quot;y&quot;;1;0);IF([.G10]=&quot;p&quot;;1;0);IF([.G10]=&quot;w&quot;;1;0));1;0)" office:value-type="float" office:value="0" calcext:value-type="float">
            <text:p>0</text:p>
          </table:table-cell>
          <table:table-cell table:style-name="ce5" table:formula="of:=IF(OR(IF([.H10]=&quot;r&quot;;1;0);IF([.H10]=&quot;y&quot;;1;0);IF([.H10]=&quot;p&quot;;1;0);IF([.H10]=&quot;w&quot;;1;0));1;0)" office:value-type="float" office:value="0" calcext:value-type="float">
            <text:p>0</text:p>
          </table:table-cell>
          <table:table-cell table:style-name="ce5" table:formula="of:=IF(OR(IF([.I10]=&quot;r&quot;;1;0);IF([.I10]=&quot;y&quot;;1;0);IF([.I10]=&quot;p&quot;;1;0);IF([.I10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10]=&quot;g&quot;;1;0);IF([.B10]=&quot;y&quot;;1;0);IF([.B10]=&quot;a&quot;;1;0);IF([.B10]=&quot;w&quot;;1;0));1;0)" office:value-type="float" office:value="0" calcext:value-type="float">
            <text:p>0</text:p>
          </table:table-cell>
          <table:table-cell table:style-name="ce5" table:formula="of:=IF(OR(IF([.C10]=&quot;g&quot;;1;0);IF([.C10]=&quot;y&quot;;1;0);IF([.C10]=&quot;a&quot;;1;0);IF([.C10]=&quot;w&quot;;1;0));1;0)" office:value-type="float" office:value="0" calcext:value-type="float">
            <text:p>0</text:p>
          </table:table-cell>
          <table:table-cell table:style-name="ce5" table:formula="of:=IF(OR(IF([.D10]=&quot;g&quot;;1;0);IF([.D10]=&quot;y&quot;;1;0);IF([.D10]=&quot;a&quot;;1;0);IF([.D10]=&quot;w&quot;;1;0));1;0)" office:value-type="float" office:value="0" calcext:value-type="float">
            <text:p>0</text:p>
          </table:table-cell>
          <table:table-cell table:style-name="ce5" table:formula="of:=IF(OR(IF([.E10]=&quot;g&quot;;1;0);IF([.E10]=&quot;y&quot;;1;0);IF([.E10]=&quot;a&quot;;1;0);IF([.E10]=&quot;w&quot;;1;0));1;0)" office:value-type="float" office:value="0" calcext:value-type="float">
            <text:p>0</text:p>
          </table:table-cell>
          <table:table-cell table:style-name="ce5" table:formula="of:=IF(OR(IF([.F10]=&quot;g&quot;;1;0);IF([.F10]=&quot;y&quot;;1;0);IF([.F10]=&quot;a&quot;;1;0);IF([.F10]=&quot;w&quot;;1;0));1;0)" office:value-type="float" office:value="0" calcext:value-type="float">
            <text:p>0</text:p>
          </table:table-cell>
          <table:table-cell table:style-name="ce5" table:formula="of:=IF(OR(IF([.G10]=&quot;g&quot;;1;0);IF([.G10]=&quot;y&quot;;1;0);IF([.G10]=&quot;a&quot;;1;0);IF([.G10]=&quot;w&quot;;1;0));1;0)" office:value-type="float" office:value="0" calcext:value-type="float">
            <text:p>0</text:p>
          </table:table-cell>
          <table:table-cell table:style-name="ce5" table:formula="of:=IF(OR(IF([.H10]=&quot;g&quot;;1;0);IF([.H10]=&quot;y&quot;;1;0);IF([.H10]=&quot;a&quot;;1;0);IF([.H10]=&quot;w&quot;;1;0));1;0)" office:value-type="float" office:value="0" calcext:value-type="float">
            <text:p>0</text:p>
          </table:table-cell>
          <table:table-cell table:style-name="ce5" table:formula="of:=IF(OR(IF([.I10]=&quot;g&quot;;1;0);IF([.I10]=&quot;y&quot;;1;0);IF([.I10]=&quot;a&quot;;1;0);IF([.I10]=&quot;w&quot;;1;0));1;0)" office:value-type="float" office:value="0" calcext:value-type="float">
            <text:p>0</text:p>
          </table:table-cell>
          <table:table-cell table:style-name="ce5"/>
          <table:table-cell table:style-name="ce5" table:formula="of:=IF(OR(IF([.B10]=&quot;b&quot;;1;0);IF([.B10]=&quot;p&quot;;1;0);IF([.B10]=&quot;a&quot;;1;0);IF([.B10]=&quot;w&quot;;1;0));1;0)" office:value-type="float" office:value="0" calcext:value-type="float">
            <text:p>0</text:p>
          </table:table-cell>
          <table:table-cell table:style-name="ce5" table:formula="of:=IF(OR(IF([.C10]=&quot;b&quot;;1;0);IF([.C10]=&quot;p&quot;;1;0);IF([.C10]=&quot;a&quot;;1;0);IF([.C10]=&quot;w&quot;;1;0));1;0)" office:value-type="float" office:value="0" calcext:value-type="float">
            <text:p>0</text:p>
          </table:table-cell>
          <table:table-cell table:style-name="ce5" table:formula="of:=IF(OR(IF([.D10]=&quot;b&quot;;1;0);IF([.D10]=&quot;p&quot;;1;0);IF([.D10]=&quot;a&quot;;1;0);IF([.D10]=&quot;w&quot;;1;0));1;0)" office:value-type="float" office:value="0" calcext:value-type="float">
            <text:p>0</text:p>
          </table:table-cell>
          <table:table-cell table:style-name="ce5" table:formula="of:=IF(OR(IF([.E10]=&quot;b&quot;;1;0);IF([.E10]=&quot;p&quot;;1;0);IF([.E10]=&quot;a&quot;;1;0);IF([.E10]=&quot;w&quot;;1;0));1;0)" office:value-type="float" office:value="0" calcext:value-type="float">
            <text:p>0</text:p>
          </table:table-cell>
          <table:table-cell table:style-name="ce5" table:formula="of:=IF(OR(IF([.F10]=&quot;b&quot;;1;0);IF([.F10]=&quot;p&quot;;1;0);IF([.F10]=&quot;a&quot;;1;0);IF([.F10]=&quot;w&quot;;1;0));1;0)" office:value-type="float" office:value="0" calcext:value-type="float">
            <text:p>0</text:p>
          </table:table-cell>
          <table:table-cell table:style-name="ce5" table:formula="of:=IF(OR(IF([.G10]=&quot;b&quot;;1;0);IF([.G10]=&quot;p&quot;;1;0);IF([.G10]=&quot;a&quot;;1;0);IF([.G10]=&quot;w&quot;;1;0));1;0)" office:value-type="float" office:value="0" calcext:value-type="float">
            <text:p>0</text:p>
          </table:table-cell>
          <table:table-cell table:style-name="ce5" table:formula="of:=IF(OR(IF([.H10]=&quot;b&quot;;1;0);IF([.H10]=&quot;p&quot;;1;0);IF([.H10]=&quot;a&quot;;1;0);IF([.H10]=&quot;w&quot;;1;0));1;0)" office:value-type="float" office:value="0" calcext:value-type="float">
            <text:p>0</text:p>
          </table:table-cell>
          <table:table-cell table:style-name="ce5" table:formula="of:=IF(OR(IF([.I10]=&quot;b&quot;;1;0);IF([.I10]=&quot;p&quot;;1;0);IF([.I10]=&quot;a&quot;;1;0);IF([.I10]=&quot;w&quot;;1;0));1;0)" office:value-type="float" office:value="0" calcext:value-type="float">
            <text:p>0</text:p>
          </table:table-cell>
          <table:table-cell/>
          <table:table-cell office:value-type="string" calcext:value-type="string">
            <text:p>&lt;clear&gt;</text:p>
          </table:table-cell>
          <table:table-cell office:value-type="string" calcext:value-type="string">
            <text:p>black</text:p>
          </table:table-cell>
          <table:table-cell table:number-columns-repeated="16344"/>
        </table:table-row>
        <table:table-row table:style-name="ro4">
          <table:table-cell table:style-name="ce2" table:number-columns-repeated="10"/>
          <table:table-cell table:number-columns-repeated="16374"/>
        </table:table-row>
        <table:table-row table:style-name="ro4">
          <table:table-cell table:number-columns-repeated="16384"/>
        </table:table-row>
        <table:table-row table:style-name="ro1">
          <table:table-cell/>
          <table:table-cell table:formula="of:=&quot;    .dw &quot;&amp;[.L13]&amp;&quot;, &quot;&amp;[.L14]&amp;&quot;, &quot;&amp;[.L15]&amp;&quot;, &quot;&amp;[.L16]&amp;&quot;, &quot;&amp;[.L17]&amp;&quot;, &quot;&amp;[.L18]&amp;&quot;, &quot;&amp;[.L19]&amp;&quot;, &quot;&amp;[.L20]" office:value-type="string" office:string-value="    .dw $C6, $00, $00, $00, $00, $00, $00, $00" calcext:value-type="string">
            <text:p><text:s text:c="4"/>.dw $C6, $00, $00, $00, $00, $00, $00, $00</text:p>
          </table:table-cell>
          <table:table-cell table:number-columns-repeated="9"/>
          <table:table-cell table:style-name="ce4" table:formula="of:=&quot;$&quot;&amp;BIN2HEX([.L3]&amp;[.M3]&amp;[.N3]&amp;[.O3]&amp;[.P3]&amp;[.Q3]&amp;[.R3]&amp;[.S3];2)" office:value-type="string" office:string-value="$C6" calcext:value-type="string" table:number-columns-spanned="8" table:number-rows-spanned="1">
            <text:p>$C6</text:p>
          </table:table-cell>
          <table:covered-table-cell table:number-columns-repeated="7" table:style-name="ce4"/>
          <table:table-cell/>
          <table:table-cell table:style-name="ce4" table:formula="of:=&quot;$&quot;&amp;BIN2HEX([.U3]&amp;[.V3]&amp;[.W3]&amp;[.X3]&amp;[.Y3]&amp;[.Z3]&amp;[.AA3]&amp;[.AB3];2)" office:value-type="string" office:string-value="$72" calcext:value-type="string" table:number-columns-spanned="8" table:number-rows-spanned="1">
            <text:p>$72</text:p>
          </table:table-cell>
          <table:covered-table-cell table:number-columns-repeated="7" table:style-name="ce4"/>
          <table:table-cell/>
          <table:table-cell table:style-name="ce4" table:formula="of:=&quot;$&quot;&amp;BIN2HEX([.AD3]&amp;[.AE3]&amp;[.AF3]&amp;[.AG3]&amp;[.AH3]&amp;[.AI3]&amp;[.AJ3]&amp;[.AK3];2)" office:value-type="string" office:string-value="$1E" calcext:value-type="string" table:number-columns-spanned="8" table:number-rows-spanned="1">
            <text:p>$1E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/>
          <table:table-cell table:formula="of:=&quot;    .dw &quot;&amp;[.U13]&amp;&quot;, &quot;&amp;[.U14]&amp;&quot;, &quot;&amp;[.U15]&amp;&quot;, &quot;&amp;[.U16]&amp;&quot;, &quot;&amp;[.U17]&amp;&quot;, &quot;&amp;[.U18]&amp;&quot;, &quot;&amp;[.U19]&amp;&quot;, &quot;&amp;[.U20]" office:value-type="string" office:string-value="    .dw $72, $00, $00, $00, $00, $00, $00, $00" calcext:value-type="string">
            <text:p><text:s text:c="4"/>.dw $72, $00, $00, $00, $00, $00, $00, $00</text:p>
          </table:table-cell>
          <table:table-cell table:number-columns-repeated="9"/>
          <table:table-cell table:style-name="ce4" table:formula="of:=&quot;$&quot;&amp;BIN2HEX([.L4]&amp;[.M4]&amp;[.N4]&amp;[.O4]&amp;[.P4]&amp;[.Q4]&amp;[.R4]&amp;[.S4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U4]&amp;[.V4]&amp;[.W4]&amp;[.X4]&amp;[.Y4]&amp;[.Z4]&amp;[.AA4]&amp;[.AB4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AD4]&amp;[.AE4]&amp;[.AF4]&amp;[.AG4]&amp;[.AH4]&amp;[.AI4]&amp;[.AJ4]&amp;[.AK4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/>
          <table:table-cell table:formula="of:=&quot;    .dw &quot;&amp;[.AD13]&amp;&quot;, &quot;&amp;[.AD14]&amp;&quot;, &quot;&amp;[.AD15]&amp;&quot;, &quot;&amp;[.AD16]&amp;&quot;, &quot;&amp;[.AD17]&amp;&quot;, &quot;&amp;[.AD18]&amp;&quot;, &quot;&amp;[.AD19]&amp;&quot;, &quot;&amp;[.AD20]" office:value-type="string" office:string-value="    .dw $1E, $00, $00, $00, $00, $00, $00, $00" calcext:value-type="string">
            <text:p><text:s text:c="4"/>.dw $1E, $00, $00, $00, $00, $00, $00, $00</text:p>
          </table:table-cell>
          <table:table-cell table:number-columns-repeated="9"/>
          <table:table-cell table:style-name="ce4" table:formula="of:=&quot;$&quot;&amp;BIN2HEX([.L5]&amp;[.M5]&amp;[.N5]&amp;[.O5]&amp;[.P5]&amp;[.Q5]&amp;[.R5]&amp;[.S5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U5]&amp;[.V5]&amp;[.W5]&amp;[.X5]&amp;[.Y5]&amp;[.Z5]&amp;[.AA5]&amp;[.AB5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AD5]&amp;[.AE5]&amp;[.AF5]&amp;[.AG5]&amp;[.AH5]&amp;[.AI5]&amp;[.AJ5]&amp;[.AK5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 table:number-columns-repeated="11"/>
          <table:table-cell table:style-name="ce4" table:formula="of:=&quot;$&quot;&amp;BIN2HEX([.L6]&amp;[.M6]&amp;[.N6]&amp;[.O6]&amp;[.P6]&amp;[.Q6]&amp;[.R6]&amp;[.S6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U6]&amp;[.V6]&amp;[.W6]&amp;[.X6]&amp;[.Y6]&amp;[.Z6]&amp;[.AA6]&amp;[.AB6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AD6]&amp;[.AE6]&amp;[.AF6]&amp;[.AG6]&amp;[.AH6]&amp;[.AI6]&amp;[.AJ6]&amp;[.AK6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4" table:formula="of:=&quot;$&quot;&amp;BIN2HEX([.L7]&amp;[.M7]&amp;[.N7]&amp;[.O7]&amp;[.P7]&amp;[.Q7]&amp;[.R7]&amp;[.S7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U7]&amp;[.V7]&amp;[.W7]&amp;[.X7]&amp;[.Y7]&amp;[.Z7]&amp;[.AA7]&amp;[.AB7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AD7]&amp;[.AE7]&amp;[.AF7]&amp;[.AG7]&amp;[.AH7]&amp;[.AI7]&amp;[.AJ7]&amp;[.AK7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4" table:formula="of:=&quot;$&quot;&amp;BIN2HEX([.L8]&amp;[.M8]&amp;[.N8]&amp;[.O8]&amp;[.P8]&amp;[.Q8]&amp;[.R8]&amp;[.S8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U8]&amp;[.V8]&amp;[.W8]&amp;[.X8]&amp;[.Y8]&amp;[.Z8]&amp;[.AA8]&amp;[.AB8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AD8]&amp;[.AE8]&amp;[.AF8]&amp;[.AG8]&amp;[.AH8]&amp;[.AI8]&amp;[.AJ8]&amp;[.AK8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4" table:formula="of:=&quot;$&quot;&amp;BIN2HEX([.L9]&amp;[.M9]&amp;[.N9]&amp;[.O9]&amp;[.P9]&amp;[.Q9]&amp;[.R9]&amp;[.S9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U9]&amp;[.V9]&amp;[.W9]&amp;[.X9]&amp;[.Y9]&amp;[.Z9]&amp;[.AA9]&amp;[.AB9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AD9]&amp;[.AE9]&amp;[.AF9]&amp;[.AG9]&amp;[.AH9]&amp;[.AI9]&amp;[.AJ9]&amp;[.AK9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 table:number-columns-repeated="16347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table:style-name="ce4" table:formula="of:=&quot;$&quot;&amp;BIN2HEX([.L10]&amp;[.M10]&amp;[.N10]&amp;[.O10]&amp;[.P10]&amp;[.Q10]&amp;[.R10]&amp;[.S10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U10]&amp;[.V10]&amp;[.W10]&amp;[.X10]&amp;[.Y10]&amp;[.Z10]&amp;[.AA10]&amp;[.AB10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/>
          <table:table-cell table:style-name="ce4" table:formula="of:=&quot;$&quot;&amp;BIN2HEX([.AD10]&amp;[.AE10]&amp;[.AF10]&amp;[.AG10]&amp;[.AH10]&amp;[.AI10]&amp;[.AJ10]&amp;[.AK10];2)" office:value-type="string" office:string-value="$00" calcext:value-type="string" table:number-columns-spanned="8" table:number-rows-spanned="1">
            <text:p>$00</text:p>
          </table:table-cell>
          <table:covered-table-cell table:number-columns-repeated="7" table:style-name="ce4"/>
          <table:table-cell table:number-columns-repeated="16347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6381"/>
        </table:table-row>
        <table:table-row table:style-name="ro5" table:number-rows-repeated="1048552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'Cherry (2)'.B3:'Cherry (2)'.I10">
            <calcext:condition calcext:apply-style-name="ConditionalStyle_50" calcext:value="=&quot;w&quot;" calcext:base-cell-address="'Cherry (2)'.B3"/>
            <calcext:condition calcext:apply-style-name="ConditionalStyle_51" calcext:value="=&quot;a&quot;" calcext:base-cell-address="'Cherry (2)'.B3"/>
            <calcext:condition calcext:apply-style-name="ConditionalStyle_52" calcext:value="=&quot;p&quot;" calcext:base-cell-address="'Cherry (2)'.B3"/>
            <calcext:condition calcext:apply-style-name="ConditionalStyle_53" calcext:value="=&quot;b&quot;" calcext:base-cell-address="'Cherry (2)'.B3"/>
            <calcext:condition calcext:apply-style-name="ConditionalStyle_54" calcext:value="=&quot;y&quot;" calcext:base-cell-address="'Cherry (2)'.B3"/>
            <calcext:condition calcext:apply-style-name="ConditionalStyle_55" calcext:value="=&quot;r&quot;" calcext:base-cell-address="'Cherry (2)'.B3"/>
            <calcext:condition calcext:apply-style-name="ConditionalStyle_56" calcext:value="=&quot;g&quot;" calcext:base-cell-address="'Cherry (2)'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 loext:blank-width-char="-1">-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ffffff">
        <loext:background-complex-color loext:theme-type="light1" loext:color-type="theme"/>
      </style:table-cell-properties>
      <style:text-properties fo:color="#ffffff" style:font-name="Calibri" fo:font-family="Calibri" style:font-family-generic="swiss" fo:font-size="11pt" style:font-size-asian="11pt" style:font-size-complex="11pt"/>
    </style:style>
    <style:style style:name="ConditionalStyle_5f_9" style:display-name="ConditionalStyle_9" style:family="table-cell" style:parent-style-name="Default">
      <style:table-cell-properties fo:background-color="#00b0f0"/>
      <style:text-properties fo:color="#00b0f0" style:font-name="Calibri" fo:font-family="Calibri" style:font-family-generic="swiss" fo:font-size="11pt" style:font-size-asian="11pt" style:font-size-complex="11pt"/>
    </style:style>
    <style:style style:name="ConditionalStyle_5f_10" style:display-name="ConditionalStyle_10" style:family="table-cell" style:parent-style-name="Default">
      <style:table-cell-properties fo:background-color="#7030a0"/>
      <style:text-properties fo:color="#7030a0" style:font-name="Calibri" fo:font-family="Calibri" style:font-family-generic="swiss" fo:font-size="11pt" style:font-size-asian="11pt" style:font-size-complex="11pt"/>
    </style:style>
    <style:style style:name="ConditionalStyle_5f_11" style:display-name="ConditionalStyle_11" style:family="table-cell" style:parent-style-name="Default">
      <style:table-cell-properties fo:background-color="#0070c0"/>
      <style:text-properties fo:color="#0070c0" style:font-name="Calibri" fo:font-family="Calibri" style:font-family-generic="swiss" fo:font-size="11pt" style:font-size-asian="11pt" style:font-size-complex="11pt"/>
    </style:style>
    <style:style style:name="ConditionalStyle_5f_12" style:display-name="ConditionalStyle_12" style:family="table-cell" style:parent-style-name="Default">
      <style:table-cell-properties fo:background-color="#ffff00"/>
      <style:text-properties fo:color="#ffff00" style:font-name="Calibri" fo:font-family="Calibri" style:font-family-generic="swiss" fo:font-size="11pt" style:font-size-asian="11pt" style:font-size-complex="11pt"/>
    </style:style>
    <style:style style:name="ConditionalStyle_5f_13" style:display-name="ConditionalStyle_13" style:family="table-cell" style:parent-style-name="Default">
      <style:table-cell-properties fo:background-color="#ff0000"/>
      <style:text-properties fo:color="#ff0000" style:font-name="Calibri" fo:font-family="Calibri" style:font-family-generic="swiss" fo:font-size="11pt" style:font-size-asian="11pt" style:font-size-complex="11pt"/>
    </style:style>
    <style:style style:name="ConditionalStyle_5f_14" style:display-name="ConditionalStyle_14" style:family="table-cell" style:parent-style-name="Default">
      <style:table-cell-properties fo:background-color="#00b050"/>
      <style:text-properties fo:color="#00b050" style:font-name="Calibri" fo:font-family="Calibri" style:font-family-generic="swiss" fo:font-size="11pt" style:font-size-asian="11pt" style:font-size-complex="11pt"/>
    </style:style>
    <style:style style:name="ConditionalStyle_5f_29" style:display-name="ConditionalStyle_29" style:family="table-cell" style:parent-style-name="Default">
      <style:table-cell-properties fo:background-color="#ffffff">
        <loext:background-complex-color loext:theme-type="light1" loext:color-type="theme"/>
      </style:table-cell-properties>
      <style:text-properties fo:color="#ffffff" style:font-name="Calibri" fo:font-family="Calibri" style:font-family-generic="swiss" fo:font-size="11pt" style:font-size-asian="11pt" style:font-size-complex="11pt"/>
    </style:style>
    <style:style style:name="ConditionalStyle_5f_30" style:display-name="ConditionalStyle_30" style:family="table-cell" style:parent-style-name="Default">
      <style:table-cell-properties fo:background-color="#00b0f0"/>
      <style:text-properties fo:color="#00b0f0" style:font-name="Calibri" fo:font-family="Calibri" style:font-family-generic="swiss" fo:font-size="11pt" style:font-size-asian="11pt" style:font-size-complex="11pt"/>
    </style:style>
    <style:style style:name="ConditionalStyle_5f_31" style:display-name="ConditionalStyle_31" style:family="table-cell" style:parent-style-name="Default">
      <style:table-cell-properties fo:background-color="#7030a0"/>
      <style:text-properties fo:color="#7030a0" style:font-name="Calibri" fo:font-family="Calibri" style:font-family-generic="swiss" fo:font-size="11pt" style:font-size-asian="11pt" style:font-size-complex="11pt"/>
    </style:style>
    <style:style style:name="ConditionalStyle_5f_32" style:display-name="ConditionalStyle_32" style:family="table-cell" style:parent-style-name="Default">
      <style:table-cell-properties fo:background-color="#0070c0"/>
      <style:text-properties fo:color="#0070c0" style:font-name="Calibri" fo:font-family="Calibri" style:font-family-generic="swiss" fo:font-size="11pt" style:font-size-asian="11pt" style:font-size-complex="11pt"/>
    </style:style>
    <style:style style:name="ConditionalStyle_5f_33" style:display-name="ConditionalStyle_33" style:family="table-cell" style:parent-style-name="Default">
      <style:table-cell-properties fo:background-color="#ffff00"/>
      <style:text-properties fo:color="#ffff00" style:font-name="Calibri" fo:font-family="Calibri" style:font-family-generic="swiss" fo:font-size="11pt" style:font-size-asian="11pt" style:font-size-complex="11pt"/>
    </style:style>
    <style:style style:name="ConditionalStyle_5f_34" style:display-name="ConditionalStyle_34" style:family="table-cell" style:parent-style-name="Default">
      <style:table-cell-properties fo:background-color="#ff0000"/>
      <style:text-properties fo:color="#ff0000" style:font-name="Calibri" fo:font-family="Calibri" style:font-family-generic="swiss" fo:font-size="11pt" style:font-size-asian="11pt" style:font-size-complex="11pt"/>
    </style:style>
    <style:style style:name="ConditionalStyle_5f_35" style:display-name="ConditionalStyle_35" style:family="table-cell" style:parent-style-name="Default">
      <style:table-cell-properties fo:background-color="#00b050"/>
      <style:text-properties fo:color="#00b050" style:font-name="Calibri" fo:font-family="Calibri" style:font-family-generic="swiss" fo:font-size="11pt" style:font-size-asian="11pt" style:font-size-complex="11pt"/>
    </style:style>
    <style:style style:name="ConditionalStyle_5f_43" style:display-name="ConditionalStyle_43" style:family="table-cell" style:parent-style-name="Default">
      <style:table-cell-properties fo:background-color="#ffffff">
        <loext:background-complex-color loext:theme-type="light1" loext:color-type="theme"/>
      </style:table-cell-properties>
      <style:text-properties fo:color="#ffffff" style:font-name="Calibri" fo:font-family="Calibri" style:font-family-generic="swiss" fo:font-size="11pt" style:font-size-asian="11pt" style:font-size-complex="11pt"/>
    </style:style>
    <style:style style:name="ConditionalStyle_5f_44" style:display-name="ConditionalStyle_44" style:family="table-cell" style:parent-style-name="Default">
      <style:table-cell-properties fo:background-color="#00b0f0"/>
      <style:text-properties fo:color="#00b0f0" style:font-name="Calibri" fo:font-family="Calibri" style:font-family-generic="swiss" fo:font-size="11pt" style:font-size-asian="11pt" style:font-size-complex="11pt"/>
    </style:style>
    <style:style style:name="ConditionalStyle_5f_45" style:display-name="ConditionalStyle_45" style:family="table-cell" style:parent-style-name="Default">
      <style:table-cell-properties fo:background-color="#7030a0"/>
      <style:text-properties fo:color="#7030a0" style:font-name="Calibri" fo:font-family="Calibri" style:font-family-generic="swiss" fo:font-size="11pt" style:font-size-asian="11pt" style:font-size-complex="11pt"/>
    </style:style>
    <style:style style:name="ConditionalStyle_5f_46" style:display-name="ConditionalStyle_46" style:family="table-cell" style:parent-style-name="Default">
      <style:table-cell-properties fo:background-color="#0070c0"/>
      <style:text-properties fo:color="#0070c0" style:font-name="Calibri" fo:font-family="Calibri" style:font-family-generic="swiss" fo:font-size="11pt" style:font-size-asian="11pt" style:font-size-complex="11pt"/>
    </style:style>
    <style:style style:name="ConditionalStyle_5f_47" style:display-name="ConditionalStyle_47" style:family="table-cell" style:parent-style-name="Default">
      <style:table-cell-properties fo:background-color="#ffff00"/>
      <style:text-properties fo:color="#ffff00" style:font-name="Calibri" fo:font-family="Calibri" style:font-family-generic="swiss" fo:font-size="11pt" style:font-size-asian="11pt" style:font-size-complex="11pt"/>
    </style:style>
    <style:style style:name="ConditionalStyle_5f_48" style:display-name="ConditionalStyle_48" style:family="table-cell" style:parent-style-name="Default">
      <style:table-cell-properties fo:background-color="#ff0000"/>
      <style:text-properties fo:color="#ff0000" style:font-name="Calibri" fo:font-family="Calibri" style:font-family-generic="swiss" fo:font-size="11pt" style:font-size-asian="11pt" style:font-size-complex="11pt"/>
    </style:style>
    <style:style style:name="ConditionalStyle_5f_49" style:display-name="ConditionalStyle_49" style:family="table-cell" style:parent-style-name="Default">
      <style:table-cell-properties fo:background-color="#00b050"/>
      <style:text-properties fo:color="#00b050" style:font-name="Calibri" fo:font-family="Calibri" style:font-family-generic="swiss" fo:font-size="11pt" style:font-size-asian="11pt" style:font-size-complex="11pt"/>
    </style:style>
    <style:style style:name="ConditionalStyle_5f_36" style:display-name="ConditionalStyle_36" style:family="table-cell" style:parent-style-name="Default">
      <style:table-cell-properties fo:background-color="#ffffff">
        <loext:background-complex-color loext:theme-type="light1" loext:color-type="theme"/>
      </style:table-cell-properties>
      <style:text-properties fo:color="#ffffff" style:font-name="Calibri" fo:font-family="Calibri" style:font-family-generic="swiss" fo:font-size="11pt" style:font-size-asian="11pt" style:font-size-complex="11pt"/>
    </style:style>
    <style:style style:name="ConditionalStyle_5f_37" style:display-name="ConditionalStyle_37" style:family="table-cell" style:parent-style-name="Default">
      <style:table-cell-properties fo:background-color="#00b0f0"/>
      <style:text-properties fo:color="#00b0f0" style:font-name="Calibri" fo:font-family="Calibri" style:font-family-generic="swiss" fo:font-size="11pt" style:font-size-asian="11pt" style:font-size-complex="11pt"/>
    </style:style>
    <style:style style:name="ConditionalStyle_5f_38" style:display-name="ConditionalStyle_38" style:family="table-cell" style:parent-style-name="Default">
      <style:table-cell-properties fo:background-color="#7030a0"/>
      <style:text-properties fo:color="#7030a0" style:font-name="Calibri" fo:font-family="Calibri" style:font-family-generic="swiss" fo:font-size="11pt" style:font-size-asian="11pt" style:font-size-complex="11pt"/>
    </style:style>
    <style:style style:name="ConditionalStyle_5f_39" style:display-name="ConditionalStyle_39" style:family="table-cell" style:parent-style-name="Default">
      <style:table-cell-properties fo:background-color="#0070c0"/>
      <style:text-properties fo:color="#0070c0" style:font-name="Calibri" fo:font-family="Calibri" style:font-family-generic="swiss" fo:font-size="11pt" style:font-size-asian="11pt" style:font-size-complex="11pt"/>
    </style:style>
    <style:style style:name="ConditionalStyle_5f_40" style:display-name="ConditionalStyle_40" style:family="table-cell" style:parent-style-name="Default">
      <style:table-cell-properties fo:background-color="#ffff00"/>
      <style:text-properties fo:color="#ffff00" style:font-name="Calibri" fo:font-family="Calibri" style:font-family-generic="swiss" fo:font-size="11pt" style:font-size-asian="11pt" style:font-size-complex="11pt"/>
    </style:style>
    <style:style style:name="ConditionalStyle_5f_41" style:display-name="ConditionalStyle_41" style:family="table-cell" style:parent-style-name="Default">
      <style:table-cell-properties fo:background-color="#ff0000"/>
      <style:text-properties fo:color="#ff0000" style:font-name="Calibri" fo:font-family="Calibri" style:font-family-generic="swiss" fo:font-size="11pt" style:font-size-asian="11pt" style:font-size-complex="11pt"/>
    </style:style>
    <style:style style:name="ConditionalStyle_5f_42" style:display-name="ConditionalStyle_42" style:family="table-cell" style:parent-style-name="Default">
      <style:table-cell-properties fo:background-color="#00b050"/>
      <style:text-properties fo:color="#00b050" style:font-name="Calibri" fo:font-family="Calibri" style:font-family-generic="swiss" fo:font-size="11pt" style:font-size-asian="11pt" style:font-size-complex="11pt"/>
    </style:style>
    <style:style style:name="ConditionalStyle_5f_50" style:display-name="ConditionalStyle_50" style:family="table-cell" style:parent-style-name="Default">
      <style:table-cell-properties fo:background-color="#ffffff">
        <loext:background-complex-color loext:theme-type="light1" loext:color-type="theme"/>
      </style:table-cell-properties>
      <style:text-properties fo:color="#ffffff" style:font-name="Calibri" fo:font-family="Calibri" style:font-family-generic="swiss" fo:font-size="11pt" style:font-size-asian="11pt" style:font-size-complex="11pt"/>
    </style:style>
    <style:style style:name="ConditionalStyle_5f_51" style:display-name="ConditionalStyle_51" style:family="table-cell" style:parent-style-name="Default">
      <style:table-cell-properties fo:background-color="#00b0f0"/>
      <style:text-properties fo:color="#00b0f0" style:font-name="Calibri" fo:font-family="Calibri" style:font-family-generic="swiss" fo:font-size="11pt" style:font-size-asian="11pt" style:font-size-complex="11pt"/>
    </style:style>
    <style:style style:name="ConditionalStyle_5f_52" style:display-name="ConditionalStyle_52" style:family="table-cell" style:parent-style-name="Default">
      <style:table-cell-properties fo:background-color="#7030a0"/>
      <style:text-properties fo:color="#7030a0" style:font-name="Calibri" fo:font-family="Calibri" style:font-family-generic="swiss" fo:font-size="11pt" style:font-size-asian="11pt" style:font-size-complex="11pt"/>
    </style:style>
    <style:style style:name="ConditionalStyle_5f_53" style:display-name="ConditionalStyle_53" style:family="table-cell" style:parent-style-name="Default">
      <style:table-cell-properties fo:background-color="#0070c0"/>
      <style:text-properties fo:color="#0070c0" style:font-name="Calibri" fo:font-family="Calibri" style:font-family-generic="swiss" fo:font-size="11pt" style:font-size-asian="11pt" style:font-size-complex="11pt"/>
    </style:style>
    <style:style style:name="ConditionalStyle_5f_54" style:display-name="ConditionalStyle_54" style:family="table-cell" style:parent-style-name="Default">
      <style:table-cell-properties fo:background-color="#ffff00"/>
      <style:text-properties fo:color="#ffff00" style:font-name="Calibri" fo:font-family="Calibri" style:font-family-generic="swiss" fo:font-size="11pt" style:font-size-asian="11pt" style:font-size-complex="11pt"/>
    </style:style>
    <style:style style:name="ConditionalStyle_5f_55" style:display-name="ConditionalStyle_55" style:family="table-cell" style:parent-style-name="Default">
      <style:table-cell-properties fo:background-color="#ff0000"/>
      <style:text-properties fo:color="#ff0000" style:font-name="Calibri" fo:font-family="Calibri" style:font-family-generic="swiss" fo:font-size="11pt" style:font-size-asian="11pt" style:font-size-complex="11pt"/>
    </style:style>
    <style:style style:name="ConditionalStyle_5f_56" style:display-name="ConditionalStyle_56" style:family="table-cell" style:parent-style-name="Default">
      <style:table-cell-properties fo:background-color="#00b050"/>
      <style:text-properties fo:color="#00b050" style:font-name="Calibri" fo:font-family="Calibri" style:font-family-generic="swiss" fo:font-size="11pt" style:font-size-asian="11pt" style:font-size-complex="11pt"/>
    </style:style>
    <style:style style:name="ConditionalStyle_5f_1" style:display-name="ConditionalStyle_1" style:family="table-cell" style:parent-style-name="Default">
      <style:table-cell-properties fo:background-color="#ffffff">
        <loext:background-complex-color loext:theme-type="light1" loext:color-type="theme"/>
      </style:table-cell-properties>
      <style:text-properties fo:color="#ffffff" style:font-name="Calibri" fo:font-family="Calibri" style:font-family-generic="swiss" fo:font-size="11pt" style:font-size-asian="11pt" style:font-size-complex="11pt"/>
    </style:style>
    <style:style style:name="ConditionalStyle_5f_2" style:display-name="ConditionalStyle_2" style:family="table-cell" style:parent-style-name="Default">
      <style:table-cell-properties fo:background-color="#00b0f0"/>
      <style:text-properties fo:color="#00b0f0" style:font-name="Calibri" fo:font-family="Calibri" style:font-family-generic="swiss" fo:font-size="11pt" style:font-size-asian="11pt" style:font-size-complex="11pt"/>
    </style:style>
    <style:style style:name="ConditionalStyle_5f_3" style:display-name="ConditionalStyle_3" style:family="table-cell" style:parent-style-name="Default">
      <style:table-cell-properties fo:background-color="#7030a0"/>
      <style:text-properties fo:color="#7030a0" style:font-name="Calibri" fo:font-family="Calibri" style:font-family-generic="swiss" fo:font-size="11pt" style:font-size-asian="11pt" style:font-size-complex="11pt"/>
    </style:style>
    <style:style style:name="ConditionalStyle_5f_4" style:display-name="ConditionalStyle_4" style:family="table-cell" style:parent-style-name="Default">
      <style:table-cell-properties fo:background-color="#0070c0"/>
      <style:text-properties fo:color="#0070c0" style:font-name="Calibri" fo:font-family="Calibri" style:font-family-generic="swiss" fo:font-size="11pt" style:font-size-asian="11pt" style:font-size-complex="11pt"/>
    </style:style>
    <style:style style:name="ConditionalStyle_5f_5" style:display-name="ConditionalStyle_5" style:family="table-cell" style:parent-style-name="Default">
      <style:table-cell-properties fo:background-color="#ffff00"/>
      <style:text-properties fo:color="#ffff00" style:font-name="Calibri" fo:font-family="Calibri" style:font-family-generic="swiss" fo:font-size="11pt" style:font-size-asian="11pt" style:font-size-complex="11pt"/>
    </style:style>
    <style:style style:name="ConditionalStyle_5f_6" style:display-name="ConditionalStyle_6" style:family="table-cell" style:parent-style-name="Default">
      <style:table-cell-properties fo:background-color="#ff0000"/>
      <style:text-properties fo:color="#ff0000" style:font-name="Calibri" fo:font-family="Calibri" style:font-family-generic="swiss" fo:font-size="11pt" style:font-size-asian="11pt" style:font-size-complex="11pt"/>
    </style:style>
    <style:style style:name="ConditionalStyle_5f_7" style:display-name="ConditionalStyle_7" style:family="table-cell" style:parent-style-name="Default">
      <style:table-cell-properties fo:background-color="#00b050"/>
      <style:text-properties fo:color="#00b050" style:font-name="Calibri" fo:font-family="Calibri" style:font-family-generic="swiss" fo:font-size="11pt" style:font-size-asian="11pt" style:font-size-complex="11pt"/>
    </style:style>
    <style:style style:name="ConditionalStyle_5f_22" style:display-name="ConditionalStyle_22" style:family="table-cell" style:parent-style-name="Default">
      <style:table-cell-properties fo:background-color="#ffffff">
        <loext:background-complex-color loext:theme-type="light1" loext:color-type="theme"/>
      </style:table-cell-properties>
      <style:text-properties fo:color="#ffffff" style:font-name="Calibri" fo:font-family="Calibri" style:font-family-generic="swiss" fo:font-size="11pt" style:font-size-asian="11pt" style:font-size-complex="11pt"/>
    </style:style>
    <style:style style:name="ConditionalStyle_5f_23" style:display-name="ConditionalStyle_23" style:family="table-cell" style:parent-style-name="Default">
      <style:table-cell-properties fo:background-color="#00b0f0"/>
      <style:text-properties fo:color="#00b0f0" style:font-name="Calibri" fo:font-family="Calibri" style:font-family-generic="swiss" fo:font-size="11pt" style:font-size-asian="11pt" style:font-size-complex="11pt"/>
    </style:style>
    <style:style style:name="ConditionalStyle_5f_24" style:display-name="ConditionalStyle_24" style:family="table-cell" style:parent-style-name="Default">
      <style:table-cell-properties fo:background-color="#7030a0"/>
      <style:text-properties fo:color="#7030a0" style:font-name="Calibri" fo:font-family="Calibri" style:font-family-generic="swiss" fo:font-size="11pt" style:font-size-asian="11pt" style:font-size-complex="11pt"/>
    </style:style>
    <style:style style:name="ConditionalStyle_5f_25" style:display-name="ConditionalStyle_25" style:family="table-cell" style:parent-style-name="Default">
      <style:table-cell-properties fo:background-color="#0070c0"/>
      <style:text-properties fo:color="#0070c0" style:font-name="Calibri" fo:font-family="Calibri" style:font-family-generic="swiss" fo:font-size="11pt" style:font-size-asian="11pt" style:font-size-complex="11pt"/>
    </style:style>
    <style:style style:name="ConditionalStyle_5f_26" style:display-name="ConditionalStyle_26" style:family="table-cell" style:parent-style-name="Default">
      <style:table-cell-properties fo:background-color="#ffff00"/>
      <style:text-properties fo:color="#ffff00" style:font-name="Calibri" fo:font-family="Calibri" style:font-family-generic="swiss" fo:font-size="11pt" style:font-size-asian="11pt" style:font-size-complex="11pt"/>
    </style:style>
    <style:style style:name="ConditionalStyle_5f_27" style:display-name="ConditionalStyle_27" style:family="table-cell" style:parent-style-name="Default">
      <style:table-cell-properties fo:background-color="#ff0000"/>
      <style:text-properties fo:color="#ff0000" style:font-name="Calibri" fo:font-family="Calibri" style:font-family-generic="swiss" fo:font-size="11pt" style:font-size-asian="11pt" style:font-size-complex="11pt"/>
    </style:style>
    <style:style style:name="ConditionalStyle_5f_28" style:display-name="ConditionalStyle_28" style:family="table-cell" style:parent-style-name="Default">
      <style:table-cell-properties fo:background-color="#00b050"/>
      <style:text-properties fo:color="#00b050" style:font-name="Calibri" fo:font-family="Calibri" style:font-family-generic="swiss" fo:font-size="11pt" style:font-size-asian="11pt" style:font-size-complex="11pt"/>
    </style:style>
    <style:style style:name="ConditionalStyle_5f_15" style:display-name="ConditionalStyle_15" style:family="table-cell" style:parent-style-name="Default">
      <style:table-cell-properties fo:background-color="#ffffff">
        <loext:background-complex-color loext:theme-type="light1" loext:color-type="theme"/>
      </style:table-cell-properties>
      <style:text-properties fo:color="#ffffff" style:font-name="Calibri" fo:font-family="Calibri" style:font-family-generic="swiss" fo:font-size="11pt" style:font-size-asian="11pt" style:font-size-complex="11pt"/>
    </style:style>
    <style:style style:name="ConditionalStyle_5f_16" style:display-name="ConditionalStyle_16" style:family="table-cell" style:parent-style-name="Default">
      <style:table-cell-properties fo:background-color="#00b0f0"/>
      <style:text-properties fo:color="#00b0f0" style:font-name="Calibri" fo:font-family="Calibri" style:font-family-generic="swiss" fo:font-size="11pt" style:font-size-asian="11pt" style:font-size-complex="11pt"/>
    </style:style>
    <style:style style:name="ConditionalStyle_5f_17" style:display-name="ConditionalStyle_17" style:family="table-cell" style:parent-style-name="Default">
      <style:table-cell-properties fo:background-color="#7030a0"/>
      <style:text-properties fo:color="#7030a0" style:font-name="Calibri" fo:font-family="Calibri" style:font-family-generic="swiss" fo:font-size="11pt" style:font-size-asian="11pt" style:font-size-complex="11pt"/>
    </style:style>
    <style:style style:name="ConditionalStyle_5f_18" style:display-name="ConditionalStyle_18" style:family="table-cell" style:parent-style-name="Default">
      <style:table-cell-properties fo:background-color="#0070c0"/>
      <style:text-properties fo:color="#0070c0" style:font-name="Calibri" fo:font-family="Calibri" style:font-family-generic="swiss" fo:font-size="11pt" style:font-size-asian="11pt" style:font-size-complex="11pt"/>
    </style:style>
    <style:style style:name="ConditionalStyle_5f_19" style:display-name="ConditionalStyle_19" style:family="table-cell" style:parent-style-name="Default">
      <style:table-cell-properties fo:background-color="#ffff00"/>
      <style:text-properties fo:color="#ffff00" style:font-name="Calibri" fo:font-family="Calibri" style:font-family-generic="swiss" fo:font-size="11pt" style:font-size-asian="11pt" style:font-size-complex="11pt"/>
    </style:style>
    <style:style style:name="ConditionalStyle_5f_20" style:display-name="ConditionalStyle_20" style:family="table-cell" style:parent-style-name="Default">
      <style:table-cell-properties fo:background-color="#ff0000"/>
      <style:text-properties fo:color="#ff0000" style:font-name="Calibri" fo:font-family="Calibri" style:font-family-generic="swiss" fo:font-size="11pt" style:font-size-asian="11pt" style:font-size-complex="11pt"/>
    </style:style>
    <style:style style:name="ConditionalStyle_5f_21" style:display-name="ConditionalStyle_21" style:family="table-cell" style:parent-style-name="Default">
      <style:table-cell-properties fo:background-color="#00b050"/>
      <style:text-properties fo:color="#00b050" style:font-name="Calibri" fo:font-family="Calibri" style:font-family-generic="swiss" fo:font-size="11pt" style:font-size-asian="11pt" style:font-size-complex="11pt"/>
    </style:style>
    <draw:marker draw:name="Arrowheads_20_1" draw:display-name="Arrowheads 1" svg:viewBox="0 0 20 30" svg:d="M10 0l-10 30h20z"/>
    <loext:theme loext:name="Office 2013 - 2022 Theme">
      <loext:theme-colors loext:name="Office 2013 -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pacey" style:display-name="PageStyle_Space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rry" style:display-name="PageStyle_Cher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ggplant" style:display-name="PageStyle_Eggpla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y" style:display-name="PageStyle_Ga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rry_20__28_2_29_" style:display-name="PageStyle_Cherry (2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rio" style:display-name="PageStyle_Mar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host" style:display-name="PageStyle_Gho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perman" style:display-name="PageStyle_Superma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2-07T11:12:46</meta:creation-date>
    <meta:initial-creator>Mark Jelic</meta:initial-creator>
    <dc:language>en-AU</dc:language>
    <dc:date>2025-03-13T18:26:15.714841000</dc:date>
    <meta:editing-cycles>3</meta:editing-cycles>
    <meta:editing-duration>PT16M8S</meta:editing-duration>
    <meta:generator>LibreOffice/25.2.0.3$MacOSX_AARCH64 LibreOffice_project/e1cf4a87eb02d755bce1a01209907ea5ddc8f069</meta:generator>
    <dc:creator>Mark</dc:creator>
    <meta:document-statistic meta:table-count="8" meta:cell-count="2066" meta:object-count="0"/>
    <meta:user-defined meta:name="AppVersion">15.0000</meta:user-defined>
  </office:meta>
</office:document-meta>
</file>